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Angsana New" svg:font-family="'Angsana New'"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rill" svg:font-family="Brill, Calibri" style:font-family-generic="swiss" style:font-pitch="variable"/>
    <style:font-face style:name="Calibri" svg:font-family="Calibri" style:font-family-generic="swiss" style:font-pitch="variable"/>
    <style:font-face style:name="Helvetica Neue" svg:font-family="'Helvetica Neue', Sylfaen"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Standard">
      <style:paragraph-properties>
        <style:tab-stops>
          <style:tab-stop style:position="2.9272in"/>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style:text-autospace="none"/>
    </style:style>
    <style:style style:name="P8" style:family="paragraph" style:parent-style-name="Standard" style:list-style-name="WW8Num13"/>
    <style:style style:name="P9" style:family="paragraph" style:parent-style-name="Standard">
      <style:paragraph-properties fo:orphans="0" fo:widows="0" style:text-autospace="none"/>
    </style:style>
    <style:style style:name="P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8335in"/>
        </style:tab-stops>
      </style:paragraph-properties>
    </style:style>
    <style:style style:name="P11" style:family="paragraph" style:parent-style-name="Standard">
      <loext:graphic-properties draw:fill="solid" draw:fill-color="#ffffff"/>
      <style:paragraph-properties fo:background-color="#ffffff"/>
    </style:style>
    <style:style style:name="P12" style:family="paragraph" style:parent-style-name="Standard">
      <style:paragraph-properties style:line-height-at-least="0.1874in"/>
    </style:style>
    <style:style style:name="P13" style:family="paragraph" style:parent-style-name="Standard">
      <style:paragraph-properties>
        <style:tab-stops>
          <style:tab-stop style:position="0.5in"/>
          <style:tab-stop style:position="1in"/>
          <style:tab-stop style:position="1.5in"/>
          <style:tab-stop style:position="2in"/>
          <style:tab-stop style:position="3in" style:type="center"/>
        </style:tab-stops>
      </style:paragraph-properties>
    </style:style>
    <style:style style:name="P14" style:family="paragraph" style:parent-style-name="Standard">
      <style:text-properties fo:color="#202122" style:font-name="Arial" fo:font-size="10.5pt" fo:background-color="#ffffff" style:font-size-asian="10.5pt" style:font-name-complex="Arial" style:font-size-complex="10.5pt"/>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center" style:justify-single-word="false" fo:orphans="0" fo:widows="0" style:text-autospace="none"/>
      <style:text-properties fo:font-size="11pt" style:font-size-asian="11pt" style:font-size-complex="11pt"/>
    </style:style>
    <style:style style:name="P17" style:family="paragraph" style:parent-style-name="Standard">
      <style:paragraph-properties fo:orphans="0" fo:widows="0" style:text-autospace="none"/>
      <style:text-properties fo:font-size="11pt" style:font-size-asian="11pt" style:font-size-complex="11pt"/>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fo:font-style="italic" style:font-style-asian="italic"/>
    </style:style>
    <style:style style:name="P20" style:family="paragraph" style:parent-style-name="Standard">
      <style:text-properties fo:background-color="#ffff00"/>
    </style:style>
    <style:style style:name="P21" style:family="paragraph" style:parent-style-name="Standard">
      <loext:graphic-properties draw:fill="solid" draw:fill-color="#ffffff"/>
      <style:paragraph-properties fo:background-color="#ffffff"/>
      <style:text-properties fo:background-color="#ffff00"/>
    </style:style>
    <style:style style:name="P22" style:family="paragraph" style:parent-style-name="Standard">
      <style:text-properties fo:color="#222222" fo:background-color="#ffffff"/>
    </style:style>
    <style:style style:name="P23" style:family="paragraph" style:parent-style-name="Standard">
      <style:paragraph-properties fo:margin-left="0in" fo:margin-right="0in" fo:text-indent="0.5in" style:auto-text-indent="false"/>
    </style:style>
    <style:style style:name="P24" style:family="paragraph" style:parent-style-name="Standard">
      <style:paragraph-properties fo:margin-left="0in" fo:margin-right="0in" fo:text-align="justify" style:justify-single-word="false" fo:text-indent="0.5in" style:auto-text-indent="false"/>
    </style:style>
    <style:style style:name="P25" style:family="paragraph" style:parent-style-name="Standard">
      <style:paragraph-properties fo:margin-left="0in" fo:margin-right="0in" fo:text-indent="0.5in" style:auto-text-indent="false"/>
    </style:style>
    <style:style style:name="P26" style:family="paragraph" style:parent-style-name="Standard">
      <loext:graphic-properties draw:fill="solid" draw:fill-color="#ffffff"/>
      <style:paragraph-properties fo:margin-left="0in" fo:margin-right="0in" fo:text-indent="0.5in" style:auto-text-indent="false" fo:background-color="#ffffff"/>
    </style:style>
    <style:style style:name="P27" style:family="paragraph" style:parent-style-name="Standard">
      <style:paragraph-properties fo:margin-left="0in" fo:margin-right="0in" style:line-height-at-least="0.1874in" fo:text-indent="0.5in" style:auto-text-indent="false"/>
    </style:style>
    <style:style style:name="P28" style:family="paragraph" style:parent-style-name="Standard">
      <style:paragraph-properties fo:margin-left="0in" fo:margin-right="0in" fo:orphans="0" fo:widows="0" fo:text-indent="0.5in" style:auto-text-indent="false" style:text-autospace="none"/>
    </style:style>
    <style:style style:name="P29" style:family="paragraph" style:parent-style-name="Standard">
      <style:paragraph-properties fo:margin-left="1in" fo:margin-right="0in" fo:text-indent="0.5in" style:auto-text-indent="false"/>
    </style:style>
    <style:style style:name="P30" style:family="paragraph" style:parent-style-name="Standard">
      <style:paragraph-properties fo:margin-left="1in" fo:margin-right="0in" fo:text-indent="0.5in" style:auto-text-indent="false">
        <style:tab-stops>
          <style:tab-stop style:position="2.9272in"/>
        </style:tab-stops>
      </style:paragraph-properties>
    </style:style>
    <style:style style:name="P31" style:family="paragraph" style:parent-style-name="Standard">
      <style:paragraph-properties fo:margin-left="0.5in" fo:margin-right="0in" fo:text-indent="0.5in" style:auto-text-indent="false"/>
    </style:style>
    <style:style style:name="P32" style:family="paragraph" style:parent-style-name="Standard">
      <loext:graphic-properties draw:fill="solid" draw:fill-color="#ffffff"/>
      <style:paragraph-properties fo:margin-left="0.5in" fo:margin-right="0in" fo:text-indent="0.5in" style:auto-text-indent="false" fo:background-color="#ffffff"/>
    </style:style>
    <style:style style:name="P33" style:family="paragraph" style:parent-style-name="Standard">
      <style:paragraph-properties fo:margin-left="0.5in" fo:margin-right="0in" style:line-height-at-least="0.1874in" fo:text-indent="0.5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8335in"/>
        </style:tab-stops>
      </style:paragraph-properties>
    </style:style>
    <style:style style:name="P36" style:family="paragraph" style:parent-style-name="Standard">
      <loext:graphic-properties draw:fill="solid" draw:fill-color="#ffffff"/>
      <style:paragraph-properties fo:margin-left="0.5in" fo:margin-right="0in" fo:text-indent="0in" style:auto-text-indent="false" fo:background-color="#ffffff"/>
    </style:style>
    <style:style style:name="P37" style:family="paragraph" style:parent-style-name="Standard">
      <style:paragraph-properties fo:margin-left="0.5in" fo:margin-right="0in" style:line-height-at-least="0.1874in" fo:text-indent="0in" style:auto-text-indent="false"/>
    </style:style>
    <style:style style:name="P38" style:family="paragraph" style:parent-style-name="Standard">
      <style:paragraph-properties fo:margin-left="3in" fo:margin-right="0in" fo:text-indent="0.5in" style:auto-text-indent="false"/>
    </style:style>
    <style:style style:name="P39" style:family="paragraph" style:parent-style-name="Standard">
      <loext:graphic-properties draw:fill="solid" draw:fill-color="#ffffff"/>
      <style:paragraph-properties fo:margin-left="3in" fo:margin-right="0in" fo:text-indent="0.5in" style:auto-text-indent="false" fo:background-color="#ffffff"/>
    </style:style>
    <style:style style:name="P40" style:family="paragraph" style:parent-style-name="Standard">
      <style:paragraph-properties fo:margin-left="1in" fo:margin-right="0in" fo:text-indent="-0.5in" style:auto-text-indent="false"/>
    </style:style>
    <style:style style:name="P41" style:family="paragraph" style:parent-style-name="Standard">
      <style:paragraph-properties fo:margin-left="1.5in" fo:margin-right="0in" fo:text-indent="-1in" style:auto-text-indent="false"/>
    </style:style>
    <style:style style:name="P42" style:family="paragraph" style:parent-style-name="Standard">
      <style:paragraph-properties fo:margin-left="1.5in" fo:margin-right="0in" fo:text-indent="-0.5in" style:auto-text-indent="false"/>
    </style:style>
    <style:style style:name="P43" style:family="paragraph" style:parent-style-name="Standard">
      <style:paragraph-properties fo:margin-left="2in" fo:margin-right="0in" fo:text-indent="-1.5in" style:auto-text-indent="false"/>
    </style:style>
    <style:style style:name="P44" style:family="paragraph" style:parent-style-name="Standard">
      <style:paragraph-properties fo:margin-left="1.5in" fo:margin-right="0in" fo:text-indent="-1.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8335in"/>
        </style:tab-stops>
      </style:paragraph-properties>
    </style:style>
    <style:style style:name="P45" style:family="paragraph" style:parent-style-name="Standard">
      <style:paragraph-properties fo:margin-left="1.5in" fo:margin-right="0in" style:line-height-at-least="0.1874in" fo:text-indent="-1.5in" style:auto-text-indent="false"/>
    </style:style>
    <style:style style:name="P46" style:family="paragraph" style:parent-style-name="Standard">
      <style:paragraph-properties fo:margin-left="0.5in" fo:margin-right="0in" fo:text-indent="-0.5in" style:auto-text-indent="false"/>
    </style:style>
    <style:style style:name="P47" style:family="paragraph" style:parent-style-name="Standard">
      <style:paragraph-properties fo:margin-left="1in" fo:margin-right="0in" fo:text-indent="0in" style:auto-text-indent="false"/>
    </style:style>
    <style:style style:name="P48" style:family="paragraph" style:parent-style-name="Standard">
      <style:paragraph-properties fo:margin-left="3.5in" fo:margin-right="0in" fo:text-indent="0in" style:auto-text-indent="false"/>
    </style:style>
    <style:style style:name="P49" style:family="paragraph" style:parent-style-name="Standard">
      <style:paragraph-properties fo:margin-left="0.75in" fo:margin-right="0in" fo:text-indent="0in" style:auto-text-indent="false"/>
    </style:style>
    <style:style style:name="P50" style:family="paragraph" style:parent-style-name="Standard">
      <style:paragraph-properties fo:margin-left="3.5in" fo:margin-right="0in" fo:text-indent="0.5in" style:auto-text-indent="false"/>
    </style:style>
    <style:style style:name="P51" style:family="paragraph" style:parent-style-name="Standard">
      <style:paragraph-properties fo:margin-left="3.5in" fo:margin-right="0in" style:line-height-at-least="0.1874in" fo:text-indent="0.5in" style:auto-text-indent="false"/>
    </style:style>
    <style:style style:name="P52" style:family="paragraph" style:parent-style-name="Standard">
      <style:paragraph-properties fo:margin-left="1in" fo:margin-right="0in" fo:text-indent="-1in" style:auto-text-indent="false"/>
    </style:style>
    <style:style style:name="P53" style:family="paragraph" style:parent-style-name="Standard">
      <style:paragraph-properties fo:margin-left="0.25in" fo:margin-right="0in" fo:text-indent="0in" style:auto-text-indent="false"/>
    </style:style>
    <style:style style:name="P54" style:family="paragraph" style:parent-style-name="Standard">
      <style:paragraph-properties fo:margin-left="0.75in" fo:margin-right="0in" fo:text-indent="0.25in" style:auto-text-indent="false"/>
    </style:style>
    <style:style style:name="P55" style:family="paragraph" style:parent-style-name="Standard" style:master-page-name="Standard">
      <style:paragraph-properties fo:text-align="justify" style:justify-single-word="false"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000000" fo:background-color="#ffffff" loext:char-shading-value="0"/>
    </style:style>
    <style:style style:name="T6" style:family="text">
      <style:text-properties fo:color="#000000" style:font-name="Arial" fo:font-size="10.5pt" fo:font-style="italic" style:font-size-asian="10.5pt" style:font-style-asian="italic" style:font-name-complex="Arial" style:font-size-complex="10.5pt"/>
    </style:style>
    <style:style style:name="T7" style:family="text">
      <style:text-properties fo:color="#000000" style:font-name="Arial" fo:font-size="10.5pt" style:font-size-asian="10.5pt" style:font-name-complex="Arial" style:font-size-complex="10.5pt"/>
    </style:style>
    <style:style style:name="T8" style:family="text">
      <style:text-properties fo:color="#202122" style:font-name="Arial" fo:font-size="10.5pt" fo:background-color="#ffffff" loext:char-shading-value="0" style:font-size-asian="10.5pt" style:font-name-complex="Arial" style:font-size-complex="10.5pt"/>
    </style:style>
    <style:style style:name="T9" style:family="text">
      <style:text-properties fo:font-size="11pt" style:font-size-asian="11pt" style:font-size-complex="11pt"/>
    </style:style>
    <style:style style:name="T10" style:family="text">
      <style:text-properties fo:font-size="11pt" fo:font-style="italic" style:font-size-asian="11pt" style:font-style-asian="italic" style:font-size-complex="11pt"/>
    </style:style>
    <style:style style:name="T11" style:family="text">
      <style:text-properties fo:color="#002060"/>
    </style:style>
    <style:style style:name="T12" style:family="text">
      <style:text-properties fo:color="#ff0000"/>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fo:background-color="#ffff00"/>
    </style:style>
    <style:style style:name="T16" style:family="text">
      <style:text-properties style:text-position="sub 58%"/>
    </style:style>
    <style:style style:name="T17" style:family="text">
      <style:text-properties style:font-weight-complex="bold"/>
    </style:style>
    <style:style style:name="T18" style:family="text">
      <style:text-properties fo:color="#222222" fo:background-color="#ffffff" loext:char-shading-value="0"/>
    </style:style>
    <style:style style:name="T19" style:family="text">
      <style:text-properties fo:color="#222222" fo:font-style="italic" fo:background-color="#ffffff" loext:char-shading-value="0" style:font-style-asian="italic" style:font-style-complex="italic"/>
    </style:style>
    <style:style style:name="T2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4">PROTO-PHILIPPINE ADDENDA: THEORY, METHOD AND DATA<text:span text:style-name="Footnote_20_Symbol"><text:note text:id="ftn1" text:note-class="footnote"><text:note-citation>1</text:note-citation><text:note-body><text:p text:style-name="Footnote"><text:s/>Thanks to Steve Quakenbush of SIL, Philippines Branch, and Sue McQuay of SIL International, for assistance with referencing details for unpublished SIL sources, and to Jason Lobel for comments that have led to improvements in an earlier form of the manuscript. <text:s/>Any remaining shortcomings are mine alone.</text:p></text:note-body></text:note></text:span></text:p>
      <text:p text:style-name="P2"/>
      <text:p text:style-name="P2">Robert Blust</text:p>
      <text:p text:style-name="P2">University of Hawai’i</text:p>
      <text:p text:style-name="Standard"/>
      <text:p text:style-name="Standard">ABSTRACT. <text:s/>The argument for a Philippine subgroup of Austronesian languages that was presented in Blust (2019) is further strengthened through the addition of 321 new etymologies, amounting to an increase of about 25% over the earlier dataset. <text:s/>While the earlier publication aimed at comprehensiveness, this one adopts a more restrictive approach that virtually eliminates the likelihood of cognate distributions being the result of borrowing. <text:s/>The emphasis is thus on the quality of individual comparisons, rather than on the impact of an argument based, at least in part, on quantity. <text:s/>In addition, it clearly describes the foundations of the theory being defended, and provides an explicit discussion of method that lays bare certain misconceptions about the nature of historical linguistics held by some critics of the earlier proposal.</text:p>
      <text:p text:style-name="Standard"/>
      <text:p text:style-name="Standard"/>
      <text:p text:style-name="Standard"><text:span text:style-name="T1">INTRODUCTION.</text:span> <text:s/>Based mainly on 1,286 etymologies that appear to be exclusively shared, Blust (2019) argued for a Philippine subgroup of Austronesian (AN) languages. <text:s/>Scholars who were invited to comment on the proposal raised several concerns that will be addressed below. <text:s/>However, one of the most important considerations to keep in mind in basing a subgrouping argument on lexical data was stated earlier by Smith (2017:464-471), who noted that the strength of such arguments depends more on the quality, than on the quantity of the evidence presented. <text:s/>In response to this statement, the present paper offers 321 additional Proto-Philippine (PPH) etymologies that have been carefully screened to eliminate plausible products of chance or borrowing. <text:s/>This amounts to about 25% of the material in Blust (2019), raising the total number of comparisons in the two papers to 1,607 --- far beyond anything previously proposed, or even imagined.</text:p>
      <text:p text:style-name="P3"/>
      <text:p text:style-name="Standard"><text:span text:style-name="T1">1. THEORY.</text:span> <text:s/>The theory adopted here is that the AN languages of the Philippines do not represent a direct line of descent from the initial settlement of the archipelago by bearers of a Neolithic culture. <text:s/>Rather, at some point after Neolithic settlers arrived in northern Luzon around 4,200 BP (Hung and Bellwood, to appear), one language expanded at the expense of all others, “restarting the clock” of linguistic differentiation. <text:s/>As a result of this leveling event, the language situation seen today does not correspond to the expectation generated by the archaeological evidence that the Philippines was the first landfall in the AN expansion out of Taiwan. <text:s/>This is demonstrated by contrast: while the Formosan languages show an order of diversity consistent with their location in the AN homeland, the languages of the Philippines do not show an order of diversity consistent with the Philippines as the likely location of Proto-Malayo-Polynesian.</text:p>
      <text:p text:style-name="P3"/>
      <text:p text:style-name="Standard"><text:soft-page-break/><text:span text:style-name="T1">1.1. The Chamorro Problem.</text:span> The evidence for this conclusion is two-fold. First, there is reason to believe that ancestral Chamorro speakers reached the Mariana islands through a direct voyage from the central or northern Philippines by at least 3,500 BP (Blust 2000, Rainbird 2003, Hung et al. 2011, Pugach et al., to appear). <text:s/>Since Chamorro is not a descendant of PPH, its classification implies that there was greater linguistic diversity among early AN speakers in the Philippines than is reflected in the modern languages. <text:s/>For convenience we can call this ‘the Chamorro problem’, namely the mismatch between the geographical derivation of Chamorro, and its position in the AN language family. <text:s/>The only solution proposed so far for the Chamorro problem is that around 3,500 BP there was a major linguistic leveling event in the Philippines in which one language expanded at the expense of all others. <text:s/>As a result, one Philippines-derived population settled the Mariana Islands, where over the next 3,500 years it produced a single language in a small archipelago, while a residual population that remained <text:span text:style-name="T2">in situ</text:span> produced over 100 languages that now form the Philippine subgroup. In the meanwhile, during the roughly seven centuries between 4,200 BP, when speakers of Proto-Malayo-Polynesian (PMP) settled northern Luzon, and 3,500 BP, when the ancestral Chamorro left Luzon, descendants of PMP spread throughout island Southeast Asia to the edges of New Guinea, giving rise to the broad structural properties of the MP branch of the AN language family.</text:p>
      <text:p text:style-name="Standard"/>
      <text:p text:style-name="Standard">Such leveling events are also known in other parts of the world. <text:s/>The Italian peninsula was linguistically much more diverse in early Roman times than it is today, and although northern China was uncontroversially the homeland of at least the Sinitic branch of the Sino-Tibetan language family, the greatest diversity of Sinitic languages today is in southern China. <text:s/>While this decrease in linguistic diversity over time is attributable to the military and political successes of state-level societies, similar levelings have happened in foraging populations as well. <text:s/>At the time of first European contact, about two-thirds of the Australian continent was populated by speakers of Pama-Nyungan languages, descendants of a proto-language spoken some 5,000-6,000 years ago on a continent that has been settled by Aboriginal peoples for ten times that long (Lourandos 1997).</text:p>
      <text:p text:style-name="P3"/>
      <text:p text:style-name="Standard"><text:span text:style-name="T1">1.2. Unequal diversity in the Philippines.</text:span> <text:s/>The second type of evidence that the modern languages of the Philippines are not the “post-emigration rump of the PMP dialect network”, as implied by <text:span text:style-name="T2">a priori </text:span>expectation, and tendered by Ross (2020), is the uneven distribution of linguistic diversity within the Philippines itself. <text:s/>It is known that there is far less linguistic diversity in much of the central Philippines (Bisayas) than in the north (Luzon) or south (Mindanao). Add to this the fairly high order of linguistic diversity in northern Sulawesi, and the relative homogeneity of the central Philippines cries out for explanation, suggesting that a second language leveling occurred in this area well after the formation of the Philippine subgroup. <text:s/>The arguments for a Greater Central Philippines (GCP) group have been presented elsewhere (Blust 1991), and need not be repeated here beyond noting that the Gorontalo-Mongondow languages are non-controversial members of this group, yet are located to the south of the Sangiric and Minahasan languages, which are non-members. <text:s/>This in itself implies that there was a major post-PPH migration out of the central Philippines into northern Sulawesi. <text:s/>Since a significant population movement southward from the central Philippines probably would <text:soft-page-break/>affect both northern Borneo and northern Sulawesi (but in different ways), the presence of numerous GCP loanwords in the languages of Sabah provides further support for this hypothesis (Blust 1998). <text:s/></text:p>
      <text:p text:style-name="Standard"/>
      <text:p text:style-name="Standard">Figure 1 summarizes the major outlines of the theory presented here:</text:p>
      <text:p text:style-name="Standard"/>
      <text:p text:style-name="Standard">FIGURE 1</text:p>
      <text:p text:style-name="Standard"/>
      <text:p text:style-name="Standard">Years BP</text:p>
      <text:p text:style-name="Standard">4200:<text:tab/> <text:tab/><text:tab/>Speakers of PMP arrive in northern Luzon</text:p>
      <text:p text:style-name="Standard">4200-3500:<text:tab/><text:tab/>Descendants of the founding population create several languages in </text:p>
      <text:p text:style-name="P29">the Philippines, and spread rapidly throughout insular SE Asia</text:p>
      <text:p text:style-name="Standard">3500:<text:tab/><text:tab/><text:tab/>Ancestral Chamorros leave the Philippines, possibly as a result of </text:p>
      <text:p text:style-name="P29">conflicts related to the language leveling event triggered by the </text:p>
      <text:p text:style-name="P29">expansion of PPH, which presumably happened at about this time</text:p>
      <text:p text:style-name="Standard">3500-present<text:tab/><text:tab/>Descendants of PPH diversify into the modern Philippine </text:p>
      <text:p text:style-name="P30">languages</text:p>
      <text:p text:style-name="P5">2500-present <text:s text:c="13"/>Proto-Greater Central Philippines, a descendant of PPH expands </text:p>
      <text:p text:style-name="P5"><text:s text:c="36"/>from the Bisayan islands northward into southern Luzon, and </text:p>
      <text:p text:style-name="P5"><text:s text:c="36"/>southward to the Gorontalo-Mongondow region of Sulawesi<text:tab/></text:p>
      <text:p text:style-name="P3"/>
      <text:p text:style-name="Standard"><text:span text:style-name="T1">2. METHOD. </text:span><text:s/>The most serious disagreements which arose in the comments from<text:span text:style-name="T1"> </text:span>my critics, and in my response, concern questions of method. <text:s/>Some of these differences of viewpoint are startling, as with the idiosyncratic claim that the Comparative Method must operate from “the bottom up”, forcing the linguist to reconstruct all lower-order proto-languages before addressing those that are higher in the tree (Liao 2020). <text:s/>These basic questions of method have been answered elsewhere (Blust 2020), and need not take up any more time or space here.</text:p>
      <text:p text:style-name="P3"/>
      <text:p text:style-name="Standard"><text:span text:style-name="T1">2.1. Loan distributions.</text:span> <text:s/>A more serious matter than whether the Comparative Method</text:p>
      <text:p text:style-name="P1">is limited to “bottom up” reconstruction, is what measures the analyst must adopt to control for undetected borrowing between languages that are in any case closely related. <text:s/>In Blust (2019) this matter was treated somewhat cursorily, with reference to annotations in the ACD entries of the type “Possibly a Tagalog loan distribution.” <text:s/>In this paper every effort has been made to eliminate any comparison that <text:span text:style-name="T2">might </text:span>be a product of borrowing. <text:s/>This is particularly insidious with Tagalog loans. As shown in Blust (1991), Tagalog is not only part of a well-known Central Philippines subgroup, but the Central Philippines group itself is embedded within a larger Greater Central Philippines (GCP) group that includes 1. Central Philippines, 2. South Mangyan, 3. Palawanic, 4. Manobo, 5. Danaw, and 6. Gorontalo-Mongondow, to which we can now add Subanen.<text:span text:style-name="Footnote_20_Symbol"><text:note text:id="ftn2" text:note-class="footnote"><text:note-citation>2</text:note-citation><text:note-body><text:p text:style-name="Footnote"><text:s/>David Zorc has reminded me that the lexical evidence for including Palawanic in GCP is considerably more limited than that for establishing the other branches. <text:s/>He is correct about this, and the position of Palawanic is clearly in need of review.</text:p></text:note-body></text:note></text:span> <text:s/>Given the extent of this subgroup of Philippine languages, reaching from southern Luzon to northern Sulawesi, an etymology that includes Tagalog, plus one or more non-GCP languages, may appear to qualify for PPH, when it actually is a PGCP innovation that was borrowed <text:soft-page-break/>from Tagalog into any of the non-GCP languages that have absorbed Tagalog loans. <text:s/>This is particularly troublesome with comparisons that include widespread GCP languages plus Kapampangan, Botolan Sambal, Ayta Abellen, and in some cases, Pangasinan or Ilokano. <text:s/></text:p>
      <text:p text:style-name="Standard"/>
      <text:p text:style-name="Standard">To guard against falling into the trap of confounding PPH innovations with PGCP innovations that have been borrowed from Tagalog into languages that belong to other branches of the Philippine subgroup, I have observed the following precautions.:</text:p>
      <text:p text:style-name="Standard"/>
      <text:p text:style-name="Standard">REJECT:</text:p>
      <text:p text:style-name="Standard"/>
      <text:p text:style-name="Standard">(1) If an etymology is found in Tagalog and in non-GCP languages of the lowland Philippines I reject it unless it shows diagnostic sound changes that are incompatible with a borrowing hypothesis, or has a meaning that seriously reduces the likelihood of borrowing.</text:p>
      <text:p text:style-name="Standard"/>
      <text:p text:style-name="Standard">(2) If an etymology is confined to GCP languages, including Bikol, but also in Casiguran Dumagat or Eastern Cagayan Agta, I reject it as a potential Bikol loan.</text:p>
      <text:p text:style-name="Standard"/>
      <text:p text:style-name="Standard">(3) If an etymology is confined to GCP languages, including those of the Bisayas, and is also found in Agutaynen, I reject it as a potential Bisayan loan in the latter language, unless<text:span text:style-name="T5"> diagnostic sound changes show that it is native.</text:span></text:p>
      <text:p text:style-name="Standard"/>
      <text:p text:style-name="Standard">(4) If an etymology is found in neighboring GCP languages and in Bilic languages I reject it unless diagnostic sound changes show that it is native.</text:p>
      <text:p text:style-name="Standard"/>
      <text:p text:style-name="Standard">(5) If an etymology implies a state of culture that is contrary to inferences based on the archaeological record it is rejected. <text:s/>Thus, *baduŋ ‘bolo used in agricultural work’ (Palawano, Tiruray, Tboli) and *basal ‘playing of gongs’ (Hanunóo, Palawano, Cebuano, Maranao, Western Bukidnon Manobo, Mansaka, Binukid, Tboli) have been eliminated on the grounds that metallurgy (as opposed to knowledge of <text:span text:style-name="T2">metals</text:span>) probably was absent in PPH culture, as no terminology relating to this cultural feature has been securely reconstructed. <text:s/>Similarly, *yahuŋ ‘a bowl or wide cup’ (Ilokano, Waray-Waray, Binukid) and *yagyág ‘to trot, of a horse, to jog, of a person’ (Casiguran Dumagat, Tagalog) have been dropped because of specific references to Chinese porcelain or to horses in the reflexes, and the names of a number of prepared foods have been dropped on the suspicion that they are Tagalog loans, as with *paŋát ‘to cook fish in vinegar’ (Ilokano, Pangasinan, Tagalog, Mansaka), or *sigáŋ ‘fish stew’ (Ilokano, Tagalog, Aklanon).</text:p>
      <text:p text:style-name="Standard"/>
      <text:p text:style-name="Standard">ACCEPT:</text:p>
      <text:p text:style-name="Standard"/>
      <text:p text:style-name="Standard">(1) If an etymology is found in two or more non-contiguous branches of the proposed Philippine group, but not in Tagalog, I accept it (e.g. *alabaqab ‘unquenchable thirst’).</text:p>
      <text:p text:style-name="Standard"/>
      <text:p text:style-name="Standard">(2) If an etymology is found in two or more non-contiguous branches of the proposed </text:p>
      <text:p text:style-name="Standard"><text:soft-page-break/>Philippine group and includes Tagalog, I accept it if it is also attested in traditionally remote Cordilleran groups such as the Isneg, Bontok, Kankanaey, Ifugaw/Keley-i, and Ibaloy, among languages for which I have access to data useful for comparative purposes (e.g. *getáŋ ‘crack, cleft’). </text:p>
      <text:p text:style-name="Standard"/>
      <text:p text:style-name="Standard">(3) If an etymology is found in two or more non-contiguous branches of the proposed </text:p>
      <text:p text:style-name="Standard">Philippine group and includes Tagalog, I accept it if the reflexes of PPH *j, *r, *R or *e show that the forms in each language are native (e.g. *ramas-1 ‘hand-to-hand combat’, *daRit<text:tab/>‘to swoop down and seize prey, of raptorial birds’, *daqég ‘to defeat, overpower, outdo in competition’, etc.).</text:p>
      <text:p text:style-name="Standard"/>
      <text:p text:style-name="Standard">(4) If an etymology is found in Ilokano and Tagalog, with or without other languages, I ignore condition (3), provided that the referent has a low likelihood of being borrowed. <text:s/></text:p>
      <text:p text:style-name="Standard"/>
      <text:p text:style-name="Standard">Based on these considerations, I have rejected hundreds of comparisons as untrustworthy, many of which may be valid.<text:span text:style-name="Footnote_20_Symbol"><text:note text:id="ftn3" text:note-class="footnote"><text:note-citation>3</text:note-citation><text:note-body><text:p text:style-name="Footnote"><text:s/>These are retained in the ACD with the usual qualification: NOTE: Possibly a Tagalog loan distribution.</text:p></text:note-body></text:note></text:span> <text:s/>In some cases, the suspicion of borrowing may be very high, as with Ilokano <text:span text:style-name="T2">paŋát </text:span>‘to cook fish with sour tamarind seasoning’, Pangasinan <text:span text:style-name="T2">paŋát </text:span>‘to cook fish in vinegar with garlic’, Tagalog<text:span text:style-name="T2"> paŋát</text:span> ‘fish cooked in water, with vinegar and salt added’, Mansaka<text:span text:style-name="T2"> paŋat </text:span>‘to cook (fish) in water with salt and sometimes vinegar’, or Tagalog<text:span text:style-name="T2"> paksíw</text:span> ‘fish or meat cooked in vinegar with salt and garlic added’, Agutaynen<text:span text:style-name="T2"> paksiw</text:span> ‘fish or meat cooked in vinegar with salt and garlic added’, Tausug<text:span text:style-name="T2"> paksiyu</text:span> ‘fish or meat cooked in vinegar, garlic, ginger and salt’ (regional food dishes seem to be commonly borrowed). <text:s/>In other cases, the suspicion of borrowing is more questionable, as with Ilokano <text:span text:style-name="T2">um-ápaw</text:span> ‘to overwhelm, overflow’, Tagalog <text:span text:style-name="T2">ápaw </text:span>‘overflow; a flowing over; flood’, Aklanon <text:span text:style-name="T2">ápaw</text:span> ‘to exceed, go beyond; above one’s head (as river water)’. <text:s/>Is this a PPH innovation, or a PGCP innovation that has spread from Tagalog to Ilokano? <text:s/></text:p>
      <text:p text:style-name="Standard"/>
      <text:p text:style-name="Standard">In a few cases, such as the word for ‘overflow’, cited above, I have treated the non-GCP form as native. <text:s/>Some or all of these may be errors of judgement, but many similar types of comparisons that are excluded from the present study may also be judgements made in error on the ‘other side’. <text:s/>The net result is that I have tended to avoid comparisons that include Tagalog members unless they also include counterbalancing considerations of the kind noted above. As a result of these precautions very few of the 321 comparisons presented here are likely to be products of undetected borrowing.</text:p>
      <text:p text:style-name="P3"/>
      <text:p text:style-name="Standard"><text:span text:style-name="T1">2.2.</text:span> <text:span text:style-name="T1">Low hanging fruit and needles in the haystack</text:span>. <text:s/>One of the unfounded objections raised by the critics of Blust (2019) is that some of the comparisons cited there are of doubtful authenticity because they are attested in just two languages. <text:s/>However, this objection reveals fundamental misconceptions about the nature of language change. <text:s/></text:p>
      <text:p text:style-name="Standard"/>
      <text:p text:style-name="Standard">It hardly needs to be argued that lexical items have differential text frequencies in daily use. <text:s/>It also appears likely that the persistence of forms over time is a product of their frequency. <text:s/>Reference to the online Austronesian Comparative Dictionary (ACD) shows <text:soft-page-break/>vast differences in the richness of attestation for what are otherwise uncontroversial reconstructions. <text:s/>Compare the columns in Table 1:</text:p>
      <text:p text:style-name="Standard"/>
      <text:p text:style-name="P2">TABLE 1: RICHLY ATTESTED AND POORLY ATTESTED</text:p>
      <text:p text:style-name="P2">PMP RECONSTRUCTIONS</text:p>
      <text:p text:style-name="Standard"/>
      <text:list xml:id="list1309953592" text:style-name="WW8Num13">
        <text:list-item>
          <text:p text:style-name="P8"><text:tab/><text:tab/><text:tab/><text:tab/><text:tab/>(2)</text:p>
        </text:list-item>
      </text:list>
      <text:p text:style-name="Standard"><text:tab/>RICH<text:tab/><text:tab/><text:tab/><text:tab/><text:tab/>POOR</text:p>
      <text:p text:style-name="Standard"/>
      <text:p text:style-name="Standard"><text:tab/>*duha ‘two’<text:tab/><text:tab/><text:tab/><text:tab/>*Ribu ‘thousand’</text:p>
      <text:p text:style-name="Standard"><text:tab/>*tasik ‘sea, saltwater’<text:tab/><text:tab/><text:tab/>*nabek ‘breakers, surf’</text:p>
      <text:p text:style-name="Standard"><text:tab/>*hapuy ‘fire’<text:tab/><text:tab/><text:tab/><text:tab/>*aluten ‘burning brand’</text:p>
      <text:p text:style-name="Standard"><text:tab/>*quzan ‘rain’<text:tab/><text:tab/><text:tab/><text:tab/>*namuR ‘dew’</text:p>
      <text:p text:style-name="Standard"><text:tab/>*mata ‘eye’<text:tab/><text:tab/><text:tab/><text:tab/>*tataw ‘pupil of the eye’</text:p>
      <text:p text:style-name="Standard"><text:tab/>*kaen ‘to eat’<text:tab/><text:tab/><text:tab/><text:tab/>*paqpaq ‘to chew (food)’<text:span text:style-name="Footnote_20_Symbol"><text:note text:id="ftn4" text:note-class="footnote"><text:note-citation>4</text:note-citation><text:note-body><text:p text:style-name="Footnote"><text:s/>PMP *mamaq ‘to chew without intending to swallow, as betel nut’ is much more richly attested.</text:p></text:note-body></text:note></text:span></text:p>
      <text:p text:style-name="Standard"><text:tab/>*lakaw ‘to walk’<text:tab/><text:tab/><text:tab/>*laRiw ‘to run (away)’<text:span text:style-name="Footnote_20_Symbol"><text:note text:id="ftn5" text:note-class="footnote"><text:note-citation>5</text:note-citation><text:note-body><text:p text:style-name="Footnote"><text:s/>There is no good PMP reconstruction with the neutral meaning ‘to run’. <text:s/>Although its reflex in a few daughter languages is given as ‘to run’, PMP *laRiw apparently meant ‘to run away, flee’.</text:p></text:note-body></text:note></text:span></text:p>
      <text:p text:style-name="Standard"><text:tab/>*taŋis ‘to weep, cry’<text:tab/><text:tab/><text:tab/>*sekuk ‘to sob’</text:p>
      <text:p text:style-name="P23">*taqi ‘feces’<text:tab/><text:tab/><text:tab/><text:tab/>*sibu ‘urine’</text:p>
      <text:p text:style-name="P23">*utaq ‘vomit’<text:tab/><text:tab/><text:tab/><text:tab/>*eseŋ ‘blow the nose’</text:p>
      <text:p text:style-name="Standard"/>
      <text:p text:style-name="Standard">Reflexes of the forms in column 1 are richly attested throughout the AN language family, while those in column 2 are rare. <text:s/>It would be possible to claim that these differences, some of which are extreme, are random consequences of history, but even superficial investigation suggests that they correlate closely with frequency. <text:s/>In other words, lexical items that are more frequent in everyday speech are more likely to be richly attested as reflexes. <text:s/>The last two items suggest that there may also be other mechanisms operating to favor retention of sound-meaning associations, in particular words denoting bodily exudations that are particularly visible or offensive to the senses appear to be more likely to survive than those that are less visible or less offensive to the senses.</text:p>
      <text:p text:style-name="Standard"/>
      <text:p text:style-name="Standard">The most important thing to note here is that the reconstructions in columns (1) and (2) of Table 1 (and many others like them), are equally secure as PMP etyma, despite striking differences in robustness of supporting evidence. <text:s/>If forms in two witness languages (languages representing different primary branches of the proto-language to which they are assigned) show recurrent sound correspondences, and have the same or a very similar meaning, they meet the basic standard for the inductive definition of ‘cognate’, since this is the commonly accepted basis for eliminating chance or borrowing as alternative explanations of similarity.</text:p>
      <text:p text:style-name="Standard"/>
      <text:p text:style-name="Standard">Although many people fail to understand the probabilities here, whether an etymology is supported by two witnesses or ten is of marginal importance in considering large numbers of comparisons. <text:s/>To be clear, it is true that the chances of confusing a valid etymology with a chance resemblance are greater if a comparison is limited to two <text:soft-page-break/>witnesses, but as the number of two-witness comparisons increases the probability that more than a tiny fraction of them are due to chance becomes too small to take seriously. <text:s/></text:p>
      <text:p text:style-name="Standard">A comparison with novel claims of genetic relationship between languages may help to make this clearer. <text:s/>Single examples of convergent similarities, as with Sanskrit <text:span text:style-name="T2">dva</text:span>, Malay <text:span text:style-name="T2">dua </text:span>‘two’, or Swahili <text:span text:style-name="T2">kaka</text:span> ‘elder brother’, Malay <text:span text:style-name="T2">kaka </text:span>‘elder sibling’ are not difficult to find, and occasionally more than one chance resemblance can be found between a range of related languages with a single outside member. <text:s/>Blust (2018:4-5), for example, lists three Swahili words, three Ainu words, and six Yupik words that closely resemble words in a range of AN languages. <text:s/>However, comparisons of this kind appeal to general phonetic similarity, since sound correspondences are unavailable in comparing unrelated languages. <text:s/>By contrast, all comparisons in this paper adhere consistently to recurrent sound correspondences and close semantic similarity, and when the number of two-witness comparisons that are otherwise impeccable reaches the dozens or scores it is simply a failure of method to dismiss them as unreliable.<text:span text:style-name="Footnote_20_Symbol"><text:note text:id="ftn6" text:note-class="footnote"><text:note-citation>6</text:note-citation><text:note-body><text:p text:style-name="Footnote"><text:s/>At least 115 of the comparisons in this paper, or over one-third, are two-witness comparisons (where closely-related languages such as Ayta Abellen and Botolan Sambal, or Hiligaynon and Aklanon, are counted as one witness each), and some 69 others are three-witness comparisons. <text:s/>That even a small percentage of these could be products of chance is highly unlikely. <text:s/>In a small number of cases a comparison that meets all the requirements of the Comparative Method may be a product of convergence if it contains a submorphemic -CVC root. <text:s/>This issue is address at some length in Blust (under review).</text:p></text:note-body></text:note></text:span> <text:s/></text:p>
      <text:p text:style-name="Standard"/>
      <text:p text:style-name="Standard">For obvious reasons, preliminary comparative work in any language family will tend to concentrate on words of the type found in column (1) of Table 1, as these are the ‘low hanging fruit’ that are there for easy picking, and are consquently recognized while progress in understanding the history of a language family is still in its beginning stages. <text:s/>One reason that I have proposed many more two-witness comparisons than are found in earlier work is because I have pressed the use of the Comparative Method harder, and consequently have been able to find more ‘needles in the haystack’, namely those comparisons that require more time, patience, knowledge (and luck) to identify.</text:p>
      <text:p text:style-name="Standard"/>
      <text:p text:style-name="Standard"><text:span text:style-name="T1">2.3. Novel semantic categories.</text:span> <text:s/>Characterizing two-witness PPH comparisons as ‘needles in a haystack’ captures one aspect of some of the more remarkable comparisons in this contribution to Philippine historical linguistics, namely the difficulty of finding them since, short of an exhaustive comparison of all Philippine lexicons that might take a lifetime to complete, to succeed in this enterprise it is necessary to have the luck and resourcefulness to compare exactly the right pair of languages and exactly the right set of forms in the hope that they are related in meaning. <text:s/>However, there is another aspect to many of these comparisons that merits brief, but concentrated attention.</text:p>
      <text:p text:style-name="Standard"/>
      <text:p text:style-name="Standard">A great deal of past comparative work on the lexicons of AN languages in general, and Philippine languages in particular, has been guided by reference to extraneous semantic categories. <text:s/>In exploring a new language, whether it is attested or reconstructed, it is easy to ask “What is the word for X?” if “X” is a semantic category present in the language of the researcher. <text:s/>However, as noted in Blust (1987), some critically important comparisons in AN languages involve semantic categories that have no lexicalized counterpart in the language of elicitation, as PMP *banua, a word with semantic reflexes that include ‘land’, ‘house’, ‘village’ (high frequency), and ‘country’, ‘fatherland’, ‘continent’, ‘district’, <text:soft-page-break/>‘sheath of a knife’, ‘commoner’, ‘members of a sib’, ‘sun’, ‘year’, ‘sky’, ‘heaven’, and ‘thunder’, among others (the last twelve often found in a single language). <text:s/>The key to grasping what this form actually meant is found in the agreement between two glosses in which the lexicographers seriously tried to represent the native concept (Saussure’s ‘value’ of a linguistic form as distinct from its ‘signification’, as described in Blust 1987). <text:s/>These are Iban <text:span text:style-name="T2">menoa/menua</text:span> ‘area of land held and used by a distinct community, esp. longhouse, incl. house, farms, gardens, fruit groves, cemetery, water, and all forest within half a day’s journey. <text:s/>Use of the <text:span text:style-name="T2">menoa </text:span>is only gained by much effort and danger, and by proper rites to secure and preserve a ritual harmony of all within it and the unseen forces involved’, and ’Āre’āre<text:span text:style-name="T2"> hanua</text:span> ‘the territory, area, where a person lives, where his possessions are, such as food, bamboo, trees, pigs, water and graves is called his <text:span text:style-name="T2">hanua</text:span>’. The highly specific reference in both of these glosses from widely separated languages (Iban in southwest Borneo, ’Āre’āre in the southeast Solomons) to inhabited land on which is found food, water, and the graves of the ancestors, could not be due to chance, and reveals the culturally complex meaning of the PMP term, namely ‘inhabited land, territory providing the life-support of a community’, a gloss that is confirmed by such additional reflexes as Tongan <text:span text:style-name="T2">fonua</text:span> ‘land, country, territory, place; <text:span text:style-name="T2">afterbirth, placenta</text:span>’, or Niue <text:span text:style-name="T2">fonua</text:span> ‘land, country, soil; <text:span text:style-name="T2">the placenta</text:span>’, which were earlier <text:s/>overlooked.</text:p>
      <text:p text:style-name="Standard"/>
      <text:p text:style-name="Standard">Cases like PMP *banua provide a model for the semantic challenges that historical linguists should be prepared to expect in unearthing new comparisons, as some of these comparisons will surely represent semantic categories that researchers have not previously considered. <text:s/>It is easy to ask “What is the word for ‘to drink’?”, but how many fieldworkers (or comparativists) ask “What is the word for ‘unquenchable thirst’?” (*alabaqab). Similarly, it is easy to ask for “to help”, but few would think of asking for ‘mutual aid, as in farm work or house-building’ (*aluyun), and likewise for ‘to hunt’, vs. ‘to lie in wait for animals to pass’ (*apat), for ‘blood’, vs. ‘congealed blood, blood clot’ (*apel), for ‘sugarcane’ vs. ‘a slip, or cutting of sugarcane; to plant sugarcane’ (*tálad), for ‘fire’, vs. ‘fire saw’ (*báŋan), or ‘to remove coals from a fire’ (*hadaw), to name only some novel semantic categories for which PPH reconstructions have been proposed here. <text:s/></text:p>
      <text:p text:style-name="Standard"/>
      <text:p text:style-name="Standard">In any cognate decision the analyst must consider both sound and meaning. <text:s/>While sound correspondences can be stated in fairly explicit terms, this is more difficult to do with meaning. <text:s/>That meanings are fluid, and easily extended from core to peripheral senses is part of the knowledge of any experienced historical linguist. <text:s/>However, this property of language raises questions about where to stop in considering the meanings of phonologically corresponding forms in two language to be similar enough to justify a decision that the comparison is valid. <text:s/>Should Ilokano<text:span text:style-name="T2"> pennás</text:span> ‘stripped of fruits (of a tree)’, Maranao <text:span text:style-name="T2">penas</text:span> ‘to erase’ be considered reflexes of a PPH *penas ‘removed from sight’, or is this going ‘too far’? <text:s/>To show that even greater variation in meaning may be found in forms that surely are cognate we need only consier reflexes of *nayun in this paper, which include Tagalog <text:span text:style-name="T2">náyon ‘</text:span>village; hamlet; barrio’, and Aklanon <text:span text:style-name="T2">náyon</text:span> “um”, “er” (expression used to fill in a pause in one’s speech while groping for the right word)’.</text:p>
      <text:p text:style-name="Standard">While this may initially appear to be an outrageous violation of good method (or even ‘common sense’), the connection of these forms is shown by the semantic links provided by Bontok<text:span text:style-name="T2"> náyon</text:span> ‘to add to; to extend’, Maranao <text:span text:style-name="T2">nayon </text:span>‘continuous with, part of, <text:soft-page-break/>contiguous with, join (as a hamlet to a neighboring town)’, and other languages cited here under PPH *náyun ‘addition, as to a settlement; continuation of an activity.’ <text:s/>While I have generally not accepted semantically questionable comparisons if the evidence for them is limited to two languages, I have occasionally made exceptions to this practice where the form in question is more than two syllables in length, as with *salaŋat ‘to interrupt mid-course’, based on Pangasinan<text:span text:style-name="T2"> salaŋát</text:span> ‘to answer; interrupt, intrude into, or join a conversation’, and Mansaka <text:span text:style-name="T2">saraŋat</text:span> ‘to get stuck (as a ball in a tree)’</text:p>
      <text:p text:style-name="Standard"/>
      <text:p text:style-name="Standard">As one important spinoff from reconstructions that represent new semantic categories, a number of inferences about PPH culture are now possible for the first time. <text:s/>The term *aluyun, which was mentioned above, sheds light on the nature of collective labor in a Neolithic society. <text:s/>Major work projects, such as building a house or bringing in the harvest from one’s fields, are beyond the capabilities of individual persons, and require the cooperative efforts of other members of the community each time that an individual needs assistance. <text:s/>For the social order to function it goes without saying that obligations of assistance are reciprocal: when A needs to build a house or harvest a crop, a number of fellow villagers dedicate their labor to help, and this obligates A in turn to assist when each of these other individuals or families needs similar labor. <text:s/>That this type of social contract was found throughout early AN society, including the prehispanic Philippines, is indicated by the concept of <text:span text:style-name="T2">gotong royong</text:span>, regarded as part of the national culture of Indonesia, and characterized by Muhammad Natsir, the former Prime Minister of that country, as “an ethical principle of sociality.”</text:p>
      <text:p text:style-name="P14"/>
      <text:p text:style-name="Standard">Other culturally important concepts that are captured in various of the etymologies cited here are: *dúlun ‘contiguous, adjacent (of agricultural land)’, a comparison that implies individual ownership of land, *bunuq-an ‘fish corral’, indicating yet another method of fishing (this one probably in saltwater) than types that have been previously reported, as *sáRep ‘to catch fish by damming a stream’ (Blust 2019:199, 242), *hag(e)qut ‘to strip abaca fiber from the stems’, providing further support for the early use of abaca as a source of raw material for weaving, *káRun ‘intermediary, go-between (mainly for a marriage proposal)’, indicating the importance of indirect contact in socially sensitive types of interactions, *nawiq ‘rattan that has been processed for use by splitting and cleaning’, reinforcing other comparisons that document the importance of rattan for tying and other purposes in traditional culture, *náyun (discussed above), shedding light on processes of settlement growth by combining communities in close proximity, *pawed ‘back strap securing the loom to the weaver’ (dbl. *paud), *ság(e)qeb ‘bamboo internode used to fetch water’, an important comparison that helps answer the question how water was transported from a natural source and stored (in jars) in the house for daily domestic use, and *sagság ‘the work of harvesting’; *ka-sagság-an ‘harvest season, season for major agricultural work’, which tells us that the year was divided into quieter and more active periods in connection with the agricultural cycle essential to food production.</text:p>
      <text:p text:style-name="Standard"/>
      <text:p text:style-name="Standard"><text:span text:style-name="T1">2.4. Other areas of controversy.</text:span> <text:s/>Apart from these basic considerations of method in reconstruction and subgrouping, other objections were raised to Blust (2019) from a more narrowly Philippinist perspective: 1. Did Proto-Philippines (PPH) distinguish *Ɂ from *q?, 2. Once it is established as a phoneme in a given language, must the glottal stop be written everywhere that it occurs phonetically?, 3. Did PPH permit sequences of <text:soft-page-break/>CVCeCVC (where *e = schwa), or was the medial vowel already syncopated, as it is in nearly all daughter languages?, and. 4. Did PPH permit *-NC- clusters, or were these innovated in a later proto-language ancestral to those of the central and southern Philippines, and non-Philippine languages in the Malayo-Polynesian subgroup of AN?</text:p>
      <text:p text:style-name="Standard"/>
      <text:p text:style-name="Standard">Regarding the proposed contrast of *q and *Ɂ in PPH (Zorc 2020), I maintain an open mind. <text:s/>There certainly is some support for such a contrast, but the evidence also contains contradictions that call for explanation. <text:s/>I hope to visit this topic in a separate publication, but in the meantime I acknowledge that where other Philippine languages have glottal stop in correspondence with Kalamianic or Bilic /k/ this indicates PAN and PPH *q, and where they have glottal stop in correspondence with glottal stop we appear to be dealing with a different proto-phoneme, which Zorc reconstructs as *Ɂ, although it is a proto-phoneme for which no reliable pre-Philippine source has been established. <text:s/>In the material treated here ambiguous cases of *(qɁ) will be written as *q, since unambiguous external evidence is abundantly available for *q, while the same cannot be said of *Ɂ. <text:s/>Regardless of its original order, the order of glottal stop (&lt; *q) and other consonants in medial clusters is uniform in almost every language. <text:s/>Using PAN *baqeRu as a test for the general case, Bikol and Agutayen reflect the order -qC-, while Hanunóo and most Bisayan languages reflect the opposite order. <text:s/>The difficulties of determining the original order of segments in such clusters where there are gaps in attestation have been known since at least Zorc (1977:242ff), and where there is ambiguity I have simply projected the order in the available data onto the proto-form. <text:s/>Finally, as for the phonemic status of glottal stop word-initially in Philippine languages, I have answered this in Blust (2020).</text:p>
      <text:p text:style-name="Standard"/>
      <text:p text:style-name="Standard">Regarding reconstructions of the shape (C)VC(e)CV(C), Table 2 shows that Western Bukidnon Manobo (WBM) distinguishes -CeC- from -CC- in non-reduplicated bases, where most Philippine languages, such as its close relative, Cebuano Bisayan, do not. <text:s/>It follows that where a WBM cognate is available PPH *-CeC- and *-CC- can be distinguished, but where a cognate is not available in WBM (or any other diagnostic witness that might be found) PPH reconstructions are ambiguous for this contrast:</text:p>
      <text:p text:style-name="Standard"/>
      <text:p text:style-name="P16">TABLE 2: WESTERN BUKIDNON MANOBO EVIDENCE</text:p>
      <text:p text:style-name="P7"><text:span text:style-name="T9">FOR THE PPH *-CC-:*-CeC- DISTINCTION</text:span></text:p>
      <text:p text:style-name="P17"/>
      <text:p text:style-name="P17">WBM<text:tab/><text:tab/><text:tab/>CEB</text:p>
      <text:p text:style-name="P17"/>
      <text:p text:style-name="P17">(a)</text:p>
      <text:p text:style-name="P17">bekelay<text:tab/><text:tab/><text:tab/>báklay<text:tab/><text:tab/>shortcut/walk across</text:p>
      <text:p text:style-name="P17">beketin<text:tab/><text:tab/><text:tab/>báktín<text:tab/><text:tab/>piglet</text:p>
      <text:p text:style-name="P9"><text:span text:style-name="T9">bekesan<text:tab/><text:tab/><text:tab/>baksán<text:tab/><text:tab/>python (&lt; *bakes-an)</text:span></text:p>
      <text:p text:style-name="P17">hizegaɁ<text:tab/><text:tab/><text:tab/>hígdaɁ<text:tab/>(&lt;M)<text:tab/>to lie down</text:p>
      <text:p text:style-name="P9"><text:span text:style-name="T9">kedelem<text:tab/><text:tab/>kádlum<text:tab/><text:tab/>aromatic herb: </text:span><text:span text:style-name="T10">Pogostemon cablin</text:span></text:p>
      <text:p text:style-name="P9"><text:span text:style-name="T9">lengesa<text:tab/><text:tab/><text:tab/>lángsa<text:tab/><text:tab/>blood/taste of blood</text:span></text:p>
      <text:p text:style-name="P17"/>
      <text:p text:style-name="P17">(b)</text:p>
      <text:p text:style-name="P17">agpas<text:tab/><text:tab/><text:tab/>ágpas<text:tab/><text:tab/>hurry to catch up with s.o.</text:p>
      <text:p text:style-name="P17">baklid<text:tab/><text:tab/><text:tab/>báklid<text:tab/><text:tab/>force s.o. to lie down; pin hands behind back</text:p>
      <text:p text:style-name="P17">begsay<text:tab/><text:tab/><text:tab/>búgsay <text:tab/><text:tab/>canoe paddle</text:p>
      <text:p text:style-name="P17"><text:soft-page-break/>dagney<text:tab/><text:tab/><text:tab/>dágnay<text:tab/><text:tab/>nickname</text:p>
      <text:p text:style-name="P17">dagwey<text:tab/><text:tab/><text:tab/>dágway<text:tab/><text:tab/>appearance, form</text:p>
      <text:p text:style-name="P17">sabley<text:tab/><text:tab/><text:tab/>sáblay<text:tab/><text:tab/>hang over the side</text:p>
      <text:p text:style-name="P17">sagbet<text:tab/><text:tab/><text:tab/>ságbut<text:tab/><text:tab/>weeds, grass</text:p>
      <text:p text:style-name="P17">subliɁ<text:tab/><text:tab/><text:tab/>súbliɁ<text:tab/><text:tab/>to do twice</text:p>
      <text:p text:style-name="P15"/>
      <text:p text:style-name="Standard">With regard to PPH *-NC- clusters, it is now clear that these are native to many Northern Luzon languages (i.e. they have been retained from PMP), and I intend to take this matter up in a subsequent publication.</text:p>
      <text:p text:style-name="Standard"/>
      <text:p text:style-name="Standard"><text:bookmark-start text:name="_Hlk81048135"/>3. <text:span text:style-name="T1">DATA.</text:span> The untimely death of Stephen Trussel on June 26, 2020, brought progress on the <text:span text:style-name="T2">Austronesian Comparative Dictionary</text:span> (ACD), which he created through his artistry in cyberspace, and which provided the material for Blust (2019), to an abrupt halt. <text:s/>I have continued to collect additional comparisons for the ACD which are stored on my own computer, and through the good offices of Doug Cooper, who has taken an interest in the project, some of this may eventually make its way into public space. <text:s/>However, since it may be some time before that happens, the largest research project ever undertaken on AN languages is ‘frozen in time’ for the foreseeable future. <text:s/></text:p>
      <text:p text:style-name="Standard"/>
      <text:p text:style-name="Standard">As a result of this situation it has become necessary for me to provide full documentation for the reconstructions proposed in this paper, as the supporting evidence can no longer be viewed online. <text:s/>In citing data, I have aimed for conciseness, and toward this end I have eliminated most morphological derivatives, shortened some glosses, combined new doublets, and tried to keep notes to a minimum.</text:p>
      <text:p text:style-name="Standard"><text:bookmark-end text:name="_Hlk81048135"/></text:p>
      <text:p text:style-name="Standard">Most conventions adopted in Blust (2019) are maintained here. <text:s/>In particular, I cite both independent reconstructions, and doublets of existing reconstructions, since a doublet is a distinct form-meaning association, and if its known distribution is restricted to a given set of languages its value as a potential exclusively shared innovation does not differ from that of an independent etymon. <text:s/>However, ‘disjuncts’, which rely on the overlap of cognate sets, have less probative value, and are excluded here. <text:s/>In addition, as noted in Blust (2019), comparisons that appear on the basis of current knowledge to be restricted to languages in the proposed Philippine subgroup, but are also found in one or more Sama-Bajaw languages within the Philippines, are assumed to be loans, generally from Greater Central Philippine languages. <text:s/>With a very high level of predictability, Mapun and Yakan forms that appear to be exclusively shared with Philippine languages are found in Tausug (11 of 15 cases cited here), consistent with the contact scenario described by Pallesen (1985).</text:p>
      <text:p text:style-name="Standard"/>
      <text:p text:style-name="Standard">Although they are not cited in the main body of this paper, there are also some innovations in morphology and semantics that are perhaps worth mentioning. <text:s/>For example, Pangasinan <text:span text:style-name="T2">aŋgán </text:span>‘during, throughout, until’, Tagalog <text:span text:style-name="T2">haŋgán </text:span>‘farthest limit or boundary’, Hanunóo <text:span text:style-name="T2">haŋgán</text:span> ‘until, even up to (in time or space)’, Mansaka <text:span text:style-name="T2">aŋgan</text:span> ‘until’ all appear to reflect PWMP *haŋga ‘until, as far as’ (doublet *qiŋga) with a fossilized suffix, and in addition to its basic sense in other MP languages, PMP *palaj ‘palm of the hand/sole of the foot’, is reflected as ‘luck, fortune, destiny’ in a number of disparate Philippine languages, but to my knowledge has not been recorded in this meaning <text:soft-page-break/>elsewhere. <text:s/>Similarly, PWMP *bulig ‘to carry on a shoulder pole between two persons’ has been extended from its physical sense to a social one in Philippine reflexes such as Ilokano <text:span text:style-name="T2">bulíg</text:span> ‘several pairs of godparents of one baptized infant’, Waray-Waray <text:span text:style-name="T2">búlig</text:span> ‘the act of helping or assisting; reinforcement; an ally.’ Whether these semantic innovations are due to culture contact during the hispanization of the Philippines is an open question. <text:s/></text:p>
      <text:p text:style-name="Standard"/>
      <text:p text:style-name="Standard">Sulawesi materials have been underutilized, and greater focus on these might well enrich the corpus of PPH forms that have been proposed so far. <text:s/>In addition, the position of the </text:p>
      <text:p text:style-name="Standard">Tomini-Tolitoli languages is still unclear. <text:s/>It has been suggested that these are members of the larger Celebic subgroup of languages found over much of central and southern Sulawesi (Himmelmann 2001), but there are some indications that they may represent the southernmost extension of the Philippine invasion of northern Sulawesi following the early Malayo-Polynesian settlement of the island.</text:p>
      <text:p text:style-name="Standard"/>
      <text:p text:style-name="Standard">One of the misguided criticisms of Blust (2019) is that the corpus of proposed PPH forms is based on ‘negative evidence’, since many (or all) of these may have cognates outside the proposed Philippine group. <text:s/>It is, of course, impossible to counter such a criticism without having access to the complete lexicons of all AN languages --- something that is unlikely ever to happen. <text:s/>In effect, this is not so much a criticism of a particular argument as a criticism of science in general, since all scientific inferences are based on incomplete data, which is why science uses the hypothetico-deductive method: a hypothesis can never be ‘proven’, it can only be disproven (Popper 1959). <text:s/>As evidence that I have searched for external cognates in many (not all) cases, one need only check the online Austronesian Comparative Dictionary, which has numerous comparisons like PAN *amin ‘all; finished’ (8 Philippine languages ranging from Ilokano to Western Bukidnon Manobo + Bunun and Paiwan), PWMP *anabu ‘a shrub: <text:span text:style-name="T2">Abroma augusta</text:span> L.’ (6 Philippine languages ranging from Ilokano to Western Bukidnon Manobo + Palauan), PWMP *bahuR ‘to mix foods, as in preparing pig fodder’ (11 <text:s/>Philippine languages </text:p>
      <text:p text:style-name="Standard">ranging from Itbayaten to Tausug + Malay), PWMP *balaRen ‘a vine’ (12 Philippine languages ranging from Bikol to Proto-Minahasan + Bare’e), PMP *kiliŋ ‘leaning sideways, listing, as a boat’ (9 Philippine languages ranging from Ilokano to Mansaka + Sika),<text:bookmark text:name="kiliŋ"/> PWMP *balin-tuaj ‘bottom up’ (5 <text:s/>Philippine languages ranging from Ilokano to Marano + Tae’), PWMP *taq(e)baŋ ‘tasteless, insipid’ (17 Philippine witnesses ranging from Yami to Binukid + Chamorro), or hundreds of other comparisons that would be considered PPH if I had not searched further to find, in some cases, a single external witness showing that they have a longer history in the AN language family. <text:s/>I may well have missed external cognates in other cases, but this is unlikely to be true for even half of my proposed PPH innovations, and probably is true for far fewer than this. <text:s/>In short, critics who accuse me of looking with ‘Philippine blinders’ on simply have an inadequate understanding of the ACD. <text:s/></text:p>
      <text:p text:style-name="Standard"/>
      <text:p text:style-name="Standard">Finally, I do not feel I have done full justice to the materials at my disposal, and I am sure that hundreds of additional PPH etymologies remain to be found. <text:s/>As advice to others who might wish to pursue this I suggest systematically comparing just two languages at a time, and then extending the comparison to others if possible, or searching very narrow <text:soft-page-break/>bands of the lexicon simultaneously over a wide selection of languages, since otherwise the yield per unit of effort will be very low and will soon lead to discouragement.</text:p>
      <text:p text:style-name="Standard"/>
      <text:p text:style-name="Standard">ABBREVIATIONS AND SOURCES:</text:p>
      <text:p text:style-name="Standard"/>
      <text:p text:style-name="Standard">AA: Ayta Abellen: (Stone 2019)</text:p>
      <text:p text:style-name="Standard">AgtaE: Eastern Cagayan Agta (Nickell and Nickell 1987)</text:p>
      <text:p text:style-name="Standard">AGU: Agutaynen (Caabay, Edep, Hendrickson and Melvin 2014)</text:p>
      <text:p text:style-name="Standard">AKL: Aklanon (Zorc 1969)</text:p>
      <text:p text:style-name="Standard">Arta: Reid (1989), Kimoto (n.d.)</text:p>
      <text:p text:style-name="Standard">BKD: Binukid (Otanes and Wrigglesworth 1992)</text:p>
      <text:p text:style-name="Standard">BKL: Bikol (Mintz and Britanico 1985)</text:p>
      <text:p text:style-name="Standard">BM: Bolaang Mongondow (Dunnebier 1951)</text:p>
      <text:p text:style-name="Standard">BON: Bontok (Reid 1976)</text:p>
      <text:p text:style-name="Standard">BtkP: Palawan Batak (Warren 1959)</text:p>
      <text:p text:style-name="Standard">CEB: Cebuano (Wolff 1971)</text:p>
      <text:p text:style-name="Standard">DgtC: Casiguran Dumagat (Headland and Headland 1974)</text:p>
      <text:p text:style-name="Standard">HAN: Hanunóo (Conklin 1953)</text:p>
      <text:p text:style-name="Standard">HLG: Hiligaynon (Motus 1971)</text:p>
      <text:p text:style-name="Standard">IBG: Ibanag (McFarland 1977)</text:p>
      <text:p text:style-name="Standard">IBL: Ibaloy (Ballard 2011)</text:p>
      <text:p text:style-name="Standard">IBT: Ibatan (Maree, Tomas, and Maree 2012)</text:p>
      <text:p text:style-name="Standard">IFG: Ifugaw (Lambrecht 1978)</text:p>
      <text:p text:style-name="Standard">IfgBt: Batad Ifugaw (Newell 1993)</text:p>
      <text:p text:style-name="Standard">ILK: Ilokano (Rubino 2000)</text:p>
      <text:p text:style-name="Standard">ISG: Isneg (Vanoverbergh 1972)</text:p>
      <text:p text:style-name="Standard">ITB: Itbayaten (Yamada 1976, 2002)</text:p>
      <text:p text:style-name="Standard">ITW: Itawis (Tharp and Natividad 1976)</text:p>
      <text:p text:style-name="Standard">KNK: Kankanay/Kankanaey (Vanoverbergh 1933)</text:p>
      <text:p text:style-name="Standard">KLY: Keley-i (Hohulin, Hohulin and Maddawat 2018)</text:p>
      <text:p text:style-name="Standard">KPG: Forman (1971)</text:p>
      <text:p text:style-name="Standard">MAR: Maranao (McKaughan and Macaraya 1968)</text:p>
      <text:p text:style-name="Standard">MbS: Sarangi Manobo (Dubois 1976)</text:p>
      <text:p text:style-name="Standard">MSB: Masbatenyo (Wolfenden 2001)</text:p>
      <text:p text:style-name="Standard">MSK: Mansaka (Svelmoe and Svelmoe 1990)</text:p>
      <text:p text:style-name="Standard">PGS: Pangasinan (Benton 1971)</text:p>
      <text:p text:style-name="Standard">PLW: Macdonald (2011)</text:p>
      <text:p text:style-name="Standard">RBL: Romblomanon (Newell 2006)</text:p>
      <text:p text:style-name="Standard">SblBt: Botolan Sambal (Minot, Houck, and Quinsay 1968)</text:p>
      <text:p text:style-name="Standard">SGR: Sangir (Steller and Aebersold 1959)</text:p>
      <text:p text:style-name="Standard">TAG: Tagalog (English 1986)</text:p>
      <text:p text:style-name="Standard">TBL: Tboli (Awed, Underwood and van Wynen 2004)</text:p>
      <text:p text:style-name="Standard">TbwC: Central Tagbanwa (Scebold 2003)</text:p>
      <text:p text:style-name="Standard">TIR: Tiruray (Schlegel 1971)</text:p>
      <text:p text:style-name="Standard">TSG: Tausug (Hassan, Ashley and Ashley 1994)</text:p>
      <text:p text:style-name="Standard">TTB: Tontemboan (Schwarz 1908)</text:p>
      <text:p text:style-name="Standard"><text:soft-page-break/>WAR: Waray-Waray (Abuyen 2000)</text:p>
      <text:p text:style-name="Standard">WBM: Western Bukidnon Manobo (Elkins 1968)</text:p>
      <text:p text:style-name="Standard">Yami: (Rau, Dong and Chang 2012)</text:p>
      <text:p text:style-name="Standard"/>
      <text:p text:style-name="Standard">THE DATA:</text:p>
      <text:p text:style-name="Standard"/>
      <text:p text:style-name="Standard">/a/</text:p>
      <text:p text:style-name="Standard"/>
      <text:p text:style-name="Standard">001.<text:tab/>*abus ‘to feel upset about s.t., brood over’</text:p>
      <text:p text:style-name="Standard"/>
      <text:p text:style-name="P23">KLY <text:span text:style-name="T2">abuh </text:span>‘to be upset about something and complain (a person who is upset </text:p>
      <text:p text:style-name="P31">does not confront the person involved; instead, he complains to s.o. else)’ </text:p>
      <text:p text:style-name="P23">MSK <text:span text:style-name="T2">abos</text:span> ‘to think continually about some difficulty; brood continually’</text:p>
      <text:p text:style-name="P10"/>
      <text:p text:style-name="P10">002.<text:tab/>*agap ‘greedy’</text:p>
      <text:p text:style-name="P10"/>
      <text:p text:style-name="P10"><text:tab/>SblBt<text:span text:style-name="T2"> ágap</text:span> ‘to covet or desire more’</text:p>
      <text:p text:style-name="P10"><text:tab/>BKD <text:span text:style-name="T2">agap</text:span> ‘<text:span text:style-name="T11">greedy (in taking or getting </text:span>something)’</text:p>
      <text:p text:style-name="P35"/>
      <text:p text:style-name="Standard">003. <text:tab/>*ag(e)páŋ ‘rattan or bamboo strip used to measure, when weaving nets or baskets’</text:p>
      <text:p text:style-name="P38"/>
      <text:p text:style-name="P23">ILK <text:span text:style-name="T2">agpáŋ </text:span>‘bamboo strip used in netting; a measure; standard; guidepost’</text:p>
      <text:p text:style-name="P23">TAG <text:span text:style-name="T2">agpáŋ</text:span> ‘exact; fitted; right’</text:p>
      <text:p text:style-name="P23">HAN <text:span text:style-name="T2">agpáŋ</text:span> ‘a doubled strip of rattan held tightly around a strip of <text:span text:style-name="T2">buri</text:span> palm leaf </text:p>
      <text:p text:style-name="P31">which is being split for fine basket weaving (this helps the basketmaker in </text:p>
      <text:p text:style-name="P31">keeping the <text:span text:style-name="T2">buri</text:span> strips of even width)’ </text:p>
      <text:p text:style-name="P34">CEB a<text:span text:style-name="T2">gpáŋ </text:span>‘a thin piece of bamboo, three or four inches in length, used to set the </text:p>
      <text:p text:style-name="P31">size of the hold in weaving fish nets’</text:p>
      <text:p text:style-name="P38"/>
      <text:p text:style-name="P23">NOTE: This probably is not a Tagalog loan, as it refers to aspects of traditional </text:p>
      <text:p text:style-name="P23">culture that would have been universal among Austronesian speakers in the </text:p>
      <text:p text:style-name="P23">Philippines and many other places, and the Tagalog form lacks the specificity of </text:p>
      <text:p text:style-name="P23">the other glosses.</text:p>
      <text:p text:style-name="Standard"/>
      <text:p text:style-name="P10">004.<text:tab/>*agud ‘to moan, agonize’</text:p>
      <text:p text:style-name="P10"/>
      <text:p text:style-name="P10"><text:tab/>SblBt<text:span text:style-name="T1"> </text:span><text:span text:style-name="T2">ágol ‘</text:span>to moan or agonize in pain’</text:p>
      <text:p text:style-name="P10"><text:tab/>MSK <text:span text:style-name="T2">agod</text:span> ‘to moan, to agonize (as a pig in pain)’<text:tab/></text:p>
      <text:p text:style-name="Standard"/>
      <text:p text:style-name="Standard">005. <text:tab/>*ákay ‘to guide, direct the motion of someone or something, as a herd of animals’</text:p>
      <text:p text:style-name="Standard"/>
      <text:p text:style-name="P23">ILK <text:span text:style-name="T2">ákay </text:span>‘a herd’, <text:span text:style-name="T2">akáy-en</text:span> ‘to guide; to herd’</text:p>
      <text:p text:style-name="P23">PGS<text:span text:style-name="T2"> ákay</text:span> ‘to lead by the hand, guide’</text:p>
      <text:p text:style-name="P23">TAG <text:span text:style-name="T2">ákay</text:span> ‘led by the hand’, <text:span text:style-name="T2">in-akáy<text:tab/></text:span>‘a young chick led by a hen’, <text:span text:style-name="T2">um-ákay</text:span> ‘to </text:p>
      <text:p text:style-name="P31">guide, direct or lead (in a moral or physical sense)’</text:p>
      <text:p text:style-name="P23">HAN <text:span text:style-name="T2">ákay</text:span> ‘direction; guidance; aid; helping (someone) along’</text:p>
      <text:p text:style-name="Standard"><text:soft-page-break/></text:p>
      <text:p text:style-name="P23">NOTE: Possibly a Tagalog loan distribution, although the divergent semantics of </text:p>
      <text:p text:style-name="P23">the Ilokano form weighs against this interpretation.</text:p>
      <text:p text:style-name="P10"/>
      <text:p text:style-name="Standard">006.<text:tab/>*alabaqab ‘unquenchable thirst’</text:p>
      <text:p text:style-name="Standard"/>
      <text:p text:style-name="P23">ILK<text:span text:style-name="T2"> alabáab</text:span> ‘unappeasable thirst’</text:p>
      <text:p text:style-name="P23">PGS <text:span text:style-name="T2">alabáb </text:span>‘to drink much wine’</text:p>
      <text:p text:style-name="P23">BKD <text:span text:style-name="T2">alabɁab </text:span>‘greedy (in eating), voracious’</text:p>
      <text:p text:style-name="Standard"/>
      <text:p text:style-name="P23">NOTE: PPH *buk(e)law, *lamun/lamut, and *sibáq ‘gluttonous’ referred to a </text:p>
      <text:p text:style-name="P23">runaway appetite for food; this term may have designated uncontrollable thirst.</text:p>
      <text:p text:style-name="Standard"/>
      <text:p text:style-name="Standard">007. <text:tab/>*aláw ‘to catch someone or something that has escaped’</text:p>
      <text:p text:style-name="Standard"/>
      <text:p text:style-name="P23">ILK <text:span text:style-name="T2">aláw</text:span> ‘rescue; method of getting back a lost spirit by putting water in a white </text:p>
      <text:p text:style-name="P31">bowl, dekernel 27 kernels of plain rice, pray the Apostle’s creed….’ </text:p>
      <text:p text:style-name="P23">BKL <text:span text:style-name="T2">álaw</text:span> ‘to seek refuge at or with’</text:p>
      <text:p text:style-name="P23">CEB <text:span text:style-name="T2">aláw ‘</text:span>watch s.o. from hiding unobserved; watch for, wait for; be after s.t. </text:p>
      <text:p text:style-name="P31">with a hidden motive’, <text:span text:style-name="T2">alaw-álaw </text:span>‘try to get to see someone hard to see by </text:p>
      <text:p text:style-name="P31">catching him somewhere’</text:p>
      <text:p text:style-name="P23">WBM <text:span text:style-name="T2">alew </text:span>‘to catch, as one catches a chicken; to look for and fetch someone’<text:tab/>MSK<text:span text:style-name="T2"> araw</text:span> ‘to drive (as animals and fish); to chase’</text:p>
      <text:p text:style-name="P23">BKD <text:span text:style-name="T2">alaw </text:span>‘to run after, chase (a person or animal in order to catch him/it)’<text:tab/></text:p>
      <text:p text:style-name="Standard"/>
      <text:p text:style-name="P23">NOTE: Philippine reflexes of PAN *qusiR ‘pursuit, as of enemies or game’ refer </text:p>
      <text:p text:style-name="P23">to alien people or wild animals, but *aláw appears to refer to something formerly</text:p>
      <text:p text:style-name="P23">with the pursuer that has fled or escaped, and must be recaptured (the fleeing </text:p>
      <text:p text:style-name="P23">spirit of an ailing person, a domestic animal that has run off, etc). The Ilokano </text:p>
      <text:p text:style-name="P34">word refers to a traditional animistic healing ceremony of soul capture overlaid with a veneer of Christianity.</text:p>
      <text:p text:style-name="Standard"/>
      <text:p text:style-name="Standard">008.<text:tab/>*alug(e)báti ‘kind of vegetable’</text:p>
      <text:p text:style-name="Standard"/>
      <text:p text:style-name="Standard"><text:tab/>ILK <text:span text:style-name="T2">alugbáti</text:span> ‘species of plant with edible leaves and reddish stems: Malabar </text:p>
      <text:p text:style-name="Standard"><text:s text:c="18"/><text:tab/>nightshade’</text:p>
      <text:p text:style-name="P23">AGU <text:span text:style-name="T2">alogbati </text:span>‘plant similar to a sweet potato vine; the vine is red or maroon and </text:p>
      <text:p text:style-name="P31">climbs up fences; the young leaves are edible’</text:p>
      <text:p text:style-name="P23">AKL <text:span text:style-name="T2">aeogbáti<text:tab/></text:span>‘a vegetable: <text:span text:style-name="T2">Basella rubra</text:span> L.’</text:p>
      <text:p text:style-name="P23">CEB <text:span text:style-name="T2">alugbáti</text:span> ‘k.o. vine with leaves widely used as a vegetable: <text:span text:style-name="T2">Basilla rubra</text:span>’. </text:p>
      <text:p text:style-name="Standard"/>
      <text:p text:style-name="P23">NOTE: Quadrisyllabic comparisons that do not contain the *qali/kali- prefix are </text:p>
      <text:p text:style-name="P23">suspect, and if the heterorganic cluster in the reflexes was earlier separated by a </text:p>
      <text:p text:style-name="P23">schwa the base morpheme had an unprecedented five syllables. <text:s/>This may be a </text:p>
      <text:p text:style-name="P23">loan from a non-AN source, but no promising candidate has been found.</text:p>
      <text:p text:style-name="Standard"><text:soft-page-break/></text:p>
      <text:p text:style-name="P10">009.<text:tab/>*aluyun ‘mutual aid, as in farm work or house-building’ </text:p>
      <text:p text:style-name="P10"/>
      <text:p text:style-name="P10"><text:tab/>IBL <text:span text:style-name="T2">adoyon </text:span>‘system of mutual and reciprocal work (the farm family gains </text:p>
      <text:p text:style-name="P10"><text:s/><text:tab/><text:tab/>manpower by asking for help from their neighbors, and is in return <text:s/></text:p>
      <text:p text:style-name="P10"><text:s/><text:tab/><text:tab/>obligated to reciprocate with work for their neighbors in their fields, </text:p>
      <text:p text:style-name="P10"><text:s/><text:tab/><text:tab/>repairing irrigation canals, building a house and the like)’</text:p>
      <text:p text:style-name="P10"><text:tab/>MSK <text:span text:style-name="T2">aroyon </text:span>‘to help one another (in work activity)’</text:p>
      <text:p text:style-name="P10"/>
      <text:p text:style-name="P10"><text:tab/>NOTE: This sparsely attested, but culturally important comparison, documents a</text:p>
      <text:p text:style-name="P10"><text:tab/>practice that must have been all but universal in Neolithic societies, namely, the </text:p>
      <text:p text:style-name="P10"><text:tab/>need for cooperative labor with work projects that everyone needed at some time, </text:p>
      <text:p text:style-name="P10"><text:tab/>but no one could do alone, such as building a house, bringing in the harvest, and </text:p>
      <text:p text:style-name="P10"><text:tab/>the like (as evidence that it extended beyond the Philippines, it is the national </text:p>
      <text:p text:style-name="P10"><text:tab/>concept of <text:span text:style-name="T2">gotong royong</text:span> (mutual aid) in Indonesia.</text:p>
      <text:p text:style-name="Standard"/>
      <text:p text:style-name="Standard">010.<text:tab/>*amiliq ‘uncooperative’</text:p>
      <text:p text:style-name="Standard"/>
      <text:p text:style-name="P23">IFG <text:span text:style-name="T2">amíli </text:span>‘to avoid obedience, to refuse to be obedient’</text:p>
      <text:p text:style-name="P34">BKD <text:span text:style-name="T2">amiliɁ</text:span> ‘choosy, not easily contented, fussy; to be choosy, fussy, etc.’.</text:p>
      <text:p text:style-name="P38"/>
      <text:p text:style-name="P23">NOTE: Possibly related to PAN *piliq ‘to choose, select’.</text:p>
      <text:p text:style-name="Standard"/>
      <text:p text:style-name="Standard">011.<text:tab/>*amúl ‘to suck on, as candy’</text:p>
      <text:p text:style-name="Standard"/>
      <text:p text:style-name="Standard"><text:tab/>ILK <text:span text:style-name="T2">ammól </text:span>(&lt; *am-amúl) ‘to hold in the mouth; play with s.t. in the mouth’</text:p>
      <text:p text:style-name="P23">SblBt <text:span text:style-name="T2">amol-amól</text:span> ‘to suck on, as candy’</text:p>
      <text:p text:style-name="P23">WBM <text:span text:style-name="T2">amul </text:span>‘to suck on s.t.’</text:p>
      <text:p text:style-name="P23">MSK <text:span text:style-name="T2">amol</text:span> ‘to lick the seed of a fruit in eating its meat; to lick the hand in order </text:p>
      <text:p text:style-name="P31">to eat any remaining particles of food’</text:p>
      <text:p text:style-name="P23">TBL <text:span text:style-name="T2">amul</text:span> ‘to suck on, as candy, one’s thumb’.</text:p>
      <text:p text:style-name="Standard"/>
      <text:p text:style-name="Standard">012.<text:tab/>*amulúŋ ‘type of wild vine used to blacken the teeth’</text:p>
      <text:p text:style-name="Standard"/>
      <text:p text:style-name="P23">Arta <text:span text:style-name="T2">amuluŋ</text:span> ‘type of wild vine (substitute for betel nut)’</text:p>
      <text:p text:style-name="P23">DgtC <text:span text:style-name="T2">amulóŋ </text:span>‘type of vine chewed as a substitute for betel nut; it causes the </text:p>
      <text:p text:style-name="P31">spittle to turn black’</text:p>
      <text:p text:style-name="P23">BKL <text:span text:style-name="T2">amlóŋ</text:span> ‘vine hanging from trees in the forest and used to make baskets’ </text:p>
      <text:p text:style-name="P23">HAN <text:span text:style-name="T2">amlúŋ</text:span> ‘any of several useful climbing ferns, some of which are used to </text:p>
      <text:p text:style-name="P31">blacken the teeth’.</text:p>
      <text:p text:style-name="Standard"/>
      <text:p text:style-name="P23">NOTE: With unexplained loss of the medial vowel in in Bikol and Hanunóo.</text:p>
      <text:p text:style-name="P10"/>
      <text:p text:style-name="Standard">013. <text:tab/>*amuŋ<text:tab/>‘dispute resolution; to resolve a dispute’</text:p>
      <text:p text:style-name="Standard"/>
      <text:p text:style-name="P23">IBL <text:span text:style-name="T2">amoŋ </text:span>‘to refer a case to the authorities, or to the council of elders for </text:p>
      <text:p text:style-name="P31"><text:soft-page-break/>resolution (as land quarrel)’</text:p>
      <text:p text:style-name="Standard"><text:tab/>WRY<text:span text:style-name="T2"> amóŋ</text:span> ‘disturbance; the act of bothering; to be a party accidentally with </text:p>
      <text:p text:style-name="Standard"><text:s/><text:tab/><text:tab/>untoward incident or situation’</text:p>
      <text:p text:style-name="P10"/>
      <text:p text:style-name="P10">014.<text:tab/>*anag ‘flavor’</text:p>
      <text:p text:style-name="P10"/>
      <text:p text:style-name="P10"><text:tab/>ILK <text:span text:style-name="T2">ánag </text:span>‘flavor; meaning; savor; characteristic property’</text:p>
      <text:p text:style-name="P10"><text:tab/>PLW <text:span text:style-name="T2">anag</text:span> ‘blandness, tastelessness’</text:p>
      <text:p text:style-name="P10"><text:tab/>MSK <text:span text:style-name="T2">anag </text:span>‘spices; seasoning’.</text:p>
      <text:p text:style-name="Standard"/>
      <text:p text:style-name="Standard">015. <text:tab/>*andurug ‘share space or feelings with s.o, put oneself in another’s place’.</text:p>
      <text:p text:style-name="Standard"/>
      <text:p text:style-name="P23">KNK<text:span text:style-name="T2"> andulúg</text:span> ‘to lie down with a companion’</text:p>
      <text:p text:style-name="P23">BKL <text:span text:style-name="T2">andúrog</text:span> ‘to share experiences or feelings; to live vicariously’</text:p>
      <text:p text:style-name="P23">MAR <text:span text:style-name="T2">doro-dorog</text:span> ‘adjacent; side-by-side’</text:p>
      <text:p text:style-name="P23">WBM<text:span text:style-name="T2"> durug</text:span> ‘to sit beside s.o.; the one who is sitting beside s.o.’</text:p>
      <text:p text:style-name="Standard"/>
      <text:p text:style-name="Standard"><text:tab/>NOTE: I assume regular reduction of VNC- clusters in the antepenult of native </text:p>
      <text:p text:style-name="Standard"><text:s/><text:tab/>Maranao and Western Bukidnon Manobo words.</text:p>
      <text:p text:style-name="Standard"/>
      <text:p text:style-name="Standard">016.<text:tab/>*antad ‘open and spacious terrain’</text:p>
      <text:p text:style-name="Standard"/>
      <text:p text:style-name="Standard"><text:tab/>AKL<text:span text:style-name="T2"> antad</text:span> ‘gap, distance, space’</text:p>
      <text:p text:style-name="Standard"><text:tab/>TTB <text:span text:style-name="T2">atar </text:span>‘open and spacious terrain’</text:p>
      <text:p text:style-name="Standard"/>
      <text:p text:style-name="Standard">017.<text:tab/>*apa ‘to be upset, defensive or angry’</text:p>
      <text:p text:style-name="Standard"/>
      <text:p text:style-name="P23">IFG<text:span text:style-name="T2"> apá</text:span> ‘exclammation expressing fear, provoking compassion or protection’</text:p>
      <text:p text:style-name="P23">IfgBt <text:span text:style-name="T2">āpa</text:span> ‘covetousness; jealousy; to begrudge, be covetous or jealous’</text:p>
      <text:p text:style-name="P23">IBL<text:span text:style-name="T2"> apa</text:span> ‘to be oversensitive, react defensively, become angry or upset upon </text:p>
      <text:p text:style-name="P31">being criticized, insulted or rejected’</text:p>
      <text:p text:style-name="P23">BKD <text:span text:style-name="T2">apa </text:span>‘to get upset and angry’.</text:p>
      <text:p text:style-name="Standard"/>
      <text:p text:style-name="Standard">018.<text:tab/>*apat ‘to lie in wait for animals to pass (in hunting)’<text:tab/></text:p>
      <text:p text:style-name="Standard"/>
      <text:p text:style-name="P23">DgtC apát ‘to lie in wait in ambush (what hunters do during a game drive as they </text:p>
      <text:p text:style-name="P31">wait for the game to be driven towards them)’</text:p>
      <text:p text:style-name="Standard"><text:tab/>AA<text:span text:style-name="T2"> apat </text:span>‘to wait or watch for a wild pig; to put a trap below a dammed-up place </text:p>
      <text:p text:style-name="P31">in a stream’</text:p>
      <text:p text:style-name="Standard"><text:tab/>SblBt <text:span text:style-name="T2">ápat </text:span>‘to wait or watch for wild pig; to put a trap below dammed-up place in </text:p>
      <text:p text:style-name="P31">stream’</text:p>
      <text:p text:style-name="Standard"><text:tab/>HAN <text:span text:style-name="T2">apát-an</text:span> ‘trail or pathway used by animals’.</text:p>
      <text:p text:style-name="Standard"/>
      <text:p text:style-name="Standard">019.<text:tab/>*ápaw<text:tab/>‘to overflow’</text:p>
      <text:p text:style-name="Standard"/>
      <text:p text:style-name="P23">ILK <text:span text:style-name="T2">um-ápaw</text:span><text:tab/>‘to overwhelm, overflow’</text:p>
      <text:p text:style-name="P23"><text:soft-page-break/>TAG <text:span text:style-name="T2">ápaw</text:span> ‘overflow; a flowing over; flood’</text:p>
      <text:p text:style-name="P23">AKL <text:span text:style-name="T2">ápaw</text:span> ‘to exceed, go beyond; above one’s head (as river water)’.</text:p>
      <text:p text:style-name="Standard"/>
      <text:p text:style-name="Standard">020. *apel ‘congealed blood, blood clot’</text:p>
      <text:p text:style-name="Standard"/>
      <text:p text:style-name="P23">KLY <text:span text:style-name="T2">apel</text:span> ‘congealed blood; thickened, hardened blood’</text:p>
      <text:p text:style-name="P23">CEB <text:span text:style-name="T2">ápul</text:span> ‘coagulated blood’</text:p>
      <text:p text:style-name="P23">MSK<text:span text:style-name="T2"> apul</text:span> ‘blood’</text:p>
      <text:p text:style-name="P23">TSG <text:span text:style-name="T2">apul </text:span>‘coagulated blood’</text:p>
      <text:p text:style-name="Standard"/>
      <text:p text:style-name="Standard"><text:s/>021. <text:tab/>*ap(e)lag/ap(e)lak ‘to lay out flat, as a mat’ <text:s/></text:p>
      <text:p text:style-name="Standard"/>
      <text:p text:style-name="P23">(a) <text:tab/></text:p>
      <text:p text:style-name="P23">ILK <text:span text:style-name="T2">aplág </text:span>‘to spread, unfurl (as a towel on the sand)’</text:p>
      <text:p text:style-name="P34">DgtC <text:span text:style-name="T2">aplág </text:span>‘to be lying aslant (of grass, growing rice, corn, etc.); to push grass </text:p>
      <text:p text:style-name="P31">over so that it is not standing straight up’</text:p>
      <text:p text:style-name="P23">BON <text:span text:style-name="T2">aplág </text:span>‘sleeping mat’ </text:p>
      <text:p text:style-name="P23">KNK <text:span text:style-name="T2">men-aplág</text:span> ‘to lay the cloth, the mat; to make the bed’ </text:p>
      <text:p text:style-name="P23">IBL <text:span text:style-name="T2">apdag </text:span>‘to spread s.t. that was folded or rolled (as rug, sleeping mat, blanket)’</text:p>
      <text:p text:style-name="P23">AA<text:span text:style-name="T2"> aplag </text:span>‘lying as dead’</text:p>
      <text:p text:style-name="P10"><text:tab/>(b) </text:p>
      <text:p text:style-name="P10"><text:tab/>SblBT <text:span text:style-name="T2">aplák </text:span>‘to spread out (as mat)’</text:p>
      <text:p text:style-name="P10"><text:tab/>MSK <text:span text:style-name="T2">aplak</text:span> ‘to lay out flat (as a mat)’.</text:p>
      <text:p text:style-name="P10"/>
      <text:p text:style-name="Standard">022. <text:tab/>*awán<text:tab/>‘to be missing, absent; not exist’</text:p>
      <text:p text:style-name="Standard"/>
      <text:p text:style-name="P23">ILK<text:span text:style-name="T2"> awán</text:span> ‘negative existential; to not have; nothing; nobody; there is not’</text:p>
      <text:p text:style-name="P23">AgtaE<text:span text:style-name="T2"> awán</text:span> ‘no, not’</text:p>
      <text:p text:style-name="P23">ITW <text:span text:style-name="T2">awán </text:span>‘No! to not exist, to not have’</text:p>
      <text:p text:style-name="P23">ISG <text:span text:style-name="T2">āwán</text:span> ‘not to have, not to be (somewhere); there is no; nothing; nobody’</text:p>
      <text:p text:style-name="P23">IBL <text:span text:style-name="T2">awan </text:span>‘No way! Not a chance! (occurs with adverb <text:span text:style-name="T2">a</text:span> (‘of course’) or with a </text:p>
      <text:p text:style-name="P23"><text:s/><text:tab/>long second vowel)’</text:p>
      <text:p text:style-name="P23">WRY <text:span text:style-name="T2">awán </text:span>‘to get absent’; <text:span text:style-name="T2">pag-awán</text:span> ‘absence; non-appearance’</text:p>
      <text:p text:style-name="Standard"/>
      <text:p text:style-name="Standard">023.<text:tab/>*ayekqek ‘sound made swallowing or clearing the throat’</text:p>
      <text:p text:style-name="Standard"/>
      <text:p text:style-name="Standard"><text:tab/>ILK <text:span text:style-name="T2">ayekɁék</text:span> ‘controlled laughter’, <text:span text:style-name="T2">um-ayekɁék</text:span> ‘to laugh softly; try to hold back </text:p>
      <text:p text:style-name="P31">laughter but laugh by shaking the body’</text:p>
      <text:p text:style-name="P23">KNK <text:span text:style-name="T2">ayekɁék</text:span> ‘to foam; to froth; to spume’ </text:p>
      <text:p text:style-name="P23">IFG <text:span text:style-name="T2">ayokɁók </text:span>‘noise produced by gurgling or by something that bubbles’</text:p>
      <text:p text:style-name="P23">BKD <text:span text:style-name="T2">ayekɁek<text:tab/></text:span>‘heavy and prolonged coughing’</text:p>
      <text:p text:style-name="Standard"/>
      <text:p text:style-name="Standard">024.<text:tab/>*ayu ‘to joke with, jest about’</text:p>
      <text:p text:style-name="Standard"/>
      <text:p text:style-name="P34">SblBt <text:tab/><text:span text:style-name="T2">áyo</text:span> ‘to get or take something in fun’<text:line-break/>WBM <text:tab/><text:span text:style-name="T2">ayu</text:span> ‘to tease; to joke with’</text:p>
      <text:p text:style-name="Standard"><text:soft-page-break/></text:p>
      <text:p text:style-name="Standard">025.<text:tab/>*áyuq<text:tab/>‘to soothe someone (as a crying child) with speech, speak soothingly’</text:p>
      <text:p text:style-name="Standard"/>
      <text:p text:style-name="Standard"><text:tab/>ILK<text:tab/><text:span text:style-name="T2">áyo </text:span>‘to flatter; please; persuade; convince’</text:p>
      <text:p text:style-name="P40">BON <text:tab/><text:span text:style-name="T2">áyo</text:span> ‘to speak pleasantly to; to help one who is sick, or a child who is crying, or a person who is doing wrong’</text:p>
      <text:p text:style-name="Standard"><text:tab/>KNK<text:tab/><text:span text:style-name="T2">pa-ayó-en</text:span> ‘to soothe; to calm; to tame animals that are wild or shy’</text:p>
      <text:p text:style-name="P23">TAG <text:tab/><text:span text:style-name="T2">áyoɁ</text:span> ‘partiality; favor; bias; help’</text:p>
      <text:p text:style-name="P23">BKD <text:tab/><text:span text:style-name="T2">ayuɁ ‘</text:span>to quiet a crying child’</text:p>
      <text:p text:style-name="Standard"/>
      <text:p text:style-name="Standard">/b/</text:p>
      <text:p text:style-name="Standard"/>
      <text:p text:style-name="P11">026.<text:tab/>*bagaybáy ‘the young inflorescence of palm trees’</text:p>
      <text:p text:style-name="P11"/>
      <text:p text:style-name="P11"><text:tab/>AA <text:span text:style-name="T2">bagaybay</text:span> ‘midrib of coconut leaf’</text:p>
      <text:p text:style-name="P26">SblBt <text:span text:style-name="T2">bagaybáy</text:span> ‘midrib of coconut leaf’</text:p>
      <text:p text:style-name="P11"><text:tab/>BKL<text:span text:style-name="T2"> bagaybáy</text:span> ‘corn silk’</text:p>
      <text:p text:style-name="P11"><text:tab/>MSK<text:span text:style-name="T2"> bagaybay</text:span> ‘blossom of the betel tree’</text:p>
      <text:p text:style-name="P11"><text:tab/>TSG<text:span text:style-name="T2"> bagaybay</text:span> ‘the young inflorescence of palm trees’</text:p>
      <text:p text:style-name="Standard"/>
      <text:p text:style-name="Standard">027.<text:tab/>*bagbág ‘to destroy, ruin’</text:p>
      <text:p text:style-name="Standard"/>
      <text:p text:style-name="P41">IBL<text:span text:style-name="T2"> bagbag</text:span> ‘to dismantle, disassemble, demolish s.t. (as a house to be moved, a</text:p>
      <text:p text:style-name="P42">stone wall)</text:p>
      <text:p text:style-name="Standard"><text:tab/>PGS <text:span text:style-name="T2">bagbág </text:span>‘to destroy, ruin’</text:p>
      <text:p text:style-name="Standard"><text:tab/>TAG <text:span text:style-name="T2">bagbág </text:span>‘broken up, as soil or rock; shipwrecked’</text:p>
      <text:p text:style-name="Standard"><text:tab/>BKL<text:span text:style-name="T2"> bagbág</text:span> ‘shipwrecked’, <text:span text:style-name="T2">ma-bagbág</text:span> ‘to be driven off course, hit by bad </text:p>
      <text:p text:style-name="P31">weather; to become shipwrecked</text:p>
      <text:p text:style-name="Standard"><text:tab/>AGU <text:span text:style-name="T2">ma-bagbag </text:span>‘for a boat or passengers to suffer problems out at sea; for </text:p>
      <text:p text:style-name="P31">a boat or people to be shipwrecked’</text:p>
      <text:p text:style-name="Standard"><text:tab/>AKL <text:span text:style-name="T2">bágbag </text:span>‘to crash, come or fall down (as a plane that crashes)’</text:p>
      <text:p text:style-name="Standard"/>
      <text:p text:style-name="P23">NOTE: DgtC <text:span text:style-name="T2">bagbag</text:span> ‘to overturn, to come apart in rough sea (of a boat at sea)’ </text:p>
      <text:p text:style-name="P31">probably is a Tagalog loan, but his is hard to apply to Ibaloy<text:span text:style-name="T2"> bagbag</text:span>.</text:p>
      <text:p text:style-name="Standard"/>
      <text:p text:style-name="P11">028.<text:tab/>*báhiq<text:tab/>‘the hard, outer wood of a palm trunk, used in making bows’</text:p>
      <text:p text:style-name="P11"/>
      <text:p text:style-name="P11"><text:tab/>ILK <text:span text:style-name="T2">bái </text:span>‘bow; bowlike device used for fluffing cotton’</text:p>
      <text:p text:style-name="P11"><text:tab/>AA <text:span text:style-name="T2">bai<text:tab/></text:span> ‘bow’</text:p>
      <text:p text:style-name="P11"><text:tab/>BtkP <text:span text:style-name="T2">báɁi </text:span>‘type of wood used to make hunting bow’, <text:span text:style-name="T2">bayɁ</text:span> ‘hunting bow’</text:p>
      <text:p text:style-name="P11"><text:tab/>HAN <text:span text:style-name="T2">báhiɁ </text:span>‘hard outer wood of a palm bole, that part which is of greatest </text:p>
      <text:p text:style-name="P32">economic value as bow wood, for spear shafts, arrow points, etc.’</text:p>
      <text:p text:style-name="P11"><text:tab/>AKL <text:span text:style-name="T2">báhiɁ</text:span> ‘hard stick’</text:p>
      <text:p text:style-name="P11"><text:tab/>CEB<text:span text:style-name="T2"> báhiɁ</text:span> ‘the hard portion of a palm trunk; cane or club made of palm trunk’</text:p>
      <text:p text:style-name="P11"><text:tab/>MSK <text:span text:style-name="T2">báiɁ </text:span>‘kind of palm tree (inner part is soft, but outer part is hard)’</text:p>
      <text:p text:style-name="P11"/>
      <text:p text:style-name="P11"><text:soft-page-break/>029.<text:tab/>*bak(e)nís ‘to tear with an upward motion’</text:p>
      <text:p text:style-name="P11"/>
      <text:p text:style-name="P26">ILK<text:span text:style-name="T2"> baknís</text:span> ‘to tear with the teeth’</text:p>
      <text:p text:style-name="Standard"><text:tab/>BKL <text:span text:style-name="T2">mag-baknís</text:span> ‘to pull upward, pulling off portions of the abaca plant </text:p>
      <text:p text:style-name="P31">containing the fibers later to be stripped’</text:p>
      <text:p text:style-name="P31"/>
      <text:p text:style-name="P12">030.<text:tab/>*bakúlud ‘plateau, stony high-level ground’</text:p>
      <text:p text:style-name="P12"/>
      <text:p text:style-name="P27">ILK<text:span text:style-name="T2"> bakúlod</text:span> ‘hillock’</text:p>
      <text:p text:style-name="P27">KPG <text:span text:style-name="T2">maka-bakúlud</text:span> ‘plain, plateau, high level rocky place’</text:p>
      <text:p text:style-name="P27">TAG <text:span text:style-name="T2">bakóɁod</text:span> ‘high land being cultivated; plateau’</text:p>
      <text:p text:style-name="P12"><text:tab/>HAN<text:span text:style-name="T2"> bakúlud</text:span> ‘plateau, elevated land’</text:p>
      <text:p text:style-name="P12"><text:tab/>HLG <text:span text:style-name="T2">bakúlud</text:span> ‘slope, hill’</text:p>
      <text:p text:style-name="P12"><text:tab/>AKL <text:span text:style-name="T2">bakúeod</text:span> ‘rocky or stony coast, stony shoreline or bank of river’</text:p>
      <text:p text:style-name="P12"><text:tab/>CEB <text:span text:style-name="T2">bakúlud</text:span> ‘rounded stone found in the sea and exposed at low tide’</text:p>
      <text:p text:style-name="P12"><text:tab/>MAR<text:span text:style-name="T2"> bakolod<text:tab/></text:span>‘shore’</text:p>
      <text:p text:style-name="P12"><text:tab/>TSG<text:span text:style-name="T2"> bakūd </text:span>‘ground which has a gradual incline, slope, side of a hill’</text:p>
      <text:p text:style-name="Standard"/>
      <text:p text:style-name="Standard">031.<text:tab/>*balaw<text:tab/> ‘to sulk, feel hurt by someone’s behavior’</text:p>
      <text:p text:style-name="Standard"/>
      <text:p text:style-name="Standard"><text:tab/>IFG <text:span text:style-name="T2">baló </text:span>‘conveys the meaning of disapproval, what is hurting one’s feelings’</text:p>
      <text:p text:style-name="Standard"><text:tab/>KLY <text:span text:style-name="T2">balaw</text:span> ‘to dislike s.o. or s.t.; to be displeased with s.o. or s.t.’</text:p>
      <text:p text:style-name="Standard"><text:tab/>IBL <text:span text:style-name="T2">balaw </text:span>‘to dislike, disapprove of s.t. or s.o.’</text:p>
      <text:p text:style-name="Standard"><text:tab/>BKD<text:span text:style-name="T2"> balaw</text:span> ‘to sulk, refrain from doing s.t. because of an offense, or a wish not </text:p>
      <text:p text:style-name="Standard"><text:s/><text:tab/><text:tab/>granted’</text:p>
      <text:p text:style-name="P31"/>
      <text:p text:style-name="Standard">032. <text:tab/>*bali-weswes ‘to rotate, turn around (of an object)’</text:p>
      <text:p text:style-name="Standard"/>
      <text:p text:style-name="P23">ITB <text:span text:style-name="T2">valiweswes</text:span> ‘idea of being rotated’</text:p>
      <text:p text:style-name="Standard"><text:tab/>IFG <text:span text:style-name="T2">baliwohwo(h)</text:span> ‘an apparatus with two standing rollers for pressing out the </text:p>
      <text:p text:style-name="P31">juice of the sugarcane (to make the rollers revolve a man pushes a long </text:p>
      <text:p text:style-name="P31">pole fixed to one roller, walking in a circle around the milling apparatus)’.</text:p>
      <text:p text:style-name="Standard"/>
      <text:p text:style-name="P23">NOTE: Presumably with a variant of the *qali/kali- prefix (Blust 2001).</text:p>
      <text:p text:style-name="P10"/>
      <text:p text:style-name="P10">033. <text:tab/>*baluq<text:tab/>‘to mistake someone’s identity, have a misconception’</text:p>
      <text:p text:style-name="P10"/>
      <text:p text:style-name="P10"><text:tab/>SblBt <text:span text:style-name="T2">báloɁ</text:span> ‘to be mistaken’; <text:span text:style-name="T2">mi-báloɁ</text:span> ‘one mistaken’; <text:span text:style-name="T2">na-balóɁ-an</text:span> ‘to take </text:p>
      <text:p text:style-name="P10"><text:tab/><text:tab/>(something) by mistake’</text:p>
      <text:p text:style-name="P10"><text:tab/>BKD <text:span text:style-name="T2">ka-baluɁ<text:tab/></text:span> ‘to misjudge s.t.; to expect s.t. to be a certain way when it is not’</text:p>
      <text:p text:style-name="P10"/>
      <text:p text:style-name="P10"><text:s/><text:tab/>NOTE: Whereas PMP *salaq and its PPH reflex appear to have referred to errors </text:p>
      <text:p text:style-name="P10"><text:tab/>of <text:span text:style-name="T2">behavior</text:span>, which might be reprehensible, since one has a choice in the matter, </text:p>
      <text:p text:style-name="P10"><text:tab/>PPH *baluq appears to have referred to errors of <text:span text:style-name="T2">perception</text:span>, over which one has </text:p>
      <text:p text:style-name="P10"><text:tab/>no control. <text:s/>Reflexes of *salaq are therefore associated in some languages with </text:p>
      <text:p text:style-name="P10"><text:tab/>guilt, or the Christian concept of ‘sin’, whereas the only reflexes of PPH *baluq </text:p>
      <text:p text:style-name="P10"><text:soft-page-break/><text:tab/>known so far seem more likely to be associated with apology or embarrassment.</text:p>
      <text:p text:style-name="P10"/>
      <text:p text:style-name="P10">034. <text:tab/>*banaq ‘because, for the reason that’</text:p>
      <text:p text:style-name="P10"/>
      <text:p text:style-name="P10"><text:tab/>SblBt<text:tab/><text:span text:style-name="T2">bánaɁ</text:span> ‘conjunction -- because; it is often followed by<text:span text:style-name="T2"> ta</text:span> or<text:span text:style-name="T2"> ha</text:span>’</text:p>
      <text:p text:style-name="P10"><text:tab/>MSK <text:span text:style-name="T2">bana </text:span>‘it is because; because of; in view of’</text:p>
      <text:p text:style-name="P10"/>
      <text:p text:style-name="Standard">035. <text:s text:c="2"/><text:tab/>*báŋan<text:tab/> ‘fire saw, friction stick for starting a fire’</text:p>
      <text:p text:style-name="Standard"/>
      <text:p text:style-name="Standard"><text:tab/>ILK <text:span text:style-name="T2">báŋan</text:span> ‘fire saw’</text:p>
      <text:p text:style-name="Standard"><text:tab/>BtkP <text:span text:style-name="T2">baŋán-un </text:span>‘friction stick used for fire making, used with fire thong’</text:p>
      <text:p text:style-name="Standard"/>
      <text:p text:style-name="P34">NOTE: The Palawan Batak form is assumed to contain a reflex of the patient voice suffix *-en, sometimes used in nominalizations, as in PAN *Sikam ‘mat’, but BtkP <text:span text:style-name="T2">ikámun</text:span> ‘grass or woven leaf mat’, PPH *paŋan ‘food; to feed’, but BtkP <text:span text:style-name="T2">paŋán-un</text:span> ‘cooked rice’, or *turiq, but BtkP <text:span text:style-name="T2">turiɁ-ún</text:span> ‘circumcision’.</text:p>
      <text:p text:style-name="P34"/>
      <text:p text:style-name="Standard">036. <text:tab/>*baŋen<text:tab/>‘barrier used to keep people out of a given area’</text:p>
      <text:p text:style-name="Standard"/>
      <text:p text:style-name="P23">ILK<text:span text:style-name="T2"> baŋén</text:span> ‘small fence to cover doors and stairs when children are present; any </text:p>
      <text:p text:style-name="P31">device that prevents one from passing by; obstruction’</text:p>
      <text:p text:style-name="Standard"><text:tab/>KLY <text:span text:style-name="T2">baŋen </text:span>‘wooden frame of fireplace’</text:p>
      <text:p text:style-name="Standard"><text:tab/>WBM<text:span text:style-name="T2"> baŋen</text:span> ‘a hindrance; to hinder’</text:p>
      <text:p text:style-name="Standard"/>
      <text:p text:style-name="P23">NOTE: I assume that the *baŋen was a barrier used mainly to protect young </text:p>
      <text:p text:style-name="P23">children in domestic contexts from getting burned or falling from a height. </text:p>
      <text:p text:style-name="Standard"/>
      <text:p text:style-name="Standard">037. *baŋkíl ‘carry a load with a shoulder pole’</text:p>
      <text:p text:style-name="Standard"/>
      <text:p text:style-name="P23">KNK<text:span text:style-name="T2"> baŋkíl </text:span>‘pole; to carry s.t. on the shoulder, the load being equal on each side’</text:p>
      <text:p text:style-name="Standard"><text:tab/>IBL <text:span text:style-name="T2">man-baŋkil</text:span> ‘the action of two or more people carrying s.t. with a pole’</text:p>
      <text:p text:style-name="Standard"><text:tab/>TAG<text:span text:style-name="T2"> baŋkíl </text:span>‘a large round basket used to carry coconuts, fruit, etc. on horseback’</text:p>
      <text:p text:style-name="Standard"><text:tab/>BKL<text:span text:style-name="T2"> baŋkíl</text:span> ‘k.o. basket for carrying food’</text:p>
      <text:p text:style-name="Standard"><text:tab/>MAR <text:span text:style-name="T2">baŋkil </text:span>‘packsaddle’, <text:span text:style-name="T2">baŋki-baŋkil</text:span> ‘laden with fruits, heavily pack by saddle’</text:p>
      <text:p text:style-name="Standard"/>
      <text:p text:style-name="P34">NOTE: I assume that this form referred to carrying with a carrying pole across both shoulders, with an equal weight on each side. <text:s/>When horses were introduced by the Spanish, it was transferred to saddlebags slung across a horse’s withers.</text:p>
      <text:p text:style-name="Standard"/>
      <text:p text:style-name="Standard">038. <text:tab/>*baɁeg<text:tab/> ‘barren, sterile’</text:p>
      <text:p text:style-name="Standard"/>
      <text:p text:style-name="P23">KLY<text:span text:style-name="T2"> baweg </text:span>‘to be barren, to be unable to have children’</text:p>
      <text:p text:style-name="Standard"><text:tab/>TAG <text:span text:style-name="T2">baɁóg </text:span>‘sterile, barren, unproductive’</text:p>
      <text:p text:style-name="Standard"><text:tab/>HAN<text:span text:style-name="T2"> baɁúg</text:span> ‘sterile woman; tree which does not bear fruit’</text:p>
      <text:p text:style-name="Standard"><text:tab/>AGU <text:span text:style-name="T2">bog </text:span>‘for an egg to rot; for an animal or a person to be sterile or infertile’</text:p>
      <text:p text:style-name="P23">AKL<text:span text:style-name="T2"> báog</text:span> ‘to putrify, rot (like old eggs)’;<text:span text:style-name="T2"> baóg </text:span>‘sterile (incapable of bearing </text:p>
      <text:p text:style-name="P31"><text:soft-page-break/>children)’</text:p>
      <text:p text:style-name="Standard"><text:tab/>WRY <text:span text:style-name="T2">baóg</text:span> ‘sterile; impotent’</text:p>
      <text:p text:style-name="Standard"/>
      <text:p text:style-name="P11">039. <text:tab/>*bara-bara ‘move arms in a flailing motion, as in freestyle swimming’</text:p>
      <text:p text:style-name="P11"/>
      <text:p text:style-name="P26">ILK <text:span text:style-name="T2">bára-bára </text:span>‘freestyle swimming’, <text:span text:style-name="T2">ag-bára-bára</text:span> ‘to swim freestyle’</text:p>
      <text:p text:style-name="P11"><text:tab/>BKL <text:span text:style-name="T2">mag-bará-bára</text:span> ‘to flail the hands, or wave the hands about; swim freestyle’.</text:p>
      <text:p text:style-name="P11"/>
      <text:p text:style-name="P11">040. <text:tab/>*barakílan ‘crossbeam in house construction’</text:p>
      <text:p text:style-name="P11"/>
      <text:p text:style-name="P11"><text:tab/>ILK <text:span text:style-name="T2">barakílan<text:tab/></text:span>‘horizontal rafter used in construction’</text:p>
      <text:p text:style-name="P11"><text:tab/>TAG <text:span text:style-name="T2">balakílan </text:span>‘rafter; crossbeam or crosspiece of a house’</text:p>
      <text:p text:style-name="P11"><text:tab/>BKL <text:span text:style-name="T2">barakílan</text:span> ‘cross-beam’<text:tab/></text:p>
      <text:p text:style-name="P11"/>
      <text:p text:style-name="P26">NOTE: The likelihood that this is a Tagalog loan is reduced by the agreement of </text:p>
      <text:p text:style-name="P26">Ilokano and Bikol in pointing to *r, a phoneme which Tagalog had lost by merger </text:p>
      <text:p text:style-name="P26">with *l in the earliest Spanish records for languages of the Philippines.</text:p>
      <text:p text:style-name="P10"/>
      <text:p text:style-name="P10">041.<text:tab/>*batas ‘to cross a stream’</text:p>
      <text:p text:style-name="P10"/>
      <text:p text:style-name="P10"><text:tab/>SblBt <text:span text:style-name="T2">bátah </text:span>‘to cross a stream’</text:p>
      <text:p text:style-name="P10"><text:tab/>BKD <text:span text:style-name="T2">batas </text:span>‘to cross over, go to the opposite side of something’</text:p>
      <text:p text:style-name="P10"/>
      <text:p text:style-name="P10">042.<text:tab/>*batás ‘to suffer, bear, endure’</text:p>
      <text:p text:style-name="P10"/>
      <text:p text:style-name="P10"><text:tab/>SblBt <text:span text:style-name="T2">batáh</text:span> ‘to suffer, bear, endure’</text:p>
      <text:p text:style-name="P10"><text:tab/>HLG <text:span text:style-name="T2">mag-batás</text:span> ‘to bear, suffer, endure’</text:p>
      <text:p text:style-name="P10"><text:tab/>AKL <text:span text:style-name="T2">batás</text:span> ‘to endure, put up with, suffer’</text:p>
      <text:p text:style-name="Standard"/>
      <text:p text:style-name="Standard">043.<text:tab/>*batbat<text:tab/> ‘invocation to the spirits’</text:p>
      <text:p text:style-name="Standard"/>
      <text:p text:style-name="P23">KLY <text:span text:style-name="T2">batbat </text:span>‘the name of an invocational ritual chant of the traditional religion’<text:tab/></text:p>
      <text:p text:style-name="Standard"><text:tab/>IBL <text:span text:style-name="T2">batbat </text:span>‘historically, a mostly curative ritual feast for a broad spectrum of </text:p>
      <text:p text:style-name="Standard"><text:s/><text:tab/><text:tab/>lingering illnesse, done whenever divination indicates <text:span text:style-name="T2">batbat </text:span>is required’</text:p>
      <text:p text:style-name="Standard"><text:tab/>WRY <text:span text:style-name="T2">batbát </text:span>‘the act of leading in saying a prayer; to lead in a group prayer’</text:p>
      <text:p text:style-name="Standard"/>
      <text:p text:style-name="P23">NOTE: This comparison neatly captures the semantic variation of cognate forms </text:p>
      <text:p text:style-name="P34">used by lowland Filipinos who have long been Christianized, and their montane relatives, who remained much less affected by the hispanization of thPhilippines, and so continued until modern times to adhere to an animistic system of belief.</text:p>
      <text:p text:style-name="Standard"/>
      <text:p text:style-name="P11">044. <text:s/><text:tab/>*bayug<text:tab/> ‘slender bamboo used for binding’</text:p>
      <text:p text:style-name="P11"/>
      <text:p text:style-name="P26">ILK <text:span text:style-name="T2">bayóg </text:span>‘bamboo used for flooring; rattan strip used for tying’; <text:span text:style-name="T2">na-bayóg</text:span> ‘a tall </text:p>
      <text:p text:style-name="P32">and slender bamboo’</text:p>
      <text:p text:style-name="P26"><text:soft-page-break/>ISG <text:span text:style-name="T2">bayúg</text:span> ‘k.o. unarmed pendulous bamboo; strips of this bamboo are used for </text:p>
      <text:p text:style-name="P32">binding purposes’</text:p>
      <text:p text:style-name="P26">ITW <text:span text:style-name="T2">bayúg</text:span> ‘bamboo species having thick stems’</text:p>
      <text:p text:style-name="P26">IFG <text:span text:style-name="T2">bayúg </text:span>‘an unarmed climbing bamboo with thick walls; it is chiefly used for </text:p>
      <text:p text:style-name="P32">flooring and binding purposes’</text:p>
      <text:p text:style-name="P26">IBL <text:span text:style-name="T2">bayog</text:span> ‘a variety of bamboo --- tough, small bore; it is desirable commercially </text:p>
      <text:p text:style-name="P32">for many things, including furniture’</text:p>
      <text:p text:style-name="P26">WBM <text:span text:style-name="T2">bayug </text:span>‘a tall bamboo of recent introduction in western Bukidnon’</text:p>
      <text:p text:style-name="P26">TIR <text:span text:style-name="T2">bayug</text:span> <text:span text:style-name="T2">rebuk </text:span>‘k.o. bamboo: <text:span text:style-name="T2">Dendrocalamus merrillianus </text:span>(Elm.)’</text:p>
      <text:p text:style-name="P26">Tbl <text:span text:style-name="T2">bayug </text:span>‘k.o. small bamboo used for tying and building houses’</text:p>
      <text:p text:style-name="P39"/>
      <text:p text:style-name="P36">NOTE: Evidently distinct from PMP *bayuR ‘a tree: <text:span text:style-name="T2">Pterospermum</text:span> spp.’. <text:s/>Despite the statement that this bamboo is a recent introduction in western Bukidnon a source language remains unclear, since it has not been reported in either Tagalog or Malay.</text:p>
      <text:p text:style-name="Standard"/>
      <text:p text:style-name="Standard">045. <text:tab/>*bikal ‘k.o. slender bamboo’</text:p>
      <text:p text:style-name="Standard"/>
      <text:p text:style-name="Standard"><text:tab/>ITB <text:span text:style-name="T2">vichax</text:span> ‘kind of bamboo (thinner)’</text:p>
      <text:p text:style-name="Standard"><text:tab/>ILK <text:span text:style-name="T2">bíkal </text:span>‘species of climbing bamboo: S<text:span text:style-name="T2">chizostachyum acutiflorum</text:span>’</text:p>
      <text:p text:style-name="Standard"><text:tab/>ISG <text:span text:style-name="T2">bikal </text:span>‘a pendulous bamboo with thick walls: S<text:span text:style-name="T2">chizostachyum multiflorum</text:span></text:p>
      <text:p text:style-name="P31">Munro’</text:p>
      <text:p text:style-name="Standard"><text:tab/>DgtC <text:span text:style-name="T2">bikal</text:span> ‘a species of uncultivated bamboo’</text:p>
      <text:p text:style-name="P23">BON<text:span text:style-name="T2"> bíkal </text:span>‘a kind of bamboo'</text:p>
      <text:p text:style-name="Standard"/>
      <text:p text:style-name="Standard">046. <text:tab/>*bilbíl ‘rolls of adipose tissue in the abdominal or hip area’</text:p>
      <text:p text:style-name="Standard"/>
      <text:p text:style-name="P23">ILK <text:span text:style-name="T2">bilbíl </text:span>‘double fold in the upper stomachs of stout women’</text:p>
      <text:p text:style-name="Standard"><text:tab/>TAG<text:span text:style-name="T2"> bilbíl</text:span> ‘dropsy; a disease in which liquid collects in the body’<text:tab/></text:p>
      <text:p text:style-name="Standard"><text:tab/>AGU <text:span text:style-name="T2">bilbil</text:span> ‘body fat found on the trunk’</text:p>
      <text:p text:style-name="Standard"><text:tab/>CEB <text:span text:style-name="T2">bilbíl </text:span>‘to make or be overly obese’; <text:span text:style-name="T2">bilbil-ún </text:span>‘overly obese’</text:p>
      <text:p text:style-name="Standard"><text:tab/>WRY<text:span text:style-name="T2"> bilbil</text:span> ‘fatness of the hips’</text:p>
      <text:p text:style-name="Standard"/>
      <text:p text:style-name="Standard"><text:tab/>NOTE: The probability that this is a Tagalog loan distribution is lowered by the </text:p>
      <text:p text:style-name="P23">divergence of the Tagalog gloss from that of all other languages.</text:p>
      <text:p text:style-name="Standard"/>
      <text:p text:style-name="P11">047. <text:tab/>*bitwak ‘to lance, open up the flesh in an operation’</text:p>
      <text:p text:style-name="P11"/>
      <text:p text:style-name="P11"><text:tab/>SblBt <text:span text:style-name="T2">bitwák </text:span>‘to open up, as when dressing an animal; to operate’</text:p>
      <text:p text:style-name="P11"><text:tab/>MSK <text:span text:style-name="T2">bitwak </text:span>‘to open, to lance (as a boil)’</text:p>
      <text:p text:style-name="Standard"/>
      <text:p text:style-name="Standard">048. <text:s text:c="2"/><text:tab/>*buaj ‘to eat heartily’</text:p>
      <text:p text:style-name="Standard"/>
      <text:p text:style-name="Standard"><text:tab/>PGS <text:span text:style-name="T2">buág</text:span> ‘to eat heartily’, <text:span text:style-name="T2">buág-en</text:span> ‘food, sustenance’</text:p>
      <text:p text:style-name="Standard"><text:tab/>MSK <text:span text:style-name="T2">buwad</text:span> ‘to have a full stomach’</text:p>
      <text:p text:style-name="Standard"/>
      <text:p text:style-name="Standard"><text:soft-page-break/>049. <text:tab/>*buaŋ ‘to release s.t. pent-up, let s.t. go’</text:p>
      <text:p text:style-name="Standard"/>
      <text:p text:style-name="P23">ILK <text:span text:style-name="T2">buáŋ </text:span>‘opening’, <text:span text:style-name="T2">i-buáŋ</text:span> ‘to permit, allow; open (clear obstruction), open </text:p>
      <text:p text:style-name="P31">(faucet); set loose (animal); let newly hatched chicks out of the nest’</text:p>
      <text:p text:style-name="Standard"><text:tab/>IBL <text:span text:style-name="T2">i-bowaŋ</text:span> ‘to release water by removing what blocks it (as plug in rice terrace </text:p>
      <text:p text:style-name="P31">dyke, opening dam spillway, dismantling dam used in <text:span text:style-name="T2">salep </text:span>fishing, etc.)<text:tab/></text:p>
      <text:p text:style-name="Standard"><text:tab/>TIR <text:span text:style-name="T2">buaŋ</text:span> ‘to loosen, to release s.t.’</text:p>
      <text:p text:style-name="Standard"/>
      <text:p text:style-name="Standard">050. <text:tab/>*buk(e)law ‘gluttonous, greedy with food’</text:p>
      <text:p text:style-name="Standard"/>
      <text:p text:style-name="Standard"><text:tab/>ILK <text:span text:style-name="T2">bukláw</text:span> ‘gluttonous, greedy with food’</text:p>
      <text:p text:style-name="Standard"><text:tab/>MSK<text:span text:style-name="T2"> boklaw </text:span>‘to be gluttonous’</text:p>
      <text:p text:style-name="Standard"/>
      <text:p text:style-name="Standard">051. <text:tab/>*buk(e)lid ‘stumble, lose balance and fall’</text:p>
      <text:p text:style-name="Standard"/>
      <text:p text:style-name="P23">AA <text:span text:style-name="T2">boklid </text:span>‘to stumble or trip, thereby twisting or spraining the foot or ankle’</text:p>
      <text:p text:style-name="Standard"><text:tab/>SblBt <text:span text:style-name="T2">boklíd </text:span>‘to turn one’s foot over, to twist one’s foot’<text:tab/></text:p>
      <text:p text:style-name="Standard"><text:tab/>MAR<text:span text:style-name="T2"> boklid</text:span> ‘to topple, totter, tumble’</text:p>
      <text:p text:style-name="Standard"/>
      <text:p text:style-name="P11">052. <text:s text:c="2"/><text:tab/>*buneg<text:tab/> ‘a tree with berry-like fruit that is fed to animals:<text:span text:style-name="T2"> Garcinia</text:span> spp.’</text:p>
      <text:p text:style-name="P26"/>
      <text:p text:style-name="P26">ILK búneg ‘k.o. tree whose fruits are fed to swine’</text:p>
      <text:p text:style-name="P11"><text:tab/>PLW buneg ‘a tree:<text:span text:style-name="T2"> Garcinia</text:span> spp.’</text:p>
      <text:p text:style-name="P11"/>
      <text:p text:style-name="P26">NOTE: Evidence that this is the same tree comes from the observation that trees </text:p>
      <text:p text:style-name="P26">of the genus <text:span text:style-name="T2">Garcinia </text:span>yield fruits that are a food source for many animals.</text:p>
      <text:p text:style-name="Standard"/>
      <text:p text:style-name="Standard">053. <text:tab/>*buntún ‘heap or pile, as of produce; to pile in a heap’</text:p>
      <text:p text:style-name="Standard"/>
      <text:p text:style-name="P10"><text:tab/>ILK<text:span text:style-name="T2"> buntón </text:span>‘a heap, pile, stack; small hill; anthill’,<text:span text:style-name="T2"> i-buntón </text:span>‘to place things in a </text:p>
      <text:p text:style-name="P10"><text:s text:c="19"/><text:tab/>pile or heap’ (myth. home of the <text:span text:style-name="T2">ansísit</text:span> = dwarves)</text:p>
      <text:p text:style-name="Standard"><text:tab/>AA <text:span text:style-name="T2">bonton </text:span>‘to pile in a heap’</text:p>
      <text:p text:style-name="P10"><text:tab/>SblBt <text:span text:style-name="T2">i-bontón</text:span><text:tab/> ‘to pile in a heap’</text:p>
      <text:p text:style-name="P10"><text:tab/>KPG <text:span text:style-name="T2">búntun ‘</text:span>pile, stack (as a haystack)’</text:p>
      <text:p text:style-name="Standard"><text:tab/>TAG<text:span text:style-name="T2"> buntón </text:span>‘heap, pile, collection (as of tins, newspapers, etc.)’</text:p>
      <text:p text:style-name="Standard"><text:tab/>PGS <text:span text:style-name="T2">bontón</text:span> ‘heap; pile; to gather up, pile up’</text:p>
      <text:p text:style-name="P10"><text:tab/>MSK <text:span text:style-name="T2">bonton </text:span>‘a pile of abaca’</text:p>
      <text:p text:style-name="Standard"><text:tab/></text:p>
      <text:p text:style-name="P34">NOTE: Until a cognate is found outside the Philippines, I assume Yakan <text:span text:style-name="T2">buntun</text:span> ‘a pile of s.t. (e.g. of coconuts for husking, of rice)’ to be a borrowing from a language of Mindanao. <text:s/>Contrarily, given its connection with native mythology, it seems unlikely that the Ilokano word is a Tagalog loan.</text:p>
      <text:p text:style-name="Standard"/>
      <text:p text:style-name="Standard">054.<text:tab/>*buŋun<text:tab/> ‘wraping material; to wrap’</text:p>
      <text:p text:style-name="Standard"/>
      <text:p text:style-name="Standard"><text:soft-page-break/><text:tab/>ILK <text:span text:style-name="T2">buŋón </text:span>‘wrapper, covering; package’, <text:span text:style-name="T2">buŋun-en</text:span><text:tab/>‘to wrap up, pack’</text:p>
      <text:p text:style-name="P23">BON <text:span text:style-name="T2">buŋun </text:span>‘to wrap up, as a parcel’<text:line-break/><text:tab/>TbwC <text:span text:style-name="T2">buŋon</text:span> ‘to wrap something with a wrapper’</text:p>
      <text:p text:style-name="Standard"/>
      <text:p text:style-name="P11">055. <text:tab/>*burúj<text:tab/>‘lazy, listless, unwilling to work’</text:p>
      <text:p text:style-name="P11"/>
      <text:p text:style-name="P11"><text:tab/>ILK <text:span text:style-name="T2">buróg </text:span>‘lazy fellow; bum’</text:p>
      <text:p text:style-name="P11"><text:tab/>BKL <text:span text:style-name="T2">buród</text:span> ‘languid, listless, sluggish, torpid, phlegmatic’</text:p>
      <text:p text:style-name="Standard"/>
      <text:p text:style-name="Standard">056. <text:tab/>*buR(e)túq ‘to snap under tension (rope, string)’</text:p>
      <text:p text:style-name="Standard"/>
      <text:p text:style-name="Standard"><text:tab/>SBLBt<text:tab/><text:span text:style-name="T2">boytóɁ<text:tab/></text:span>‘to break s.t. flexible, as a rope’</text:p>
      <text:p text:style-name="Standard"><text:tab/>BKL <text:span text:style-name="T2">mag-bugtóɁ</text:span> ‘to pull a string until it snaps’</text:p>
      <text:p text:style-name="Standard"><text:tab/>AKL <text:span text:style-name="T2">búgtoɁ </text:span>‘to break, snap’</text:p>
      <text:p text:style-name="Standard"><text:tab/>CEB<text:span text:style-name="T2"> búgtuɁ</text:span> ‘for string, rope, wire, etc. to break with a snap’</text:p>
      <text:p text:style-name="Standard"><text:tab/>TSG <text:span text:style-name="T2">mag-bugtuɁ</text:span> ‘to break (something, as rope, thread, wire, string, etc.)’.<text:tab/></text:p>
      <text:p text:style-name="Standard"/>
      <text:p text:style-name="Standard">057. <text:tab/>*bús(e)kaj/bús(e)kag ‘to burst open, become exposed’</text:p>
      <text:p text:style-name="Standard"/>
      <text:p text:style-name="Standard"><text:tab/>(a)</text:p>
      <text:p text:style-name="P23">PGS<text:span text:style-name="T2"> búskag</text:span> ‘to sprout, burst open (as flower bud)’</text:p>
      <text:p text:style-name="P23">HLG <text:span text:style-name="T2">mag-búskad</text:span> ‘to spread open (as in a flower), to unfold’</text:p>
      <text:p text:style-name="Standard"><text:tab/>AKL<text:span text:style-name="T2"> búskad</text:span> ‘to open wide (like a flower)’</text:p>
      <text:p text:style-name="Standard"><text:tab/>(b)</text:p>
      <text:p text:style-name="Standard"><text:tab/>CEB<text:span text:style-name="T2"> buskág</text:span> ‘undo, untie s.t., esp. so that the contents spread; for s.t. wrapped or </text:p>
      <text:p text:style-name="Standard"><text:s/><text:tab/><text:tab/>tied up to open’</text:p>
      <text:p text:style-name="Standard"><text:tab/>MSK<text:span text:style-name="T2"> buskag</text:span> ‘to open (as a bud)’</text:p>
      <text:p text:style-name="Standard"/>
      <text:p text:style-name="Standard">058. <text:tab/>*butáŋ<text:tab/>‘to punch, beat up’</text:p>
      <text:p text:style-name="Standard"/>
      <text:p text:style-name="P23">ILK <text:span text:style-name="T2">butáŋ </text:span>‘to attack; beat up; gang up on’</text:p>
      <text:p text:style-name="Standard"><text:tab/>WRY <text:span text:style-name="T2">butáŋ</text:span> ‘the act of giving a fist blow’</text:p>
      <text:p text:style-name="Standard"/>
      <text:p text:style-name="Standard">/d/</text:p>
      <text:p text:style-name="P11"/>
      <text:p text:style-name="Standard">059. <text:tab/>*dábu-dábu ‘melee, brawl, fight between parties’</text:p>
      <text:p text:style-name="Standard"/>
      <text:p text:style-name="Standard"><text:s/><text:tab/>AA <text:span text:style-name="T2">labo-labo</text:span> ‘fight between two parties, two families, or man to man’</text:p>
      <text:p text:style-name="Standard"><text:tab/>SblBt <text:span text:style-name="T2">labo-lábo</text:span> ‘fight between two parties two families, or between many parties </text:p>
      <text:p text:style-name="Standard"><text:s text:c="5"/><text:tab/><text:tab/>or nations’</text:p>
      <text:p text:style-name="Standard"><text:tab/>CEB <text:span text:style-name="T2">dabu-dábu</text:span> ‘successive blows; to bombard, rain blows upon’</text:p>
      <text:p text:style-name="Standard"><text:tab/>BKD <text:span text:style-name="T2">dabo-dabo</text:span> ‘to hit repeatedly with fist’</text:p>
      <text:p text:style-name="P11"/>
      <text:p text:style-name="Standard">060. <text:tab/>*dagáqaŋ ‘warm air, heated air, muggy weather’</text:p>
      <text:p text:style-name="Standard"/>
      <text:p text:style-name="P23">ILK <text:span text:style-name="T2">dagáaŋ </text:span>‘sultry weather’;<text:span text:style-name="T2"> ag-dagáaŋ </text:span>‘to feel sultry/muggy’</text:p>
      <text:p text:style-name="Standard"><text:soft-page-break/><text:tab/>CEB <text:span text:style-name="T2">dagáaŋ</text:span> ‘heat, warmth given off, usually by s.t. solid’</text:p>
      <text:p text:style-name="Standard"><text:tab/>WRY <text:span text:style-name="T2">dagaaŋ</text:span><text:tab/>‘the hot air emitted by fire or flame’; <text:span text:style-name="T2">ma-dagaaŋ </text:span>‘hot, warm’</text:p>
      <text:p text:style-name="P11"/>
      <text:p text:style-name="P11">061. <text:tab/>*dagaw ‘to play, to frolic’</text:p>
      <text:p text:style-name="P11"/>
      <text:p text:style-name="P26">AA <text:span text:style-name="T2">dagaw </text:span>‘game, play; to play; a toy’</text:p>
      <text:p text:style-name="P11"><text:tab/>SblBt <text:span text:style-name="T2">dagáw </text:span>‘to play’</text:p>
      <text:p text:style-name="P11"><text:tab/>MAR <text:span text:style-name="T2">dagaw</text:span> ‘frolic’</text:p>
      <text:p text:style-name="Standard"/>
      <text:p text:style-name="Standard">062. <text:tab/>*dagínut ‘to use sparingly’ (dbl. *inut)</text:p>
      <text:p text:style-name="Standard"/>
      <text:p text:style-name="P23">ILK <text:span text:style-name="T2">dagínot </text:span>‘to be frugal, use sparingly’</text:p>
      <text:p text:style-name="Standard"><text:tab/>AKL <text:span text:style-name="T2">dagínot </text:span>‘to go slowly (on), use up slowly, economize’</text:p>
      <text:p text:style-name="Standard"><text:tab/>CEB <text:span text:style-name="T2">dagínut </text:span>‘to use sparingly’<text:tab/></text:p>
      <text:p text:style-name="Standard"><text:tab/>WRY <text:span text:style-name="T2">daginot</text:span> ‘gradual; little by little; by or in installments’</text:p>
      <text:p text:style-name="P11"/>
      <text:p text:style-name="Standard">063. <text:tab/>*dalit ‘to be in close contact’</text:p>
      <text:p text:style-name="Standard"/>
      <text:p text:style-name="Standard"><text:s text:c="12"/>KLY <text:span text:style-name="T2">dalit </text:span>‘to be close by s.o. (as two people sitting or sleeping together)’<text:tab/></text:p>
      <text:p text:style-name="P23">MSK <text:span text:style-name="T2">darit </text:span>‘to touch, be in contact with’</text:p>
      <text:p text:style-name="Standard"/>
      <text:p text:style-name="Standard">064. <text:tab/>*dalugdug ‘to rumble, as thunder’</text:p>
      <text:p text:style-name="Standard"/>
      <text:p text:style-name="P23">ILK <text:span text:style-name="T2">dalugúdug</text:span> ‘sound of running or trampling’</text:p>
      <text:p text:style-name="Standard"><text:tab/>WRY <text:span text:style-name="T2">dalugdóg</text:span> ‘thunder; thunderbolt; thunderstorm’</text:p>
      <text:p text:style-name="Standard"/>
      <text:p text:style-name="P34">NOTE: Ilokano has added a stressed copy vowel between heterorganic obstruents in a number of reduplications, as with PWMP *dapdap &gt; <text:span text:style-name="T2">dapádap</text:span> ‘to grope, feel for’, PAN *gisgis ‘to rub, scrape against’ &gt; <text:span text:style-name="T2">gisígis</text:span> ‘toothbrush’, or PAN *kiwkiw ‘to wave, wag (tail)’ &gt; <text:span text:style-name="T2">kiwíkiw</text:span> ‘wagging of the tail’.<text:tab/></text:p>
      <text:p text:style-name="P11"/>
      <text:p text:style-name="P11">065. <text:tab/>*dalúkap ‘palm of the hand’</text:p>
      <text:p text:style-name="P11"/>
      <text:p text:style-name="P26">AA<text:span text:style-name="T2"> daokap</text:span> ‘palm of hand, sole of foot’</text:p>
      <text:p text:style-name="P26">SblBt <text:span text:style-name="T2">dawókap</text:span> ‘palm of hand, bottom of foot’</text:p>
      <text:p text:style-name="P11"><text:tab/>HAN <text:span text:style-name="T2">dalúkap</text:span> ‘palm of the hand’</text:p>
      <text:p text:style-name="P11"/>
      <text:p text:style-name="P26">NOTE: PMP *palaj ‘palm of the hand’ was retained in PPH, raising questions </text:p>
      <text:p text:style-name="P26">about how these two terms differed in meaning.</text:p>
      <text:p text:style-name="Standard"/>
      <text:p text:style-name="Standard"><text:bookmark-start text:name="_Hlk81134883"/>066. *daluq ‘greedy, selfish’ (dbl. *daluk)</text:p>
      <text:p text:style-name="Standard"><text:bookmark-end text:name="_Hlk81134883"/></text:p>
      <text:p text:style-name="P23">AGU <text:span text:style-name="T2">mag-dalok</text:span> ‘to eat a lot very greedily, without sharing with others; to be a </text:p>
      <text:p text:style-name="P31">“pig”’<text:tab/></text:p>
      <text:p text:style-name="P23">CEB <text:span text:style-name="T2">dáluɁ </text:span>‘selfish, disliking to give things’</text:p>
      <text:p text:style-name="Standard"><text:tab/>MAR<text:span text:style-name="T2"> daloɁ</text:span> ‘selfish, greedy, voracious’</text:p>
      <text:p text:style-name="P11"><text:soft-page-break/></text:p>
      <text:p text:style-name="P11">067. <text:tab/>*dalús ‘clearing in the forest’</text:p>
      <text:p text:style-name="P11"/>
      <text:p text:style-name="P26">ILK <text:span text:style-name="T2">dalús </text:span>‘clean space; clearing (of a forest); completed work’</text:p>
      <text:p text:style-name="P26">PGS <text:span text:style-name="T2">dalós</text:span> ‘to clean, clear of weeds, etc.’</text:p>
      <text:p text:style-name="Standard"><text:tab/>BtkP <text:span text:style-name="T2">dalús </text:span>‘clearing’</text:p>
      <text:p text:style-name="Standard"><text:tab/>WRY <text:span text:style-name="T2">dalós </text:span>‘the act of cutting or uprooting weeds or shrubs’</text:p>
      <text:p text:style-name="Standard"/>
      <text:p text:style-name="Standard">068. <text:tab/>*dames ‘be covered with dirt’</text:p>
      <text:p text:style-name="Standard"/>
      <text:p text:style-name="Standard"><text:s text:c="10"/><text:tab/>KLY <text:span text:style-name="T2">dameh </text:span>‘for clothing to have thick dirt’<text:tab/><text:tab/></text:p>
      <text:p text:style-name="P23">MSK <text:span text:style-name="T2">damos</text:span> ‘to smear (as the face with mud); to taint; to put dirt on anything’</text:p>
      <text:p text:style-name="P23"><text:s text:c="8"/></text:p>
      <text:p text:style-name="Standard">069. <text:tab/>*dampil ‘to strike someone with the hand or an instrument’</text:p>
      <text:p text:style-name="Standard"/>
      <text:p text:style-name="P23">PGS <text:span text:style-name="T2">dampíl</text:span> ‘to strike someone with the hand on any part of the body’</text:p>
      <text:p text:style-name="Standard"><text:tab/>MSK <text:span text:style-name="T2">dampil</text:span> ‘to strike (someone) with the side of a bolo’</text:p>
      <text:p text:style-name="Standard"/>
      <text:p text:style-name="Standard">070. <text:tab/>*dapílus ‘skidding, stumbling, losing balance’</text:p>
      <text:p text:style-name="Standard"/>
      <text:p text:style-name="P23">ILK <text:span text:style-name="T2">dapílos </text:span>‘crumbling; sagging; disabled’; <text:span text:style-name="T2">dapilús-en</text:span> ‘to cause to collapse’<text:tab/></text:p>
      <text:p text:style-name="Standard"><text:tab/>TAG <text:span text:style-name="T2">dapílos </text:span>‘skidding, stumbling’</text:p>
      <text:p text:style-name="Standard"><text:tab/>AKL <text:span text:style-name="T2">dápeos</text:span> ‘to slide down (as down the railing of a stairway); to slip down </text:p>
      <text:p text:style-name="P31">(unable to take hold)</text:p>
      <text:p text:style-name="Standard"><text:tab/>CEB<text:span text:style-name="T2"> dapílus</text:span> ‘to slide straight downward’</text:p>
      <text:p text:style-name="Standard"/>
      <text:p text:style-name="P23">NOTE: Possibly a Tagalog loan in Ilokano, although the semantics are </text:p>
      <text:p text:style-name="P23">sufficiently different to bring this interpretation into question.</text:p>
      <text:p text:style-name="Standard"/>
      <text:p text:style-name="Standard">071. <text:tab/>*daqég<text:tab/> ‘to defeat, overpower, outdo in competition’</text:p>
      <text:p text:style-name="Standard"/>
      <text:p text:style-name="P23">ILK <text:span text:style-name="T2">ag-d&lt;inn&gt;aég</text:span> ‘to outdo each other’</text:p>
      <text:p text:style-name="Standard"><text:tab/>PGS <text:span text:style-name="T2">daég </text:span>‘to overcome, surpass, overpower, prevail, deliver’</text:p>
      <text:p text:style-name="Standard"><text:tab/>TAG <text:span text:style-name="T2">daíg ‘</text:span>beaten; defeated; excelled’</text:p>
      <text:p text:style-name="Standard"><text:tab/>BKL <text:span text:style-name="T2">daɁóg</text:span> ‘beaten, defeated; lost’<text:tab/><text:tab/></text:p>
      <text:p text:style-name="Standard"><text:tab/>HAN <text:span text:style-name="T2">dáɁug </text:span>‘to defeat, esp. in games’; <text:span text:style-name="T2">ma-dáɁug</text:span> ‘defeated (passive sense); lose </text:p>
      <text:p text:style-name="P31">(active sense)’</text:p>
      <text:p text:style-name="Standard"><text:tab/>TbwC <text:span text:style-name="T2">daɨg</text:span> ‘surpassed, defeated, or beaten by something’<text:tab/><text:tab/><text:tab/></text:p>
      <text:p text:style-name="Standard"><text:tab/>AKL <text:span text:style-name="T2">daóg</text:span> ‘to win, beat, overpower’; <text:span text:style-name="T2">daóg-dáog</text:span> ‘to prevail; want to be on top’ </text:p>
      <text:p text:style-name="Standard"><text:tab/>CEB <text:span text:style-name="T2">daúg</text:span> ‘to outdo, overcome someone’; <text:span text:style-name="T2">daúg-dáug</text:span> ‘to maltreat, step on s.o.’</text:p>
      <text:p text:style-name="Standard"><text:tab/>MSK<text:span text:style-name="T2"> daug</text:span> ‘to defeat’</text:p>
      <text:p text:style-name="Standard"><text:tab/>BKD <text:span text:style-name="T2">daeg </text:span>‘to win, gain the victory; to finish first (in a race, contest, etc.); to </text:p>
      <text:p text:style-name="P31">outdo, overcome (someone); to defeat, conquer (someone or something)’</text:p>
      <text:p text:style-name="Standard"><text:tab/>TSG <text:span text:style-name="T2">d&lt;um&gt;aug</text:span> ‘to win (as a game, race, demand, lawsuit, battle)’</text:p>
      <text:p text:style-name="P11"/>
      <text:p text:style-name="P11"><text:soft-page-break/>072. <text:tab/>*darusdús ‘to slide down’</text:p>
      <text:p text:style-name="P11"/>
      <text:p text:style-name="P26">ILK<text:span text:style-name="T2"> ag-darusdús </text:span>‘to slide down a slope or tree’</text:p>
      <text:p text:style-name="P11"><text:tab/>BON<text:span text:style-name="T2"> dalosdos</text:span> ‘to fall by having the base slip out from underneath’</text:p>
      <text:p text:style-name="P11"><text:tab/>TAG <text:span text:style-name="T2">dalusdós </text:span>‘slipping downward, as on a slope or down a pole’</text:p>
      <text:p text:style-name="P11"><text:tab/>BKL <text:span text:style-name="T2">mapa-darusdós</text:span>’to slide; to get slid’; <text:span text:style-name="T2">darusdus-án ‘</text:span>playground slide’</text:p>
      <text:p text:style-name="P11"><text:tab/>AGU <text:span text:style-name="T2">ma-dalosdos</text:span> ‘to accidentally slide down from somewhere’; <text:span text:style-name="T2">magpa-</text:span></text:p>
      <text:p text:style-name="P32"><text:span text:style-name="T2">dalosdos </text:span>‘for a person to intentionally slide down from somewhere’</text:p>
      <text:p text:style-name="P11"/>
      <text:p text:style-name="P26">NOTE: Also Tagalog<text:span text:style-name="T2"> dausdós</text:span> ‘a slide; sliding down an inclined surface </text:p>
      <text:p text:style-name="P26">(intentionally)’, Cebuano <text:span text:style-name="T2">dalusɁús</text:span> ‘to slide down’, <text:span text:style-name="T2">dalusɁus</text:span>-<text:span text:style-name="T2">án </text:span>‘slide, children’s</text:p>
      <text:p text:style-name="P26">playground equipment’.</text:p>
      <text:p text:style-name="Standard"/>
      <text:p text:style-name="Standard">073. <text:tab/>*daRit<text:tab/>‘to swoop down and seize prey, of raptorial birds’</text:p>
      <text:p text:style-name="Standard"/>
      <text:p text:style-name="P23">TAG <text:span text:style-name="T2">pag-dágit</text:span> ‘swooping and seizing while in flight, as when a hawk or an eagle </text:p>
      <text:p text:style-name="P31">snatches its prey’</text:p>
      <text:p text:style-name="Standard"><text:tab/>BKL <text:span text:style-name="T2">mag-dágit</text:span> ‘to swoop down on a catch (birds)’<text:tab/><text:tab/><text:tab/></text:p>
      <text:p text:style-name="Standard"><text:tab/>AKL<text:span text:style-name="T2"> dágit</text:span> ‘to pounce upon, swoop down and seize (said of birds seizing prey)’</text:p>
      <text:p text:style-name="Standard"><text:tab/>MAR<text:span text:style-name="T2"> ragit</text:span> ‘to capture, as bird of prey captures’</text:p>
      <text:p text:style-name="Standard"><text:tab/>MSK <text:span text:style-name="T2">dagit ‘</text:span>to swoop down and seize (of birds)’</text:p>
      <text:p text:style-name="Standard"><text:tab/>TIR <text:span text:style-name="T2">darit</text:span> ‘a hawk: <text:span text:style-name="T2">Spilornis cheela holospilsus</text:span> (Latham)’</text:p>
      <text:p text:style-name="Standard"><text:tab/>TSG <text:span text:style-name="T2">d&lt;um&gt;agit</text:span> ‘for a bird of prey to seize or snatch s.t.’</text:p>
      <text:p text:style-name="Standard"><text:tab/>BM <text:span text:style-name="T2">dagit </text:span>‘to seize s.t. in a swift motion, as a bird of prey or a crocodile does’</text:p>
      <text:p text:style-name="Standard"><text:tab/>TTB<text:span text:style-name="T2"> ragit</text:span> ‘to seize as prey, of a hawk in flight’</text:p>
      <text:p text:style-name="Standard"/>
      <text:p text:style-name="Standard">074. <text:tab/>*dawa<text:tab/>‘alibi, excuse’</text:p>
      <text:p text:style-name="Standard"/>
      <text:p text:style-name="P23">BKL <text:span text:style-name="T2">dawa</text:span> ‘even if, even though’</text:p>
      <text:p text:style-name="Standard"><text:tab/>PLW<text:span text:style-name="T2"> dawa</text:span> ‘justification, excuse’</text:p>
      <text:p text:style-name="Standard"><text:tab/>TBL <text:span text:style-name="T2">dawa</text:span> ‘alibi, excuse’</text:p>
      <text:p text:style-name="Standard"/>
      <text:p text:style-name="Standard">075. <text:tab/>*dayun-1 ‘to continue, proceed with an action’</text:p>
      <text:p text:style-name="Standard"/>
      <text:p text:style-name="P23">AA <text:span text:style-name="T2">dayon </text:span>‘to pluck heads of grain with hand while moving past’</text:p>
      <text:p text:style-name="Standard"><text:tab/>HAN <text:span text:style-name="T2">dáyun </text:span>‘continuation’; <text:span text:style-name="T2">pa-dáyun </text:span>‘to continue, follow through’</text:p>
      <text:p text:style-name="Standard"><text:tab/>AGU <text:span text:style-name="T2">dayon</text:span> ‘to proceed to do something’; <text:span text:style-name="T2">ipa-dayon</text:span> ‘to continue on one’s way’</text:p>
      <text:p text:style-name="Standard"><text:tab/>AKL <text:span text:style-name="T2">dáyon </text:span>‘then, consequently, thereupon; to go on, carry on; push through’</text:p>
      <text:p text:style-name="Standard"><text:tab/>CEB<text:span text:style-name="T2"> dáyun</text:span> ‘immediate, at once; to do as the next thing; do s.t. immediately’</text:p>
      <text:p text:style-name="Standard"><text:tab/>BKD <text:span text:style-name="T2">dayun </text:span>‘to proceed, go on or forward; to continue doing something)’</text:p>
      <text:p text:style-name="Standard"/>
      <text:p text:style-name="Standard">076. <text:tab/>*dayun-2 ‘swinging cradle for babies’ (dbl. *ayun, *dúyan)</text:p>
      <text:p text:style-name="Standard"/>
      <text:p text:style-name="P23">BON <text:span text:style-name="T2">dáyon</text:span> ‘a swing’</text:p>
      <text:p text:style-name="Standard"><text:tab/>IFG <text:span text:style-name="T2">dáyun </text:span>‘cradle, i.e., an oblong basket that can be suspended in some way on </text:p>
      <text:p text:style-name="Standard"><text:s/><text:tab/><text:tab/>both its ends, so that the baby can be rocked’</text:p>
      <text:p text:style-name="Standard"><text:soft-page-break/><text:tab/>PLW <text:span text:style-name="T2">dayun</text:span> ‘cradle, swing (for babies)’</text:p>
      <text:p text:style-name="Standard"><text:line-break/>077. <text:tab/>*dayuq<text:tab/> ‘to compete with’</text:p>
      <text:p text:style-name="Standard"/>
      <text:p text:style-name="P23">ILK <text:span text:style-name="T2">dáyo </text:span>‘to compete, rival’; <text:span text:style-name="T2">dayó-an</text:span> ‘to outdo, better, exceed’</text:p>
      <text:p text:style-name="Standard"><text:tab/>MAR <text:span text:style-name="T2">rayoɁ </text:span>‘to aspire, wish, want’<text:line-break/><text:tab/>WBM <text:span text:style-name="T2">dayuɁ </text:span>‘to admire someone’</text:p>
      <text:p text:style-name="Standard"/>
      <text:p text:style-name="Standard">078. <text:tab/>*deldel ‘force something to move’</text:p>
      <text:p text:style-name="P18"/>
      <text:p text:style-name="P23">ILK <text:span text:style-name="T2">deldel-én</text:span><text:tab/>‘to move something to one’s advantage; put nearer to’</text:p>
      <text:p text:style-name="Standard"><text:tab/>BON <text:span text:style-name="T2">deldél</text:span> ‘to move something by applying sustained pressure against it, as by </text:p>
      <text:p text:style-name="P31">leaning against it; to push’</text:p>
      <text:p text:style-name="Standard"><text:tab/>KAN <text:span text:style-name="T2">deldel-án</text:span> ‘to dun, to beset for payment’</text:p>
      <text:p text:style-name="Standard"><text:tab/>IFG <text:span text:style-name="T2">doldól</text:span> ‘to shove, push s.t. forward (over the floor, ground, bench., etc.)</text:p>
      <text:p text:style-name="Standard"><text:tab/>IfgBt<text:span text:style-name="T2"> doldol</text:span> ‘someone’s provoking or tempting of someone else’</text:p>
      <text:p text:style-name="Standard"><text:tab/>IBL <text:span text:style-name="T2">shelshel</text:span> ‘to push something with a steady, even pressure (as in forcing open a </text:p>
      <text:p text:style-name="P31">door); to push one another thus (as two carabaos head-to-head)’</text:p>
      <text:p text:style-name="Standard"><text:tab/>PGS <text:span text:style-name="T2">on-déldel</text:span><text:tab/>‘to insist’</text:p>
      <text:p text:style-name="Standard"><text:tab/>TIR <text:span text:style-name="T2">dedel </text:span>‘to drive an animal into or away from something’</text:p>
      <text:p text:style-name="P10"/>
      <text:p text:style-name="P10">079. <text:tab/>*déqdeq ‘to dip something in a liquid’</text:p>
      <text:p text:style-name="P10"/>
      <text:p text:style-name="P10"><text:tab/>AA dede ‘to dip something in a liquid or powder’</text:p>
      <text:p text:style-name="P10"><text:tab/>SblBt dédeɁ ‘to dip forefinger in sugar or salt and lick’’</text:p>
      <text:p text:style-name="P10"><text:tab/>AKL dóɁdoɁ ‘to dab, daub; dip into liquid, dunk’</text:p>
      <text:p text:style-name="P10"><text:tab/>BKD deɁdeɁ ‘to dunk, dip something in a liquid (partially or completely)’</text:p>
      <text:p text:style-name="Standard"/>
      <text:p text:style-name="Standard">080. <text:tab/>*dilas ‘internal organ, pancreas or spleen’</text:p>
      <text:p text:style-name="Standard"/>
      <text:p text:style-name="P23">ITB<text:span text:style-name="T2"> rilas</text:span> ‘pancreas (part of the body)’</text:p>
      <text:p text:style-name="Standard"><text:tab/>TIR<text:span text:style-name="T2"> dilos</text:span> ‘the spleen’</text:p>
      <text:p text:style-name="Standard"><text:tab/>TBL <text:span text:style-name="T2">dilós</text:span> ‘spleen’</text:p>
      <text:p text:style-name="Standard"/>
      <text:p text:style-name="P10">081. <text:tab/>*dubdub ‘to set on fire’</text:p>
      <text:p text:style-name="P10"/>
      <text:p text:style-name="P10"><text:tab/>AA<text:span text:style-name="T2"> loblob</text:span> ‘to burn or be aflame’</text:p>
      <text:p text:style-name="P10"><text:tab/>SblBt <text:span text:style-name="T2">i-loblób</text:span><text:tab/>‘to place on a fire’</text:p>
      <text:p text:style-name="P10"><text:tab/>BKD <text:span text:style-name="T2">dubdub </text:span>‘set s.t. on fire so it will gradually burn through (as a tree to fell it)’</text:p>
      <text:p text:style-name="Standard"/>
      <text:p text:style-name="Standard">082.<text:tab/>*dúhul<text:tab/>‘to feed others, as birds feed their young’</text:p>
      <text:p text:style-name="Standard"/>
      <text:p text:style-name="Standard"><text:s/><text:tab/>ILK <text:span text:style-name="T2">dúol</text:span> ‘handout; food given to young birds by their mother’; <text:span text:style-name="T2">duól-an</text:span> ‘to give </text:p>
      <text:p text:style-name="Standard"><text:s/><text:tab/><text:tab/>out, give for free’</text:p>
      <text:p text:style-name="Standard"><text:s/><text:tab/>BON <text:span text:style-name="T2">dóol</text:span> ‘to distribute cooked meat and vegetables to one’s family and </text:p>
      <text:p text:style-name="Standard"><text:s/><text:tab/><text:tab/>neighbors during feasting’</text:p>
      <text:p text:style-name="Standard"><text:soft-page-break/><text:tab/>IBL <text:span text:style-name="T2">i-shool </text:span>‘to put s.t. into the mouth of another (as food or medicine into a </text:p>
      <text:p text:style-name="Standard"><text:s/><text:tab/><text:tab/>child’s mouth, or bird feeding her young)’<text:tab/></text:p>
      <text:p text:style-name="Standard"><text:s/><text:tab/>BKL <text:span text:style-name="T2">i-dúhol</text:span> ‘to bestow; to pass or hand s.t. over’</text:p>
      <text:p text:style-name="P23">HLG <text:span text:style-name="T2">dúhul </text:span>‘to give personally, to hand over’</text:p>
      <text:p text:style-name="Standard"><text:tab/>WRY <text:span text:style-name="T2">duhól </text:span>‘the act of handing over’</text:p>
      <text:p text:style-name="Standard"/>
      <text:p text:style-name="Standard">083.<text:tab/>*dukduk ‘to bend down to pick up something’</text:p>
      <text:p text:style-name="Standard"/>
      <text:p text:style-name="P23">PGS <text:span text:style-name="T2">dokdók</text:span> ‘to pick up or raise s.t. from the floor’</text:p>
      <text:p text:style-name="Standard"><text:tab/>MSK<text:span text:style-name="T2"> dokdok</text:span> ‘to bend down toward (tree toward the river, a person to see s.t.)’</text:p>
      <text:p text:style-name="Standard"/>
      <text:p text:style-name="Standard">084. <text:tab/>*duldúl ‘thunder’</text:p>
      <text:p text:style-name="Standard"/>
      <text:p text:style-name="P23">KPG<text:span text:style-name="T2"> duldúl</text:span> ‘thunder’</text:p>
      <text:p text:style-name="Standard"><text:tab/>BKL <text:span text:style-name="T2">d&lt;ag&gt;uldól</text:span> ‘thunder’; <text:span text:style-name="T2">mag-d&lt;ag&gt;uldól</text:span> ‘to thunder’</text:p>
      <text:p text:style-name="Standard"><text:tab/>AGU <text:span text:style-name="T2">doldol </text:span>‘thunder’</text:p>
      <text:p text:style-name="Standard"><text:tab/>TbwK<text:span text:style-name="T2"> duldul</text:span> ‘thunder’</text:p>
      <text:p text:style-name="Standard"/>
      <text:p text:style-name="Standard">085. <text:tab/>*dulí-dulí ‘cicada’</text:p>
      <text:p text:style-name="Standard"/>
      <text:p text:style-name="P23">IFG <text:span text:style-name="T2">dulí-dulí</text:span> ‘k.o. small cricket which hides in growing beans, eventually in their </text:p>
      <text:p text:style-name="P31">pods; it is difficult to discover them, but now and then it cries <text:span text:style-name="T2">dulí-dulí</text:span>’</text:p>
      <text:p text:style-name="Standard"><text:tab/>IfgBt <text:span text:style-name="T2">duli-dūli</text:span> ‘a cicada (produces a long, shrill sound)’</text:p>
      <text:p text:style-name="Standard"><text:tab/>BKL <text:span text:style-name="T2">dulí-dulí</text:span> ‘cicada’</text:p>
      <text:p text:style-name="Standard"/>
      <text:p text:style-name="P23">NOTE: Also Bikol <text:span text:style-name="T2">durí-durí</text:span> ‘cicada’.</text:p>
      <text:p text:style-name="Standard"/>
      <text:p text:style-name="Standard">086. <text:tab/>*dúlun<text:tab/>‘contiguous, adjacent (of agricultural land)’</text:p>
      <text:p text:style-name="Standard"/>
      <text:p text:style-name="P23">ILK<text:span text:style-name="T2"> dúlon</text:span> ‘limit, boundary; landmark’; <text:span text:style-name="T2">ag-ka-dúlon</text:span> ‘adjacent, bordering’; </text:p>
      <text:p text:style-name="P31"><text:span text:style-name="T2">ka-dúlon a mannalon</text:span> ‘neighboring farmer’</text:p>
      <text:p text:style-name="Standard"><text:tab/>AKL<text:span text:style-name="T2"> dúeon</text:span> ‘to be neighbors, have land next to each other, share a boundary’;</text:p>
      <text:p text:style-name="Standard"><text:tab/><text:tab/><text:span text:style-name="T2">dueón-an</text:span> ‘boundary’; <text:span text:style-name="T2">ka-dúeon</text:span> ‘neighbor; owner of neighboring land’</text:p>
      <text:p text:style-name="Standard"><text:tab/>CEB <text:span text:style-name="T2">dulun-aɁ</text:span><text:tab/> ‘boundary; for pieces of land to be adjacent’</text:p>
      <text:p text:style-name="Standard"><text:tab/>MAR <text:span text:style-name="T2">dolon </text:span>‘contiguous, adjacent (of agricultural land)’</text:p>
      <text:p text:style-name="Standard"><text:tab/>WBM <text:span text:style-name="T2">dulun </text:span>‘to plant a portion of someone else’s field’;<text:span text:style-name="T2"> dulun-aɁ</text:span> ‘boundary </text:p>
      <text:p text:style-name="P31">between two fields’</text:p>
      <text:p text:style-name="Standard"><text:tab/>BKD <text:span text:style-name="T2">dulun-aɁ</text:span> ‘boundary’</text:p>
      <text:p text:style-name="Standard"/>
      <text:p text:style-name="Standard">087. <text:tab/>*dúnut<text:tab/> ‘to rot; become worn out’</text:p>
      <text:p text:style-name="Standard"/>
      <text:p text:style-name="P23">KLY <text:span text:style-name="T2">dunut</text:span> ‘to rot; primarily refers to the rotting of wood or large plants’</text:p>
      <text:p text:style-name="Standard"><text:tab/>IfgBt <text:span text:style-name="T2">dūnut </text:span>‘for wood or grass to be rotten, as the posts or grass roof of a house; </text:p>
      <text:p text:style-name="Standard"><text:s/><text:tab/><text:tab/>for dirt, water, etc. to rot s.t. (wood, a grass roof, etc.)’</text:p>
      <text:p text:style-name="Standard"><text:tab/>IBL<text:span text:style-name="T2"> shonot</text:span> ‘to wear out, break down, become old (as clothes)’</text:p>
      <text:p text:style-name="Standard"><text:tab/>HLG <text:span text:style-name="T2">ma-dunút</text:span> ‘rotten, spoiled (as an apple)’</text:p>
      <text:p text:style-name="Standard"><text:soft-page-break/><text:tab/>MSB <text:span text:style-name="T2">dúnot </text:span>‘rotten; tattered’; <text:span text:style-name="T2">mag-dúnot</text:span> ‘to rot, decay, wear out’</text:p>
      <text:p text:style-name="Standard"><text:tab/>CEB <text:span text:style-name="T2">dúnut </text:span>‘to wear s.t. out, become worn out; somewhat rotten, spoiled’</text:p>
      <text:p text:style-name="Standard"><text:tab/>WRY <text:span text:style-name="T2">dunót </text:span>‘rotten; putrified; decayed’</text:p>
      <text:p text:style-name="Standard"><text:tab/>MSK <text:span text:style-name="T2">dónot</text:span> ‘rotten; soft (of overripe fruit)’</text:p>
      <text:p text:style-name="Standard"/>
      <text:p text:style-name="Standard">088. <text:tab/>*duqúm ‘to eat unripe rice'</text:p>
      <text:p text:style-name="Standard"/>
      <text:p text:style-name="P23">ILK <text:span text:style-name="T2">duom-én</text:span> ‘to eat immature or uncooked rice’</text:p>
      <text:p text:style-name="Standard"><text:tab/>BON <text:span text:style-name="T2">doóm</text:span> ‘the stage of rice development when the grain has developed but is </text:p>
      <text:p text:style-name="Standard"><text:s/><text:tab/><text:tab/>still unripe’</text:p>
      <text:p text:style-name="Standard"><text:tab/>AKL <text:span text:style-name="T2">dúom </text:span>‘to chew (like gum, but referring to rice)’</text:p>
      <text:p text:style-name="Standard"><text:tab/>WRY <text:span text:style-name="T2">duóm </text:span>‘the act of eating raw rice grains’</text:p>
      <text:p text:style-name="Standard"><text:tab/>MAR <text:span text:style-name="T2">rom</text:span> ‘eat a kind of raw or popped rice’</text:p>
      <text:p text:style-name="Standard"/>
      <text:p text:style-name="Standard">089. <text:tab/>*duqut<text:tab/>‘to push things together’</text:p>
      <text:p text:style-name="Standard"/>
      <text:p text:style-name="P23">BON <text:span text:style-name="T2">i-dóot</text:span> ‘to shove close to s.t.; to thrust at s.o.; to jab at s.o., as with a gun’</text:p>
      <text:p text:style-name="Standard"><text:tab/>HAN <text:span text:style-name="T2">duɁút </text:span>‘proximity, closeness; esp. of a series of objects placed against each </text:p>
      <text:p text:style-name="P31">other with no intervening space’</text:p>
      <text:p text:style-name="P34">AKL <text:span text:style-name="T2">dúɁot </text:span>‘to push together, press against, put side by side, leave no space’</text:p>
      <text:p text:style-name="Standard"><text:tab/>CEB <text:span text:style-name="T2">duɁút</text:span> ‘to put, push on to s.t. (ear one’s ear to a wall); press down on s.t.’</text:p>
      <text:p text:style-name="Standard"/>
      <text:p text:style-name="Standard">/e/</text:p>
      <text:p text:style-name="Standard"/>
      <text:p text:style-name="Standard">090. <text:tab/>*eduR ‘thunder’</text:p>
      <text:p text:style-name="Standard"/>
      <text:p text:style-name="P23">ITB<text:span text:style-name="T2"> aɁdoy</text:span> ‘thunder’</text:p>
      <text:p text:style-name="Standard"><text:tab/>ISG <text:span text:style-name="T2">addúg</text:span> ‘thunder’</text:p>
      <text:p text:style-name="Standard"><text:tab/>Arta <text:span text:style-name="T2">adúr</text:span> ‘thunder’</text:p>
      <text:p text:style-name="Standard"/>
      <text:p text:style-name="Standard">091. <text:tab/>*eyaw<text:tab/>‘to shout, yell’</text:p>
      <text:p text:style-name="Standard"/>
      <text:p text:style-name="P23">ITB <text:span text:style-name="T2">aɁyaw </text:span>‘shout’; maŋ-yaw<text:tab/> ‘to shout, to yell’; aɁyaw-an<text:tab/>‘to shout at’</text:p>
      <text:p text:style-name="Standard"><text:tab/>HAN <text:span text:style-name="T2">úyaw </text:span>‘a general term for yelling, calling, shouting’</text:p>
      <text:p text:style-name="Standard"/>
      <text:p text:style-name="P34">NOTE: Also Tagalog <text:span text:style-name="T2">hiyáw </text:span>‘a scream, a loud cry’. <text:s/>The sequence *e (schwa) + glide is rare, but is attested in PAN *Seyup, PMP *heyup, with reflexes in a number of Philippine languages. <text:s/>The difference here is that this rare sequence is found in a comparison that so far is limited to these two languages.</text:p>
      <text:p text:style-name="Standard"/>
      <text:p text:style-name="Standard">/g/</text:p>
      <text:p text:style-name="P12"><text:tab/></text:p>
      <text:p text:style-name="Standard">092. <text:tab/>*gahem ‘power, authority’</text:p>
      <text:p text:style-name="Standard"/>
      <text:p text:style-name="P23">AGU<text:span text:style-name="T2"> gaem</text:span> ‘power, authority over’; <text:span text:style-name="T2">mag-gaem</text:span> ‘to rule over; to have power, </text:p>
      <text:p text:style-name="P31">authority, or control over someone’</text:p>
      <text:p text:style-name="P34"><text:soft-page-break/>AKL <text:span text:style-name="T2">gahóm </text:span>‘force, power, authority; to govern, rule, direct’</text:p>
      <text:p text:style-name="P43">CEB <text:span text:style-name="T2">gahúm </text:span>‘power; to overpower, take power over’</text:p>
      <text:p text:style-name="Standard"><text:tab/>MSK <text:span text:style-name="T2">gaom</text:span> ‘to be capable of’</text:p>
      <text:p text:style-name="Standard"><text:tab/>BKD <text:span text:style-name="T2">gahem</text:span> ‘power, authority, influence’; <text:span text:style-name="T2">gahem-anan</text:span> ‘powerful, authoritative, </text:p>
      <text:p text:style-name="P31">influential’</text:p>
      <text:p text:style-name="Standard"/>
      <text:p text:style-name="Standard">093. <text:tab/>*gamal<text:tab/> ‘a handful (measurement)’</text:p>
      <text:p text:style-name="Standard"/>
      <text:p text:style-name="P23">ILK <text:span text:style-name="T2">gámal</text:span> ‘handful’; <text:span text:style-name="T2">saŋa-gámal</text:span> ‘one handful’</text:p>
      <text:p text:style-name="P23">BON <text:span text:style-name="T2">gamál</text:span> ‘to take a handful, as rice, beans, soil or pebbles; a handful’</text:p>
      <text:p text:style-name="Standard"><text:tab/>IfgBt <text:span text:style-name="T2">gamal </text:span>‘a dry measure, the amount grasped in one hand held fingers down, </text:p>
      <text:p text:style-name="P31">as with betel nuts, corn, coffee beans, peanuts, etc.</text:p>
      <text:p text:style-name="Standard"><text:tab/>MAR <text:span text:style-name="T2">gamal-an</text:span> ‘handle’</text:p>
      <text:p text:style-name="Standard"><text:tab/>BKD<text:span text:style-name="T2"> gamal </text:span>‘handful measurement’</text:p>
      <text:p text:style-name="Standard"><text:tab/>TBL<text:span text:style-name="T2"> gamal</text:span> ‘to encircle s.t. round with the hand, as when holding a baseball bat’</text:p>
      <text:p text:style-name="Standard"/>
      <text:p text:style-name="Standard">094. <text:tab/>*gátaŋ/Rataŋ ‘to trade, buy’</text:p>
      <text:p text:style-name="Standard"/>
      <text:p text:style-name="Standard"><text:tab/>ILK <text:span text:style-name="T2">gátaŋ</text:span> ‘purchase’</text:p>
      <text:p text:style-name="Standard"><text:tab/>Arta <text:span text:style-name="T2">ma-ratáŋ</text:span> ‘to buy’</text:p>
      <text:p text:style-name="P23"><text:bookmark-start text:name="_Hlk55307811"/>KLY <text:span text:style-name="T2">gataŋ </text:span>‘to buy something; to sell something’</text:p>
      <text:p text:style-name="Standard"><text:tab/>IFG<text:span text:style-name="T2"> gátaŋ</text:span> ‘transaction, sale or purchase of moveable property’</text:p>
      <text:p text:style-name="Standard"><text:tab/>BKL<text:span text:style-name="T2"> gátaŋ</text:span> ‘to buy something; to trade one item for another’</text:p>
      <text:p text:style-name="Standard"/>
      <text:p text:style-name="Standard"><text:tab/>NOTE: Comparison of Bikol to Keley-i or Ifugaw yields *gátaŋ; the Arta : Bikol </text:p>
      <text:p text:style-name="P23">comparison points to *Rataŋ.</text:p>
      <text:p text:style-name="Standard"/>
      <text:p text:style-name="Standard">095. <text:tab/>*gáyad<text:tab/> ‘dragging of garment, blanket, rope, etc. on the ground’</text:p>
      <text:p text:style-name="Standard"/>
      <text:p text:style-name="P23">ILK <text:span text:style-name="T2">gáyad</text:span> ‘length of a garment’; <text:span text:style-name="T2">g&lt;um&gt;áyad</text:span> ‘to trail (garments)’</text:p>
      <text:p text:style-name="P23">KLY <text:span text:style-name="T2">gayad</text:span> ‘for the hem of a dress to drag on the ground’</text:p>
      <text:p text:style-name="P23">IFG<text:span text:style-name="T2"> gáyad </text:span>‘to reach the ground, applied to clothes, blankets that have been </text:p>
      <text:p text:style-name="P31">swung over the shoulders; men who sleep on the ground during the day </text:p>
      <text:p text:style-name="P31">(being too lazy to work)’</text:p>
      <text:p text:style-name="Standard"><text:tab/>IBL<text:span text:style-name="T2"> Kayad</text:span> ‘to be long (as trouser legs, skirt); <text:span text:style-name="T2">i-Kayad</text:span> ‘to pull s.t. along that is </text:p>
      <text:p text:style-name="P31">touching, dragging on the ground (as long rope, cable)’</text:p>
      <text:p text:style-name="Standard"><text:tab/>TAG<text:span text:style-name="T2"> gáyad</text:span> ‘dragging of a skirt or train of a dress along the ground or floor’</text:p>
      <text:p text:style-name="Standard"><text:tab/>BKL <text:span text:style-name="T2">gáyad</text:span> ‘hem’; <text:span text:style-name="T2">mag-gáyad</text:span> ‘to have the hem touch or drag on s.t.’</text:p>
      <text:p text:style-name="Standard"><text:bookmark-end text:name="_Hlk55307811"/></text:p>
      <text:p text:style-name="Standard">096. <text:tab/>*gelgél<text:tab/> ‘to cut with sawing motion’</text:p>
      <text:p text:style-name="Standard"/>
      <text:p text:style-name="P23">DgtC <text:span text:style-name="T2">gelgél</text:span> ‘to butcher meat; to divide, to cut up meat, to slice’ </text:p>
      <text:p text:style-name="P23">Arta <text:span text:style-name="T2">gèlgèl </text:span>‘to cut’; <text:span text:style-name="T2">ga gèlgèl-èn </text:span>‘cut with knife moved repeatedly’</text:p>
      <text:p text:style-name="Standard"><text:tab/>IFG <text:span text:style-name="T2">golgól </text:span>‘a saw; act of sawing’</text:p>
      <text:p text:style-name="Standard"><text:tab/>IBL <text:span text:style-name="T2">KedKed</text:span> ‘to cut s.t. with a bladed instrument by pressing down and drawing</text:p>
      <text:p text:style-name="Standard"><text:s/><text:tab/><text:tab/>the blade back and forth (as in cutting meat with a knife)’;<text:tab/></text:p>
      <text:p text:style-name="Standard"><text:soft-page-break/><text:tab/>TAG <text:span text:style-name="T2">gilgíl </text:span>‘cutting s.t. while applying pressure on the cutting instrument’</text:p>
      <text:p text:style-name="Standard"><text:tab/>BKL <text:span text:style-name="T2">mag-gulgól</text:span> ‘to slice by not lifting the knife’</text:p>
      <text:p text:style-name="Standard"><text:tab/>CEB <text:span text:style-name="T2">gulgúl </text:span>‘to cut something with a blade using a back-and-forth motion’</text:p>
      <text:p text:style-name="Standard"><text:tab/>MAR <text:span text:style-name="T2">gelgel</text:span> ‘to cut (as the neck of a person)’</text:p>
      <text:p text:style-name="Standard"><text:tab/>BKD <text:span text:style-name="T2">gelgel </text:span>‘to slit the throat (of a fowl, with repeated back and forth motions)’</text:p>
      <text:p text:style-name="Standard"/>
      <text:p text:style-name="Standard">097. <text:tab/>*getáŋ ‘crack, cleft’</text:p>
      <text:p text:style-name="Standard"/>
      <text:p text:style-name="P23">ILK <text:span text:style-name="T2">gettáŋ </text:span>‘flaw, crack (in plates, etc.)’<text:tab/></text:p>
      <text:p text:style-name="Standard"><text:tab/>KLY <text:span text:style-name="T2">getaŋ</text:span> ‘the gaps between floor boards or wall boards’</text:p>
      <text:p text:style-name="Standard"><text:tab/>TAG <text:span text:style-name="T2">gitáŋ </text:span>‘crack or cleft in metal’</text:p>
      <text:p text:style-name="Standard"><text:tab/>AKL <text:span text:style-name="T2">gutáŋ-gutáŋ</text:span> ‘skin disease --- dry, cracked skin’</text:p>
      <text:p text:style-name="Standard"><text:tab/>CEB <text:span text:style-name="T2">gutáŋ</text:span> ‘to develop cracks in the calluses of the feet from going barefoot; a </text:p>
      <text:p text:style-name="P31">slash, incision’</text:p>
      <text:p text:style-name="Standard"><text:tab/>MAR <text:span text:style-name="T2">getaŋ </text:span>‘break, furrow’<text:tab/></text:p>
      <text:p text:style-name="Standard"/>
      <text:p text:style-name="P10">098. <text:tab/>*getes<text:tab/>‘dry river bed’</text:p>
      <text:p text:style-name="P10"/>
      <text:p text:style-name="P10"><text:tab/>SblBt <text:span text:style-name="T2">geteh </text:span>‘dry place in river with water on both sides, a dammed-up place’</text:p>
      <text:p text:style-name="P44"><text:tab/>BKD <text:span text:style-name="T2">getes </text:span>‘new channel causing flow of river to divert from its natural channel’</text:p>
      <text:p text:style-name="Standard"/>
      <text:p text:style-name="Standard">099. <text:tab/>*giruk ‘to tickle; ticklish’</text:p>
      <text:p text:style-name="Standard"/>
      <text:p text:style-name="P23">BKL <text:span text:style-name="T2">mag-gírok</text:span> ‘to give a ticklish feeling’; <text:span text:style-name="T2">ma-girúk-an</text:span> ‘to feel ticklish’</text:p>
      <text:p text:style-name="Standard"><text:tab/>TBL <text:span text:style-name="T2">kilok</text:span> ‘to tickle; ticklish’</text:p>
      <text:p text:style-name="P10"/>
      <text:p text:style-name="P10">100. <text:tab/>*gisay ‘tattered, torn, ragged’</text:p>
      <text:p text:style-name="P10"/>
      <text:p text:style-name="P10"><text:tab/>SblBt<text:span text:style-name="T2"> gíhay</text:span> ‘scalloped edge’</text:p>
      <text:p text:style-name="P10"><text:tab/>BKD <text:span text:style-name="T2">gisay</text:span> ‘ragged, tattered, torn (as banana leaves battered by the wind)’</text:p>
      <text:p text:style-name="Standard"/>
      <text:p text:style-name="Standard">/h/ </text:p>
      <text:p text:style-name="Standard"/>
      <text:p text:style-name="Standard">101. <text:tab/>*hadaw ‘to remove coals from a fire’</text:p>
      <text:p text:style-name="Standard"/>
      <text:p text:style-name="P23">Yami <text:span text:style-name="T2">araw</text:span> ‘to move the coals (move live coals away after cooking)’</text:p>
      <text:p text:style-name="Standard"><text:tab/>ITB <text:span text:style-name="T2">haraw</text:span> ‘idea of partial fire extinguishment’; <text:span text:style-name="T2">haraw-an</text:span> ‘to reduce the heating </text:p>
      <text:p text:style-name="Standard"><text:s/><text:tab/><text:tab/>power of fire by removing or putting aside some of the fuel’</text:p>
      <text:p text:style-name="Standard"><text:tab/>ILK <text:span text:style-name="T2">um-ádaw</text:span> ‘to borrow fire from a neighbor’; <text:span text:style-name="T2">adaw-en</text:span> ‘to extract, remove </text:p>
      <text:p text:style-name="Standard"><text:s/><text:tab/><text:tab/>(from the fire)’</text:p>
      <text:p text:style-name="Standard"/>
      <text:p text:style-name="Standard">102. <text:tab/>*hag(e)qut ‘to strip abaca fiber from the stems’</text:p>
      <text:p text:style-name="Standard"/>
      <text:p text:style-name="P23">IBL<text:span text:style-name="T2"> agot</text:span> ‘the pulpy substance that is scraped off the skin of the leaves of the </text:p>
      <text:p text:style-name="P23"><text:s/><text:tab/>maguey hemp plant or the petioles of abaca to make rope strands’</text:p>
      <text:p text:style-name="Standard"><text:tab/>IfgBt<text:span text:style-name="T2"> agut </text:span>‘the thin outer skin of certain plants, peeled off in preparation for </text:p>
      <text:p text:style-name="Standard"><text:soft-page-break/><text:s text:c="15"/><text:tab/>spinning the fibers into thread</text:p>
      <text:p text:style-name="Standard"><text:tab/>MSK<text:span text:style-name="T2"> agot</text:span> ‘to strip abaca’</text:p>
      <text:p text:style-name="Standard"><text:tab/>BKD <text:span text:style-name="T2">hagɁut </text:span>‘to strip the outer part of abaca (to get the fibers)’</text:p>
      <text:p text:style-name="Standard"/>
      <text:p text:style-name="Standard">103. <text:tab/>*hames ‘to make oneself or something wet, touch with s.t. damp or moist’</text:p>
      <text:p text:style-name="Standard"/>
      <text:p text:style-name="P23">KNK <text:span text:style-name="T2">men-amés</text:span> ‘to bathe; to wash; to take a bath’</text:p>
      <text:p text:style-name="P23">IfgBt <text:span text:style-name="T2">amoh </text:span>‘bathwater used for bathing; for s.o.to bathe her own body, a child, a</text:p>
      <text:p text:style-name="P31">dead person, with water, soap’</text:p>
      <text:p text:style-name="P23">PGS <text:span text:style-name="T2">amés</text:span> ‘to bathe’</text:p>
      <text:p text:style-name="P23">AKL <text:span text:style-name="T2">hámos</text:span> ‘neat, clean’</text:p>
      <text:p text:style-name="P23">CEB <text:span text:style-name="T2">hámus</text:span> ‘messy and dirty with something wet (as a child with nasal mucus all </text:p>
      <text:p text:style-name="P31">over his face, a wet and grimy kitchen floor)’</text:p>
      <text:p text:style-name="P23">WBM <text:span text:style-name="T2">hames</text:span> ‘wet; to wet (something)’</text:p>
      <text:p text:style-name="P23">BKD <text:span text:style-name="T2">ma-hames</text:span> ‘moderately wet, moist, damp; to dampen, moisten (something)’</text:p>
      <text:p text:style-name="P23"/>
      <text:p text:style-name="P23">NOTE: Also Bontok <text:span text:style-name="T2">emes </text:span>‘to take a bath; to bathe someone’.</text:p>
      <text:p text:style-name="P3"/>
      <text:p text:style-name="Standard">104. <text:tab/>*hánap<text:tab/> ‘to look for, search’</text:p>
      <text:p text:style-name="Standard"/>
      <text:p text:style-name="P23">DgtC <text:span text:style-name="T2">hanáp </text:span>‘to hunt for food’</text:p>
      <text:p text:style-name="P23">BON<text:span text:style-name="T2"> ánap </text:span>‘to look for; to find, of something that has been lost’; <text:span text:style-name="T2">in-an-ánap</text:span><text:tab/><text:tab/> <text:tab/>to play hide-and-seek; the game of hide and seek’</text:p>
      <text:p text:style-name="P23">KLY<text:span text:style-name="T2"> anap</text:span> ‘to look for s.o. or s.t.; to find a lost object’</text:p>
      <text:p text:style-name="Standard"><text:tab/>IFG <text:span text:style-name="T2">ánap </text:span>‘act of fetching, looking for, searching, trying to find something, or </text:p>
      <text:p text:style-name="P31">somebody who got lost or disappeared’<text:tab/></text:p>
      <text:p text:style-name="Standard"><text:tab/>IBL <text:span text:style-name="T2">enap-en ‘</text:span>to look for, search for, seek s.t.’</text:p>
      <text:p text:style-name="Standard"><text:tab/>PGS <text:span text:style-name="T2">man-anáp</text:span> ‘to seek, look for’; <text:span text:style-name="T2">man-ánap</text:span> ‘to earn a living<text:tab/></text:p>
      <text:p text:style-name="Standard"><text:tab/>TAG<text:span text:style-name="T2"> hánap</text:span> ‘quest; object of search; the thing or person being looked for’;<text:tab/><text:tab/><text:tab/><text:tab/><text:span text:style-name="T2">h&lt;um&gt;ánap</text:span> ‘to seek; to look for; to quest’</text:p>
      <text:p text:style-name="Standard"><text:tab/>BKL <text:span text:style-name="T2">mag-hánap</text:span> ‘to look for; to search for; to seek’<text:tab/></text:p>
      <text:p text:style-name="Standard"><text:tab/>HAN<text:span text:style-name="T2"> hánap</text:span> ‘search, looking for something’</text:p>
      <text:p text:style-name="P23">MSK <text:span text:style-name="T2">anap</text:span> ‘to look for; search for’</text:p>
      <text:p text:style-name="Standard"><text:tab/>MAR<text:span text:style-name="T2"> anap</text:span> ‘to fumble; search’</text:p>
      <text:p text:style-name="Standard"/>
      <text:p text:style-name="Standard">105.<text:tab/>*háŋad<text:tab/> ‘to lift the head, raise the head’</text:p>
      <text:p text:style-name="Standard"/>
      <text:p text:style-name="P23">ILK <text:span text:style-name="T2">i-áŋad</text:span> ‘to lift the head, raise the face’</text:p>
      <text:p text:style-name="Standard"><text:tab/>BKL<text:span text:style-name="T2"> mag-háŋad</text:span> ‘to lift the head to look at someone who is talking’<text:tab/></text:p>
      <text:p text:style-name="Standard"><text:tab/>HLG <text:span text:style-name="T2">haŋád </text:span>‘to look up to, to honor, to admire, to raise one’s eyes to’</text:p>
      <text:p text:style-name="Standard"><text:tab/>CEB <text:span text:style-name="T2">haŋád</text:span> ‘to look up, turn the head up; for s.t. usually level to tilt upwards’</text:p>
      <text:p text:style-name="Standard"><text:tab/>BKD <text:span text:style-name="T2">haŋad </text:span>‘to look up at something’</text:p>
      <text:p text:style-name="Standard"><text:tab/>TSG <text:span text:style-name="T2">mag-haŋad</text:span> ‘to look up (as into a tree)’</text:p>
      <text:p text:style-name="Standard"/>
      <text:p text:style-name="Standard"><text:tab/>NOTE: Mapun, Yakan <text:span text:style-name="T2">haŋad </text:span>‘to look upwards’ are assumed to be Tausug loans.</text:p>
      <text:p text:style-name="Standard"/>
      <text:p text:style-name="P10"><text:soft-page-break/>106.<text:tab/>*háqun ‘to draw out, lift up out of something’</text:p>
      <text:p text:style-name="P10"/>
      <text:p text:style-name="P10"><text:tab/>ILK <text:span text:style-name="T2">aón-en</text:span> ‘to pull up from; to draw out, scoop, extract; quote; bail out of jail’ </text:p>
      <text:p text:style-name="P10"><text:tab/>ISG <text:span text:style-name="T2">aón-an</text:span> ‘to extract, draw out, take out’</text:p>
      <text:p text:style-name="P10"><text:tab/>PGS <text:span text:style-name="T2">aón</text:span> ‘to draw out’</text:p>
      <text:p text:style-name="P10"><text:tab/>WRY<text:span text:style-name="T2"> háon</text:span> ‘the act of removing the cooking pot, etc. from the stove’</text:p>
      <text:p text:style-name="P10"><text:tab/>TIR<text:span text:style-name="T2"> aɁun</text:span> ‘to redeem, regain possession’</text:p>
      <text:p text:style-name="P10"><text:tab/>TBL <text:span text:style-name="T2">ahun</text:span> ‘to lift something cooked off the fire; to lift up out of, as problems, <text:tab/></text:p>
      <text:p text:style-name="P10"><text:tab/><text:tab/>circumstances; to lift to a higher level or condition’</text:p>
      <text:p text:style-name="P10"><text:tab/>SGR maŋ-auŋ ‘to take out (things that are packed away, cargo from a boat)’</text:p>
      <text:p text:style-name="Standard"><text:tab/>TTB <text:span text:style-name="T2">aɁun</text:span> ‘to take s.t. out from somewhere and take it somewhere else’</text:p>
      <text:p text:style-name="Standard"/>
      <text:p text:style-name="Standard">107. <text:tab/>*háwan ‘to clear a path; cleared of underbrush, as a path’</text:p>
      <text:p text:style-name="Standard"/>
      <text:p text:style-name="Standard"><text:s/><text:tab/>DgtC <text:span text:style-name="T2">áwan </text:span>‘clear (of underbrush, e.g., a cleared trail)’</text:p>
      <text:p text:style-name="Standard"><text:s/><text:tab/>TAG <text:span text:style-name="T2">háwan </text:span>‘clearing made by the removal of grass, plants or trees; clearing in <text:s/></text:p>
      <text:p text:style-name="Standard"><text:s/><text:tab/><text:tab/>the sky, by the disappearance of clouds’</text:p>
      <text:p text:style-name="Standard"><text:s/><text:tab/>BKL <text:span text:style-name="T2">mag-háwan </text:span>‘to mow; to cut, prune, trim (as grass, hedges)’</text:p>
      <text:p text:style-name="P23">AKL <text:span text:style-name="T2">háwan </text:span>‘to clear up, clean up, make open’</text:p>
      <text:p text:style-name="Standard"><text:s/><text:tab/>CEB <text:span text:style-name="T2">háwan </text:span>‘to clear an area (as weeds from a yard)’</text:p>
      <text:p text:style-name="Standard"><text:s/><text:tab/>MAR <text:span text:style-name="T2">awan </text:span>‘to clean graves’</text:p>
      <text:p text:style-name="Standard"><text:s/><text:tab/>TSG <text:span text:style-name="T2">mag-háwan </text:span>‘to clean (a courtyard, garden, lawn, house, etc.)’</text:p>
      <text:p text:style-name="Standard"/>
      <text:p text:style-name="P34">NOTE: Despite its currently known restriction to Greater Central Philippine languages and Casiguran Dumagat, it is unlikely that this word in the latter language is a borrowing from Tagalog. <text:s/>Keeping trails clear of underbrush was traditionally a basic activity for foragers in their daily quest for food, and there would have been no motivation to borrow a word for such a key cultural concept from a language of higher prestige</text:p>
      <text:p text:style-name="Standard"/>
      <text:p text:style-name="Standard">108. <text:tab/>*háwid<text:tab/> ‘to restrain, hold back, prevent from going forward’</text:p>
      <text:p text:style-name="Standard"/>
      <text:p text:style-name="P46"><text:s/><text:tab/>ILK <text:span text:style-name="T2">áwid </text:span>‘to keep back; turn a steering wheel; win someone over; convince’</text:p>
      <text:p text:style-name="P23">ISG <text:span text:style-name="T2">maŋ-áwid<text:tab/></text:span> ‘to bend, to brace, to strain (a spring pole, etc.)’</text:p>
      <text:p text:style-name="P34">DgtC <text:span text:style-name="T2">awed</text:span> ‘to draw back a bow (in shooting an arrow)’</text:p>
      <text:p text:style-name="Standard"><text:tab/>KNK<text:span text:style-name="T2"> awíd</text:span> ‘to call back; to order to come back; to cause to return’</text:p>
      <text:p text:style-name="Standard"><text:tab/>BKL<text:span text:style-name="T2"> háwid</text:span> ‘to hold something in the hand’</text:p>
      <text:p text:style-name="Standard"><text:tab/>AGU <text:span text:style-name="T2">awid</text:span> ‘to restrain s.o. or s.t.; to detain a person; to keep an animal from </text:p>
      <text:p text:style-name="P47">running off; to hold something back, hang on to; to keep something in one’s possession’; <text:span text:style-name="T2">ma-awid</text:span> ‘to control oneself; to hold back emotions, tears, urge to urinate, etc.; to exercise self control’</text:p>
      <text:p text:style-name="Standard"><text:tab/>PLW <text:span text:style-name="T2">awid</text:span> ‘act of holding, grabbing, catching, prevention’</text:p>
      <text:p text:style-name="Standard"><text:tab/>AKL<text:span text:style-name="T2"> háwid</text:span> ‘to restrain, retain, hold back, hold on to; make stay’</text:p>
      <text:p text:style-name="Standard"><text:tab/>CEB <text:span text:style-name="T2">háwid</text:span> ‘to hold s.t. to prevent forward motion; hold rigidly in place, hold on </text:p>
      <text:p text:style-name="P31">to s.t.; urge a visitor to stay for dinner, spend the night; for a blade to snag’</text:p>
      <text:p text:style-name="Standard"><text:tab/>WBM <text:span text:style-name="T2">hawid</text:span> ‘to rescue or grab s.o. or s.t. which is falling; to dissuade s.o. from </text:p>
      <text:p text:style-name="P31"><text:soft-page-break/>proceeding on a course of action which means certain disaster’</text:p>
      <text:p text:style-name="Standard"><text:tab/>BKD<text:span text:style-name="T2"> hawid</text:span> ‘to want, urge s.o. to stay longer’</text:p>
      <text:p text:style-name="Standard"><text:tab/>TBL<text:span text:style-name="T2"> awéd </text:span>‘to hold back, as a horse, in a holding pattern’</text:p>
      <text:p text:style-name="Standard"><text:tab/>TSG <text:span text:style-name="T2">mag-hawid</text:span> ‘to hold, hinder, restrain someone’ from going away or doing </text:p>
      <text:p text:style-name="P31">s.t.; to hold s.t. being pulled away</text:p>
      <text:p text:style-name="P48"/>
      <text:p text:style-name="P23">NOTE: Mapun <text:span text:style-name="T2">hawid-an</text:span> ‘to restrain; hold s.o. back (as s.o. who wants to kill, or </text:p>
      <text:p text:style-name="P23">is demon-possessed)’ is assumed to be a Tausug loan.</text:p>
      <text:p text:style-name="Standard"/>
      <text:p text:style-name="Standard">109. <text:tab/>*henat<text:tab/>‘to lift, raise up’</text:p>
      <text:p text:style-name="Standard"/>
      <text:p text:style-name="P23">ITB <text:span text:style-name="T2">ahnat ~ henat</text:span> ‘idea of carrying, lifting’; <text:span text:style-name="T2">ahnat-en</text:span> ‘to carry up, to lift, to raise </text:p>
      <text:p text:style-name="P31">up’; <text:span text:style-name="T2">nan-henat<text:tab/></text:span>‘carried s.t. from one place to another’</text:p>
      <text:p text:style-name="P23">BKD <text:span text:style-name="T2">henat </text:span>‘to be able to carry, lift, move (something heavy)’</text:p>
      <text:p text:style-name="Standard"/>
      <text:p text:style-name="Standard">110. <text:tab/>*hubuq ‘to move s.t. to another place’</text:p>
      <text:p text:style-name="Standard"/>
      <text:p text:style-name="P23">ILK <text:span text:style-name="T2">ubó</text:span> ‘to carry something somewhere’</text:p>
      <text:p text:style-name="Standard"><text:tab/>BKL <text:span text:style-name="T2">mag-húboɁ</text:span> ‘to move to a new place; to move or transfer s.t. to a new place’<text:tab/></text:p>
      <text:p text:style-name="Standard"><text:tab/>WBM <text:span text:style-name="T2">huvuɁ </text:span>‘to go and borrow fire from a neighbor’</text:p>
      <text:p text:style-name="Standard"/>
      <text:p text:style-name="Standard">111. <text:tab/>*hulit ‘lecture, sermon, harangue’</text:p>
      <text:p text:style-name="Standard"/>
      <text:p text:style-name="P23">IBL <text:span text:style-name="T2">odit-en </text:span>‘to say, tell, relate, esp. of s.t. said repeatedly (as in scolding)’</text:p>
      <text:p text:style-name="Standard"><text:tab/>BKL <text:span text:style-name="T2">húlit </text:span>‘homily’; <text:span text:style-name="T2">i-húlit </text:span>‘to preach about’</text:p>
      <text:p text:style-name="Standard"/>
      <text:p text:style-name="Standard">/i/</text:p>
      <text:p text:style-name="Standard"/>
      <text:p text:style-name="Standard"><text:bookmark-start text:name="_Hlk53842788"/>112. <text:tab/>*ilag ‘the color of ripe fruit or dry leaves’</text:p>
      <text:p text:style-name="Standard"/>
      <text:p text:style-name="P23">KLY<text:span text:style-name="T2"> ilag</text:span> ‘the change of color as fruit ripens; the color change when leaves dry’</text:p>
      <text:p text:style-name="Standard"><text:tab/>IFG<text:span text:style-name="T2"> ílag </text:span>‘what is glimmering on account of its yellowish, reddish color (as </text:p>
      <text:p text:style-name="Standard"><text:s text:c="2"/><text:tab/><text:tab/>bamboo)’</text:p>
      <text:p text:style-name="Standard"><text:tab/>MSK<text:span text:style-name="T2"> ilag </text:span>‘orange-yellow color (as of ripe fruit)’</text:p>
      <text:p text:style-name="Standard"><text:bookmark-end text:name="_Hlk53842788"/></text:p>
      <text:p text:style-name="Standard">113. <text:tab/>*ilas ‘to crawl’</text:p>
      <text:p text:style-name="Standard"/>
      <text:p text:style-name="P23">ILK <text:span text:style-name="T2">ílas </text:span>‘crawling, slithering, dragging movement’; <text:span text:style-name="T2">ag-ílas</text:span><text:tab/>‘to crawl, slither’</text:p>
      <text:p text:style-name="Standard"><text:tab/>WRY <text:span text:style-name="T2">ilás</text:span> ‘to crawl’</text:p>
      <text:p text:style-name="Standard"/>
      <text:p text:style-name="Standard">114. <text:tab/>*íris ‘watery diarrhea’</text:p>
      <text:p text:style-name="Standard"/>
      <text:p text:style-name="P23">ILK <text:span text:style-name="T2">íris </text:span>‘green stool of babies’; <text:span text:style-name="T2">ag-íris</text:span> ‘to defecate green stool’</text:p>
      <text:p text:style-name="Standard"><text:tab/>BKL<text:span text:style-name="T2"> íris </text:span>‘watery diarrhea’; <text:span text:style-name="T2">mag-íris</text:span> ‘to have watery diarrhea’</text:p>
      <text:p text:style-name="Standard"/>
      <text:p text:style-name="P10">115. <text:tab/>*itika ‘tuberculosis’</text:p>
      <text:p text:style-name="P10"><text:soft-page-break/></text:p>
      <text:p text:style-name="P10"><text:tab/>AA<text:span text:style-name="T2"> itika</text:span> ‘tuberculosis’</text:p>
      <text:p text:style-name="P10"><text:tab/>SblBt<text:span text:style-name="T2"> itiká </text:span>‘tuberculosis’</text:p>
      <text:p text:style-name="P10"><text:tab/>AGU<text:span text:style-name="T2"> itika </text:span>‘tuberculosis’</text:p>
      <text:p text:style-name="P10"><text:tab/>BKD <text:span text:style-name="T2">itika </text:span>‘tuberculosis’</text:p>
      <text:p text:style-name="Standard"/>
      <text:p text:style-name="Standard">116. <text:tab/>*iway ‘to keep to oneself, avoid others’</text:p>
      <text:p text:style-name="Standard"/>
      <text:p text:style-name="P23">KLY<text:span text:style-name="T2"> iwey </text:span>‘to be alone or solitary’</text:p>
      <text:p text:style-name="Standard"><text:tab/>IfgBt<text:span text:style-name="T2"> iway </text:span>‘a single person of marriageable age’</text:p>
      <text:p text:style-name="Standard"><text:tab/>WRY <text:span text:style-name="T2">iway </text:span>‘the act of avoiding or keeping away from’; <text:span text:style-name="T2">ma-iway</text:span> ‘aloof; apart; </text:p>
      <text:p text:style-name="P31">distant’</text:p>
      <text:p text:style-name="P10"><text:tab/>MSK<text:span text:style-name="T2"> iway </text:span>‘to move aside (as when a car is coming)’</text:p>
      <text:p text:style-name="Standard"/>
      <text:p text:style-name="Standard">/k/</text:p>
      <text:p text:style-name="Standard"/>
      <text:p text:style-name="Standard">117. <text:tab/>*kalkál<text:tab/> ‘to rummage through; turn things over in searching’</text:p>
      <text:p text:style-name="Standard"/>
      <text:p text:style-name="P23">IBT <text:span text:style-name="T2">kalkal</text:span> ‘s.o. rearranges rocks on the shore, esp. for a path to pull up a boat’</text:p>
      <text:p text:style-name="P23">ILK<text:span text:style-name="T2"> kalkál</text:span> ‘to rummage through a pile or stack of papers, clothes, etc.’</text:p>
      <text:p text:style-name="Standard"><text:tab/>BON <text:span text:style-name="T2">kalkál </text:span>‘to take out the contents of s.t., as a house or trunk; to shift things out </text:p>
      <text:p text:style-name="P31">of their usual position’</text:p>
      <text:p text:style-name="Standard"><text:tab/>WRY<text:span text:style-name="T2"> kalkál</text:span> ‘the act of digging up and down in search of s.t.; ransacking; </text:p>
      <text:p text:style-name="Standard"><text:s/><text:tab/><text:tab/>rummaging’</text:p>
      <text:p text:style-name="Standard"/>
      <text:p text:style-name="P10">118. <text:tab/>*kamata ‘conjunctivitis, pink eye’</text:p>
      <text:p text:style-name="P10"/>
      <text:p text:style-name="P10"><text:s/><text:tab/>ILK <text:span text:style-name="T2">kamatá </text:span>‘eye infection; opththalmia; inflammation of the eyes’</text:p>
      <text:p text:style-name="P10"><text:s/><text:tab/>ISG <text:span text:style-name="T2">kamatá </text:span>‘conjunctivitis’</text:p>
      <text:p text:style-name="P10"><text:tab/>BON <text:span text:style-name="T2">kamáta</text:span> ‘infected eyes; conjunctivitis’</text:p>
      <text:p text:style-name="P10"><text:tab/>KNK <text:span text:style-name="T2">kamáta</text:span> ‘a kind of eye sickness in which the cornea is injected with blood’</text:p>
      <text:p text:style-name="P10"><text:tab/>IBL<text:span text:style-name="T2"> kamata</text:span> ‘conjunctivitis, sore eyes, “pink eye”’ </text:p>
      <text:p text:style-name="P10"><text:tab/>AGU <text:span text:style-name="T2">kamata</text:span> ‘pink eye; conjunctivitis; <text:span text:style-name="T2">kamata-en</text:span> ‘infected with conjunctivitis’</text:p>
      <text:p text:style-name="P10"/>
      <text:p text:style-name="P10"><text:s/><text:tab/>NOTE: Also Bontok <text:span text:style-name="T2">kámat </text:span>‘to stitch two edges together’, <text:span text:style-name="T2">na-kámat</text:span> ‘to be stuck <text:s/></text:p>
      <text:p text:style-name="P10"><text:s/><text:tab/>together, of infected eyes’. <text:s/>This word seems to derive from PAN *maCa ‘eye’, </text:p>
      <text:p text:style-name="P10"><text:s/><text:tab/>but not through any known process of affixation (compare e.g. Tagalog <text:span text:style-name="T2">ka-matá</text:span> <text:s/></text:p>
      <text:p text:style-name="P35">‘having the same type of eyes’, with prefix <text:span text:style-name="T2">ka</text:span>- ‘mate, partner’).</text:p>
      <text:p text:style-name="Standard"/>
      <text:p text:style-name="Standard">119.<text:tab/>*kantuŋ ‘type of banana’</text:p>
      <text:p text:style-name="Standard"/>
      <text:p text:style-name="P23">IBL <text:span text:style-name="T2">kantoŋ</text:span> ‘variety of banana --- somewhat taller tree with small hands and </text:p>
      <text:p text:style-name="P31">small, sweet, yellow fruit (<text:span text:style-name="T2">kantoŋ </text:span>are cut prematurely)’</text:p>
      <text:p text:style-name="Standard"><text:tab/>MAR <text:span text:style-name="T2">kantoŋ </text:span>‘type of banana: <text:span text:style-name="T2">Musa sapientum</text:span> L.’</text:p>
      <text:p text:style-name="Standard"/>
      <text:p text:style-name="Standard">120. <text:tab/>*karáy<text:tab/>‘plastron, turtle shell’</text:p>
      <text:p text:style-name="Standard"><text:soft-page-break/></text:p>
      <text:p text:style-name="P23">ILK<text:span text:style-name="T2"> karáy </text:span>‘plastron, turtle shell’</text:p>
      <text:p text:style-name="P23">BKL <text:span text:style-name="T2">karáy ‘</text:span>breastplate made of bone’</text:p>
      <text:p text:style-name="Standard"/>
      <text:p text:style-name="Standard">121.<text:tab/>*káRun ‘intermediary, go-between (mainly for a marriage proposal)’</text:p>
      <text:p text:style-name="Standard"/>
      <text:p text:style-name="Standard"><text:s/><text:tab/>Yami<text:span text:style-name="T2"> kayon</text:span> ‘matchmaking’, <text:span text:style-name="T2">kayon-an</text:span> ‘to propose marriage; engage in <text:s/></text:p>
      <text:p text:style-name="Standard"><text:s/><text:tab/><text:tab/>matchmaking’</text:p>
      <text:p text:style-name="Standard"><text:s/><text:tab/>IBT <text:span text:style-name="T2">kayon </text:span>‘proposal of marriage, engagement (pre-marriage ceremony)’; <text:span text:style-name="T2">mi-</text:span></text:p>
      <text:p text:style-name="Standard"><text:span text:style-name="T2"><text:s/><text:tab/><text:tab/>chayon</text:span><text:tab/> ‘to become engaged’</text:p>
      <text:p text:style-name="Standard"><text:s/><text:tab/>BON <text:span text:style-name="T2">kálon </text:span>‘the first betrothal ceremony for couples from wealthy families; it </text:p>
      <text:p text:style-name="Standard"><text:s/><text:tab/><text:tab/>requires the sacrifice of a water buffalo’</text:p>
      <text:p text:style-name="Standard"><text:s/><text:tab/>IFG<text:span text:style-name="T2"> kálun</text:span> ‘an intermediary, an interlocutor between two parties, a “go-between”’<text:tab/></text:p>
      <text:p text:style-name="Standard"><text:s/><text:tab/>IBL<text:span text:style-name="T2"> kalon</text:span> ‘marriage arrangement done by others (traditionally a group of elders </text:p>
      <text:p text:style-name="P47">would approach a young man and ask whom he would like to marry; they would then approach the young woman, and if she consented, the betrothal could be carried out almost immediately; a cow or carabao was butchered for the <text:span text:style-name="T13">kalon </text:span>occasion)’</text:p>
      <text:p text:style-name="P23">BKL <text:span text:style-name="T2">mag-kágon </text:span>‘to act as a go-between for s.o. (as to settle an argument, or <text:s/></text:p>
      <text:p text:style-name="P23"><text:s/><text:tab/>arrange a marriage)’<text:tab/><text:tab/></text:p>
      <text:p text:style-name="Standard"><text:s/><text:tab/>WBM <text:span text:style-name="T2">kaɣun </text:span>‘the prepayment for a bride’<text:tab/></text:p>
      <text:p text:style-name="Standard"><text:s/><text:tab/>BKD <text:span text:style-name="T2">kagun </text:span>‘person who acts as an intermediary between parties, spokesman, go-</text:p>
      <text:p text:style-name="Standard"><text:s/><text:tab/> <text:tab/>between; to be the intermediary, spokesman (for the groom)’</text:p>
      <text:p text:style-name="P10"/>
      <text:p text:style-name="P10">122. <text:tab/>*katay ‘to become separated from a group or herd’</text:p>
      <text:p text:style-name="P10"/>
      <text:p text:style-name="P10"><text:s/><text:tab/>IBL <text:span text:style-name="T2">i-katay </text:span>‘to leave s.o. or s.t. far behind (as in walking a trail, running a race)</text:p>
      <text:p text:style-name="P10"><text:s/><text:tab/>AKL <text:span text:style-name="T2">kátay</text:span> ‘to scatter, spread’</text:p>
      <text:p text:style-name="P10"><text:s/><text:tab/>TSG <text:span text:style-name="T2">katay </text:span>‘a vagabond (person), stray (animal)’</text:p>
      <text:p text:style-name="P10"/>
      <text:p text:style-name="P10"><text:s/><text:tab/>NOTE: Mapun<text:span text:style-name="T2"> katay</text:span> ‘to wander, to roam’is assumed to be a Tausug loan.</text:p>
      <text:p text:style-name="Standard"/>
      <text:p text:style-name="Standard">123. <text:tab/>*kawkáw ‘to dip hands in water, to wash the vagina by splashing with water’</text:p>
      <text:p text:style-name="Standard"/>
      <text:p text:style-name="Standard"><text:s/><text:tab/>ILK <text:span text:style-name="T2">ag-kawkáw</text:span> ‘to wash the vagina’; <text:span text:style-name="T2">i-kawkáw</text:span> ‘to dip in water’; <text:span text:style-name="T2">k&lt;um&gt;awkáw</text:span> </text:p>
      <text:p text:style-name="P31">‘to dip the fingers in water’</text:p>
      <text:p text:style-name="Standard"><text:s/><text:tab/>PGS <text:span text:style-name="T2">kawkáw</text:span> ‘to wash the private parts with water’</text:p>
      <text:p text:style-name="Standard"><text:s/><text:tab/>TAG <text:span text:style-name="T2">kawkáw </text:span>‘dipping of hand in liquid’; <text:span text:style-name="T2">i-kawkáw </text:span>‘to dabble with water’</text:p>
      <text:p text:style-name="Standard"><text:s/><text:tab/>BKL <text:span text:style-name="T2">mag-kawkáw</text:span> ‘to feel or grope for, to paw’</text:p>
      <text:p text:style-name="Standard"><text:s/><text:tab/>CEB <text:span text:style-name="T2">kawkáw </text:span>‘to touch something with the hands’</text:p>
      <text:p text:style-name="Standard"><text:s/><text:tab/>MSK <text:span text:style-name="T2">kawkaw<text:tab/></text:span>‘to touch s.t. in a container; to steal’</text:p>
      <text:p text:style-name="Standard"/>
      <text:p text:style-name="Standard"><text:tab/>NOTE: This is potentially a Tagalog loan in Ilokano and Pangasinan, but the </text:p>
      <text:p text:style-name="Standard"><text:s/><text:tab/>specific reference to washing the vagina in the latter languages, and not the </text:p>
      <text:p text:style-name="P23">former, disfavors this interpretation. </text:p>
      <text:p text:style-name="Standard"/>
      <text:p text:style-name="Standard"><text:soft-page-break/>124. <text:tab/>*kayad ‘to come out, or take out of the water’</text:p>
      <text:p text:style-name="Standard"/>
      <text:p text:style-name="Standard"><text:s/><text:tab/>KLY <text:span text:style-name="T2">kayad </text:span>‘to come up from water, get out of the water (as after bathing)’ </text:p>
      <text:p text:style-name="Standard"><text:tab/>MSK <text:span text:style-name="T2">kayad </text:span>‘to hang up to dry (clothes from the wash)’<text:tab/></text:p>
      <text:p text:style-name="P10"/>
      <text:p text:style-name="P10">125. <text:tab/>*kayaŋ<text:tab/> ‘to lie on one’s back, supine’</text:p>
      <text:p text:style-name="P10"/>
      <text:p text:style-name="P10"><text:s/><text:tab/>BON <text:span text:style-name="T2">kayáŋ</text:span> ‘to lie on one’s back’</text:p>
      <text:p text:style-name="P10"><text:s/><text:tab/>PLW<text:span text:style-name="T2"> kayaŋ </text:span>‘to lie flat on one’s back, supine’</text:p>
      <text:p text:style-name="Standard"/>
      <text:p text:style-name="Standard">126. <text:s/><text:tab/>*kayasakas ‘sound of rustling or swishing’</text:p>
      <text:p text:style-name="P23"/>
      <text:p text:style-name="P23">ITB <text:span text:style-name="T2">kayasakas</text:span><text:tab/> ‘noise; men’s rain coat made of dried banana leaves’</text:p>
      <text:p text:style-name="P23">ILK <text:span text:style-name="T2">kayaskás</text:span> ‘sound of slippers on the floor’</text:p>
      <text:p text:style-name="Standard"><text:tab/>AA <text:span text:style-name="T2">kayasakas</text:span><text:tab/>‘to swish, noise produced when walking in grass, straw, etc.’</text:p>
      <text:p text:style-name="Standard"/>
      <text:p text:style-name="P23">NOTE: Also Casiguran Dumagat <text:span text:style-name="T2">kayasukas </text:span>‘rustling sound of paper or bushes; </text:p>
      <text:p text:style-name="P23">sound of dry leaves being walked on’. <text:s/>Ayta Abellen normally reflects *s as <text:span text:style-name="T2">h</text:span>; I </text:p>
      <text:p text:style-name="P34">assume the absence of this change in <text:span text:style-name="T2">kayasakas</text:span> to be an onomatopoetic retention.</text:p>
      <text:p text:style-name="P34"/>
      <text:p text:style-name="Standard">127. <text:tab/>*kebet/kubut ‘wrinkled’</text:p>
      <text:p text:style-name="Standard"/>
      <text:p text:style-name="Standard"><text:tab/>(a)</text:p>
      <text:p text:style-name="Standard"><text:tab/>AA <text:span text:style-name="T2">kebet </text:span>‘wrinkled by shrinking’</text:p>
      <text:p text:style-name="P23">BKD <text:span text:style-name="T2">kebet</text:span> ‘for skin of the face, etc. to be wrinkled up’</text:p>
      <text:p text:style-name="Standard"><text:tab/>(b)</text:p>
      <text:p text:style-name="P23">IBL<text:span text:style-name="T2"> kobot</text:span> ‘to be wrinkled, as s.t. dried in the sun, skin of old people, animals’</text:p>
      <text:p text:style-name="Standard"><text:tab/>BKL <text:span text:style-name="T2">kubót-kubót</text:span> ‘wrinkles in the skin’</text:p>
      <text:p text:style-name="Standard"/>
      <text:p text:style-name="Standard">128. <text:tab/>*kelkel<text:tab/> ‘to have a fit of coughing’</text:p>
      <text:p text:style-name="Standard"/>
      <text:p text:style-name="P23">ILK<text:span text:style-name="T2"> kelkél</text:span> ‘whooping cough’; <text:span text:style-name="T2">kelkel-en</text:span> ‘to cough repeatedly’</text:p>
      <text:p text:style-name="Standard"><text:tab/>MbS <text:span text:style-name="T2">kelkel </text:span>‘to cough’<text:tab/></text:p>
      <text:p text:style-name="Standard"/>
      <text:p text:style-name="P23">NOTE: Also Kalamian Tagbanwa <text:span text:style-name="T2">kulkul</text:span>, Agutaynen <text:span text:style-name="T2">keykey </text:span>‘cough; to cough’.</text:p>
      <text:p text:style-name="P11"/>
      <text:p text:style-name="P11">129.<text:tab/>*ke(n)teR ‘stiff, rigid’</text:p>
      <text:p text:style-name="P11"/>
      <text:p text:style-name="P26">BON <text:span text:style-name="T2">kentég </text:span>‘to be hard or stiff, as in <text:span text:style-name="T2">rigor mortis</text:span>’</text:p>
      <text:p text:style-name="P11"><text:tab/>AGU <text:span text:style-name="T2">ketel </text:span>‘stiff, as of starched clothes, hair, etc.’</text:p>
      <text:p text:style-name="P11"/>
      <text:p text:style-name="P26">NOTE: With root *-teR ‘stiff, rigid, as a corpse’.</text:p>
      <text:p text:style-name="Standard"/>
      <text:p text:style-name="P10">130. <text:tab/>*kepet<text:tab/>‘to hold, cling to’</text:p>
      <text:p text:style-name="P10"/>
      <text:p text:style-name="P10"><text:s/><text:tab/>ILK<text:span text:style-name="T2"> k&lt;um&gt;pét </text:span>‘to cling, attach to’</text:p>
      <text:p text:style-name="P10"><text:soft-page-break/><text:s/><text:tab/>PLW<text:span text:style-name="T2"> kepet</text:span> ‘to hold (something)’</text:p>
      <text:p text:style-name="P10"/>
      <text:p text:style-name="Standard">131.<text:tab/>*ki ‘2sg. topic pronoun (possibly respect form)’</text:p>
      <text:p text:style-name="P46"/>
      <text:p text:style-name="Standard"><text:s/><text:tab/>PGS <text:span text:style-name="T2">ki<text:tab/></text:span> ‘you, topic, respectful (usually combined with<text:span text:style-name="T2"> la</text:span> ‘already’)’</text:p>
      <text:p text:style-name="Standard"><text:s/><text:tab/>WBM <text:span text:style-name="T2">ki</text:span> ‘1<text:span text:style-name="T14">st</text:span> dl. topic pronoun’</text:p>
      <text:p text:style-name="Standard"><text:s/><text:tab/>BKD<text:span text:style-name="T2"> ki</text:span> ‘1<text:span text:style-name="T14">st</text:span> dl. topic, you and me’</text:p>
      <text:p text:style-name="Standard"/>
      <text:p text:style-name="P34">NOTE: The glosses given in the sources for Western Bukidnon Manobo (‘first <text:s/>person plural dual topic pronoun’) and Binukid (‘2du. topic; we, us (you and I/me) are self-contradictory, the first with regard to number, and the second with regard to person. <text:s/>It seems clear that both are first-person dual topic pronouns, and that the Pangasinan form is a second-person topic pronoun connoting respect. <text:s/>The common element in the two witnesses (Southern Cordilleran vs. Manobo) is second person topic. <text:s/>Since PPH *ikaw is already well-supported in this function it must be assumed that *ki, which is far less robustly attested, had a less common function, hence the inference that it may have been a respect form, as in Pangasinan. <text:s/>In any case a pronoun of this shape is currently unknown outside the proposed Philippine subgroup.</text:p>
      <text:p text:style-name="Standard"/>
      <text:p text:style-name="Standard">132. <text:tab/>*kiki ‘to tickle’</text:p>
      <text:p text:style-name="Standard"/>
      <text:p text:style-name="P23">ILK <text:span text:style-name="T2">maka-kíki<text:tab/></text:span> ‘tickling’; <text:span text:style-name="T2">kikí-en</text:span> ‘to tickle’</text:p>
      <text:p text:style-name="Standard"><text:s/><text:tab/>IBL <text:span text:style-name="T2">kiki-en</text:span> ‘to tickle s.o. --- esp. of tickling animals in a friendly fashion’</text:p>
      <text:p text:style-name="Standard"><text:s/><text:tab/>TbwC <text:span text:style-name="T2">kiki-an</text:span><text:tab/>‘armpit’</text:p>
      <text:p text:style-name="Standard"/>
      <text:p text:style-name="Standard"><text:bookmark-start text:name="_Hlk53925849"/>133.<text:tab/>*kidkíd ‘to remove weeds from rice field’</text:p>
      <text:p text:style-name="Standard"/>
      <text:p text:style-name="Standard"><text:tab/>BON <text:span text:style-name="T2">kidkíd</text:span> ‘to clean completely, as a terrace wall, so that no weeds remain’</text:p>
      <text:p text:style-name="Standard"><text:tab/>BKL <text:span text:style-name="T2">mag-kidkíd ‘</text:span>to pull weeds from the rice field’</text:p>
      <text:p text:style-name="Standard"><text:tab/>HAN <text:span text:style-name="T2">kidkíd</text:span> ‘land which has been completely cleared “to the last blade of grass”’</text:p>
      <text:p text:style-name="Standard"><text:bookmark-end text:name="_Hlk53925849"/></text:p>
      <text:p text:style-name="Standard">134.<text:tab/>*kimkím ‘to pick at one’s food, show little interest in eating’</text:p>
      <text:p text:style-name="Standard"/>
      <text:p text:style-name="P23">ILK <text:span text:style-name="T2">na-kimkím</text:span> ‘frugal in eating’</text:p>
      <text:p text:style-name="Standard"><text:tab/>BKL <text:span text:style-name="T2">mag-kimkím</text:span> ‘to pick at one’s food, show little interest in eating; to eat with </text:p>
      <text:p text:style-name="P31">just the tips of the fingers; to eat slowly and fastidiously’</text:p>
      <text:p text:style-name="P10"/>
      <text:p text:style-name="P10">135.<text:tab/>*kinel ‘shake, shiver’</text:p>
      <text:p text:style-name="P10"/>
      <text:p text:style-name="P10"><text:tab/>BON <text:span text:style-name="T2">kínel </text:span>‘to wriggle, to make small jerky movements’</text:p>
      <text:p text:style-name="P10"><text:tab/>BKL <text:span text:style-name="T2">mag-kinól-kinól</text:span> ‘to shiver, to shake’</text:p>
      <text:p text:style-name="Standard"/>
      <text:p text:style-name="Standard">136.<text:tab/>*kudúg ‘stamping of feet’</text:p>
      <text:p text:style-name="P49"/>
      <text:p text:style-name="P23">ILK <text:span text:style-name="T2">kudúg</text:span> ‘stampede; stomping of the feet’</text:p>
      <text:p text:style-name="Standard"><text:soft-page-break/><text:tab/>BKL <text:span text:style-name="T2">kuróg-kudóg</text:span> ‘the sound of stamping feet’</text:p>
      <text:p text:style-name="Standard"/>
      <text:p text:style-name="Standard">137.<text:bookmark-start text:name="_Hlk54959813"/><text:tab/>*kudúq ‘pebbles used in jacks (children’s game)’</text:p>
      <text:p text:style-name="Standard"/>
      <text:p text:style-name="Standard"><text:tab/>ILK <text:span text:style-name="T2">kudó </text:span>‘pebbles used as jack stones’; <text:span text:style-name="T2">ag-kudó</text:span> ‘to play a kind of (girls’) game </text:p>
      <text:p text:style-name="Standard"><text:s/><text:tab/><text:tab/>resembling knucklebones’</text:p>
      <text:p text:style-name="Standard"><text:tab/>CEB <text:span text:style-name="T2">kúruɁ </text:span>‘game played similarly to jackstones, but different in that the stone or </text:p>
      <text:p text:style-name="P31">ball must be caught in the palm before it hits the floor’</text:p>
      <text:p text:style-name="Standard"><text:tab/>WRY<text:span text:style-name="T2"> kudóɁ</text:span> ‘to play jack stone’</text:p>
      <text:p text:style-name="Standard"><text:bookmark-end text:name="_Hlk54959813"/></text:p>
      <text:p text:style-name="Standard"><text:tab/>NOTE: So far as I have been able to determine, this is an indigenous game.</text:p>
      <text:p text:style-name="Standard"/>
      <text:p text:style-name="Standard">138.<text:tab/>*kul(e)qúb ‘lying face down; prone, prostrate’</text:p>
      <text:p text:style-name="Standard"/>
      <text:p text:style-name="Standard"><text:tab/>ILK <text:span text:style-name="T2">ag-kulɁób</text:span> ‘to bend toward the ground, prostrate’</text:p>
      <text:p text:style-name="Standard"><text:tab/>AKL <text:span text:style-name="T2">kueób </text:span>‘face downwards, lying on one’s face’</text:p>
      <text:p text:style-name="Standard"><text:tab/>CEB <text:span text:style-name="T2">kulúb</text:span> ‘lie on one’s belly, be overturned’</text:p>
      <text:p text:style-name="Standard"><text:tab/>WRY<text:span text:style-name="T2"> kulob</text:span> ‘lying face down, sprawling face down’</text:p>
      <text:p text:style-name="Standard"/>
      <text:p text:style-name="Standard">139. <text:tab/>*kúlit ‘to peel sugarcane with the teeth’</text:p>
      <text:p text:style-name="Standard"/>
      <text:p text:style-name="Standard"><text:s/><text:tab/>ILK <text:span text:style-name="T2">kúlit </text:span>‘to peel, decorticate (sugarcane); bite off the rind of sugarcane’</text:p>
      <text:p text:style-name="Standard"><text:tab/>ISG<text:span text:style-name="T2"> kúlit</text:span> ‘to peel sugarcane’</text:p>
      <text:p text:style-name="Standard"><text:tab/>BKL <text:span text:style-name="T2">mag-kúlit</text:span> ‘to eat sugarcane, pulling off the skin with the teeth’</text:p>
      <text:p text:style-name="Standard"><text:tab/>MSK <text:span text:style-name="T2">korit</text:span> ‘to remove with the teeth, bite off’</text:p>
      <text:p text:style-name="Standard"/>
      <text:p text:style-name="P34">NOTE: Possibly a reflex of PAN *kuliC ‘rind, peeling’, but its use as a verb with special reference to sugarcane has not been reported outside the Philippines.</text:p>
      <text:p text:style-name="Standard"/>
      <text:p text:style-name="Standard">140.<text:tab/>*kulkúl ‘to argue, disagree with’<text:tab/><text:tab/><text:tab/></text:p>
      <text:p text:style-name="P31"/>
      <text:p text:style-name="Standard"><text:tab/>ILK <text:span text:style-name="T2">ag-kulkól</text:span> ‘to litigate’</text:p>
      <text:p text:style-name="Standard"><text:tab/>PGS <text:span text:style-name="T2">kolkól </text:span>‘quarrel, verbal altercation’</text:p>
      <text:p text:style-name="Standard"><text:tab/>WRY <text:span text:style-name="T2">kulkól</text:span> ‘assertion, beseeching, begging’; <text:span text:style-name="T2">kulkol-á</text:span> ‘to assert or insist’</text:p>
      <text:p text:style-name="Standard"/>
      <text:p text:style-name="Standard">141. <text:s text:c="3"/><text:tab/>*kuriq ‘poor, impoverished, having little’</text:p>
      <text:p text:style-name="Standard"/>
      <text:p text:style-name="Standard"><text:s/><text:tab/>ILK <text:span text:style-name="T2">kur-kurí</text:span> ‘kitchen boy, scullery maid’</text:p>
      <text:p text:style-name="Standard"><text:tab/>HAN <text:span text:style-name="T2">kúriɁ</text:span> ‘poverty, destitution’; <text:span text:style-name="T2">ma-kúriɁ</text:span> ‘poor, indigent, poverty stricken’</text:p>
      <text:p text:style-name="Standard"><text:tab/>AKL <text:span text:style-name="T2">kuríɁ </text:span>‘scarce, rare, hard to obtain or find’; <text:span text:style-name="T2">ka</text:span>-<text:span text:style-name="T2">kuríɁ</text:span> ‘want; scarcity; rarity’;</text:p>
      <text:p text:style-name="Standard"><text:tab/><text:tab/><text:span text:style-name="T2">saŋ-kuríɁ </text:span>‘few, very little, a bit’</text:p>
      <text:p text:style-name="Standard"><text:tab/>CEB <text:span text:style-name="T2">kúliɁ </text:span>‘having a hard time doing s.t. because of some obstacle’</text:p>
      <text:p text:style-name="Standard"><text:tab/>WRY<text:span text:style-name="T2"> kúri</text:span> ‘poverty, impoverishment’</text:p>
      <text:p text:style-name="Standard"/>
      <text:p text:style-name="P10">142.<text:tab/>*kutiteb ‘small insect, possibly bed bug’</text:p>
      <text:p text:style-name="P10"/>
      <text:p text:style-name="P10"><text:soft-page-break/><text:s/><text:tab/>SblBt<text:span text:style-name="T2"> kotíteb</text:span> ‘bed bug’</text:p>
      <text:p text:style-name="P10"><text:s/><text:tab/>MSK <text:span text:style-name="T2">kotitub</text:span> ‘kind of ant’</text:p>
      <text:p text:style-name="Standard"/>
      <text:p text:style-name="Standard">/l/</text:p>
      <text:p text:style-name="Standard"/>
      <text:p text:style-name="Standard">143.<text:tab/>*labit ‘to gossip, talk about someone’</text:p>
      <text:p text:style-name="Standard"/>
      <text:p text:style-name="Standard"><text:s/><text:tab/>AA<text:span text:style-name="T2"> labit</text:span> ‘to gossip’; <text:span text:style-name="T2">ma-labit<text:tab/></text:span> ‘talkative’</text:p>
      <text:p text:style-name="Standard"><text:tab/>KPG <text:span text:style-name="T2">labít </text:span>‘blabber, chatter without stopping’; <text:span text:style-name="T2">ma-labít</text:span> ‘talkative’</text:p>
      <text:p text:style-name="Standard"><text:s/><text:tab/>MSK<text:span text:style-name="T2"> labit </text:span>‘to mention a person’s name; to speak of; to talk about’</text:p>
      <text:p text:style-name="Standard"><text:s/><text:tab/>TIR <text:span text:style-name="T2">labit </text:span>‘to refer to someone by name in a conversation’</text:p>
      <text:p text:style-name="Standard"/>
      <text:p text:style-name="Standard">144.<text:tab/>*lama ‘caution, vigilance; to be careful’</text:p>
      <text:p text:style-name="Standard"/>
      <text:p text:style-name="P23">ITB <text:span text:style-name="T2">xama</text:span> ‘idea of carefulness’; <text:span text:style-name="T2">i-xama</text:span> ‘to be careful about/with’</text:p>
      <text:p text:style-name="Standard"><text:tab/>MSK<text:span text:style-name="T2"> lama</text:span> ‘to beware; to be careful; to exercise vigilance’</text:p>
      <text:p text:style-name="Standard"/>
      <text:p text:style-name="Standard">145.<text:tab/>*lamut<text:tab/>‘gluttonous’ (dbl. *lamun)</text:p>
      <text:p text:style-name="Standard"/>
      <text:p text:style-name="P23">ILK <text:span text:style-name="T2">lámut</text:span> ‘food, viands’; <text:span text:style-name="T2">lamút-en</text:span> ‘to devour; eat; swallow’</text:p>
      <text:p text:style-name="Standard"><text:tab/>WRY <text:span text:style-name="T2">lamót </text:span>‘gluttonous, voracious’</text:p>
      <text:p text:style-name="Standard"/>
      <text:p text:style-name="Standard">146.<text:tab/>*lanab ‘high water, flood’</text:p>
      <text:p text:style-name="Standard"/>
      <text:p text:style-name="P23">AKL<text:span text:style-name="T2"> eanáb</text:span> ‘to flood a little bit, overflow a little’</text:p>
      <text:p text:style-name="Standard"><text:tab/>SGR<text:span text:style-name="T2"> lanabəɁ</text:span> ‘high water, flood’</text:p>
      <text:p text:style-name="Standard"/>
      <text:p text:style-name="Standard">147.<text:tab/>*lanaŋ<text:tab/>‘to overflow, as a river’</text:p>
      <text:p text:style-name="Standard"/>
      <text:p text:style-name="Standard"><text:s/><text:tab/>ITB <text:span text:style-name="T2">mi-xanaŋ-an</text:span> ‘to flow continuously and abundantly’; <text:span text:style-name="T2">xanaŋ-an</text:span> ‘the place </text:p>
      <text:p text:style-name="P31">where water comes out (hillside, at the foot of hill)’</text:p>
      <text:p text:style-name="Standard"><text:tab/>DgtC<text:span text:style-name="T2"> lanáŋ</text:span> ‘puddles of water on the ground after a rain’<text:tab/></text:p>
      <text:p text:style-name="Standard"><text:tab/>MAR <text:span text:style-name="T2">lanaŋ-an</text:span> ‘toilet’</text:p>
      <text:p text:style-name="Standard"><text:tab/>MSK<text:span text:style-name="T2"> lanaŋ</text:span> ‘to overflow, as water from a river’</text:p>
      <text:p text:style-name="Standard"/>
      <text:p text:style-name="Standard">148.<text:tab/>*lanútan ‘a tree: <text:span text:style-name="T2">Bombycidendron</text:span> spp.’</text:p>
      <text:p text:style-name="Standard"/>
      <text:p text:style-name="Standard"><text:s/><text:tab/>ILK <text:span text:style-name="T2">lanótan </text:span>‘k.o. tree: <text:span text:style-name="T2">Bombycidendron Vidalianum</text:span>’</text:p>
      <text:p text:style-name="P10"><text:s/><text:tab/>BKL<text:span text:style-name="T2"> lanótan</text:span> ‘a tree: <text:span text:style-name="T2">Bombycidendron </text:span>spp.’</text:p>
      <text:p text:style-name="Standard"/>
      <text:p text:style-name="Standard">149.<text:tab/>*lañej ‘to sink, submerge’</text:p>
      <text:p text:style-name="Standard"/>
      <text:p text:style-name="P23">Yami <text:span text:style-name="T2">aned</text:span> ‘to sink’</text:p>
      <text:p text:style-name="Standard"><text:tab/>ILK <text:span text:style-name="T2">ag-lanéd</text:span> ‘to fall down head first; dive’</text:p>
      <text:p text:style-name="Standard"><text:tab/>BKL <text:span text:style-name="T2">lánod</text:span> ‘to sink, to capsize, to submerge’</text:p>
      <text:p text:style-name="Standard"/>
      <text:p text:style-name="P23"><text:soft-page-break/>NOTE: Also Bikol <text:span text:style-name="T2">lúnod</text:span> ‘to sink; to capsize; to submerge’. <text:s/>With root *-nej to </text:p>
      <text:p text:style-name="P23">submerge, sink, drown’.</text:p>
      <text:p text:style-name="P23"/>
      <text:p text:style-name="Standard">150.<text:tab/>*lap(e)quk ‘sandy soil?’</text:p>
      <text:p text:style-name="Standard"/>
      <text:p text:style-name="Standard"><text:tab/>ILK <text:span text:style-name="T2">lapɁók</text:span> ‘sandy soil; dust; sand’</text:p>
      <text:p text:style-name="Standard"><text:tab/>AKL<text:span text:style-name="T2"> eápok </text:span>‘soil, earth’</text:p>
      <text:p text:style-name="Standard"><text:tab/>WRY <text:span text:style-name="T2">lápok </text:span>‘mud, mire’</text:p>
      <text:p text:style-name="Standard"><text:tab/></text:p>
      <text:p text:style-name="Standard"><text:tab/>NOTE: Also Waray<text:span text:style-name="T2"> lápak</text:span> ‘mud, mire’.</text:p>
      <text:p text:style-name="Standard"/>
      <text:p text:style-name="Standard">151.<text:tab/>*lapu-1 ‘to overflow’</text:p>
      <text:p text:style-name="Standard"/>
      <text:p text:style-name="Standard"><text:s/><text:tab/>KPG <text:span text:style-name="T2">lapú </text:span>‘to overflow’</text:p>
      <text:p text:style-name="Standard"><text:s/><text:tab/>MSK <text:span text:style-name="T2">lapo </text:span>‘to overflow (as water in a vessel)’</text:p>
      <text:p text:style-name="Standard"/>
      <text:p text:style-name="Standard">152.<text:tab/>*lapu-2 ‘to start out, begin’</text:p>
      <text:p text:style-name="Standard"/>
      <text:p text:style-name="P23">Yami<text:span text:style-name="T2"> lapo</text:span> ‘beginning, to begin’; <text:span text:style-name="T2">om-lapo</text:span> ‘to start from’; <text:span text:style-name="T2">lapo-en</text:span> ‘beginning’</text:p>
      <text:p text:style-name="Standard"><text:tab/>BON <text:span text:style-name="T2">lapó </text:span>‘to start from; to begin at some place; to lead the way’</text:p>
      <text:p text:style-name="Standard"/>
      <text:p text:style-name="Standard">153.<text:tab/>*lapuŋ<text:tab/>‘mildew, mildewed, moldy’ (dbl. lapuk)</text:p>
      <text:p text:style-name="Standard"/>
      <text:p text:style-name="P23">ITB <text:span text:style-name="T2">xapoŋ</text:span> ‘to get moldy’<text:tab/><text:tab/></text:p>
      <text:p text:style-name="Standard"><text:tab/>TIR <text:span text:style-name="T2">lafuŋ</text:span> ‘mildew’; <text:span text:style-name="T2">lafuŋ-en</text:span> ‘covered with mildew’</text:p>
      <text:p text:style-name="Standard"/>
      <text:p text:style-name="Standard">154.<text:tab/>*lásaw<text:tab/>‘thin, of liquids; watery’</text:p>
      <text:p text:style-name="Standard"/>
      <text:p text:style-name="P23">ILK <text:span text:style-name="T2">na-lásaw</text:span> ‘thin, weak, watery; sparse; scanty; easily consumed’</text:p>
      <text:p text:style-name="Standard"><text:tab/>TAG <text:span text:style-name="T2">pagka-lásaw</text:span> ‘thawing; liquefying’;<text:span text:style-name="T2"> lasáw </text:span>‘thawed’</text:p>
      <text:p text:style-name="Standard"><text:tab/>BKL <text:span text:style-name="T2">lásaw</text:span> ‘watery, thin (liquids)’<text:tab/><text:tab/></text:p>
      <text:p text:style-name="Standard"><text:tab/>AKL <text:span text:style-name="T2">easáw</text:span> ‘not sticky; liquidy, watery’</text:p>
      <text:p text:style-name="Standard"><text:tab/>CEB<text:span text:style-name="T2"> lásaw</text:span> ‘for liquids to flow or spread all over’; lasáw diluted, watery’</text:p>
      <text:p text:style-name="Standard"><text:tab/>MSK <text:span text:style-name="T2">lásaw</text:span> ‘weak because diluted with water (as coffee)’</text:p>
      <text:p text:style-name="Standard"/>
      <text:p text:style-name="Standard"><text:tab/>NOTE: Possibly a Tagalog loan in Ilokano, but the divergent semantics weighs </text:p>
      <text:p text:style-name="P23">against this interpretation.</text:p>
      <text:p text:style-name="Standard"/>
      <text:p text:style-name="Standard">155.<text:tab/>*latlat ‘to peel off, tear off or apart’</text:p>
      <text:p text:style-name="Standard"/>
      <text:p text:style-name="Standard"><text:s/><text:tab/>ILK <text:span text:style-name="T2">ag-latlát</text:span> ‘to peel’<text:tab/></text:p>
      <text:p text:style-name="Standard"><text:s/><text:tab/>BON <text:span text:style-name="T2">latlat-en</text:span><text:tab/>‘to peel off, as skin; to strip off, as sheets of metal off a roof’</text:p>
      <text:p text:style-name="Standard"><text:s/><text:tab/>KLY <text:span text:style-name="T2">latlat ‘</text:span>to remove the skin of an animal’</text:p>
      <text:p text:style-name="Standard"><text:s/><text:tab/>PGS <text:span text:style-name="T2">latlát</text:span> ‘to rip cloth, etc. with a knife; strip’ </text:p>
      <text:p text:style-name="P13"><text:s/><text:tab/>AGU <text:span text:style-name="T2">mag-laɁlat</text:span> ‘to tear or rip s.t. apart or out; to split or cut s.t. in two by </text:p>
      <text:p text:style-name="P13"><text:s/><text:tab/><text:tab/>ripping it’<text:tab/></text:p>
      <text:p text:style-name="Standard"><text:soft-page-break/><text:s/><text:tab/>MSK <text:span text:style-name="T2">latlat</text:span> ‘to tear (as old clothes)’</text:p>
      <text:p text:style-name="Standard"/>
      <text:p text:style-name="Standard">156.<text:tab/>*lawag ‘light, brilliance’</text:p>
      <text:p text:style-name="Standard"/>
      <text:p text:style-name="P23">ILK <text:span text:style-name="T2">lawág</text:span> ‘brightness; brilliance; light; glow’</text:p>
      <text:p text:style-name="Standard"><text:tab/>CEB<text:span text:style-name="T2"> láwag</text:span> ‘kind of fishing with lights’</text:p>
      <text:p text:style-name="Standard"><text:tab/>WRY<text:span text:style-name="T2"> láwag</text:span> ‘the act of shedding or giving light’; <text:span text:style-name="T2">lawág </text:span>‘lamp; torch; light’</text:p>
      <text:p text:style-name="Standard"/>
      <text:p text:style-name="Standard">157.<text:tab/>*libeg ‘murky, roiled, of water’</text:p>
      <text:p text:style-name="Standard"/>
      <text:p text:style-name="P23">IBL<text:span text:style-name="T2"> dibeg</text:span> ‘murkiness, turbidity of water --- esp. of a condition that clears quickly </text:p>
      <text:p text:style-name="P23"><text:s/><text:tab/>(as when a truck crosses a stream)’</text:p>
      <text:p text:style-name="Standard"><text:tab/>BKL <text:span text:style-name="T2">ma-líbog<text:tab/></text:span> ‘blurred, fuzzy, indistinct, obscure, vague’; <text:span text:style-name="T2">ma-líbog na túbig</text:span><text:tab/></text:p>
      <text:p text:style-name="Standard"><text:s/><text:tab/><text:tab/>‘cloudy or murky water’</text:p>
      <text:p text:style-name="Standard"><text:tab/>AGU<text:span text:style-name="T2"> libeg</text:span> ‘be worried, upset, troubled; to be confused’</text:p>
      <text:p text:style-name="Standard"><text:tab/>AKL<text:span text:style-name="T2"> libóg</text:span> ‘to be confused, be in a quandary’</text:p>
      <text:p text:style-name="Standard"/>
      <text:p text:style-name="Standard">158.<text:tab/>*lilid ‘to roll over and over’</text:p>
      <text:p text:style-name="Standard"/>
      <text:p text:style-name="Standard"><text:s/><text:tab/>DgtC <text:span text:style-name="T2">léled</text:span> ‘to roll (of a wheel, a winnowing tray, coconut husk, etc.)’</text:p>
      <text:p text:style-name="Standard"><text:tab/>HAN<text:span text:style-name="T2"> lilíd</text:span> ‘rolling over and over’<text:tab/></text:p>
      <text:p text:style-name="Standard"><text:s/><text:tab/>MAR<text:span text:style-name="T2"> lilid </text:span>‘to roll (as a stone down a hill)’; lilid-en ‘roller of a Maranao loom’</text:p>
      <text:p text:style-name="Standard"><text:tab/>WBM<text:span text:style-name="T2"> lilid</text:span> ‘of an object, to roll on the floor or ground’</text:p>
      <text:p text:style-name="P23">MSK <text:span text:style-name="T2">lilid </text:span>‘to roll (as a log)’</text:p>
      <text:p text:style-name="P23">BM <text:span text:style-name="T2">mo-lilid </text:span>‘to roll (as over the ground), roll away’</text:p>
      <text:p text:style-name="P23"/>
      <text:p text:style-name="P23">NOTE: Mapun<text:span text:style-name="T2"> lilid</text:span> ‘to cause s.t. to go down a hill’ is assumed to be a GCP loan.</text:p>
      <text:p text:style-name="P50"/>
      <text:p text:style-name="Standard">159.<text:tab/>*linamun ‘k.o. sea grass’</text:p>
      <text:p text:style-name="Standard"/>
      <text:p text:style-name="P23">AGU<text:span text:style-name="T2"> linamon</text:span> ‘k.o. green sea grass with strong roots which grows in shallow </text:p>
      <text:p text:style-name="P23"><text:s/><text:tab/>water all year long (small fish live in it)’</text:p>
      <text:p text:style-name="Standard"><text:tab/>MAR<text:span text:style-name="T2"> linamon</text:span> ‘water plant or seaweed: <text:span text:style-name="T2">Hydrrilla verticillata </text:span>Presl.’</text:p>
      <text:p text:style-name="P19"/>
      <text:p text:style-name="Standard">160.<text:tab/>*lináŋ ‘shiny, bright’</text:p>
      <text:p text:style-name="Standard"/>
      <text:p text:style-name="P23">IFG<text:span text:style-name="T2"> lináŋ </text:span>‘brilliant shining of the sun’<text:tab/></text:p>
      <text:p text:style-name="Standard"><text:tab/>KLY<text:span text:style-name="T2"> linaŋ</text:span> ‘shining (like a galvanized iron roof)’</text:p>
      <text:p text:style-name="Standard"><text:tab/>BKL <text:span text:style-name="T2">ma-lináŋ</text:span><text:tab/>‘describing s.t. smooth and shiny; sleek’</text:p>
      <text:p text:style-name="Standard"><text:tab/>MAR <text:span text:style-name="T2">linaŋ </text:span>‘silver’</text:p>
      <text:p text:style-name="Standard"/>
      <text:p text:style-name="Standard">161. <text:tab/>*linap ‘to sink, disappear under water’</text:p>
      <text:p text:style-name="Standard"/>
      <text:p text:style-name="P23">ISG <text:span text:style-name="T2">na-línap</text:span> ‘submerged’</text:p>
      <text:p text:style-name="Standard"><text:tab/>BON <text:span text:style-name="T2">linap-en</text:span><text:tab/>‘to cover with water’</text:p>
      <text:p text:style-name="Standard"><text:tab/>KNK <text:span text:style-name="T2">ma-lináp</text:span> ‘submerged, inundated’</text:p>
      <text:p text:style-name="Standard"><text:soft-page-break/><text:tab/>SGR <text:span text:style-name="T2">linapǝɁ</text:span> ‘to disappear’</text:p>
      <text:p text:style-name="Standard"/>
      <text:p text:style-name="Standard">162.<text:tab/>*líŋgas<text:tab/> ‘of good quality, nice-looking, as crops’</text:p>
      <text:p text:style-name="Standard"/>
      <text:p text:style-name="Standard"><text:s/><text:tab/>PGS <text:span text:style-name="T2">líŋgas</text:span> ‘beauty, neatness’; <text:span text:style-name="T2">ma-líŋgas </text:span>‘beautiful; spick and span’</text:p>
      <text:p text:style-name="Standard"><text:tab/>BKD <text:span text:style-name="T2">ma-liŋgas</text:span> ‘of good quality (rice, corn, beans, etc.)’<text:tab/></text:p>
      <text:p text:style-name="Standard"/>
      <text:p text:style-name="Standard">163.<text:tab/>*lipi ‘edge or rim of basket, hat, etc.’</text:p>
      <text:p text:style-name="Standard"/>
      <text:p text:style-name="Standard"><text:s/><text:tab/>ILK <text:span text:style-name="T2">lip-lípi</text:span> ‘border of a hat’</text:p>
      <text:p text:style-name="Standard"><text:s/><text:tab/>BtkP <text:span text:style-name="T2">lipí ‘</text:span>leaf of palm tree; edge or rim of basket’</text:p>
      <text:p text:style-name="Standard"/>
      <text:p text:style-name="Standard"><text:s/><text:tab/>NOTE: This word evidently referred to the part of anything made from plaited </text:p>
      <text:p text:style-name="Standard"><text:s text:c="2"/><text:tab/>leaves that needs to be ‘closed off’ to hold the material in place.</text:p>
      <text:p text:style-name="Standard"/>
      <text:p text:style-name="Standard">164.<text:tab/>*lipuŋ ‘dish for holding food’</text:p>
      <text:p text:style-name="Standard"/>
      <text:p text:style-name="Standard"><text:s/><text:tab/>PGS <text:span text:style-name="T2">lipoŋ</text:span> ‘plate</text:p>
      <text:p text:style-name="Standard"><text:tab/>MSK <text:span text:style-name="T2">lipoŋ</text:span> ‘bowl’</text:p>
      <text:p text:style-name="Standard"/>
      <text:p text:style-name="Standard">165.<text:tab/>*lubuk ‘in the middle, between two other things’</text:p>
      <text:p text:style-name="Standard"/>
      <text:p text:style-name="Standard"><text:s/><text:tab/>ITB <text:span text:style-name="T2">xovok </text:span>‘center, middle, central’; <text:span text:style-name="T2">maŋ-xovok</text:span> ‘stay or be in the middle’</text:p>
      <text:p text:style-name="Standard"><text:s/><text:tab/>DgtC <text:span text:style-name="T2">lubuk </text:span>‘inside (esp. of a house)’; <text:span text:style-name="T2">l&lt;um&gt;ubuk</text:span> ‘to sleep between two people’</text:p>
      <text:p text:style-name="Standard"/>
      <text:p text:style-name="Standard">166.<text:tab/>*lukut<text:tab/>‘small stingless bee’</text:p>
      <text:p text:style-name="Standard"/>
      <text:p text:style-name="Standard"><text:s/><text:tab/>IBL <text:span text:style-name="T2">dokot </text:span>‘small species of honeybee with no stinger; its honey is edible; builds </text:p>
      <text:p text:style-name="Standard"><text:s text:c="2"/><text:tab/><text:tab/>small hives in clefts of rocks’</text:p>
      <text:p text:style-name="Standard"><text:tab/>HAN <text:span text:style-name="T2">lukút-an</text:span><text:tab/>‘a stingless honeybee (family <text:tab/><text:span text:style-name="T2">Meliponidae</text:span>, species <text:span text:style-name="T2">Trigona</text:span>)’</text:p>
      <text:p text:style-name="Standard"/>
      <text:p text:style-name="Standard">167.<text:tab/>*lumput ‘native cloth, woven material’</text:p>
      <text:p text:style-name="Standard"/>
      <text:p text:style-name="P23">ILK <text:span text:style-name="T2">lúpot </text:span>‘clothes, cloth; apparel; garments’</text:p>
      <text:p text:style-name="Standard"><text:tab/>BON <text:span text:style-name="T2">lópot</text:span> ‘clothes; cloth’</text:p>
      <text:p text:style-name="Standard"><text:tab/>KLY<text:span text:style-name="T2"> luput </text:span>‘cloth’</text:p>
      <text:p text:style-name="Standard"><text:tab/>IBL <text:span text:style-name="T2">dopot </text:span>‘cloth, fabric, material; clothing’</text:p>
      <text:p text:style-name="Standard"><text:tab/>PGS <text:span text:style-name="T2">lópot </text:span>‘cloth, rag’</text:p>
      <text:p text:style-name="Standard"><text:tab/>CEB <text:span text:style-name="T2">lumpút</text:span> ‘home-woven cloth of a checkered design and with a plain weave; </text:p>
      <text:p text:style-name="Standard"><text:s/><text:tab/><text:tab/>wear clothing of this weave’</text:p>
      <text:p text:style-name="Standard"/>
      <text:p text:style-name="Standard">168.<text:tab/>*lupiq ‘dented or chipped, of the cutting edge of a knife, etc.’ (dbl. *lupiŋ)</text:p>
      <text:p text:style-name="P48"/>
      <text:p text:style-name="P23">KLY <text:span text:style-name="T2">lupi </text:span>‘for a knife edge to be flattened and dull’</text:p>
      <text:p text:style-name="P23">AGU <text:span text:style-name="T2">lopik </text:span>‘for s.t. made of metal or tin to become dented’</text:p>
      <text:p text:style-name="P23">CEB <text:span text:style-name="T2">lúmpiɁ</text:span> ‘dented, having a dent’</text:p>
      <text:p text:style-name="P34"><text:soft-page-break/>WRY<text:span text:style-name="T2"> lupíɁ</text:span> ‘a dent: small surface depression caused by a hard blow; dented’</text:p>
      <text:p text:style-name="P34">SGR <text:span text:style-name="T2">lupi</text:span> ‘blunt, bent back (of the point of a spear, etc.)’</text:p>
      <text:p text:style-name="Standard"/>
      <text:p text:style-name="Standard">169.<text:tab/>*lúquŋ<text:tab/>‘steep declivity, ravine’</text:p>
      <text:p text:style-name="Standard"/>
      <text:p text:style-name="Standard"><text:s/><text:tab/>BON<text:span text:style-name="T2"> lóoŋ</text:span> ’to be steep, as a hillside’</text:p>
      <text:p text:style-name="Standard"><text:tab/>HAN<text:span text:style-name="T2"> lúɁuŋ</text:span> ‘valley or steep ravine’</text:p>
      <text:p text:style-name="Standard"/>
      <text:p text:style-name="Standard">170.<text:tab/>*lusak ‘muddy, as ground’ (dbl. *lutak)</text:p>
      <text:p text:style-name="Standard"/>
      <text:p text:style-name="Standard"><text:s/><text:tab/>ISG <text:span text:style-name="T2">lusáɁ </text:span>‘earth; land, soil; ground’</text:p>
      <text:p text:style-name="Standard"><text:s/><text:tab/>TAG<text:span text:style-name="T2"> lúsak</text:span> ‘mire; slush; slime; a soft sticky mud or something like it’</text:p>
      <text:p text:style-name="Standard"/>
      <text:p text:style-name="Standard"><text:s/><text:tab/>NOTE: With root *-cak ‘muddy; sound of walking in mud’.</text:p>
      <text:p text:style-name="Standard"/>
      <text:p text:style-name="Standard">171.<text:tab/>*lusek ‘insert into the ground, as a housepost’</text:p>
      <text:p text:style-name="Standard"/>
      <text:p text:style-name="Standard"><text:s/><text:tab/>PGS <text:span text:style-name="T2">losék</text:span> ‘post, pillar’</text:p>
      <text:p text:style-name="Standard"><text:s/><text:tab/>MSK<text:span text:style-name="T2"> lusuk</text:span> ‘to insert (as into the ground); to plant (as seed)’<text:tab/><text:tab/></text:p>
      <text:p text:style-name="Standard"/>
      <text:p text:style-name="Standard"><text:s/><text:tab/>NOTE: With root *-sek ‘insert, stick into a soft surface’.</text:p>
      <text:p text:style-name="Standard"/>
      <text:p text:style-name="Standard">/m/ </text:p>
      <text:p text:style-name="Standard"/>
      <text:p text:style-name="Standard">172. <text:tab/>*maŋá<text:tab/>‘approximately, about, roughly; some’</text:p>
      <text:p text:style-name="Standard"/>
      <text:p text:style-name="Standard"><text:s/><text:tab/>ILK <text:span text:style-name="T2">ag-maŋá-maŋá</text:span> ‘to be uncertain, undecided’<text:tab/></text:p>
      <text:p text:style-name="Standard"><text:tab/>DgtC <text:span text:style-name="T2">máŋa</text:span> ‘expressing approximation; some; about (e.g. in telling time)’</text:p>
      <text:p text:style-name="Standard"><text:s/><text:tab/>AA <text:span text:style-name="T2">maŋa </text:span>‘approximately (used before a cardinal number)’</text:p>
      <text:p text:style-name="Standard"><text:s/><text:tab/>HAN<text:span text:style-name="T2"> maŋá</text:span> ‘about, approximately (used before numbers)’</text:p>
      <text:p text:style-name="Standard"><text:tab/>BtkP <text:span text:style-name="T2">máŋa </text:span>‘some’</text:p>
      <text:p text:style-name="Standard"><text:s/><text:tab/>AKL <text:span text:style-name="T2">máŋa </text:span>‘some, approximately, about (before numbers)’</text:p>
      <text:p text:style-name="Standard"><text:s/><text:tab/>CEB <text:span text:style-name="T2">máŋa </text:span>‘about, approximately (before words referring to time or </text:p>
      <text:p text:style-name="P31">measurement)’</text:p>
      <text:p text:style-name="P38"/>
      <text:p text:style-name="P34">NOTE: Although this form is cited together with reflexes of PMP *maŋa ‘prenominal marker of plurality’ in some languages (as Cebuano), the meanings are different enough to merit separate treatment. <text:s/>As an approximative marker *maŋá appears to have been used most commonly with expressions of quantity.</text:p>
      <text:p text:style-name="P10"/>
      <text:p text:style-name="Standard">173. <text:tab/>*míŋsan ‘once, one time only’</text:p>
      <text:p text:style-name="Standard"/>
      <text:p text:style-name="P23">DgtC <text:span text:style-name="T2">mɛnsan </text:span>‘once, one time’</text:p>
      <text:p text:style-name="P23">PGS <text:span text:style-name="T2">mínsan </text:span>‘once only’<text:tab/></text:p>
      <text:p text:style-name="P23">AA <text:span text:style-name="T2">miŋhan ‘</text:span>once’</text:p>
      <text:p text:style-name="P23">SblBt <text:span text:style-name="T2">miŋhán </text:span>‘once, once in awhile’</text:p>
      <text:p text:style-name="P23"><text:soft-page-break/>KPG <text:span text:style-name="T2">mísan </text:span>‘once in a while (a time measure)’<text:tab/></text:p>
      <text:p text:style-name="Standard"><text:tab/>TAG<text:span text:style-name="T2"> mínsan</text:span> ‘once; on a single occasion; one time’</text:p>
      <text:p text:style-name="Standard"><text:tab/>BKL <text:span text:style-name="T2">kon mínsan </text:span>‘sometimes, once in a while, from time to time’</text:p>
      <text:p text:style-name="Standard"><text:tab/>HAN<text:span text:style-name="T2"> mínsan </text:span>‘once, at one time’</text:p>
      <text:p text:style-name="Standard"><text:tab/>MSK <text:span text:style-name="T2">minsan </text:span>‘once’</text:p>
      <text:p text:style-name="Standard"/>
      <text:p text:style-name="Standard"><text:s/><text:tab/>NOTE: Also Agutaynen <text:span text:style-name="T2">minta </text:span>‘one time; once’. <text:s/>This may be a Tagalog loan </text:p>
      <text:p text:style-name="P23">distribution, but the velar nasal in the Ayta Abellen and Botolan Sambal forms </text:p>
      <text:p text:style-name="P23">weighs against this interpretation.</text:p>
      <text:p text:style-name="P10"/>
      <text:p text:style-name="P10">174. <text:tab/>*mukmuk ‘to eat heartily, stuff one's mouth full’</text:p>
      <text:p text:style-name="P10"/>
      <text:p text:style-name="P10"><text:s/><text:tab/>AA <text:span text:style-name="T2">mokmok</text:span> ‘to eat heartily alone, hiding from companion’</text:p>
      <text:p text:style-name="P10"><text:tab/>SblBt <text:span text:style-name="T2">mokmók </text:span>‘to eat heartily</text:p>
      <text:p text:style-name="P10"><text:tab/>AKL <text:span text:style-name="T2">múkmuk<text:tab/></text:span> ‘to stuff one's mouth full’</text:p>
      <text:p text:style-name="P10"/>
      <text:p text:style-name="P10">175. <text:tab/>*mulmul ‘toothless’</text:p>
      <text:p text:style-name="P10"/>
      <text:p text:style-name="P10"><text:tab/>SblBt <text:span text:style-name="T2">molmól </text:span>‘to have one's teeth come out’</text:p>
      <text:p text:style-name="P10"><text:tab/>MAR <text:span text:style-name="T2">momol</text:span> ‘toothless, old’</text:p>
      <text:p text:style-name="P10"/>
      <text:p text:style-name="P10"><text:s/><text:tab/>NOTE: Apparently distinct from PAN *mulmul 'hold in the mouth and suck'.</text:p>
      <text:p text:style-name="Standard"/>
      <text:p text:style-name="Standard">176. <text:tab/>*mus(e)qiŋ ‘covered with dirt or dust’</text:p>
      <text:p text:style-name="Standard"/>
      <text:p text:style-name="P23">SblBt <text:span text:style-name="T2">móhiŋ </text:span>‘to be covered with dirt or dust’</text:p>
      <text:p text:style-name="Standard"><text:tab/>AKL <text:span text:style-name="T2">musíŋ-musíŋ</text:span> ‘to become dirty; smear with soot or grime’</text:p>
      <text:p text:style-name="Standard"><text:tab/>WRY <text:span text:style-name="T2">musɁíŋ </text:span>‘dirt; stain; grime’</text:p>
      <text:p text:style-name="Standard"><text:tab/>TSG <text:span text:style-name="T2">musiŋ</text:span> ‘dirt (embedded on the face, esp. of a child)’</text:p>
      <text:p text:style-name="Standard"/>
      <text:p text:style-name="Standard">177. <text:s/><text:tab/>*musmus ‘lowly, humble, poor’</text:p>
      <text:p text:style-name="Standard"/>
      <text:p text:style-name="P23">PGS<text:span text:style-name="T2"> musmús</text:span> ‘stupid’</text:p>
      <text:p text:style-name="Standard"><text:tab/>AKL <text:span text:style-name="T2">músmus</text:span> ‘poor, lowly, humble’</text:p>
      <text:p text:style-name="Standard"/>
      <text:p text:style-name="Standard">/n/</text:p>
      <text:p text:style-name="Standard"/>
      <text:p text:style-name="Standard">178. <text:s/>*namaq ‘to hope for’</text:p>
      <text:p text:style-name="Standard"/>
      <text:p text:style-name="P23">ILK <text:span text:style-name="T2">náma</text:span> ‘hope, trust, confidence’; <text:span text:style-name="T2">i-na-nama-en</text:span> ‘to hope for’</text:p>
      <text:p text:style-name="Standard"><text:tab/>BKL <text:span text:style-name="T2">namáɁ </text:span>‘might, possibly, perchance’</text:p>
      <text:p text:style-name="Standard"/>
      <text:p text:style-name="P52">179. <text:s/>*náwiq ‘rattan that has been processed for use by splitting and cleaning’</text:p>
      <text:p text:style-name="Standard"/>
      <text:p text:style-name="Standard"><text:s/><text:tab/>ILK <text:span text:style-name="T2">nawí-en</text:span> ‘to clean rattan; clean reeds’; <text:span text:style-name="T2">saŋa-náwi</text:span> ‘one strip of (cleaned) <text:s/></text:p>
      <text:p text:style-name="Standard"><text:s/><text:tab/><text:tab/>rattan’</text:p>
      <text:p text:style-name="Standard"><text:soft-page-break/><text:s/><text:tab/>BKL <text:span text:style-name="T2">náwiɁ</text:span> ‘cleaned and split rattan’</text:p>
      <text:p text:style-name="Standard"><text:s/><text:tab/>WBM <text:span text:style-name="T2">nawiɁ</text:span> ‘a small knife used for splitting rattan, etc.</text:p>
      <text:p text:style-name="P38"/>
      <text:p text:style-name="Standard"><text:s/><text:tab/>NOTE: Also Palawano <text:span text:style-name="T2">nawi</text:span> ‘rattan’, Cebunao<text:span text:style-name="T2"> náwi</text:span> ‘strip of rattan’; to cut rattan </text:p>
      <text:p text:style-name="P23">into strips’. <text:s/>PAN *quay ‘rattan’, which is far more robustly attested than this <text:s/></text:p>
      <text:p text:style-name="P23">form, evidently referred to rattan in its natural state, while PPH *nawiq referred to </text:p>
      <text:p text:style-name="P23">processed rattan, that is, to rattan already been prepared for human use.</text:p>
      <text:p text:style-name="Standard"/>
      <text:p text:style-name="Standard">180. <text:s/>*náyun ‘addition, as to a settlement; continuation of an activity’</text:p>
      <text:p text:style-name="Standard"/>
      <text:p text:style-name="P23">ILK <text:span text:style-name="T2">náyon</text:span> ‘addition; part’; <text:span text:style-name="T2">ma-náyon</text:span> ‘to last; live to a ripe old age; be durable’;</text:p>
      <text:p text:style-name="Standard"><text:tab/><text:tab/><text:span text:style-name="T2">nayon-an</text:span> ‘to increase, enlarge’</text:p>
      <text:p text:style-name="Standard"><text:tab/>BON<text:span text:style-name="T2"> náyon</text:span> ‘to add to; to extend’</text:p>
      <text:p text:style-name="Standard"><text:tab/>IBL <text:span text:style-name="T2">nayon</text:span> ‘addition to s.t. (as parcel of land covered by an existing title, bonus </text:p>
      <text:p text:style-name="Standard"><text:s/><text:tab/><text:tab/>for things bought in large quantities)’</text:p>
      <text:p text:style-name="Standard"><text:tab/>PGS <text:span text:style-name="T2">náyon</text:span> ‘continue; persist in plan or activity’</text:p>
      <text:p text:style-name="Standard"><text:tab/>TAG <text:span text:style-name="T2">náyon ‘</text:span>village; hamlet; barrio’; <text:span text:style-name="T2">ka-náyom</text:span> ‘fellow villager’</text:p>
      <text:p text:style-name="Standard"><text:tab/>BKL <text:span text:style-name="T2">mag-nayón</text:span> ‘to do s.t. without interruption; to work on s.t. continuously </text:p>
      <text:p text:style-name="Standard"><text:s/><text:tab/><text:tab/>without a break’</text:p>
      <text:p text:style-name="Standard"><text:tab/>AKL <text:span text:style-name="T2">náyon</text:span> “um”, “er” (expression used to fill in a pause in one’s speech while </text:p>
      <text:p text:style-name="P31">groping for the right word)’</text:p>
      <text:p text:style-name="Standard"><text:tab/>CEB <text:span text:style-name="T2">náyun </text:span>‘adjacent, in line with’</text:p>
      <text:p text:style-name="Standard"><text:tab/>MAR <text:span text:style-name="T2">nayon </text:span>‘continuous with, part of, contiguous with, join (as a hamlet to a </text:p>
      <text:p text:style-name="Standard"><text:s text:c="2"/><text:tab/><text:tab/>neighboring town)’</text:p>
      <text:p text:style-name="Standard"/>
      <text:p text:style-name="Standard">/ŋ/</text:p>
      <text:p text:style-name="Standard"/>
      <text:p text:style-name="Standard">181. <text:tab/>*ŋáqŋaq ‘to stutter, stammer, have trouble uttering speech’</text:p>
      <text:p text:style-name="Standard"/>
      <text:p text:style-name="P23">KLY <text:span text:style-name="T2">ŋaŋa</text:span> ‘to be unable to speak; deaf and dumb’</text:p>
      <text:p text:style-name="Standard"><text:tab/>IFG <text:span text:style-name="T2">ŋáŋa</text:span> ‘speech without moving one’s tongue sufficiently’</text:p>
      <text:p text:style-name="P23">CEB<text:span text:style-name="T2"> ŋáɁŋaɁ </text:span>‘stuttering’</text:p>
      <text:p text:style-name="P23"/>
      <text:p text:style-name="Standard"><text:s/><text:tab/>NOTE: Evidently distinct from PAN *ŋaŋa ‘to open the mouth; gape’.</text:p>
      <text:p text:style-name="Standard"/>
      <text:p text:style-name="Standard">182. <text:tab/>*ŋarab<text:tab/>‘blade, cutting edge of knife, etc.’</text:p>
      <text:p text:style-name="Standard"/>
      <text:p text:style-name="Standard"><text:s/><text:tab/>ITB <text:span text:style-name="T2">ŋarab</text:span> ‘blade, cutting edge’</text:p>
      <text:p text:style-name="Standard"><text:tab/>DgtC <text:span text:style-name="T2">ŋahab</text:span> ‘sharp edge (of the sharp edge of a mountain, or the sharpened edge </text:p>
      <text:p text:style-name="Standard"><text:s/><text:tab/><text:tab/>of a bolo or arrowhead)</text:p>
      <text:p text:style-name="Standard"><text:tab/>ISG <text:span text:style-name="T2">ŋárab</text:span> ‘the edge of a cutting instrument’</text:p>
      <text:p text:style-name="Standard"><text:tab/>IFG <text:span text:style-name="T2">ŋaláb </text:span>‘the sharp and whetted side of the blade of a knife’</text:p>
      <text:p text:style-name="Standard"><text:tab/>IfgBt<text:span text:style-name="T2"> ŋālab </text:span>‘the thin edge of the blade of an axe’</text:p>
      <text:p text:style-name="Standard"/>
      <text:p text:style-name="Standard">183. <text:tab/>*ŋiq(e)rit ‘to smile’</text:p>
      <text:p text:style-name="Standard"/>
      <text:p text:style-name="Standard"><text:soft-page-break/><text:s/><text:tab/>DgtC <text:span text:style-name="T2">ŋehét</text:span> ‘to laugh, to smile’</text:p>
      <text:p text:style-name="Standard"><text:s/><text:tab/>IBL <text:span text:style-name="T2">on-ŋiɁshit</text:span><text:tab/> ‘to smile, show the teeth’</text:p>
      <text:p text:style-name="Standard"><text:tab/>BKL<text:span text:style-name="T2"> ŋírit</text:span> ‘a grin, smile, smirk’</text:p>
      <text:p text:style-name="Standard"><text:tab/>HAN <text:span text:style-name="T2">ŋírit </text:span>‘to smile’</text:p>
      <text:p text:style-name="Standard"/>
      <text:p text:style-name="Standard">/p/ </text:p>
      <text:p text:style-name="Standard"/>
      <text:p text:style-name="Standard">184.<text:tab/>*pakid<text:tab/>‘have lower leg extended to the side’</text:p>
      <text:p text:style-name="Standard"/>
      <text:p text:style-name="Standard"><text:s/><text:tab/>KLY <text:span text:style-name="T2">pakid </text:span>‘to entangle another person’s foot with one’s own; to entwine feet’</text:p>
      <text:p text:style-name="Standard"><text:s/><text:tab/>TAG <text:span text:style-name="T2">pakíd </text:span>‘knock-kneed’</text:p>
      <text:p text:style-name="Standard"/>
      <text:p text:style-name="Standard">185.<text:tab/>*pantát<text:tab/> ‘k.o. catfish that lives in swamps’</text:p>
      <text:p text:style-name="Standard"/>
      <text:p text:style-name="P23">PGS <text:span text:style-name="T2">pantát </text:span>‘variety of mudfish much used for food’<text:tab/></text:p>
      <text:p text:style-name="Standard"><text:tab/>KPG <text:span text:style-name="T2">pantat</text:span> ‘k.o. fish similar to catfish’<text:tab/><text:tab/></text:p>
      <text:p text:style-name="Standard"><text:tab/>BKL <text:span text:style-name="T2">pantát </text:span>‘catfish sp.’</text:p>
      <text:p text:style-name="P23">AKL <text:span text:style-name="T2">pántat</text:span> ‘mudfish’</text:p>
      <text:p text:style-name="Standard"><text:tab/>CEB<text:span text:style-name="T2"> pantát</text:span> ‘k.o. freshwater catfish’</text:p>
      <text:p text:style-name="Standard"><text:tab/>MSK <text:span text:style-name="T2">pantat</text:span> ‘k.o. freshwater fish (has no scales, and is found in swamps)’</text:p>
      <text:p text:style-name="Standard"/>
      <text:p text:style-name="Standard">186.<text:tab/>*paŋel/<text:tab/>*paŋeR ‘stupid, unthinking’</text:p>
      <text:p text:style-name="Standard"/>
      <text:p text:style-name="Standard"><text:s/><text:tab/>(a)</text:p>
      <text:p text:style-name="Standard"><text:tab/>AGU <text:span text:style-name="T2">paŋel </text:span>‘stupid; asinine; idiot’</text:p>
      <text:p text:style-name="Standard"><text:tab/>BKL<text:span text:style-name="T2"> paŋól</text:span> ‘stupid, dull’</text:p>
      <text:p text:style-name="Standard"><text:s/><text:tab/>(b)</text:p>
      <text:p text:style-name="P23">AGU<text:span text:style-name="T2"> paŋel</text:span> ‘stupid; asinine; idiot’</text:p>
      <text:p text:style-name="Standard"><text:tab/>CEB<text:span text:style-name="T2"> paŋúg </text:span>‘stupid, tending to do the wrong thing unthinkingly’</text:p>
      <text:p text:style-name="Standard"/>
      <text:p text:style-name="Standard"><text:s/><text:tab/>NOTE: Also Cebuano <text:span text:style-name="T2">paŋu</text:span> ‘stupid, tending to do the wrong thing unthinkingly’.</text:p>
      <text:p text:style-name="Standard"/>
      <text:p text:style-name="Standard">187.<text:tab/>*paŋét<text:tab/>‘to clutch, grasp tightly’</text:p>
      <text:p text:style-name="Standard"/>
      <text:p text:style-name="P23">ILK <text:span text:style-name="T2">paŋét</text:span> ‘entanglement’</text:p>
      <text:p text:style-name="P23">PGS<text:span text:style-name="T2"> paŋét</text:span> ‘to clutch’</text:p>
      <text:p text:style-name="P43">BKL <text:span text:style-name="T2">mag-paŋót ‘</text:span>to fight by grasping the comb or feathers with the beak (fowl)’</text:p>
      <text:p text:style-name="Standard"><text:tab/>MSK<text:span text:style-name="T2"> paŋot</text:span> ‘to catch, as with the hands’</text:p>
      <text:p text:style-name="Standard"/>
      <text:p text:style-name="Standard">188.<text:tab/>*pasaw<text:tab/> ‘to fade in intensity or force’</text:p>
      <text:p text:style-name="Standard"/>
      <text:p text:style-name="P23">BON <text:span text:style-name="T2">ma-pásew</text:span> ‘to become less intense; to fade away, as an emotion or </text:p>
      <text:p text:style-name="P23"><text:s/><text:tab/>drunkenness’</text:p>
      <text:p text:style-name="Standard"><text:tab/>AGU <text:span text:style-name="T2">ma-pasaw</text:span> ‘to lose power, as of written prayers or amulets’</text:p>
      <text:p text:style-name="Standard"><text:tab/>TSG <text:span text:style-name="T2">pasaw</text:span> ‘no good, weak, stale, old stock (of canned goods, merchandise, </text:p>
      <text:p text:style-name="Standard"><text:s/><text:tab/><text:tab/>batteries); (of a license or permit) expired’</text:p>
      <text:p text:style-name="Standard"><text:soft-page-break/></text:p>
      <text:p text:style-name="Standard"><text:tab/>NOTE: Mapun <text:span text:style-name="T2">pasaw</text:span> ‘expired (as a license, medicine); dead (as a battery); flat or </text:p>
      <text:p text:style-name="P23">stale (as carbonated drinks or packaged snacks)’ is assumed to be a Tausug loan.</text:p>
      <text:p text:style-name="Standard"/>
      <text:p text:style-name="Standard">189.<text:tab/>*pasáyan ‘freshwater shrimp’</text:p>
      <text:p text:style-name="Standard"/>
      <text:p text:style-name="P23">ILK <text:span text:style-name="T2">pasáyan</text:span> ‘shrimp, prawn’</text:p>
      <text:p text:style-name="P23"><text:bookmark-start text:name="_Hlk54957320"/>BKL <text:span text:style-name="T2">pasáyan </text:span>‘freshwater shrimp’</text:p>
      <text:p text:style-name="Standard"><text:bookmark-end text:name="_Hlk54957320"/><text:tab/>AKL <text:span text:style-name="T2">pasáyan </text:span>‘small shrimp’</text:p>
      <text:p text:style-name="Standard"><text:tab/>WRY <text:span text:style-name="T2">pasáyan</text:span> ‘shrimp’</text:p>
      <text:p text:style-name="Standard"><text:tab/>MAR<text:span text:style-name="T2"> pasayan</text:span> ‘seaweed’; <text:span text:style-name="T2">pasayan-en</text:span> ‘fishing ground for shrimps’</text:p>
      <text:p text:style-name="Standard"/>
      <text:p text:style-name="Standard">190.<text:tab/>*paták<text:tab/>‘raindrop’</text:p>
      <text:p text:style-name="Standard"/>
      <text:p text:style-name="P23">ILK <text:span text:style-name="T2">paták</text:span> ‘raindrop’</text:p>
      <text:p text:style-name="Standard"><text:tab/>TAG<text:span text:style-name="T2"> paták</text:span> ‘a drop of liquid’</text:p>
      <text:p text:style-name="Standard"><text:tab/>AGU <text:span text:style-name="T2">patak</text:span> ‘a raindrop, one drop of rain’</text:p>
      <text:p text:style-name="Standard"/>
      <text:p text:style-name="Standard">191.<text:tab/>*patuŋ ‘bamboo stocks or fetters’</text:p>
      <text:p text:style-name="Standard"/>
      <text:p text:style-name="P23">ILK <text:span text:style-name="T2">patóŋ-patóŋ</text:span> ‘kind of native instrument made of bamboo’</text:p>
      <text:p text:style-name="P23">MAR<text:span text:style-name="T2"> patoŋ</text:span> ‘handcuff, hog-tie, fetters’</text:p>
      <text:p text:style-name="P23">WBM <text:span text:style-name="T2">patuŋ</text:span> ‘a stock, i.e. a frame of wood with holes for the feet and hands to </text:p>
      <text:p text:style-name="P23"><text:s/><text:tab/>confine a prisoner’</text:p>
      <text:p text:style-name="P38"/>
      <text:p text:style-name="P23">NOTE: Possibly the same as PWMP *patuŋ ‘large, thick bamboo sp.’, but the </text:p>
      <text:p text:style-name="P23">reference to an instrument of punishment is not known outside the Philippines. <text:s/></text:p>
      <text:p text:style-name="P23">Rubino (2000:450) is non-specific in his definition of “instrument”, but cross-</text:p>
      <text:p text:style-name="P23">references Ilokano <text:span text:style-name="T2">patóŋ-patóŋ</text:span> with Bontok<text:span text:style-name="T2"> patóŋ </text:span>‘to perch; to sit on an elevated </text:p>
      <text:p text:style-name="P23">place’, which implies that the Ilokano form refers to an instrument that is </text:p>
      <text:p text:style-name="P23">connected in some way to confining a person in a sitting position.</text:p>
      <text:p text:style-name="Standard"/>
      <text:p text:style-name="P12">192.<text:tab/>*páud<text:tab/>‘nipa leaf shingles for roofing; to sew palm leaves for roof thatch’</text:p>
      <text:p text:style-name="P12"/>
      <text:p text:style-name="P27">ILK <text:span text:style-name="T2">p&lt;in&gt;aúd </text:span>‘lowermost layer of <text:span text:style-name="T2">nipa</text:span> leaves when making the eaves of </text:p>
      <text:p text:style-name="P27"><text:s/><text:tab/>thatching; thatched <text:span text:style-name="T2">nipa</text:span> leaves’</text:p>
      <text:p text:style-name="P27">DgtC<text:span text:style-name="T2"> páwed </text:span>‘nipa shingles’<text:tab/><text:tab/><text:tab/></text:p>
      <text:p text:style-name="P12"><text:tab/>PGS paór ‘to arrange the leaves of the nipa palm into panels for thatching’</text:p>
      <text:p text:style-name="P12"><text:tab/>AGU<text:span text:style-name="T2"> paod</text:span> ‘roofing shingles made by sewing or weaving palm leaves together, </text:p>
      <text:p text:style-name="P12"><text:s/><text:tab/><text:tab/>either nipa palm or coconut palm</text:p>
      <text:p text:style-name="P27">TbwC <text:span text:style-name="T2">paod</text:span> ‘thatch’</text:p>
      <text:p text:style-name="P27">AKL <text:span text:style-name="T2">páwod</text:span> ‘nipa shingle; nipa thatching’</text:p>
      <text:p text:style-name="P27">SGR<text:span text:style-name="T2"> paudǝɁ</text:span> ‘sew together palm leaves for roof thatch’</text:p>
      <text:p text:style-name="P27">BM <text:span text:style-name="T2">paud</text:span> ‘to sew thatch panels for roofing.</text:p>
      <text:p text:style-name="P27"/>
      <text:p text:style-name="P27">NOTE: Also TAG <text:span text:style-name="T2">páwid</text:span> ‘nipa palm, the leaves of which are used for making </text:p>
      <text:p text:style-name="P37"><text:soft-page-break/>thatched roofs’, Cebuano <text:span text:style-name="T2">pálud ~ páwud</text:span> ‘shingle of palm thatch, used for roofing or walling’. <text:s/>Mapun <text:span text:style-name="T2">pawud </text:span>‘a section (about 6 feet long) of palm leaves sewn on a strip of bamboo, used for roofing’ is assumed to be a GCP loanword.</text:p>
      <text:p text:style-name="Standard"/>
      <text:p text:style-name="Standard">193.<text:tab/>*pawed ‘back strap securing the loom to the weaver’ (dbl. *paud)</text:p>
      <text:p text:style-name="Standard"/>
      <text:p text:style-name="P23">ITB<text:span text:style-name="T2"> pawed</text:span> ‘leatther belt strap used for knitting or weaving’</text:p>
      <text:p text:style-name="Standard"><text:tab/>KNK <text:span text:style-name="T2">i-pawéd</text:span> ‘to bind; to fasten; to tie; to attach; to fix; to link; to strap’</text:p>
      <text:p text:style-name="Standard"/>
      <text:p text:style-name="Standard">194.<text:tab/>*pedaq ‘to tire of some activity or taste’</text:p>
      <text:p text:style-name="Standard"/>
      <text:p text:style-name="Standard"><text:s/><text:tab/>ILK <text:span text:style-name="T2">peddá </text:span>‘to be fatigued, tired and worn out; to be satiated, to have had more </text:p>
      <text:p text:style-name="P31">than enough’; <text:span text:style-name="T2">ma-pdá<text:tab/></text:span> ‘to be fatigued, satiated’</text:p>
      <text:p text:style-name="Standard"><text:tab/>CEB <text:span text:style-name="T2">púraɁ </text:span>‘indulge in s.t. to the point of satiety, where one desires no more’</text:p>
      <text:p text:style-name="P23">WBM <text:span text:style-name="T2">pezaɁ</text:span> ‘of an activity or food, to tire or bore someone’</text:p>
      <text:p text:style-name="Standard"><text:tab/>BKD <text:span text:style-name="T2">ka-peraɁ</text:span><text:tab/> ‘to be tired, weary, fatigued, exhausted (from exertion); to be </text:p>
      <text:p text:style-name="P31">bored, tired of (something or doing something)’</text:p>
      <text:p text:style-name="Standard"/>
      <text:p text:style-name="Standard">195.<text:tab/>*pegpeg ‘to tremble, as with chills’</text:p>
      <text:p text:style-name="Standard"/>
      <text:p text:style-name="P23">Yami <text:span text:style-name="T2">pegpeg </text:span>‘shivering’; <text:span text:style-name="T2">ma-megpeg</text:span> ‘to shiver’</text:p>
      <text:p text:style-name="Standard"><text:tab/>ITB <text:span text:style-name="T2">pegpeg </text:span>‘idea of chills’; <text:span text:style-name="T2">ma-megpeg</text:span> ‘to tremble accompanied with chill’</text:p>
      <text:p text:style-name="Standard"><text:tab/>DgtC <text:span text:style-name="T2">pegpeg </text:span>‘to shake, to quiver (in fear, or from cold or malaria chills)’</text:p>
      <text:p text:style-name="Standard"><text:tab/>AA <text:span text:style-name="T2">pegpeg </text:span>‘trembling (as with cold)’</text:p>
      <text:p text:style-name="Standard"/>
      <text:p text:style-name="Standard">196.<text:tab/>*peŋgéd ‘acne, pimples on the face’</text:p>
      <text:p text:style-name="Standard"/>
      <text:p text:style-name="P23">DgtC <text:span text:style-name="T2">peŋgéd </text:span>‘acne, whiteheads’</text:p>
      <text:p text:style-name="Standard"><text:tab/>BKL <text:span text:style-name="T2">puŋgód</text:span> ‘pimples’; <text:span text:style-name="T2">ma-puŋgód</text:span> ‘to have pimples, to have acne’</text:p>
      <text:p text:style-name="Standard"><text:tab/>HAN <text:span text:style-name="T2">puŋgúd </text:span>‘pimple’</text:p>
      <text:p text:style-name="Standard"><text:tab/>AKL <text:span text:style-name="T2">púŋgud</text:span> ‘pimple, blemish’</text:p>
      <text:p text:style-name="Standard"><text:tab/>CEB <text:span text:style-name="T2">púgud</text:span> ‘for a bud to form and swell; infected pimple on the face’;</text:p>
      <text:p text:style-name="Standard"><text:tab/><text:tab/><text:span text:style-name="T2">puŋgúd<text:tab/></text:span> ‘infected pimple on the face’</text:p>
      <text:p text:style-name="Standard"><text:tab/>AGU<text:span text:style-name="T2"> peŋged</text:span> ‘pimple; acne’; <text:span text:style-name="T2">peŋged-en</text:span> ‘to have pimples, acne’</text:p>
      <text:p text:style-name="P10"/>
      <text:p text:style-name="P10">197.<text:tab/>*peqpeq ‘to hush someone, put a hand over someone's mouth to shut them up’</text:p>
      <text:p text:style-name="P10"/>
      <text:p text:style-name="P10"><text:tab/>AA <text:span text:style-name="T2">pepe </text:span>‘to suppress someone from telling something’</text:p>
      <text:p text:style-name="P10"><text:tab/>SblBt <text:span text:style-name="T2">péɁpeɁ</text:span><text:tab/>‘to suppress s.o. from telling s.t. by a signal of putting the finger </text:p>
      <text:p text:style-name="P10"><text:s/><text:tab/><text:tab/>over one's mouth, or by holding a hand over the mouth of the speaker’</text:p>
      <text:p text:style-name="P10"><text:tab/>BKD <text:span text:style-name="T2">peɁpeɁ</text:span> ‘to hit the mouth to discourage bad talking’</text:p>
      <text:p text:style-name="Standard"/>
      <text:p text:style-name="Standard"><text:tab/>NOTE: Also TAG <text:span text:style-name="T2">pípi </text:span>‘dumb; mute’.</text:p>
      <text:p text:style-name="Standard"/>
      <text:p text:style-name="Standard">198.<text:tab/>*pesit ‘to splash</text:p>
      <text:p text:style-name="Standard"/>
      <text:p text:style-name="Standard"><text:soft-page-break/><text:s/><text:tab/>ITB <text:span text:style-name="T2">apsit </text:span>‘idea of being splashed with liquid’; <text:span text:style-name="T2">k-apsit-an</text:span> ‘be splashed (with </text:p>
      <text:p text:style-name="Standard"><text:s/><text:tab/><text:tab/>water, mud)’</text:p>
      <text:p text:style-name="Standard"><text:tab/>HAN <text:span text:style-name="T2">pusít </text:span>‘to spurt, spurting, as of blood’<text:tab/></text:p>
      <text:p text:style-name="P46"/>
      <text:p text:style-name="Standard"><text:s/><text:tab/>NOTE: Also Agutaynen <text:span text:style-name="T2">ma-posit-an</text:span> ‘for a liquid to squirt or spray forcefully out </text:p>
      <text:p text:style-name="Standard"><text:s/><text:tab/>of a bottle, hose, one’s mouth, etc.; to flow hard.’ <text:s/>Malay<text:span text:style-name="T2"> pərcit </text:span>‘squirting out (of </text:p>
      <text:p text:style-name="P23">water)’ may be related, but if so the preconsonantal /r/ is unexplained.</text:p>
      <text:p text:style-name="P10"/>
      <text:p text:style-name="P10">199.<text:tab/>*peyeŋ/pireŋ ‘to close the eyes’ (dbl. *pezeŋ)</text:p>
      <text:p text:style-name="P10"/>
      <text:p text:style-name="P10"><text:tab/>(a)</text:p>
      <text:p text:style-name="P10"><text:s/><text:tab/>AGU <text:span text:style-name="T2">mem-peyeŋ</text:span> ‘to close the eyes’</text:p>
      <text:p text:style-name="P10"><text:tab/>TbwC<text:span text:style-name="T2"> pɨyɨŋ</text:span> ‘to close one's eyes’</text:p>
      <text:p text:style-name="P10"><text:tab/>BKD<text:span text:style-name="T2"> peyeŋ </text:span>‘to close the eyes to a slit, to squint’<text:tab/></text:p>
      <text:p text:style-name="P10"><text:tab/>(b)</text:p>
      <text:p text:style-name="P10"><text:tab/>BKL <text:span text:style-name="T2">maka-píroŋ</text:span> ‘to close (the eyes, as when dust enters)’<text:tab/><text:tab/></text:p>
      <text:p text:style-name="P10"><text:tab/>MSK <text:span text:style-name="T2">piluŋ</text:span> ‘to close (as the eyes)’</text:p>
      <text:p text:style-name="P10"><text:tab/>TIR<text:span text:style-name="T2"> fireŋ</text:span> ‘having a drooping eyelid’</text:p>
      <text:p text:style-name="P10"><text:tab/>TSG <text:span text:style-name="T2">mag-piruŋ</text:span> ‘to close the eyes’</text:p>
      <text:p text:style-name="Standard"/>
      <text:p text:style-name="Standard"><text:tab/>NOTE: Also TAG <text:span text:style-name="T6">piríŋ</text:span><text:span text:style-name="T7"> ‘a blindfold; abandage that covers the eyes’.</text:span></text:p>
      <text:p text:style-name="Standard"/>
      <text:p text:style-name="Standard">200.<text:tab/>*pírit ‘to insist on, consider essential’</text:p>
      <text:p text:style-name="Standard"/>
      <text:p text:style-name="Standard"><text:s/><text:tab/>ILK <text:span text:style-name="T2">i-pírit</text:span> ‘to heed, consider, give importance to’</text:p>
      <text:p text:style-name="Standard"><text:tab/>TAG <text:span text:style-name="T2">pilít</text:span> ‘forced; strained; not natural’</text:p>
      <text:p text:style-name="Standard"><text:tab/>BKL <text:span text:style-name="T2">mag-pírit </text:span>‘to force s.o. to do s.t., to persuade forcefully’</text:p>
      <text:p text:style-name="Standard"><text:tab/>WRY <text:span text:style-name="T2">pírit </text:span>‘insistence, assertion; demanding’</text:p>
      <text:p text:style-name="Standard"/>
      <text:p text:style-name="Standard">201.<text:tab/>*piset ‘young, green (immature), of fruit or betel nut’</text:p>
      <text:p text:style-name="Standard"/>
      <text:p text:style-name="P23">KLY <text:span text:style-name="T2">pihet</text:span> ‘a young, green betel nut (chewed if there are no other betel nuts </text:p>
      <text:p text:style-name="P23"><text:s/><text:tab/>available)’</text:p>
      <text:p text:style-name="Standard"><text:tab/>WRY<text:span text:style-name="T2"> pisót</text:span> ‘young (as of fruit; unripe; immature; premature)’</text:p>
      <text:p text:style-name="Standard"/>
      <text:p text:style-name="Standard">202.<text:tab/>*pisi ‘a piece of something, part of a whole’</text:p>
      <text:p text:style-name="Standard"/>
      <text:p text:style-name="Standard"><text:s/><text:tab/>ILK<text:span text:style-name="T2"> písi</text:span> ‘part, fragment, piece; cut of a round object, or lengthwise cut of a long </text:p>
      <text:p text:style-name="Standard"><text:s/><text:tab/><text:tab/>object (a widthwise cut of a long object is called <text:span text:style-name="T2">puted</text:span>)’</text:p>
      <text:p text:style-name="Standard"><text:tab/>AGU<text:span text:style-name="T2"> pisi</text:span> ‘a piece, part of a whole’<text:tab/><text:tab/></text:p>
      <text:p text:style-name="Standard"/>
      <text:p text:style-name="P34">NOTE: Despite its similarity to English ‘piece’, this word does not appear to be a loan, any more than Tagalog <text:span text:style-name="T2">sipsíp</text:span> ‘sip’ (&lt; PAN *sepsep) is a borrowing of English ‘sip’.</text:p>
      <text:p text:style-name="Standard"/>
      <text:p text:style-name="Standard">203.<text:tab/>*pugus<text:tab/> ‘short-haired’</text:p>
      <text:p text:style-name="Standard"><text:soft-page-break/></text:p>
      <text:p text:style-name="Standard"><text:s/><text:tab/>ILK <text:span text:style-name="T2">púgus</text:span> ‘short-haired, short-tailed’; <text:span text:style-name="T2">pugús-en</text:span> ‘to cut the web from the loom; to </text:p>
      <text:p text:style-name="Standard"><text:s/><text:tab/><text:tab/>cut testicles off an animal’</text:p>
      <text:p text:style-name="Standard"><text:tab/>TSG <text:span text:style-name="T2">pugus</text:span> ‘to roll or knot the hair’</text:p>
      <text:p text:style-name="Standard"/>
      <text:p text:style-name="Standard">204.<text:tab/>*púkan<text:tab/> ‘to fell a tree, cut down bamboo’ </text:p>
      <text:p text:style-name="Standard"/>
      <text:p text:style-name="Standard"><text:s/><text:tab/>ILK<text:span text:style-name="T2"> púkan</text:span> ‘to cut down bamboo or wood’</text:p>
      <text:p text:style-name="Standard"><text:s/><text:tab/>DgtC <text:span text:style-name="T2">pukán</text:span> ‘to chop down a tree’</text:p>
      <text:p text:style-name="Standard"><text:tab/>BKL <text:span text:style-name="T2">púkan</text:span> ‘to fell (a tree, something cut at the base)’</text:p>
      <text:p text:style-name="Standard"><text:tab/>HAN <text:span text:style-name="T2">púkan</text:span> ‘chopping down, cutting, felling’</text:p>
      <text:p text:style-name="Standard"><text:tab/>HLG <text:span text:style-name="T2">mag-púkan</text:span> ‘to cut a tree down’</text:p>
      <text:p text:style-name="Standard"><text:tab/>AKL <text:span text:style-name="T2">pukán</text:span> ‘to cut down a tree’</text:p>
      <text:p text:style-name="Standard"><text:tab/>WRY<text:span text:style-name="T2"> pukán</text:span> ‘fell down; collapsed; dropped down’; <text:span text:style-name="T2">pag-ka-púkan</text:span> ‘the act of </text:p>
      <text:p text:style-name="Standard"><text:s/><text:tab/><text:tab/>falling; collapsing, or dropping down something’<text:tab/><text:tab/></text:p>
      <text:p text:style-name="Standard"/>
      <text:p text:style-name="Standard">205.<text:tab/>*púluŋ<text:tab/>‘to speak ill of someone’</text:p>
      <text:p text:style-name="Standard"/>
      <text:p text:style-name="P23">ILK <text:span text:style-name="T2">púloŋ</text:span> ‘report of bad conduct’; <text:span text:style-name="T2">i-púloŋ</text:span> ‘to tattle, tell on, inform against’ </text:p>
      <text:p text:style-name="P23">WRY <text:span text:style-name="T2">púloŋ </text:span>‘the act of speaking unsavory and insulting words’</text:p>
      <text:p text:style-name="Standard"/>
      <text:p text:style-name="Standard">206.<text:tab/>*puŋan<text:tab/> ‘pillow (headrest)’</text:p>
      <text:p text:style-name="Standard"/>
      <text:p text:style-name="P23">ITB<text:span text:style-name="T2"> poŋan</text:span> ‘pillow’</text:p>
      <text:p text:style-name="Standard"><text:tab/>ILK<text:span text:style-name="T2"> puŋán</text:span> ‘pillow, cushion’</text:p>
      <text:p text:style-name="Standard"><text:tab/>IBG<text:span text:style-name="T2"> fuŋan</text:span> ‘pillow’</text:p>
      <text:p text:style-name="Standard"><text:tab/>DgtC <text:span text:style-name="T2">puŋan</text:span> ‘to rest the head against something’; <text:span text:style-name="T2">puŋan-an</text:span><text:tab/>‘pillow’</text:p>
      <text:p text:style-name="Standard"><text:tab/>ISG <text:span text:style-name="T2">puŋān </text:span>‘laying one’s head on somebody’s arm; pillow, cushion’</text:p>
      <text:p text:style-name="Standard"><text:tab/>KNK <text:span text:style-name="T2">puŋán</text:span> ‘pillow’</text:p>
      <text:p text:style-name="Standard"><text:tab/>ITW <text:span text:style-name="T2">fuŋán</text:span> ‘pillow’; <text:span text:style-name="T2">maf-fuŋán</text:span> ‘to use a pillow’<text:tab/></text:p>
      <text:p text:style-name="Standard"><text:tab/>IBL <text:span text:style-name="T2">poŋan</text:span> ‘pillow’; <text:span text:style-name="T2">man-poŋan</text:span> ‘to lay one’s head on a pillow’<text:tab/><text:tab/><text:tab/></text:p>
      <text:p text:style-name="Standard"><text:tab/>AA <text:span text:style-name="T2">poŋan </text:span>‘pillow’<text:tab/></text:p>
      <text:p text:style-name="Standard"/>
      <text:p text:style-name="P23">NOTE: A variant of this comparison was first noted by David Zorc (p.c.).<text:tab/></text:p>
      <text:p text:style-name="Standard"/>
      <text:p text:style-name="Standard">207.<text:tab/>*puŋus<text:tab/> ‘to wrap, tie up or tie together’</text:p>
      <text:p text:style-name="Standard"/>
      <text:p text:style-name="P23">ITB <text:span text:style-name="T2">poŋos</text:span> ‘wrapping, envelope’; <text:span text:style-name="T2">ma-moŋos</text:span> ‘to wrap’; <text:span text:style-name="T2">ma-poŋos</text:span> ‘wrapped’</text:p>
      <text:p text:style-name="Standard"><text:tab/>AA <text:span text:style-name="T2">poŋoh </text:span>‘one bunch or bundle of s.t., as corn tied together; to bunch together’</text:p>
      <text:p text:style-name="Standard"><text:tab/>CEB <text:span text:style-name="T2">púŋus </text:span>‘to gather the hair and tie it in a knot’</text:p>
      <text:p text:style-name="Standard"/>
      <text:p text:style-name="Standard">208.<text:tab/>*pus(e)lít ‘to slip through or out, get away from’</text:p>
      <text:p text:style-name="Standard"/>
      <text:p text:style-name="Standard"><text:s/><text:tab/>ILK<text:span text:style-name="T2"> puslít</text:span> ‘smuggled; smuggled items, contraband’;<text:span text:style-name="T2"> i-puslít</text:span> ‘to smuggle’</text:p>
      <text:p text:style-name="Standard"><text:tab/>PGS <text:span text:style-name="T2">póslit </text:span>‘smuggling; obtain without permission; escape’</text:p>
      <text:p text:style-name="Standard"><text:s/><text:tab/>AA<text:span text:style-name="T2"> pohlit</text:span> ‘to have s.t. or s.o. slip out of one’s hands and get away (can be a fish </text:p>
      <text:p text:style-name="Standard"><text:soft-page-break/><text:s/><text:tab/><text:tab/>or a person)’</text:p>
      <text:p text:style-name="Standard"><text:tab/>KPG <text:span text:style-name="T2">mag-puslit</text:span> ‘to sneak in’</text:p>
      <text:p text:style-name="Standard"><text:tab/>TAG <text:span text:style-name="T2">puslít</text:span> ‘spurt, squirt; uninvited guest, gate-crasher; contraband; smuggled </text:p>
      <text:p text:style-name="Standard"><text:s/><text:tab/><text:tab/>goods’; <text:span text:style-name="T2">puslit-án</text:span> to escape or run away secretly from; to smuggle s.t.’</text:p>
      <text:p text:style-name="Standard"><text:tab/>BKL <text:span text:style-name="T2">ma-puslit-án</text:span> ‘to slip through, as a police watch, a defense line in basketball’</text:p>
      <text:p text:style-name="Standard"><text:tab/>AKL <text:span text:style-name="T2">púslit</text:span> ‘to spurt, gush out’</text:p>
      <text:p text:style-name="Standard"/>
      <text:p text:style-name="P34">NOTE: This might be considered a Tagalog loan distribution, but the meaning of the Ayta Abellen form points to an earlier, more basic sense than the one found in the languages of more urbanized populations.</text:p>
      <text:p text:style-name="Standard"/>
      <text:p text:style-name="Standard">209.<text:tab/>*pusiaw ‘faded, having lost color (of clothing)’</text:p>
      <text:p text:style-name="Standard"/>
      <text:p text:style-name="P23">ILK<text:span text:style-name="T2"> posiáw</text:span> ‘faded to yellow (clothes, paper, etc.)’</text:p>
      <text:p text:style-name="Standard"><text:tab/>AGU <text:span text:style-name="T2">mag-posiaw</text:span> ‘for clothing to fade, have the color washed out’</text:p>
      <text:p text:style-name="Standard"/>
      <text:p text:style-name="P23">NOTE: Also Aklanon<text:span text:style-name="T2"> púsɁaw </text:span>‘to fade, die out (said of colors)’, Cebuano <text:span text:style-name="T2">pusɁáw</text:span> </text:p>
      <text:p text:style-name="P23">‘for a color to fade’.</text:p>
      <text:p text:style-name="Standard"/>
      <text:p text:style-name="Standard">/q/</text:p>
      <text:p text:style-name="Standard"/>
      <text:p text:style-name="Standard">210. <text:s text:c="2"/><text:tab/>*qadem ‘mole on the skin (dbl. *qadeŋ)’</text:p>
      <text:p text:style-name="Standard"/>
      <text:p text:style-name="Standard"><text:s/><text:tab/>AGU<text:span text:style-name="T2"> karem</text:span> ‘mole on the skin’; <text:span text:style-name="T2">karem-en</text:span> ‘to have or develop a mole’</text:p>
      <text:p text:style-name="Standard"><text:tab/>AKL<text:span text:style-name="T2"> aeóm</text:span> ‘mole, birthmark’</text:p>
      <text:p text:style-name="Standard"><text:tab/>WRY <text:span text:style-name="T2">arom</text:span> ‘mole’; <text:span text:style-name="T2">ma-arom</text:span> ‘full of moles’</text:p>
      <text:p text:style-name="Standard"><text:s/><text:tab/>CEB <text:span text:style-name="T2">alúm</text:span> ‘mole’; <text:span text:style-name="T2">alum-án</text:span> ‘having a mole</text:p>
      <text:p text:style-name="P20"/>
      <text:p text:style-name="Standard">211. <text:s text:c="2"/><text:tab/>*qakqák ‘to pull something apart, disjoin it’</text:p>
      <text:p text:style-name="Standard"/>
      <text:p text:style-name="Standard"><text:s/><text:tab/>BON<text:span text:style-name="T2"> akɁák</text:span> ‘to split with a knife, as bamboo or rattan (the splitting is </text:p>
      <text:p text:style-name="Standard"><text:s/><text:tab/><text:tab/>accomplished by moving the blade of the knife from side to side)’</text:p>
      <text:p text:style-name="P23">IFG <text:span text:style-name="T2">akɁák</text:span> ‘to tear apart, tear out (as the intestines of a pig), pull out, disjoin’</text:p>
      <text:p text:style-name="Standard"><text:tab/>AKL <text:span text:style-name="T2">ákɁak </text:span>‘to detach, separate, take apart or off’</text:p>
      <text:p text:style-name="Standard"><text:tab/>CEB <text:span text:style-name="T2">akɁák</text:span> ‘to peel, rip off, usually s.t. not flexible (as the sole of one’s shoe)</text:p>
      <text:p text:style-name="Standard"><text:tab/>BKD akɁak ‘to yank, pull (something nonflexible) apart (as wood)’</text:p>
      <text:p text:style-name="Standard"/>
      <text:p text:style-name="Standard">212. <text:s text:c="2"/><text:tab/>*qalibun ‘a plant with medicinal value, probably <text:span text:style-name="T2">Blumea</text:span> spp.’</text:p>
      <text:p text:style-name="Standard"/>
      <text:p text:style-name="P23">HAN <text:span text:style-name="T2">alíbun</text:span> ‘a tree (<text:span text:style-name="T2">Blumea balsamifera</text:span> Linn.); the leaves are boiled to make a </text:p>
      <text:p text:style-name="P23"><text:s/><text:tab/>beverage believed to stop malarial attacks’</text:p>
      <text:p text:style-name="Standard"><text:tab/>AGU<text:span text:style-name="T2"> kalibon</text:span> ‘kind of shrub with large pointed leaves which can be used for </text:p>
      <text:p text:style-name="P31">medicinal purposes; the leaves can be boiled and then the water drunk to </text:p>
      <text:p text:style-name="P31">relieve a cough or intestinal problems’</text:p>
      <text:p text:style-name="Standard"/>
      <text:p text:style-name="Standard"><text:tab/>NOTE: Despite the geographical proximity of these languages, they belong to </text:p>
      <text:p text:style-name="P23"><text:soft-page-break/>different primary branches of the proposed Philippine group, and given the </text:p>
      <text:p text:style-name="P23">phonetic difference between the forms in this comparison it is unlikely that they </text:p>
      <text:p text:style-name="Standard"><text:s/><text:tab/>have been borrowed in either direction.</text:p>
      <text:p text:style-name="Standard"/>
      <text:p text:style-name="Standard">213. <text:s text:c="2"/><text:tab/>*qalibuŋbuŋ ‘to encircle, surround something’</text:p>
      <text:p text:style-name="Standard"/>
      <text:p text:style-name="P23">ITB<text:span text:style-name="T2"> alivovoŋ</text:span> ‘idea of circling or circumscribing’; <text:span text:style-name="T2">alivovoŋ-en</text:span> ‘to encircle (as </text:p>
      <text:p text:style-name="P23"><text:s/><text:tab/>troops and the like)</text:p>
      <text:p text:style-name="Standard"><text:tab/>ISG <text:span text:style-name="T2">aliboŋbóŋ </text:span>‘the lunar halo’</text:p>
      <text:p text:style-name="Standard"><text:tab/>IBL <text:span text:style-name="T2">aliboŋboŋ</text:span><text:tab/> ‘to be clustered, gathered (of people)’; <text:span text:style-name="T2">aliboŋboŋ-an </text:span>‘to crowd </text:p>
      <text:p text:style-name="Standard"><text:s/><text:tab/><text:tab/>around something or someone’</text:p>
      <text:p text:style-name="Standard"/>
      <text:p text:style-name="Standard"><text:s/><text:tab/>NOTE: This word is assumed to contain the *qali/kali- prefix.</text:p>
      <text:p text:style-name="Standard"/>
      <text:p text:style-name="Standard">214. <text:s text:c="2"/>*qalin-tatáw ‘pupil of the eye’</text:p>
      <text:p text:style-name="Standard"/>
      <text:p text:style-name="Standard"><text:s/><text:tab/>ILK<text:span text:style-name="T2"> alintatáo</text:span> ‘pupil of the eye; imagination’</text:p>
      <text:p text:style-name="Standard"><text:s/><text:tab/>BKL <text:span text:style-name="T2">(k)alintatáw</text:span> ‘pupil of the eye’</text:p>
      <text:p text:style-name="Standard"><text:s/><text:tab/>HAN <text:span text:style-name="T2">alintáwu<text:tab/>‘</text:span>pupil of the eye’</text:p>
      <text:p text:style-name="Standard"/>
      <text:p text:style-name="P34">NOTE: Also TAG <text:span text:style-name="T2">balintatáw</text:span> ‘pupil of the eye’. <text:s/>This almost certainly is an *qali/kali- word (Blust 2001). <text:s/>Although reflexes of PAN *Cau ‘person, human being’ are found more widely in the Austronesian family in words for ‘pupil (person) of the eye’, the use of a reduplicated base with the *qali/kali- prefix is known only in languages assigned to the Philippine group. <text:s/>I assume that Hanunóo <text:span text:style-name="T2">alintáwu</text:span> shows haplology.</text:p>
      <text:p text:style-name="Standard"/>
      <text:p text:style-name="Standard">215. <text:s text:c="2"/><text:tab/>*qalqal<text:tab/> ‘migraine, or similar crippling pain’</text:p>
      <text:p text:style-name="Standard"/>
      <text:p text:style-name="Standard"><text:s/><text:tab/>IFG<text:span text:style-name="T2"> álɁal </text:span>‘to feel a kind of gnawing and beating pain in the head, migraine’</text:p>
      <text:p text:style-name="Standard"><text:tab/>MAR <text:span text:style-name="T2">alal </text:span>‘pain, ache’</text:p>
      <text:p text:style-name="Standard"><text:tab/>WBM <text:span text:style-name="T2">alɁal </text:span>‘a throbbing pain; to throb with pain’</text:p>
      <text:p text:style-name="Standard"/>
      <text:p text:style-name="P10">216. <text:s text:c="2"/><text:tab/>*qapuqap ‘to rub gently’</text:p>
      <text:p text:style-name="P10"/>
      <text:p text:style-name="P10"><text:tab/>SblBt <text:span text:style-name="T2">apóɁap</text:span> ‘to rub gently’</text:p>
      <text:p text:style-name="P10"><text:tab/>MSK <text:span text:style-name="T2">apowap </text:span>‘to rub gently; to massage lightly’</text:p>
      <text:p text:style-name="P10"/>
      <text:p text:style-name="P10">217. <text:s text:c="2"/><text:tab/>*qulqul ‘constant movement of the lips in sucking or nibbling on somethng’</text:p>
      <text:p text:style-name="P10"/>
      <text:p text:style-name="P10"><text:tab/>SblBt <text:span text:style-name="T2">olɁól</text:span> ‘to suck (as candy)’</text:p>
      <text:p text:style-name="P10"><text:tab/>BKD<text:span text:style-name="T2"> ulɁul</text:span> ‘to gnaw on, nibble (something) with repeated motion’</text:p>
      <text:p text:style-name="Standard"/>
      <text:p text:style-name="Standard">/r/</text:p>
      <text:p text:style-name="Standard"/>
      <text:p text:style-name="Standard"><text:bookmark-start text:name="_Hlk81136719"/>218. *rabaq ‘to suffer a series of misfortunes or setbacks in health’</text:p>
      <text:p text:style-name="Standard"><text:bookmark-end text:name="_Hlk81136719"/><text:soft-page-break/></text:p>
      <text:p text:style-name="Standard"><text:tab/>ILK<text:span text:style-name="T2"> raba</text:span> ‘to increase or worsen (of sickness)’</text:p>
      <text:p text:style-name="Standard"><text:tab/>MAR<text:span text:style-name="T2"> rabaɁ</text:span> ‘suffer a series of losses or painful experiences’ <text:s/><text:tab/></text:p>
      <text:p text:style-name="Standard"/>
      <text:p text:style-name="Standard">219. *rabaw<text:tab/> ‘exceed, go beyond’ (dbl. *labaw)</text:p>
      <text:p text:style-name="Standard"/>
      <text:p text:style-name="P23">ILK<text:span text:style-name="T2"> rabáw</text:span> ‘top of, highest point on something’</text:p>
      <text:p text:style-name="Standard"><text:tab/>MAR <text:span text:style-name="T2">rabaw</text:span> ‘exceed’</text:p>
      <text:p text:style-name="Standard"><text:tab/>BKD <text:span text:style-name="T2">labaw</text:span> ‘being more, exceeding; superior, higher, greater (in rank or power)’</text:p>
      <text:p text:style-name="Standard"/>
      <text:p text:style-name="Standard">220. <text:s text:c="2"/><text:tab/>*rab(e)nút ‘to grab and pull’</text:p>
      <text:p text:style-name="Standard"/>
      <text:p text:style-name="Standard"><text:s/><text:tab/>ILK <text:span text:style-name="T2">rabnót </text:span>‘to snatch; remove forcibly and suddenly</text:p>
      <text:p text:style-name="Standard"><text:s/><text:tab/>PGS <text:span text:style-name="T2">labnót </text:span>‘grab and snatch with violence; plucking out of hair</text:p>
      <text:p text:style-name="Standard"><text:s/><text:tab/>TAG <text:span text:style-name="T2">labnót</text:span> ‘a tweak; a sharp pull and twist; plucking out hair, weeds, etc.; </text:p>
      <text:p text:style-name="P31">pulling up by the roots; plucked out; pulled up by the roots</text:p>
      <text:p text:style-name="Standard"><text:s/><text:tab/>BKL <text:span text:style-name="T2">mag-rabnót</text:span> ‘to grab someone by the hair or beard; to grab onto s.t. and pull’</text:p>
      <text:p text:style-name="Standard"><text:s/><text:tab/>CEB <text:span text:style-name="T2">labnút </text:span>‘to pull s.t. with a jerk, usually s.t. that is in s.t. else’</text:p>
      <text:p text:style-name="Standard"/>
      <text:p text:style-name="Standard">221. <text:s text:c="2"/><text:tab/>*rabuŋ ‘luxuriant growth (as of weeds)’</text:p>
      <text:p text:style-name="Standard"/>
      <text:p text:style-name="P23">KLY <text:span text:style-name="T2">labuŋ</text:span> ‘grass and weeds overgrow cultivated areas such as gardens, sweet </text:p>
      <text:p text:style-name="P23"><text:s/><text:tab/>potato patches, orchards, or rice fields’</text:p>
      <text:p text:style-name="Standard"><text:tab/>WRY <text:span text:style-name="T2">raboŋ </text:span>‘a luxuriant growth of plants; a healthy growth of plants’</text:p>
      <text:p text:style-name="P38"/>
      <text:p text:style-name="P23">NOTE: Also TAG<text:span text:style-name="T2"> yáboŋ</text:span> ‘luxuriant foliage’. <text:s/>Apparently distinct from PPH </text:p>
      <text:p text:style-name="P23">*rabuŋ ‘bamboo shoot’.</text:p>
      <text:p text:style-name="Standard"/>
      <text:p text:style-name="Standard">222. <text:s text:c="2"/><text:tab/>*rakrák-2 ‘to smash, demolish, destroy’</text:p>
      <text:p text:style-name="Standard"/>
      <text:p text:style-name="Standard"><text:s/><text:tab/>ILK<text:span text:style-name="T2"> rakrák</text:span> ‘demolished, destroyed, ruined’</text:p>
      <text:p text:style-name="Standard"><text:tab/>BKL <text:span text:style-name="T2">rakrák </text:span>‘to break, smash or rip s.t. in anger’</text:p>
      <text:p text:style-name="Standard"/>
      <text:p text:style-name="Standard">223. <text:s text:c="2"/><text:tab/>*rámas-1 ‘hand-to-hand combat’</text:p>
      <text:p text:style-name="Standard"/>
      <text:p text:style-name="Standard"><text:s/><text:tab/>ILK <text:span text:style-name="T2">rámas</text:span> ‘hand-to-hand combat’</text:p>
      <text:p text:style-name="Standard"><text:s/><text:tab/>TAG<text:span text:style-name="T2"> lámas </text:span>‘combat; hand-to-hand fighting or battle’</text:p>
      <text:p text:style-name="Standard"/>
      <text:p text:style-name="Standard">224. <text:s text:c="2"/><text:tab/>*rámas<text:tab/>-2 ‘to mix, stir together’</text:p>
      <text:p text:style-name="Standard"/>
      <text:p text:style-name="Standard"><text:s/><text:tab/>ILK <text:span text:style-name="T2">rámas </text:span>‘mixing ingredients well’</text:p>
      <text:p text:style-name="Standard"><text:s/><text:tab/>TAG<text:span text:style-name="T2"> lámas</text:span> ‘mussing or crushing with the hand’</text:p>
      <text:p text:style-name="Standard"><text:s/><text:tab/>BKL <text:span text:style-name="T2">mag-rámas</text:span> ‘to combine or mix’</text:p>
      <text:p text:style-name="Standard"/>
      <text:p text:style-name="Standard">225. <text:s text:c="2"/><text:tab/>*ráwis<text:tab/>‘a long slender point, as of land jutting into the sea’</text:p>
      <text:p text:style-name="Standard"/>
      <text:p text:style-name="Standard"><text:soft-page-break/><text:s/><text:tab/>ILK <text:span text:style-name="T2">ráwis</text:span> ‘cape jutting into the sea; tip of a branch’</text:p>
      <text:p text:style-name="Standard"><text:tab/>TAG<text:span text:style-name="T2"> láwis</text:span> ‘a sickle-like cutter attached to the top of a long pole, for picking </text:p>
      <text:p text:style-name="Standard"><text:s/><text:tab/><text:tab/>coconuts’</text:p>
      <text:p text:style-name="Standard"><text:tab/>BKL <text:span text:style-name="T2">ráwis </text:span>‘a long slender point’<text:tab/></text:p>
      <text:p text:style-name="Standard"><text:tab/>AGU <text:span text:style-name="T2">lawit</text:span> ‘a single long piece of bamboo’;<text:span text:style-name="T2"> rawit</text:span> ‘a long pole with a blade on </text:p>
      <text:p text:style-name="Standard"><text:s/><text:tab/><text:tab/>the end, used for cutting down leaves and branches’</text:p>
      <text:p text:style-name="Standard"><text:tab/>CEB <text:span text:style-name="T2">láwis</text:span> ‘spit, a point of low land extending from the shore into the water’</text:p>
      <text:p text:style-name="Standard"><text:tab/>MSK <text:span text:style-name="T2">lawis</text:span> ‘peninsula; spit; sand bar (extending from the shore)’</text:p>
      <text:p text:style-name="Standard"/>
      <text:p text:style-name="Standard">226.<text:tab/>*rebreb ‘to put under water, soak’</text:p>
      <text:p text:style-name="Standard"/>
      <text:p text:style-name="Standard"><text:s/><text:tab/>ILK <text:span text:style-name="T2">ag-rebréb</text:span><text:tab/>‘to drink to excess’;<text:span text:style-name="T2"> i-rebréb</text:span> ‘to immerse; plunge into; sink’</text:p>
      <text:p text:style-name="Standard"><text:tab/>PGS<text:span text:style-name="T2"> lebléb</text:span> ‘to soak in liquid’</text:p>
      <text:p text:style-name="Standard"><text:tab/>PLW<text:span text:style-name="T2"> rebreb</text:span> ‘to soak; soaking’</text:p>
      <text:p text:style-name="Standard"/>
      <text:p text:style-name="Standard"><text:tab/>NOTE: Also TAG <text:span text:style-name="T2">lublób</text:span> ‘wallowing in mud; immersing for some time in a </text:p>
      <text:p text:style-name="P23">liquid’.</text:p>
      <text:p text:style-name="Standard"/>
      <text:p text:style-name="Standard">227. <text:s text:c="2"/><text:tab/>*regrég crumbs dropped while eating’</text:p>
      <text:p text:style-name="Standard"/>
      <text:p text:style-name="P23">ILK<text:span text:style-name="T2"> regrég</text:span> ‘droppings; particles of food falling off a plate; crumbs’; <text:span text:style-name="T2">regreg-án</text:span> </text:p>
      <text:p text:style-name="P31">‘to drop; intentionally drop food under the table for the dog’</text:p>
      <text:p text:style-name="Standard"><text:tab/>BKL <text:span text:style-name="T2">ragrág</text:span> ‘referring to fallen crumbs, particles of food, grains of rice, dirt, hair’</text:p>
      <text:p text:style-name="Standard"/>
      <text:p text:style-name="Standard"><text:tab/>NOTE: Also TAG <text:span text:style-name="T2">laglág</text:span> ‘fallen down; dropped off (as fruit from a tree)’.</text:p>
      <text:p text:style-name="Standard"/>
      <text:p text:style-name="Standard">228. <text:s text:c="2"/><text:tab/>*ribuk ‘noise, tumult, turmoil, confusion’</text:p>
      <text:p text:style-name="Standard"/>
      <text:p text:style-name="Standard"><text:s/><text:tab/>ILK <text:span text:style-name="T2">ri-ríbuk</text:span> ‘trouble, unrest, disorder, riot, turmoil’</text:p>
      <text:p text:style-name="Standard"><text:s/><text:tab/>ISG <text:span text:style-name="T2">ríbuɁ</text:span> ‘to trouble, perturb, upset, perplex, annoy’</text:p>
      <text:p text:style-name="Standard"><text:s/><text:tab/>BKL<text:span text:style-name="T2"> ribók</text:span> ‘noise, clamor, din, hubbub’; <text:span text:style-name="T2">ma-ribók</text:span> ‘noisy, boisterous’ </text:p>
      <text:p text:style-name="Standard"/>
      <text:p text:style-name="Standard">229.<text:tab/>*rikut ‘difficult, hard, complicated’</text:p>
      <text:p text:style-name="Standard"/>
      <text:p text:style-name="P23">ILK <text:span text:style-name="T2">na-rikút</text:span> ‘difficult, hard, complicated’; <text:span text:style-name="T2">pa-rikút</text:span><text:tab/>‘trouble’</text:p>
      <text:p text:style-name="P23">PLW <text:span text:style-name="T2">rikut</text:span> ‘overgrown vegetation; things that are disorderly, in the way; </text:p>
      <text:p text:style-name="P23"><text:s/><text:tab/>encumbrance’</text:p>
      <text:p text:style-name="Standard"/>
      <text:p text:style-name="Standard"><text:tab/>NOTE: Possibly the same cognate set as PWMP *rikut ‘grass’, but with a <text:s/></text:p>
      <text:p text:style-name="Standard"><text:s/><text:tab/>metaphorical extension that justifies a separate listing.</text:p>
      <text:p text:style-name="Standard"/>
      <text:p text:style-name="Standard">/R/</text:p>
      <text:p text:style-name="Standard"/>
      <text:p text:style-name="Standard">230. <text:s text:c="2"/>*RakRak ‘to cut something loose from its attachment’</text:p>
      <text:p text:style-name="Standard"/>
      <text:p text:style-name="P23">KLY <text:span text:style-name="T2">laklak </text:span>‘to remove s.t. that is attached, as bark from trees, or banana stalks </text:p>
      <text:p text:style-name="Standard"><text:soft-page-break/><text:s text:c="17"/><text:tab/>from banana plants’</text:p>
      <text:p text:style-name="Standard"><text:tab/>MSK<text:span text:style-name="T2"> gakgak </text:span>‘to cut s.t. away, as a pig’s intestine to remove it from the stomach’</text:p>
      <text:p text:style-name="Standard"/>
      <text:p text:style-name="Standard">231. <text:s text:c="2"/>*Ratek ‘swollen; to swell’</text:p>
      <text:p text:style-name="Standard"/>
      <text:p text:style-name="P23">Yami<text:span text:style-name="T2"> yatek</text:span> ‘swollen (as the face)’; om-yatek ‘to swell; swollen’</text:p>
      <text:p text:style-name="Standard"><text:tab/>ITB<text:span text:style-name="T2"> yatek</text:span> ‘idea of swelling’; om-yatek ‘swelling on the body due to mosquito </text:p>
      <text:p text:style-name="Standard"><text:s/><text:tab/><text:tab/>bite, wound, broken bone, disease, etc.’</text:p>
      <text:p text:style-name="Standard"><text:tab/>IBT<text:span text:style-name="T2"> yatek</text:span> ‘the body, or a body part, swells from infection’</text:p>
      <text:p text:style-name="Standard"><text:tab/>BKL <text:span text:style-name="T2">gatók </text:span>‘swelling, inflammation’; <text:span text:style-name="T2">mag-gatók</text:span> ‘to swell (as a mosquito bite)’</text:p>
      <text:p text:style-name="Standard"/>
      <text:p text:style-name="P10">232.<text:tab/>*Rukuq ‘stooped, bent over (as an aged person)’</text:p>
      <text:p text:style-name="P10"/>
      <text:p text:style-name="P10"><text:tab/>AA <text:span text:style-name="T2">yoko </text:span>‘bending of the head or body; bowing’</text:p>
      <text:p text:style-name="P10"><text:tab/>SblBt <text:span text:style-name="T2">yokóɁ </text:span>‘to stoop down’</text:p>
      <text:p text:style-name="P10"><text:tab/>BKD<text:span text:style-name="T2"> gukuɁ</text:span> ‘to be stooped, bent over (as an old man, a tree that is bent)</text:p>
      <text:p text:style-name="P10"/>
      <text:p text:style-name="P10"><text:tab/>NOTE: Also Tagalog<text:span text:style-name="T2"> yukóɁ </text:span>‘a bending of the head or body’.</text:p>
      <text:p text:style-name="P10"/>
      <text:p text:style-name="Standard">/s/</text:p>
      <text:p text:style-name="P10"/>
      <text:p text:style-name="Standard"><text:bookmark-start text:name="_Hlk81137944"/>233.<text:tab/>*sábaq ‘to suppress, hold back one’s feelings or speech’</text:p>
      <text:p text:style-name="P38"><text:bookmark-end text:name="_Hlk81137944"/></text:p>
      <text:p text:style-name="P23">ILK <text:span text:style-name="T2">ma-sába</text:span> ‘to restrain, repress; avoid; be able to bear (hardship)’</text:p>
      <text:p text:style-name="Standard"><text:tab/>MSB <text:span text:style-name="T2">mag-sábaɁ</text:span> ‘be quiet, shut up’</text:p>
      <text:p text:style-name="Standard"><text:tab/>WAR<text:span text:style-name="T2"> sábaɁ</text:span> ‘the act of ceasing to say anything; to keep quiet; stop talking’</text:p>
      <text:p text:style-name="P10"/>
      <text:p text:style-name="P10">234. <text:tab/>*sabwag ‘to scatter seed, broadcast’ (dbl. *sa(m)beR)</text:p>
      <text:p text:style-name="P10"/>
      <text:p text:style-name="P10"><text:tab/>AA <text:span text:style-name="T2">habwag</text:span> ‘to scatter’</text:p>
      <text:p text:style-name="P10"><text:tab/>SblBt <text:span text:style-name="T2">habwag</text:span> ‘to scatter seed, broadcast; to cast a net’</text:p>
      <text:p text:style-name="P10"><text:tab/>BKD <text:span text:style-name="T2">sabwag </text:span>‘to scatter, strew (something) over an area; to sow seed’</text:p>
      <text:p text:style-name="Standard"/>
      <text:p text:style-name="Standard"><text:tab/>NOTE: Also TAG<text:span text:style-name="T2"> sábog </text:span>‘scattering; dispersing; planting of seeds by scattering </text:p>
      <text:p text:style-name="P23">them’.</text:p>
      <text:p text:style-name="Standard"/>
      <text:p text:style-name="Standard">235.<text:tab/>*ság(e)hid ‘to graze, brush against lightly’</text:p>
      <text:p text:style-name="P38"/>
      <text:p text:style-name="P23">ILK<text:span text:style-name="T2"> ságid</text:span> ‘touch’; <text:span text:style-name="T2">ag-ságid</text:span> ‘to brush up against; touch accidentally or </text:p>
      <text:p text:style-name="P31">incidentally’</text:p>
      <text:p text:style-name="Standard"><text:tab/>AKL<text:span text:style-name="T2"> sághid</text:span> ‘to strike, scape against (like lighting a match), to graze’</text:p>
      <text:p text:style-name="Standard"><text:tab/>CEB <text:span text:style-name="T2">saghíd </text:span>‘to brush, come into light contact’</text:p>
      <text:p text:style-name="Standard"><text:tab/>WRY <text:span text:style-name="T2">saghíd </text:span>‘the act of touching slightly the bottom edge of skirts, or the like to </text:p>
      <text:p text:style-name="Standard"><text:s text:c="3"/><text:tab/><text:tab/>other objects in passing’</text:p>
      <text:p text:style-name="Standard"><text:tab/>MAR <text:span text:style-name="T2">sagid</text:span> ‘to pass by’</text:p>
      <text:p text:style-name="Standard"><text:tab/>TSG <text:span text:style-name="T2">mag-sagid</text:span> ‘to brush against’</text:p>
      <text:p text:style-name="Standard"><text:soft-page-break/></text:p>
      <text:p text:style-name="Standard"><text:tab/>NOTE: Mapun <text:span text:style-name="T2">mag-sagid </text:span>‘to brush against s.t. or s.o.; to touch (by brushing up </text:p>
      <text:p text:style-name="P23">against) is assumed to be a Tausug loan.</text:p>
      <text:p text:style-name="P20"/>
      <text:p text:style-name="Standard">236.<text:tab/>*ság(e)qeb ‘bamboo internode used to fetch water’</text:p>
      <text:p text:style-name="Standard"/>
      <text:p text:style-name="Standard"><text:s/><text:tab/>IFG<text:span text:style-name="T2"> hágob</text:span> ‘to get water from a spring (using a long bamboo water container)’</text:p>
      <text:p text:style-name="Standard"><text:tab/>HAN <text:span text:style-name="T2">sagɁub-án</text:span> ‘any place from which water is procured’</text:p>
      <text:p text:style-name="Standard"><text:tab/>AKL <text:span text:style-name="T2">ságɁob</text:span> ‘to fetch water; bamboo container about 2 meters long, used to fetch </text:p>
      <text:p text:style-name="P31">water – carried on shoulder’</text:p>
      <text:p text:style-name="Standard"><text:tab/>CEB<text:span text:style-name="T2"> sagɁúb</text:span> ‘a bamboo 6-7 feet long with nodes removed except at the bottom, </text:p>
      <text:p text:style-name="Standard"><text:s/><text:tab/><text:tab/>used to fetch liquids’</text:p>
      <text:p text:style-name="P12"/>
      <text:p text:style-name="P12"><text:tab/>NOTE: This culturally important term clarifies how water --- a daily necessity in </text:p>
      <text:p text:style-name="P12"><text:s/><text:tab/><text:tab/>domestic living --- was transported from a source to the house. <text:s/>The use of </text:p>
      <text:p text:style-name="P12"><text:s/><text:tab/><text:tab/>a long bamboo tube allowed a large amount of water to be carried at one </text:p>
      <text:p text:style-name="P33">time, and the shape of the tube allowed relatively easy carriage over the </text:p>
      <text:p text:style-name="P33">shoulder.</text:p>
      <text:p text:style-name="P12"/>
      <text:p text:style-name="Standard">237.<text:tab/>*sagság ‘the work of harvesting’; *ka-sagság-an ‘harvest season, season for major </text:p>
      <text:p text:style-name="P31">agricultural work’</text:p>
      <text:p text:style-name="Standard"/>
      <text:p text:style-name="P23">DgtC <text:span text:style-name="T2">ka-sagság-en ‘</text:span>season for beginning or doing s.t. (as the harvest season, or </text:p>
      <text:p text:style-name="P23"><text:s/><text:tab/>planting season)</text:p>
      <text:p text:style-name="Standard"><text:tab/>HAN<text:span text:style-name="T2"> sagság</text:span> ‘harvesting’; <text:span text:style-name="T2">ka-sagság-an</text:span> ‘harvest, esp. the work involved at </text:p>
      <text:p text:style-name="Standard"><text:s/><text:tab/><text:tab/>harvesttime’</text:p>
      <text:p text:style-name="Standard"/>
      <text:p text:style-name="Standard">NOTE: This comparison is at once immensely valuable as an indication of historical connection, and a source of puzzlement and frustration. <text:s/>Both the quadrisyllabic shape of the stem in Casiguran Dumagat (which is cited as an unanalyzed lexical entry), and the synchronic evidence for the <text:span text:style-name="T2">ka- -an</text:span> circumfix in Hanunóo justify positing a disyllabic base *sagság and its affixed counterpart *ka-sagság-an. <text:s/>It is unlikely that either the simple base or its affixed form functioned as the verb ‘to harvest’, as this meaning is represented by reflexes of PAN *qaniS over much of the Philippines. <text:s/>Rather, the glosses suggest that *ka-sagság-an referred to that part of the annual cycle when the harvest (and possibly other types of socially-important group work activity) took place, leaving the gloss of the unaffixed base somewhat in limbo. <text:s/>What is puzzling is that this comparison is attested so far only in these two languages, and since both chance and borrowing can effectively be ruled out as plausible explanations for the distribution, it is necessary to conclude that it was found in Proto-Philippines.</text:p>
      <text:p text:style-name="P21"/>
      <text:p text:style-name="P11">238. *sak(e)bit ‘to hang, suspend from something’</text:p>
      <text:p text:style-name="P11"/>
      <text:p text:style-name="P26">KNK <text:span text:style-name="T2">i-sakbít</text:span> ‘to hang, to hang upon, to hook’</text:p>
      <text:p text:style-name="P26">HAN <text:span text:style-name="T2">sakbít </text:span>‘hanging by hands and feet, or by the feet only, from a raised </text:p>
      <text:p text:style-name="P32">horizonal pole; a form of amusement among Hanunóo boys’</text:p>
      <text:p text:style-name="P11"><text:soft-page-break/></text:p>
      <text:p text:style-name="P11">NOTE: With root *-bit-<text:span text:style-name="T16">1 </text:span>(or *-beqit?) ‘to hook, clasp; grasp with fingers’.</text:p>
      <text:p text:style-name="P12"/>
      <text:p text:style-name="P12">239.<text:tab/>*sak(e)láw ‘to cut s.o. off, by blocking a path or stepping between two people’</text:p>
      <text:p text:style-name="P12"/>
      <text:p text:style-name="P27">ILK <text:span text:style-name="T2">sakláw </text:span>‘to overtake by a shortcut’</text:p>
      <text:p text:style-name="P12"><text:tab/>DgtC<text:span text:style-name="T2"> sakláw </text:span>‘to interfere in the quarrel of others; to get involved in the problems </text:p>
      <text:p text:style-name="P12"><text:s/><text:tab/><text:tab/>of others’</text:p>
      <text:p text:style-name="P12"><text:tab/>TAG<text:span text:style-name="T2"> sakláw</text:span> ‘limits; confines; the space within aboundary; the distance between </text:p>
      <text:p text:style-name="P12"><text:s/><text:tab/><text:tab/>limits; comprehension or inclusion’</text:p>
      <text:p text:style-name="P12"><text:tab/>TbwK <text:span text:style-name="T2">saklaw</text:span><text:tab/>‘to head off something, to block’</text:p>
      <text:p text:style-name="P12"><text:tab/>CEB<text:span text:style-name="T2"> sakláw</text:span> ‘to snatch at something, grab something away from someone’</text:p>
      <text:p text:style-name="P12"/>
      <text:p text:style-name="P12"><text:tab/>NOTE: The chances of this being a Tagalog loan in Ilokano seem slight, given the </text:p>
      <text:p text:style-name="P12"><text:s/><text:tab/>semantic distance between these forms.</text:p>
      <text:p text:style-name="Standard"/>
      <text:p text:style-name="Standard">240. <text:tab/>*salagúntiŋ ‘scissor-shaped crosspieces used as roof supports or in animal traps’ </text:p>
      <text:p text:style-name="Standard"/>
      <text:p text:style-name="P23">DgtC <text:span text:style-name="T2">salaguntiŋ </text:span>‘crossed vertical poles holding the spring of the <text:span text:style-name="T2">bilatek </text:span>trap </text:p>
      <text:p text:style-name="P23"><text:s/><text:tab/>(spring-set spear or arrow trap for wild pigs)’</text:p>
      <text:p text:style-name="Standard"><text:tab/>HAN <text:span text:style-name="T2">salagúntiŋ </text:span>‘a geometrical position in the form of an X’</text:p>
      <text:p text:style-name="Standard"><text:tab/>AGU <text:span text:style-name="T2">talagonsiŋ</text:span> ‘to use scissors to divine information, similar to a Quija board’</text:p>
      <text:p text:style-name="Standard"><text:tab/>AKL<text:span text:style-name="T2"> saeagúntiŋ</text:span> ‘to question the spirits about something by putting scissors into a </text:p>
      <text:p text:style-name="Standard"><text:s/><text:tab/><text:tab/>winnowing basket, which will then point to the person in question; thief, </text:p>
      <text:p text:style-name="Standard"><text:s/><text:tab/><text:tab/>malefactor, etc.’</text:p>
      <text:p text:style-name="Standard"><text:s/><text:tab/>CEB <text:span text:style-name="T2">salagúntiŋ</text:span> ‘the principal rafters of a roof’</text:p>
      <text:p text:style-name="Standard"><text:tab/>BKD<text:span text:style-name="T2"> salaguntiŋ</text:span> ‘the principal rafters of a roof’</text:p>
      <text:p text:style-name="Standard"><text:tab/>TIR <text:span text:style-name="T2">salaguntiŋ</text:span> ‘a roof truss in house construction’</text:p>
      <text:p text:style-name="Standard"><text:tab/></text:p>
      <text:p text:style-name="Standard"><text:s/><text:tab/>NOTE: Also Tiruray <text:span text:style-name="T2">salaguntiŋ</text:span> ‘a roof truss in house construction’. This </text:p>
      <text:p text:style-name="P34">puzzling comparsion is one of the few quadrisyllables that does not <text:s/>contain the *qali/kali- prefix. <text:s/>It clearly contains *guntiŋ, which is widely reflected with the meaning ‘scissors’, but which apparently had much the same meaning as the longer word, as seen in Asilulu <text:span text:style-name="T2">guntiŋ</text:span> ‘the forked timbers that support a peaked roof’ and Malay <text:span text:style-name="T2">guntiŋ babi</text:span> ‘pig trap’. <text:s/>Once scissors were introduced the ‘X’ shape of the original referent was easily transferred to this new tool, which when opened shows the same configuration.</text:p>
      <text:p text:style-name="Standard"/>
      <text:p text:style-name="Standard">241. <text:tab/>*salaŋat ‘to interrupt mid-course’</text:p>
      <text:p text:style-name="Standard"/>
      <text:p text:style-name="P23">PGS<text:span text:style-name="T2"> salaŋát</text:span> ‘to answer; interrupt, intrude into, or join a conversation’</text:p>
      <text:p text:style-name="P23">TAG <text:span text:style-name="T2">saláŋat </text:span>‘caught between branches, and thus prevented from falling further’<text:tab/></text:p>
      <text:p text:style-name="Standard"><text:tab/>MSK<text:span text:style-name="T2"> saraŋat</text:span> ‘to get stuck (as a ball in a tree)’</text:p>
      <text:p text:style-name="Standard"/>
      <text:p text:style-name="P23">NOTE: Despite their superficial semantic distance, these two meanings both refer </text:p>
      <text:p text:style-name="P23"><text:soft-page-break/>to the physical or social interruption of something already set in motion.</text:p>
      <text:p text:style-name="Standard"/>
      <text:p text:style-name="Standard">242. <text:tab/>*sal(e)qaw ‘to encounter, meet by chance’</text:p>
      <text:p text:style-name="Standard"/>
      <text:p text:style-name="P23">ILK <text:span text:style-name="T2">ma-saláw</text:span><text:tab/>‘to meet, see s.o.’; <text:span text:style-name="T2">ma-sal-saláw</text:span> ‘unseen spirits met on the way’</text:p>
      <text:p text:style-name="Standard"><text:tab/>BON <text:span text:style-name="T2">salɁáw </text:span>‘to waste time, as in waiting to meet s.o. who doesn’t arrive as </text:p>
      <text:p text:style-name="Standard"><text:s/><text:tab/><text:tab/>planned’</text:p>
      <text:p text:style-name="Standard"><text:tab/>BKD <text:span text:style-name="T2">salɁaw </text:span>‘to encounter, meet s.o. or s.t. coming from the opposite direction’</text:p>
      <text:p text:style-name="Standard"/>
      <text:p text:style-name="Standard">243. <text:tab/>*salikuŋkuŋ ‘funnel-shaped (?)’</text:p>
      <text:p text:style-name="Standard"/>
      <text:p text:style-name="P23">ITB <text:span text:style-name="T2">mis-salichoŋkoŋ</text:span> ‘slightly concave’</text:p>
      <text:p text:style-name="Standard"><text:tab/>HAN <text:span text:style-name="T2">salikuŋkúŋ </text:span>‘funnel-shaped form, funnel-fashioned leaf, paper, etc.’</text:p>
      <text:p text:style-name="Standard"/>
      <text:p text:style-name="Standard">244.<text:tab/>*sálu ‘loop of rope, lasso’</text:p>
      <text:p text:style-name="Standard"/>
      <text:p text:style-name="Standard"><text:s/><text:tab/>DgtC<text:span text:style-name="T2"> sálo</text:span> ‘to put a rope around the neck or horns of an animal (as a lasso)’</text:p>
      <text:p text:style-name="Standard"><text:s/><text:tab/>HAN<text:span text:style-name="T2"> sálu </text:span>‘catch loop’</text:p>
      <text:p text:style-name="Standard"><text:tab/><text:tab/><text:tab/><text:tab/></text:p>
      <text:p text:style-name="Standard">245. <text:tab/>*salúkub ‘cover something to protect it, or oneself’</text:p>
      <text:p text:style-name="Standard"/>
      <text:p text:style-name="P23">ILK <text:span text:style-name="T2">salukúb-an</text:span> ‘to cover (in order to protect); defend, shelter; conceal’</text:p>
      <text:p text:style-name="P23">HAN <text:span text:style-name="T2">salúkub</text:span> ‘tubular bamboo quiver for arrows, especially if poison-tipped’</text:p>
      <text:p text:style-name="Standard"><text:tab/>MAR <text:span text:style-name="T2">salokob</text:span> ‘thimble’</text:p>
      <text:p text:style-name="Standard"/>
      <text:p text:style-name="P34">NOTE: Also DgtC <text:span text:style-name="T2">salokop </text:span>‘to cup s.t. over s.t. else (as to put a hat on the head, to cup a tin can upside down over a post or stick, etc.)’. <text:s/>With root *-kub ‘to cover’.</text:p>
      <text:p text:style-name="Standard"/>
      <text:p text:style-name="Standard">246. <text:tab/>*saŋ(e)lád to run aground, be beached, of a boat’</text:p>
      <text:p text:style-name="Standard"/>
      <text:p text:style-name="Standard"><text:s/><text:tab/>ILK <text:span text:style-name="T2">ma-i-saŋlád</text:span> ‘to strand, hit the bottom, ground’<text:tab/><text:tab/></text:p>
      <text:p text:style-name="Standard"><text:s/><text:tab/>AGU <text:span text:style-name="T2">ma-taŋlad</text:span> ‘to run aground on rocks, coral, or sand; for a boat to </text:p>
      <text:p text:style-name="Standard"><text:s/><text:tab/><text:tab/>run over a rock in shallow water’<text:tab/><text:tab/><text:tab/></text:p>
      <text:p text:style-name="Standard"><text:s/><text:tab/>AKL<text:span text:style-name="T2"> sáŋead</text:span> ‘to run aground (ship)’</text:p>
      <text:p text:style-name="P23">CEB <text:span text:style-name="T2">saŋlád </text:span>‘run aground, stranded on the sand’<text:tab/></text:p>
      <text:p text:style-name="P23">TSG <text:span text:style-name="T2">mag-saŋlád</text:span> ‘for a vessel to run aground’</text:p>
      <text:p text:style-name="Standard"/>
      <text:p text:style-name="P34">NOTE: Yakan <text:span text:style-name="T2">s&lt;um&gt;aŋlad</text:span> ‘to have run aground, gotten stuck (in shallow water or on rock, of boats)’ is assumed to be aTausug loan.</text:p>
      <text:p text:style-name="Standard"/>
      <text:p text:style-name="Standard">247. <text:tab/>*saŋ(e)put ‘to come to the end (of a story, a race, etc.)’</text:p>
      <text:p text:style-name="Standard"/>
      <text:p text:style-name="P23">PGS <text:span text:style-name="T2">man-sampót</text:span> ‘end; to end’; <text:span text:style-name="T2">ka-sampot-án</text:span> ‘the end (e.g. of a story)’<text:tab/><text:tab/><text:tab/>HLG <text:span text:style-name="T2">mag-sámput</text:span> ‘to come to, to reach, to arrive at’</text:p>
      <text:p text:style-name="P23">AKL <text:span text:style-name="T2">sámput</text:span> ‘to come back, return, finish a round trip’</text:p>
      <text:p text:style-name="Standard"><text:tab/>CEB <text:span text:style-name="T2">saŋput ~ samput</text:span><text:tab/>‘to result in, become, end up as; buttocks’</text:p>
      <text:p text:style-name="Standard"><text:soft-page-break/><text:tab/>MSK<text:span text:style-name="T2"> samput</text:span> ‘to come to the finishing line; to arrive (as at a destination)’</text:p>
      <text:p text:style-name="P10"/>
      <text:p text:style-name="P10">248.<text:tab/>*saŋgul ‘to arm wrestle’</text:p>
      <text:p text:style-name="P10"/>
      <text:p text:style-name="P10"><text:tab/>ILK <text:span text:style-name="T2">saŋgól</text:span> ‘arm wrestling’;<text:span text:style-name="T2"> ag-saŋgó</text:span>l ‘to wrestle to the ground with the arms’</text:p>
      <text:p text:style-name="P10"><text:tab/>ISG <text:span text:style-name="T2">saŋgól ‘</text:span>(lying down) elbow over elbow, of a boy and girl’</text:p>
      <text:p text:style-name="P10"><text:tab/>TSG <text:span text:style-name="T2">mag-saŋgul</text:span> ‘to arm wrestle’</text:p>
      <text:p text:style-name="Standard"/>
      <text:p text:style-name="Standard"><text:tab/>NOTE: Mapun <text:span text:style-name="T2">mag-sangol </text:span>‘to arm wrestle’ is assumed to be a Tausug loan.</text:p>
      <text:p text:style-name="Standard"/>
      <text:p text:style-name="Standard">249.<text:tab/>*sapwát ‘to lift from the bottom</text:p>
      <text:p text:style-name="Standard"/>
      <text:p text:style-name="P23">IBT <text:span text:style-name="T2">sapwat </text:span>‘someone or something (as wind) uproots a tree’</text:p>
      <text:p text:style-name="Standard"><text:tab/>SblBt<text:span text:style-name="T2"> hapwát</text:span> ‘to lift, to take up, to carry’</text:p>
      <text:p text:style-name="Standard"><text:tab/>BKL <text:span text:style-name="T2">mag-sapwát</text:span> ‘to lift a container from the bottom’</text:p>
      <text:p text:style-name="P10"><text:tab/>BKD<text:span text:style-name="T2"> sapwat</text:span> ‘to lift s.o. or s.t. from underneath (as a basket with a weak bottom, </text:p>
      <text:p text:style-name="P10"><text:s/><text:tab/><text:tab/>a sick person)’</text:p>
      <text:p text:style-name="Standard"/>
      <text:p text:style-name="Standard"><text:bookmark-start text:name="_Hlk81138870"/>250. <text:tab/>*saq(e)lap ‘to cast a net (in fishing)’</text:p>
      <text:p text:style-name="Standard"><text:bookmark-end text:name="_Hlk81138870"/></text:p>
      <text:p text:style-name="P23">ISG <text:span text:style-name="T2">s&lt;um&gt;aɁláp</text:span> ‘to cast a <text:span text:style-name="T2">tabúkol</text:span> net (round casting net with sinkers at </text:p>
      <text:p text:style-name="P31">perimeter)’</text:p>
      <text:p text:style-name="Standard"><text:tab/>AKL<text:span text:style-name="T2"> sáeap</text:span> ‘net’, saeáp ‘to catch, capture’</text:p>
      <text:p text:style-name="Standard"/>
      <text:p text:style-name="Standard">251. <text:tab/>*sarabúsab ‘rude, inconsiderate’</text:p>
      <text:p text:style-name="Standard"/>
      <text:p text:style-name="P23">ILK <text:span text:style-name="T2">sarabúsab</text:span> ‘thoughtless, inconsiderate; greedy eater’</text:p>
      <text:p text:style-name="Standard"><text:tab/>WRY<text:span text:style-name="T2"> sarabúsab</text:span> ‘having rude or rough manner or behavior; rude; impolite; gruff’<text:tab/></text:p>
      <text:p text:style-name="Standard"/>
      <text:p text:style-name="Standard"><text:tab/>NOTE: This is a rare quadrisyllable without containing the *qali/kali- prefix, </text:p>
      <text:p text:style-name="P23">raising suspicions that it is a loan. <text:s/>However, no source is known, and the </text:p>
      <text:p text:style-name="P23">comparison itself is faultless.</text:p>
      <text:p text:style-name="Standard"/>
      <text:p text:style-name="Standard">252.<text:tab/>*saraw ‘to snatch food when an opportunity arises’</text:p>
      <text:p text:style-name="P38"/>
      <text:p text:style-name="P23">IBT <text:span text:style-name="T2">ma-saraw</text:span><text:tab/> ‘s.o. is gluttonous to eat or drink s.t. (as pigs being fed)’</text:p>
      <text:p text:style-name="Standard"><text:tab/>BKL <text:span text:style-name="T2">ma-saráw</text:span> ‘describing dogs or cats which take food while people are eating’;</text:p>
      <text:p text:style-name="Standard"><text:tab/><text:tab/><text:span text:style-name="T2">mag-saráw </text:span>‘to take food in this way’</text:p>
      <text:p text:style-name="Standard"/>
      <text:p text:style-name="Standard">253. <text:tab/>*sárut ‘to waste away from illness’</text:p>
      <text:p text:style-name="Standard"/>
      <text:p text:style-name="Standard"><text:s/><text:tab/>ILK <text:span text:style-name="T2">sárut</text:span> ‘tuberculosis, consumption’</text:p>
      <text:p text:style-name="Standard"><text:s/><text:tab/>BON<text:span text:style-name="T2"> sálot</text:span> ‘tuberculosis’</text:p>
      <text:p text:style-name="Standard"><text:s/><text:tab/>IBL <text:span text:style-name="T2">sarot</text:span> ‘laziness, sloth; lack of ambition’</text:p>
      <text:p text:style-name="P34">AA <text:span text:style-name="T2">halot </text:span>‘to have fever; epidemic, pestilence; plague; disease that spreads <text:s/></text:p>
      <text:p text:style-name="P34"><text:s/><text:tab/>rapidly, causing many deaths’</text:p>
      <text:p text:style-name="P34"><text:soft-page-break/>TAG <text:span text:style-name="T2">sálot</text:span> ‘epidemic; pestilence; plague’</text:p>
      <text:p text:style-name="Standard"><text:s/><text:tab/>KPG<text:span text:style-name="T2"> salút</text:span> ‘disease, epidemic’</text:p>
      <text:p text:style-name="Standard"><text:s/><text:tab/>BKL<text:span text:style-name="T2"> sarót</text:span> ‘affliction, illness, harm’</text:p>
      <text:p text:style-name="Standard"><text:s/><text:tab/>CEB sálut ‘cause stunted growth; to get sick, esp. by something that brings </text:p>
      <text:p text:style-name="Standard"><text:s/><text:tab/><text:tab/>general body weakening and loss of weight’</text:p>
      <text:p text:style-name="Standard"><text:s/><text:tab/>AKL<text:span text:style-name="T2"> sáeot</text:span> ‘evil; the work of the Devil. or evil spirits’</text:p>
      <text:p text:style-name="Standard"/>
      <text:p text:style-name="Standard"><text:s/><text:tab/>NOTE: I take the Aklanon gloss to be a residue of animistic beliefs about illness.</text:p>
      <text:p text:style-name="Standard"/>
      <text:p text:style-name="Standard">254.<text:tab/>*sawáliq ‘woven bamboo walling material’</text:p>
      <text:p text:style-name="Standard"/>
      <text:p text:style-name="Standard"><text:tab/>ILK <text:span text:style-name="T2">sawáli </text:span>‘interwoven splits of bamboo used in walls’</text:p>
      <text:p text:style-name="Standard"><text:tab/>PGS <text:span text:style-name="T2">sawáli</text:span> ‘flattened bamboo made into mat-like panels serving as walling for </text:p>
      <text:p text:style-name="Standard"><text:s/><text:tab/><text:tab/>traditional-type houses’</text:p>
      <text:p text:style-name="Standard"><text:tab/>KPG <text:span text:style-name="T2">sawáliɁ </text:span>‘a woven walling material made of <text:span text:style-name="T2">búluɁ </text:span>bamboo’</text:p>
      <text:p text:style-name="Standard"><text:tab/>TAG<text:span text:style-name="T2"> sawáliɁ</text:span> ‘woven strips of split bamboo used for simple walls in native </text:p>
      <text:p text:style-name="Standard"><text:s/><text:tab/><text:tab/>houses’</text:p>
      <text:p text:style-name="Standard"><text:tab/>BKL <text:span text:style-name="T2">sawáliɁ</text:span> ‘woven, split bamboo strips used for walling’</text:p>
      <text:p text:style-name="Standard"><text:tab/>AGU<text:span text:style-name="T2"> sawali</text:span> ‘woven, split-bamboo walling material’</text:p>
      <text:p text:style-name="Standard"><text:tab/>AKL <text:span text:style-name="T2">sawáliɁ</text:span> ‘woven bamboo’</text:p>
      <text:p text:style-name="Standard"><text:tab/>TIR<text:span text:style-name="T2"> sawaliɁ </text:span>‘sheets of interwoven split reeds used for walling, sides of </text:p>
      <text:p text:style-name="P31">containers, etc.</text:p>
      <text:p text:style-name="Standard"/>
      <text:p text:style-name="Standard"><text:tab/>NOTE: This word also is found in Chamorro, as <text:span text:style-name="T2">sagwaleɁ </text:span>‘thatched house, </text:p>
      <text:p text:style-name="P23">usually made with <text:span text:style-name="T2">karisu</text:span> (swamp bamboo: <text:span text:style-name="T2">Phragmites karka</text:span>)’. <text:s/>I take the </text:p>
      <text:p text:style-name="P23">Chamorro word to be a loan from Tagalog that was borrowed during the time of </text:p>
      <text:p text:style-name="P23">the Manila Galleon trade (1565-1815), as Safford (1905:334) notes that some </text:p>
      <text:p text:style-name="P23">types of walling material in Guam, including at least nipa palm thatch, were </text:p>
      <text:p text:style-name="P23">introduced from the Philippines.</text:p>
      <text:p text:style-name="Standard"/>
      <text:p text:style-name="Standard">255.<text:tab/>*sawi ‘hawk sp.’</text:p>
      <text:p text:style-name="Standard"/>
      <text:p text:style-name="P23">ITB <text:span text:style-name="T2">sawi</text:span>/<text:span text:style-name="T2">ka-pa-nawi</text:span> ‘preying upon (chicken, bird); <text:span text:style-name="T2">ma-nawi </text:span>‘hawk’</text:p>
      <text:p text:style-name="Standard"><text:tab/>ILK <text:span text:style-name="T2">sawi</text:span> ‘k.o. hawk’</text:p>
      <text:p text:style-name="Standard"><text:tab/>AgtaC <text:span text:style-name="T2">sawe ~ sawi</text:span> ‘black and white chicken hawk’<text:tab/></text:p>
      <text:p text:style-name="Standard"/>
      <text:p text:style-name="Standard"><text:s/><text:tab/>NOTE: Apparently distinct from PWMP *cawi ‘drongo’, a non-raptorial bird.</text:p>
      <text:p text:style-name="P3"/>
      <text:p text:style-name="Standard">256. <text:s/><text:tab/>*sayud<text:tab/> ‘capable, adroit; knowledgeable’</text:p>
      <text:p text:style-name="Standard"/>
      <text:p text:style-name="P23">ILK <text:span text:style-name="T2">na-sayód<text:tab/></text:span>‘handy; adroit; dextrous’</text:p>
      <text:p text:style-name="Standard"><text:tab/>BKL <text:span text:style-name="T2">mag-sáyod</text:span> ‘to articulate, enunciate, pronounce, utter; to clarify’</text:p>
      <text:p text:style-name="Standard"><text:tab/>AGU <text:span text:style-name="T2">ma-sayod</text:span> ‘to tell s.o. a story or information; to explain s.t.; to hear, come to </text:p>
      <text:p text:style-name="Standard"><text:s/><text:tab/><text:tab/>know the news about s.t.’</text:p>
      <text:p text:style-name="Standard"><text:tab/>AKL <text:span text:style-name="T2">sáyod</text:span> ‘to know (a fact; something)’</text:p>
      <text:p text:style-name="Standard"><text:tab/>WBM<text:span text:style-name="T2"> sayud</text:span> ‘to inform s.o. of s.t.’</text:p>
      <text:p text:style-name="Standard"><text:soft-page-break/><text:tab/>BKD <text:span text:style-name="T2">sayud</text:span> ‘to tell, inform s.o. about s.t.; to give information, news’</text:p>
      <text:p text:style-name="Standard"/>
      <text:p text:style-name="Standard">257. <text:s/><text:tab/>*sebuh<text:tab/>‘foam, bubbles’</text:p>
      <text:p text:style-name="Standard"/>
      <text:p text:style-name="P23">ITB <text:span text:style-name="T2">asboh ~ soboh</text:span> ‘foam, bubble, suds’</text:p>
      <text:p text:style-name="Standard"><text:tab/>TAG<text:span text:style-name="T2"> subó</text:span> ‘seething, like a boiling liquid’</text:p>
      <text:p text:style-name="Standard"><text:tab/>BKL <text:span text:style-name="T2">sabó</text:span> ‘bubbles, foam, froth’</text:p>
      <text:p text:style-name="Standard"><text:tab/>MSK<text:span text:style-name="T2"> sobo</text:span> ‘bubbling’</text:p>
      <text:p text:style-name="Standard"/>
      <text:p text:style-name="Standard">258. <text:tab/>*sebuR ‘splash water on a fire; dilute with water’</text:p>
      <text:p text:style-name="Standard"/>
      <text:p text:style-name="P23">Yami <text:span text:style-name="T2">-sboy </text:span>‘to put out with water’</text:p>
      <text:p text:style-name="P23">ITB <text:span text:style-name="T2">asboy-an</text:span> ‘put out a fire by pouring water on it; add water when cooking’</text:p>
      <text:p text:style-name="Standard"><text:tab/>BKL <text:span text:style-name="T2">mag-sábog</text:span> ‘to splash water on; to dilute or mix with another liquid’</text:p>
      <text:p text:style-name="Standard"/>
      <text:p text:style-name="Standard">259. <text:s text:c="2"/>*seléd ‘interior, inner room; to enter’ (dbl. *selep)</text:p>
      <text:p text:style-name="Standard"/>
      <text:p text:style-name="Standard"><text:s/><text:tab/>SblBt<text:span text:style-name="T2"> heléd </text:span>‘to go to stay in a house with others’</text:p>
      <text:p text:style-name="Standard"><text:tab/>TAG <text:span text:style-name="T2">silíd </text:span>‘very small room in a native house for storing things’<text:tab/><text:tab/><text:tab/></text:p>
      <text:p text:style-name="Standard"><text:tab/>HAN <text:span text:style-name="T2">sulúd</text:span> ‘interior, inside, as of a house, pavilion, etc.<text:tab/><text:tab/><text:tab/> </text:p>
      <text:p text:style-name="Standard"><text:tab/>AGU <text:span text:style-name="T2">oŋ teled</text:span> ‘inside’</text:p>
      <text:p text:style-name="Standard"><text:tab/>PLW <text:span text:style-name="T2">seled</text:span> ‘inside’</text:p>
      <text:p text:style-name="Standard"><text:tab/>AKL <text:span text:style-name="T2">sueód </text:span>‘inside (part); bedroom; to enter, go into’</text:p>
      <text:p text:style-name="Standard"><text:tab/>CEB <text:span text:style-name="T2">sulúd </text:span>‘go in, into’<text:tab/></text:p>
      <text:p text:style-name="Standard"><text:tab/>WBM <text:span text:style-name="T2">seled</text:span> ‘the inside of something; to enter’</text:p>
      <text:p text:style-name="P10"><text:tab/>BKD <text:span text:style-name="T2">seled </text:span>‘to go in or into something; to enter somewhere (as a room)’</text:p>
      <text:p text:style-name="Standard"/>
      <text:p text:style-name="P11">260. <text:s text:c="4"/>*sel(e)daŋ ‘to shine, be bright’</text:p>
      <text:p text:style-name="P26"/>
      <text:p text:style-name="P26">ITB <text:span text:style-name="T2">sexdaŋ</text:span> ‘light, brightness, clarity, dawning’</text:p>
      <text:p text:style-name="P11"><text:tab/>BKL <text:span text:style-name="T2">saldáŋ</text:span> ‘the sun; to shine (sun)’</text:p>
      <text:p text:style-name="P11"/>
      <text:p text:style-name="P28">NOTE: With root *-daŋ ‘to dazzle, shine’</text:p>
      <text:p text:style-name="Standard"/>
      <text:p text:style-name="Standard">261. <text:tab/>*sikil ‘contend with others, compete for something’</text:p>
      <text:p text:style-name="Standard"/>
      <text:p text:style-name="P23">IBL <text:span text:style-name="T2">meki-sikil<text:tab/></text:span> ‘to contend with others for s.t.’; <text:span text:style-name="T2">sikil-en</text:span> ‘to push s.t., s.o. aside’</text:p>
      <text:p text:style-name="Standard"><text:tab/>PGS<text:span text:style-name="T2"> síkil</text:span> ‘to elbow; to spur a horse’</text:p>
      <text:p text:style-name="Standard"><text:tab/>TAG <text:span text:style-name="T2">sikíl</text:span> ‘pushing and jostling, esp. with the elbows and shoulders; oppression, </text:p>
      <text:p text:style-name="Standard"><text:s/><text:tab/><text:tab/>ill-treatment’</text:p>
      <text:p text:style-name="Standard"/>
      <text:p text:style-name="Standard">262.<text:tab/>*silág ‘to hunt at night by torchlight’</text:p>
      <text:p text:style-name="Standard"/>
      <text:p text:style-name="P23">ISG<text:span text:style-name="T2"> silāg</text:span> ‘to be conspicuous, plainly visible, manifest’</text:p>
      <text:p text:style-name="Standard"><text:tab/>KNK <text:span text:style-name="T2">man-sílag</text:span> ‘to attract by light (as in hunting June bugs, etc. at night)’</text:p>
      <text:p text:style-name="Standard"><text:tab/>IBL <text:span text:style-name="T2">silag ~ me-nidag</text:span><text:tab/>to catch frogs, fish or other water creatures at night (using </text:p>
      <text:p text:style-name="Standard"><text:soft-page-break/><text:s/><text:tab/><text:tab/>torches or head lamps)’<text:tab/><text:tab/></text:p>
      <text:p text:style-name="Standard"><text:tab/>SblBt <text:span text:style-name="T2">hílag </text:span>‘light (e.g. as used in night fishing)’</text:p>
      <text:p text:style-name="Standard"><text:tab/>BKL <text:span text:style-name="T2">silág</text:span> ‘transparent, translucent’</text:p>
      <text:p text:style-name="Standard"><text:tab/>AKL<text:span text:style-name="T2"> silág </text:span>‘clear, transparent’</text:p>
      <text:p text:style-name="Standard"/>
      <text:p text:style-name="Standard">263.<text:tab/>*siŋsiŋ<text:tab/>‘branchlet, small branch’</text:p>
      <text:p text:style-name="Standard"/>
      <text:p text:style-name="P23">IBL<text:span text:style-name="T2"> siŋisiŋ</text:span> ‘small branches of a tree or plant’</text:p>
      <text:p text:style-name="Standard"><text:tab/>HAN <text:span text:style-name="T2">síŋsiŋ </text:span>‘branch (i.e. of a tree)’; <text:span text:style-name="T2">s&lt;al&gt;íŋsiŋ</text:span> ‘branches, twigs’<text:tab/></text:p>
      <text:p text:style-name="Standard"><text:tab/><text:tab/><text:tab/><text:tab/><text:tab/></text:p>
      <text:p text:style-name="P23">NOTE: An intrusive medial vowel, like that in the Ibaloy form given here, is also </text:p>
      <text:p text:style-name="P34">seen in <text:span text:style-name="T2">ŋoliŋol</text:span> ‘to ruin a blade by chipping it, dulling it, etc.’ (cp. Ilokano <text:span text:style-name="T2">ŋulŋól</text:span><text:span text:style-name="T1"> </text:span>‘dull, not sharp’). <text:s/>Alternatively, this vowel may have been lost in Hanunóo reflexes of “extended” reduplications, as in PPH *waŋáwaŋ ‘wide open space’, but Hanunóo <text:span text:style-name="T2">waŋwáŋ</text:span> ‘expansiveness, broadness, wideness, as of pools’.</text:p>
      <text:p text:style-name="Standard"/>
      <text:p text:style-name="Standard">264. <text:tab/>*sipet ‘to consume totally, use up’</text:p>
      <text:p text:style-name="Standard"/>
      <text:p text:style-name="P23">AA <text:span text:style-name="T2">hipet </text:span>‘to consume all; to leave none remaining’</text:p>
      <text:p text:style-name="P23">SblBt<text:span text:style-name="T2"> hipét</text:span> ‘to consume all; to leave none remaining’</text:p>
      <text:p text:style-name="Standard"><text:tab/>AKL<text:span text:style-name="T2"> sípot</text:span> ‘to consume totally, exhause, use up all; totally used up’</text:p>
      <text:p text:style-name="Standard"/>
      <text:p text:style-name="Standard">265. <text:tab/>*siput ‘to be on the look-out for something that might appear’</text:p>
      <text:p text:style-name="Standard"/>
      <text:p text:style-name="P23">ILK <text:span text:style-name="T2">sipút-an</text:span> ‘to keep an eye on; watch over’; <text:span text:style-name="T2">na-síput</text:span> ‘vigilant; attentive’</text:p>
      <text:p text:style-name="Standard"><text:tab/>DgtC<text:span text:style-name="T2"> siput</text:span> ‘to arrive, to come, to appear, to emerge’</text:p>
      <text:p text:style-name="Standard"><text:tab/>ISG <text:span text:style-name="T2">sipút-an</text:span> ‘to see, to notice, to observe’</text:p>
      <text:p text:style-name="Standard"><text:tab/>BON <text:span text:style-name="T2">sípot</text:span> ‘to watch closely; to discover; to reveal’<text:tab/><text:tab/></text:p>
      <text:p text:style-name="Standard"><text:tab/>TAG <text:span text:style-name="T2">pag-sipót</text:span> ‘coming; appearance’; <text:span text:style-name="T2">s&lt;um&gt;ipót</text:span> ‘to appear; to arrive; to move, </text:p>
      <text:p text:style-name="Standard"><text:s/><text:tab/><text:tab/>go or come suddenly or unexpectedly’</text:p>
      <text:p text:style-name="Standard"><text:tab/>BKL <text:span text:style-name="T2">mag-sipót</text:span> ‘to appear, turn up or show up somewhat unexpectedly’; <text:span text:style-name="T2">siput-ón</text:span> </text:p>
      <text:p text:style-name="Standard"><text:s/><text:tab/><text:tab/>‘to startle or surprise s.o. by appearing suddenly’<text:tab/></text:p>
      <text:p text:style-name="Standard"><text:tab/>MSK <text:span text:style-name="T2">sipot</text:span> ‘to appear; to come into view; to show up’</text:p>
      <text:p text:style-name="Standard"/>
      <text:p text:style-name="Standard">266. <text:tab/>*sub(e)laR ‘to bypass, miss contact with another person’ (dbl. *sub(e)líq)</text:p>
      <text:p text:style-name="Standard"/>
      <text:p text:style-name="P23">AA <text:span text:style-name="T2">hoblay</text:span> ‘to bypass each other unintentionally’</text:p>
      <text:p text:style-name="Standard"><text:tab/>BKL <text:span text:style-name="T2">sublág </text:span>‘to part or separate from; to depart, leaving others behind’</text:p>
      <text:p text:style-name="Standard"/>
      <text:p text:style-name="Standard">267.<text:tab/>*suhíq<text:tab/>‘breach baby, upside-down’ (dbl. *suliq)</text:p>
      <text:p text:style-name="Standard"/>
      <text:p text:style-name="P34">IBL <text:span text:style-name="T2">sowi </text:span>‘to invert, reverse, turn something upside down’</text:p>
      <text:p text:style-name="P23">AA<text:span text:style-name="T2"> howiɁ </text:span>‘breach baby’</text:p>
      <text:p text:style-name="Standard"><text:tab/>SblBt <text:span text:style-name="T2">hówiɁ ‘</text:span>a breach baby; to sleep side by side with head and feet in opposite </text:p>
      <text:p text:style-name="Standard"><text:s/><text:tab/><text:tab/>directions’</text:p>
      <text:p text:style-name="Standard"><text:tab/>TAG <text:span text:style-name="T2">suhíɁ</text:span> ‘born in an abnormal position with the feet first’</text:p>
      <text:p text:style-name="Standard"><text:soft-page-break/><text:tab/>BKL <text:span text:style-name="T2">suhíɁ ~ suwíɁ</text:span> ‘to be upside down’</text:p>
      <text:p text:style-name="P23">TIR<text:span text:style-name="T2"> suwiɁ</text:span> ‘to invert, to reverse something; inverted, reversed’</text:p>
      <text:p text:style-name="Standard"><text:tab/>TBL <text:span text:style-name="T2">swiɁ</text:span> ‘to do or put s.t. backward, the reverse of what it should be, as to be </text:p>
      <text:p text:style-name="Standard"><text:s/><text:tab/><text:tab/>upside down, back to front, inside out’</text:p>
      <text:p text:style-name="Standard"/>
      <text:p text:style-name="Standard">268. <text:tab/>*súlit ‘replacement planting’</text:p>
      <text:p text:style-name="Standard"/>
      <text:p text:style-name="P23">ILK<text:span text:style-name="T2"> súlit </text:span>‘substitute; replacement’; <text:span text:style-name="T2">sulít-en</text:span> ‘win back one’s losses in gambling’<text:tab/></text:p>
      <text:p text:style-name="P23">DgtC<text:span text:style-name="T2"> sulet</text:span> ‘the replacement of something planted that has died or been uprooted </text:p>
      <text:p text:style-name="P23"><text:s/><text:tab/>(as to replant coconuts where the previously planted coconuts had been </text:p>
      <text:p text:style-name="P31">eaten by pigs; or for a child’s second teeth to come in after the first baby </text:p>
      <text:p text:style-name="P47">teeth had come out)’</text:p>
      <text:p text:style-name="Standard"><text:tab/>BKL <text:span text:style-name="T2">i-sulít</text:span> ‘to return or put something in its proper place (used in the curse ‘May </text:p>
      <text:p text:style-name="Standard"><text:s/><text:tab/><text:tab/>you return to your mother’s womb!’)</text:p>
      <text:p text:style-name="Standard"><text:tab/>HAN <text:span text:style-name="T2">sulít</text:span> ‘replanting of a<text:span text:style-name="T2"> </text:span>swidden if the sprouts of the first planting are too few’</text:p>
      <text:p text:style-name="P40">HLG <text:span text:style-name="T2">súlit </text:span>‘to repeat, to do again (as to see a movie for the second time)’</text:p>
      <text:p text:style-name="Standard"><text:tab/>MSB <text:span text:style-name="T2">maka-súlit</text:span> ‘able to regain, able to recover, able to recoup’</text:p>
      <text:p text:style-name="Standard"><text:tab/>BKD <text:span text:style-name="T2">sulit</text:span> ‘to mimic, ape, repeat what someone said’</text:p>
      <text:p text:style-name="Standard"/>
      <text:p text:style-name="Standard">269. <text:tab/>*suŋáw ‘to evaporate, as vapor rising from the ground after rain’ (dbl. </text:p>
      <text:p text:style-name="Standard"><text:s/><text:tab/><text:tab/>*seŋ(e)qaw)</text:p>
      <text:p text:style-name="Standard"/>
      <text:p text:style-name="Standard"><text:s/><text:tab/>PGS<text:span text:style-name="T2"> soŋáw</text:span> ‘evaporation by exposure; vapor rising from ground after rain’</text:p>
      <text:p text:style-name="Standard"><text:s/><text:tab/>BKL <text:span text:style-name="T2">mag-suŋáw</text:span> ‘to exude a vapor, air, etc.; to give off (as fumes)’<text:tab/><text:tab/></text:p>
      <text:p text:style-name="Standard"><text:s/><text:tab/>AGU <text:span text:style-name="T2">toŋaw</text:span> ‘for the air to escape from a baloon or a tire; for a smell to escape; for </text:p>
      <text:p text:style-name="P23"><text:s/><text:tab/>the ground to steam and smell; for s.t. to evaporate, or a fever to go down’</text:p>
      <text:p text:style-name="Standard"><text:tab/>TSG<text:span text:style-name="T2"> suŋaw</text:span> ‘a leak of air’</text:p>
      <text:p text:style-name="Standard"/>
      <text:p text:style-name="Standard"><text:tab/>NOTE: Mapun <text:span text:style-name="T2">suŋaw </text:span>‘a leak (esp. of air, but also of oil from an engine, cold </text:p>
      <text:p text:style-name="P23">from a refrigerator, etc.’, is assumed to be a Tausug loan.</text:p>
      <text:p text:style-name="Standard"/>
      <text:p text:style-name="Standard">/t/</text:p>
      <text:p text:style-name="Standard"/>
      <text:p text:style-name="P12">270. <text:s text:c="3"/>*tadék ‘hand movements in dance(?)’</text:p>
      <text:p text:style-name="P12"/>
      <text:p text:style-name="P12"><text:s/><text:tab/>BON <text:span text:style-name="T2">ma-nadek </text:span>‘a slow beating of gongs in unison during certain ceremonies’; </text:p>
      <text:p text:style-name="P12"><text:tab/><text:tab/><text:span text:style-name="T2">ta-tadk-an</text:span> ‘the dancing place at a ward house; any place where the <text:span text:style-name="T2">tadek </text:span></text:p>
      <text:p text:style-name="P33">may be performed’</text:p>
      <text:p text:style-name="P27">KNK <text:span text:style-name="T2">tadék</text:span> ‘dance’; <text:span text:style-name="T2">ma-nadék</text:span> ‘to dance (men stretch out their arms, over which </text:p>
      <text:p text:style-name="P12"><text:s/><text:tab/><text:tab/>blankets are hung; women erect their forearms and stretch out their hands, </text:p>
      <text:p text:style-name="P12"><text:s/><text:tab/><text:tab/>the palms turned forward)</text:p>
      <text:p text:style-name="P27">AA <text:span text:style-name="T2">talek </text:span>‘to dance’</text:p>
      <text:p text:style-name="P27">SblBt <text:span text:style-name="T2">talék</text:span> ‘dance’; <text:span text:style-name="T2">mag-talék</text:span> ‘to dance’</text:p>
      <text:p text:style-name="P12"><text:tab/>TAG <text:span text:style-name="T2">pag-talík</text:span><text:tab/>‘artistic movement of the hands, as in folk dancing’</text:p>
      <text:p text:style-name="P12"><text:tab/>BKL <text:span text:style-name="T2">mag-tarók</text:span> ‘to dance’; <text:span text:style-name="T2">tarók-tarók</text:span> ‘to prance about as if dancing’</text:p>
      <text:p text:style-name="P12"><text:soft-page-break/><text:tab/>HAN<text:span text:style-name="T2"> tarúk</text:span> ‘dance, dancing’; <text:span text:style-name="T2">mag-tarúk</text:span> ‘to dance, will dance’</text:p>
      <text:p text:style-name="P12"><text:tab/>TbwC<text:span text:style-name="T2"> talɨk</text:span> ‘dance’</text:p>
      <text:p text:style-name="P12"/>
      <text:p text:style-name="P12"><text:s/><text:tab/>NOTE: Also Kapampangan <text:span text:style-name="T2">terák</text:span> ‘dance’. <text:s/>The meaning of this term is unclear. <text:s text:c="2"/></text:p>
      <text:p text:style-name="P12"><text:s/><text:tab/>In most languages it refers to traditional dancing without further specification. <text:s/></text:p>
      <text:p text:style-name="P12"><text:s/><text:tab/>However, this is also true of Philippine reflexes of PWMP *sayaw. <text:s/>One <text:s/></text:p>
      <text:p text:style-name="P12"><text:s/><text:tab/>possibility is that *sayaw referred to martial dancing, as it does in Ilocano, and </text:p>
      <text:p text:style-name="P12"><text:s/><text:tab/>*tadék to social dancing. <text:s/>However, reflexes of *sayaw also refer to social </text:p>
      <text:p text:style-name="P12"><text:s/><text:tab/>dancing in many languages, raising the second possibility, which is adopted here, </text:p>
      <text:p text:style-name="P12"><text:s/><text:tab/>namely that *tadék referred to the graceful hand movements used in folk dancing, </text:p>
      <text:p text:style-name="P12"><text:s/><text:tab/>as its reflex does in Tagalog. </text:p>
      <text:p text:style-name="Standard"/>
      <text:p text:style-name="Standard">271. <text:s text:c="3"/>*taed ‘natural cockspur’</text:p>
      <text:p text:style-name="Standard"/>
      <text:p text:style-name="P23">IBL<text:span text:style-name="T2"> taed</text:span> ‘short knife’</text:p>
      <text:p text:style-name="P23">AGU<text:span text:style-name="T2"> taed</text:span> ‘the sharp, horny claw on the back of a chicken’s leg’</text:p>
      <text:p text:style-name="Standard"><text:tab/>MSK <text:span text:style-name="T2">taad</text:span> ‘spur (as of a rooster)’</text:p>
      <text:p text:style-name="Standard"/>
      <text:p text:style-name="Standard">272. <text:s text:c="3"/>*tagub-an ‘sheath; quiver’</text:p>
      <text:p text:style-name="Standard"/>
      <text:p text:style-name="P23">ILK<text:span text:style-name="T2"> tagúban</text:span> ‘quiver for carrying arrows’</text:p>
      <text:p text:style-name="Standard"><text:tab/>HLG <text:span text:style-name="T2">tagúb </text:span>‘sheath, scabbard’</text:p>
      <text:p text:style-name="Standard"><text:tab/>AKL <text:span text:style-name="T2">tagób</text:span> ‘sheath, case, cover (for knife or sword); to sheathe, put into case’</text:p>
      <text:p text:style-name="Standard"><text:tab/>MAR <text:span text:style-name="T2">tagob</text:span> ‘sheath’; <text:span text:style-name="T2">tagob-an</text:span> ‘scabbard, sheath’</text:p>
      <text:p text:style-name="Standard"><text:tab/></text:p>
      <text:p text:style-name="Standard"><text:tab/>NOTE: Also Tiruray <text:span text:style-name="T2">tabugan</text:span> ‘a scabbard’, which appears to be a Danaw loan. <text:s/></text:p>
      <text:p text:style-name="P23">The stem here is clearly *tagub, but only *tagub-an can be reconstructed on the </text:p>
      <text:p text:style-name="P34">basis of evidence from two primary branches of the Philippine group, since the Ilokano form now appears to be monomorphemic.</text:p>
      <text:p text:style-name="Standard"/>
      <text:p text:style-name="Standard">273. <text:s text:c="3"/>*taka ‘tired of, no longer interested in; lazy’</text:p>
      <text:p text:style-name="Standard"/>
      <text:p text:style-name="P23">AKL<text:span text:style-name="T2"> taká</text:span> ‘be bored with, fed up with, dislike’</text:p>
      <text:p text:style-name="Standard"><text:tab/>AGU <text:span text:style-name="T2">t&lt;om&gt;aka </text:span>‘to eventually stop, cease doing s.t.; become tired of doing s.t.’</text:p>
      <text:p text:style-name="Standard"><text:tab/>CEB <text:span text:style-name="T2">taká</text:span> ‘get tired of doing s.t. and thus cease’</text:p>
      <text:p text:style-name="Standard"><text:tab/>MSK<text:span text:style-name="T2"> taka</text:span> ‘lazy’</text:p>
      <text:p text:style-name="Standard"><text:tab/>TTB <text:span text:style-name="T2">taka </text:span>‘lazy, unwilling to work’</text:p>
      <text:p text:style-name="Standard"><text:tab/></text:p>
      <text:p text:style-name="P23">NOTE: Apparently distinct from *taka ‘to hesitate; not able to act’</text:p>
      <text:p text:style-name="Standard"/>
      <text:p text:style-name="Standard">274. <text:tab/>*takéd ‘to bind or tie, as with rattan’</text:p>
      <text:p text:style-name="Standard"/>
      <text:p text:style-name="P23">DgtC <text:span text:style-name="T2">taked </text:span>‘a bamboo floor tied down with rattan (in contrast to being nailed </text:p>
      <text:p text:style-name="P31">down)’</text:p>
      <text:p text:style-name="P23">BON <text:span text:style-name="T2">taked</text:span> ‘to bind, as in repairing the broken rattan rim of a basket; to secure; </text:p>
      <text:p text:style-name="P31">to fasten; anything used, as a vine or rattan, for such a purpose’</text:p>
      <text:p text:style-name="Standard"><text:soft-page-break/><text:tab/>KNK <text:span text:style-name="T2">i-takéd </text:span>‘to bind, to tie, to fasten, to attach’</text:p>
      <text:p text:style-name="Standard"><text:tab/>IBL<text:span text:style-name="T2"> taked</text:span><text:span text:style-name="T13"> </text:span>‘tie, fastening, binding --- that wrapped around to hold something in </text:p>
      <text:p text:style-name="P31">place (as with the use of rattan rather than nails to hold a house together)’</text:p>
      <text:p text:style-name="Standard"><text:tab/>AA <text:span text:style-name="T2">takel ŋipen</text:span> ‘gums (what binds the teeth)’</text:p>
      <text:p text:style-name="Standard"><text:tab/>SblBt <text:span text:style-name="T2">takél</text:span> ‘thing to tie with; to tie’</text:p>
      <text:p text:style-name="Standard"><text:tab/>HAN<text:span text:style-name="T2"> takúd</text:span> ‘s.t. which may be fastened or tied onto s.t. else’</text:p>
      <text:p text:style-name="Standard"/>
      <text:p text:style-name="Standard">275. <text:s text:c="3"/>*tak(e)néŋ ‘quiet dignity’</text:p>
      <text:p text:style-name="Standard"/>
      <text:p text:style-name="P23">ILK<text:span text:style-name="T2"> taknéŋ</text:span> ‘honor; dignity’; <text:span text:style-name="T2">na-taknéŋ</text:span> ‘mild, peaceful; temperate; dignified; </text:p>
      <text:p text:style-name="P23"><text:s/><text:tab/>honorable’</text:p>
      <text:p text:style-name="Standard"><text:tab/>WRY <text:span text:style-name="T2">taknóŋ</text:span> ‘to keep silent; stay calm or still; behaving well’</text:p>
      <text:p text:style-name="Standard"/>
      <text:p text:style-name="Standard"><text:s/>276. <text:s text:c="3"/>*tálad ‘a slip, or cutting of sugarcane; to plant sugarcane’</text:p>
      <text:p text:style-name="Standard"/>
      <text:p text:style-name="P23">ISG<text:span text:style-name="T2"> tálad</text:span> ‘a slip or cutting of sugarcane’; <text:span text:style-name="T2">mag-tálad</text:span> ‘to plant sugarcane’</text:p>
      <text:p text:style-name="Standard"><text:tab/>DgtC<text:span text:style-name="T2"> talád </text:span>‘sugarcane; to gather sugarcane’ </text:p>
      <text:p text:style-name="Standard"><text:tab/>BKL <text:span text:style-name="T2">mag-tálad</text:span> ‘to plant sugarcane’ </text:p>
      <text:p text:style-name="Standard"/>
      <text:p text:style-name="Standard">277. <text:s text:c="2"/>*talákid<text:tab/>‘material for tying bamboo flooring of a house; to tie bamboo flooring’</text:p>
      <text:p text:style-name="Standard"><text:s/></text:p>
      <text:p text:style-name="P23">ILK <text:span text:style-name="T2">talákid</text:span> ‘strips of rattan used to tie bamboo in flooring’</text:p>
      <text:p text:style-name="Standard"><text:tab/>BON <text:span text:style-name="T2">talákid </text:span>‘a stick fence’</text:p>
      <text:p text:style-name="Standard"><text:tab/>IFG <text:span text:style-name="T2">talákid</text:span> ‘the two strings, or liana thongs, which run vertically and alternately </text:p>
      <text:p text:style-name="Standard"><text:s/><text:tab/><text:tab/>above and under a number of horizontal hanks, or reeds with which a mat </text:p>
      <text:p text:style-name="Standard"><text:s/><text:tab/><text:tab/>or a reed shelf is made’</text:p>
      <text:p text:style-name="Standard"><text:tab/>BKL <text:span text:style-name="T2">mag-talakíd</text:span> ‘to tie or lash bamboo poles used for the flooring of a house’</text:p>
      <text:p text:style-name="Standard"><text:tab/>AKL <text:span text:style-name="T2">taeákid </text:span>‘to bundle together’</text:p>
      <text:p text:style-name="Standard"/>
      <text:p text:style-name="Standard">278. <text:s text:c="3"/>*talakítuk ‘a sea fish: <text:span text:style-name="T2">Caranx</text:span> spp.’</text:p>
      <text:p text:style-name="Standard"/>
      <text:p text:style-name="P23">ILK <text:span text:style-name="T2">talakítok </text:span>‘k.o. small, speckled marine fish with dark meat: <text:span text:style-name="T2">Caranx</text:span> sp.’</text:p>
      <text:p text:style-name="P23">TAG <text:span text:style-name="T2">talakítok<text:tab/></text:span>‘a species of cavalla fish’</text:p>
      <text:p text:style-name="Standard"><text:tab/>CEB<text:span text:style-name="T2"> talakítuk</text:span><text:tab/>‘k.o. fish, name given to jacks and other good-sized carangoid fish’</text:p>
      <text:p text:style-name="Standard"><text:tab/>WRY <text:span text:style-name="T2">talakítok </text:span>‘cavalla fish (<text:span text:style-name="T2">Caranx </text:span>sp.)’</text:p>
      <text:p text:style-name="Standard"><text:tab/>MSK<text:span text:style-name="T2"> tarakitok </text:span>k.o. saltwater fish’</text:p>
      <text:p text:style-name="Standard"/>
      <text:p text:style-name="Standard"><text:tab/>NOTE: Since <text:span text:style-name="T2">Caranx </text:span>species are found throughout the Philippines, and are not </text:p>
      <text:p text:style-name="Standard"><text:s/><text:tab/>favored as food, there is no compelling reason to consider the name for them a </text:p>
      <text:p text:style-name="P23">Tagalog loanword in Ilokano.</text:p>
      <text:p text:style-name="P12"/>
      <text:p text:style-name="P12">279. <text:s text:c="3"/>*tanáq ‘to rest, relax’</text:p>
      <text:p text:style-name="Standard"/>
      <text:p text:style-name="P27">SblBt <text:span text:style-name="T2">tanáɁ</text:span> ‘to be quiet, to be still, to relax’</text:p>
      <text:p text:style-name="P12"><text:tab/>MSK<text:span text:style-name="T2"> tanáɁ</text:span> ‘to rest’</text:p>
      <text:p text:style-name="Standard"/>
      <text:p text:style-name="Standard"><text:soft-page-break/>280. <text:tab/>*tantán<text:tab/> ‘to exercise patience in acting’</text:p>
      <text:p text:style-name="Standard"/>
      <text:p text:style-name="P23">ILK <text:span text:style-name="T2">ag-tantán</text:span> ‘to delay unnecessarily’</text:p>
      <text:p text:style-name="Standard"><text:tab/>IFG <text:span text:style-name="T2">mun-tantán</text:span> ‘progress of a certain work which cannot be finished in one day, </text:p>
      <text:p text:style-name="Standard"><text:s/><text:tab/><text:tab/>or even in a few days’</text:p>
      <text:p text:style-name="Standard"><text:tab/>KLY <text:span text:style-name="T2">tantan</text:span> ‘to continue s.t. which has been started’</text:p>
      <text:p text:style-name="Standard"><text:tab/>IBL<text:span text:style-name="T2"> i-tantan</text:span> ‘to delay s.t., esp. of that done purposely or by neglect’</text:p>
      <text:p text:style-name="P23">PGS <text:span text:style-name="T2">tantán </text:span>‘calm, become calm, slow down’; <text:span text:style-name="T2">ma-tantán</text:span> ‘slow’</text:p>
      <text:p text:style-name="Standard"><text:tab/>TAG <text:span text:style-name="T2">t&lt;um&gt;antán</text:span> ‘to stop, cease or desist’</text:p>
      <text:p text:style-name="Standard"><text:tab/>BKL <text:span text:style-name="T2">mag-tantán</text:span> ‘to do s.t. with great caution or circumspection (as eating a fish </text:p>
      <text:p text:style-name="Standard"><text:s/><text:tab/><text:tab/>slowly so that one does not swallow a bone; walking carefully in the dark </text:p>
      <text:p text:style-name="Standard"><text:s/><text:tab/><text:tab/>so that one does not trip over s.t.)’</text:p>
      <text:p text:style-name="Standard"><text:tab/>WBM<text:span text:style-name="T2"> tantan</text:span> ‘to be immobilized by fear or surprise’</text:p>
      <text:p text:style-name="Standard"><text:tab/>MSK <text:span text:style-name="T2">tantan </text:span>‘to give up, to stop trying’</text:p>
      <text:p text:style-name="Standard"/>
      <text:p text:style-name="Standard">281. <text:tab/>*taqan<text:tab/>‘to bet, place a bet in gambling’</text:p>
      <text:p text:style-name="Standard"/>
      <text:p text:style-name="P23">ILK <text:span text:style-name="T2">ag-táɁan</text:span> ‘to bet, wager’</text:p>
      <text:p text:style-name="Standard"><text:tab/>MAR<text:span text:style-name="T2"> taɁan</text:span> ‘bet --- gambling’</text:p>
      <text:p text:style-name="Standard"/>
      <text:p text:style-name="Standard">282. <text:tab/>*taqem<text:tab/> ‘to close tightly, leaving no opening’</text:p>
      <text:p text:style-name="Standard"/>
      <text:p text:style-name="P23">AA <text:span text:style-name="T2">taem</text:span> ‘to close the mouth tightly’</text:p>
      <text:p text:style-name="P23">Sbl Bt <text:span text:style-name="T2">i-taɁém</text:span><text:tab/>‘to close the mouth tightly’</text:p>
      <text:p text:style-name="Standard"><text:tab/>BKD <text:span text:style-name="T2">taem</text:span> ‘to seal, shut (a lid, door) tightly’</text:p>
      <text:p text:style-name="Standard"/>
      <text:p text:style-name="Standard">283. <text:tab/>*tarabítab ‘idle talk, gossip’</text:p>
      <text:p text:style-name="Standard"/>
      <text:p text:style-name="P23">ILK <text:span text:style-name="T2">tarabítab</text:span> ‘gossiper’; <text:span text:style-name="T2">na-tarabítab</text:span> ‘idle talking, chatty’</text:p>
      <text:p text:style-name="P34">WRY <text:span text:style-name="T2">tarabútab</text:span> ‘the act of gossip or rumor-mongering; idle chat’</text:p>
      <text:p text:style-name="P38"/>
      <text:p text:style-name="P23">NOTE: The reconstructed penultimate vowel of this form is arbitrary. <text:s/>Despite its </text:p>
      <text:p text:style-name="P23">known occurrence in only two languages and the vocalic irregularity in the penult </text:p>
      <text:p text:style-name="P23">there can hardly be a serious question about whether these forms are cognate.</text:p>
      <text:p text:style-name="Standard"/>
      <text:p text:style-name="Standard">284. <text:tab/>*taray ‘to run’</text:p>
      <text:p text:style-name="Standard"/>
      <text:p text:style-name="P23">ILK<text:span text:style-name="T2"> taráy </text:span>‘run; speed; operation or functioning (of a machine); drift; elopement’;</text:p>
      <text:p text:style-name="Standard"><text:tab/><text:tab/><text:span text:style-name="T2">ka-taráy</text:span> ‘to run away with; elope’<text:tab/><text:tab/></text:p>
      <text:p text:style-name="Standard"><text:tab/>MAR <text:span text:style-name="T2">taray </text:span>‘run’<text:tab/></text:p>
      <text:p text:style-name="Standard"/>
      <text:p text:style-name="Standard">285. <text:tab/>*tariktík ‘woodpecker’</text:p>
      <text:p text:style-name="Standard"/>
      <text:p text:style-name="P23">ILK <text:span text:style-name="T2">tariktík </text:span>‘kind of small bird’</text:p>
      <text:p text:style-name="Standard"><text:tab/>BKL <text:span text:style-name="T2">tariktík</text:span> ‘woodpecker sp.’</text:p>
      <text:p text:style-name="Standard"/>
      <text:p text:style-name="P23"><text:soft-page-break/>NOTE: Probably onomatopoetic. <text:s/>With root *-tik ‘ticking sound’.</text:p>
      <text:p text:style-name="Standard"/>
      <text:p text:style-name="Standard">286. <text:tab/>*táru ‘beeswax’</text:p>
      <text:p text:style-name="Standard"/>
      <text:p text:style-name="P23">Yami<text:span text:style-name="T2"> taro</text:span> ‘candle, wax’</text:p>
      <text:p text:style-name="P23">SblBt <text:span text:style-name="T2">tálo</text:span> ‘beeswax’</text:p>
      <text:p text:style-name="P23">HAN<text:span text:style-name="T2"> táru</text:span> ‘beeswax produced by the bee known as <text:span text:style-name="T2">putyúkan</text:span>’</text:p>
      <text:p text:style-name="P23">MSK <text:span text:style-name="T2">taro</text:span> ‘beeswax’</text:p>
      <text:p text:style-name="Standard"><text:tab/>BM <text:span text:style-name="T2">tayu</text:span> ‘beeswax’</text:p>
      <text:p text:style-name="Standard"/>
      <text:p text:style-name="Standard">287. <text:tab/>*tarús ‘to understand, grasp something intellectually’</text:p>
      <text:p text:style-name="Standard"/>
      <text:p text:style-name="P23">ILK <text:span text:style-name="T2">tarús </text:span>‘to go straight to without delay’; <text:span text:style-name="T2">i-tarus-án</text:span> ‘to guess, arrive at, get to </text:p>
      <text:p text:style-name="P31">the true meaning; come upon; comprehend’</text:p>
      <text:p text:style-name="Standard"><text:tab/>IBL <text:span text:style-name="T2">teshosh-an</text:span> ‘to be able to understand, follow s.t. (as lecture, sermon)’</text:p>
      <text:p text:style-name="Standard"><text:tab/>PGS <text:span text:style-name="T2">talós</text:span> ‘to understand, interpret’</text:p>
      <text:p text:style-name="Standard"><text:tab/>AA<text:span text:style-name="T2"> taloh</text:span> ‘to understand something; meaning’</text:p>
      <text:p text:style-name="Standard"><text:tab/>TAG <text:span text:style-name="T2">talós ‘</text:span>comprehended; perfectly understood; known; informed’</text:p>
      <text:p text:style-name="Standard"/>
      <text:p text:style-name="P34">NOTE: Possibly identical to PWMP *tarus ‘continue doing something, proceed without stopping’. <text:s/>The two meanings are combined in some dictionaries, as Rubino (2000) for Ilokano, but separated in others, as in Ayta Abellen. <text:s/>Given its rather distinct semantics, which have so far not been found in any language outside the Philippines, I posit this entry as independent from PWMP *tarus.</text:p>
      <text:p text:style-name="P12"/>
      <text:p text:style-name="Standard">288. <text:tab/>*tebúg<text:tab/>‘mud puddle, wallow for wild pig or carabao’</text:p>
      <text:p text:style-name="Standard"/>
      <text:p text:style-name="P23">AgtaE <text:span text:style-name="T2">tabóg</text:span> ‘wallowing hole for wild pigs’</text:p>
      <text:p text:style-name="Standard"><text:tab/>DgtC<text:span text:style-name="T2"> tebug </text:span>‘wild pig wallow’; t&lt;om&gt;bug ‘to go and wallow (of wild pigs)</text:p>
      <text:p text:style-name="Standard"><text:tab/>HLG <text:span text:style-name="T2">mag-tubúg</text:span> ‘to wallow in a mud hole, as a carabao’</text:p>
      <text:p text:style-name="Standard"><text:tab/>TIR <text:span text:style-name="T2">tebug</text:span> ‘a stagnant pool of water; to make a pool to hold water’</text:p>
      <text:p text:style-name="Standard"><text:tab/>TBL <text:span text:style-name="T2">tebug</text:span> ‘a stagnant pool of water, carabao wallow’</text:p>
      <text:p text:style-name="Standard"/>
      <text:p text:style-name="Standard">289. <text:tab/>*tel(e)tég ‘to tap down, pound down lightly’</text:p>
      <text:p text:style-name="Standard"/>
      <text:p text:style-name="P23">ILK <text:span text:style-name="T2">telteg-én</text:span> ‘to thump, knock, strike’<text:tab/></text:p>
      <text:p text:style-name="Standard"><text:tab/>BON<text:span text:style-name="T2"> teltég </text:span>‘a small mallet used for tightening the weave in basketry’<text:tab/></text:p>
      <text:p text:style-name="Standard"><text:tab/>IFG <text:span text:style-name="T2">toltóg </text:span>‘act of knocking, lightly tapping on s.t. in such a way that the noise </text:p>
      <text:p text:style-name="Standard"><text:s/><text:tab/><text:tab/>produced can easily be heard’<text:tab/></text:p>
      <text:p text:style-name="Standard"><text:tab/>IfgBt<text:span text:style-name="T2"><text:tab/>toltóg</text:span> ‘a pounding stone, used to pound small stone wedges into a stone </text:p>
      <text:p text:style-name="Standard"><text:s/><text:tab/><text:tab/>wall or flagstone’</text:p>
      <text:p text:style-name="Standard"><text:tab/>HLG <text:span text:style-name="T2">mag-tultúg</text:span> ‘to strike, to beat, to pound with considerable force’</text:p>
      <text:p text:style-name="Standard"><text:tab/>AKL <text:span text:style-name="T2">túetog </text:span>‘to pound, hit, knock’</text:p>
      <text:p text:style-name="Standard"><text:tab/>CEB<text:span text:style-name="T2"> tultúg</text:span> ‘to knock off the embers or ashes’</text:p>
      <text:p text:style-name="P23">WRY <text:span text:style-name="T2">tultóg </text:span>‘the act of beating up with a piece of rod; the act of pounding or </text:p>
      <text:p text:style-name="Standard"><text:s/><text:tab/><text:tab/>hammering down something’</text:p>
      <text:p text:style-name="P12"><text:soft-page-break/></text:p>
      <text:p text:style-name="Standard">290. <text:tab/>*tepés ‘to suck out the contents of s.t., as juice from sugarcane’</text:p>
      <text:p text:style-name="Standard"/>
      <text:p text:style-name="Standard"><text:tab/>ITB <text:span text:style-name="T2">atpes-an</text:span> ‘to suck well the juice of foodstuff in the mouth’</text:p>
      <text:p text:style-name="Standard"><text:s/><text:tab/>SBLBt <text:span text:style-name="T2">tepéh</text:span> ‘to suck juice from sugarcane’</text:p>
      <text:p text:style-name="Standard"><text:s/><text:tab/>CEB <text:span text:style-name="T2">tupús </text:span>‘to suck on s.t. in the mouth to eat it or get the juice out’</text:p>
      <text:p text:style-name="Standard"><text:s text:c="12"/>MAR <text:span text:style-name="T2">tepes </text:span>‘to suck (as a child at the breast)’</text:p>
      <text:p text:style-name="P10"><text:tab/>MSK <text:span text:style-name="T2">tupus</text:span> ‘to chew (as sugarcane in order to get the juice)’</text:p>
      <text:p text:style-name="P10"><text:tab/>BKD tepes ‘sugarcane pith (after sucking out juice)’</text:p>
      <text:p text:style-name="Standard"><text:tab/>TTB <text:span text:style-name="T2">tǝpǝs </text:span>‘to suck out contents (as flying foxes do with the flesh of fruits)’</text:p>
      <text:p text:style-name="Standard"/>
      <text:p text:style-name="P23">NOTE: This word appears to compete with PAN *sepsep (which also has reflexes </text:p>
      <text:p text:style-name="P23">in Philippine languages) in the meaning ‘to suck’. <text:s/>However, *sepsep appears to </text:p>
      <text:p text:style-name="P23">have referred to sipping liquid from an open container, as soup from a bowl, or </text:p>
      <text:p text:style-name="P23">sucking liquid through a straw. <text:s/>By contrast, *tepes seems to have referred to </text:p>
      <text:p text:style-name="P23">sucking more solid contents out of something, as an egg from its shell or flesh </text:p>
      <text:p text:style-name="P23">from a fruit. <text:s/>The earlier comparison of Maranao <text:span text:style-name="T2">tepes </text:span>with Malay <text:span text:style-name="T2">tǝpas </text:span>‘full up’ </text:p>
      <text:p text:style-name="P23">and Balinese<text:span text:style-name="T2"> tepes</text:span> ‘squeeze, press, pinch’ is now abandoned, as the semantic fit is </text:p>
      <text:p text:style-name="P23">far better in the present comparison.</text:p>
      <text:p text:style-name="P12"/>
      <text:p text:style-name="P45">291. <text:s text:c="3"/>*tíbaw ‘to visit traps to see what has been caught’</text:p>
      <text:p text:style-name="P51"/>
      <text:p text:style-name="P27">AA<text:span text:style-name="T2"> tibaw</text:span> ‘to check on (e.g. a trap)’</text:p>
      <text:p text:style-name="P27">SblBt<text:span text:style-name="T2"> tíbaw </text:span>‘to visit’</text:p>
      <text:p text:style-name="P12"><text:tab/>CEB<text:span text:style-name="T2"> tíbaw</text:span> ‘to visit, usually to see how s.t. is; inspect a trap to see if there has </text:p>
      <text:p text:style-name="P33">been a catch’</text:p>
      <text:p text:style-name="P12"><text:tab/>MSK<text:span text:style-name="T2"> tibaw </text:span>‘to check (as traps to see if anything has been caught); to verify’</text:p>
      <text:p text:style-name="Standard"/>
      <text:p text:style-name="Standard"/>
      <text:p text:style-name="Standard">292.<text:tab/>*tiŋil ‘to seek to collect a debt’ (dbl. *siŋir)<text:tab/></text:p>
      <text:p text:style-name="Standard"/>
      <text:p text:style-name="P23">KLY <text:span text:style-name="T2">siŋil</text:span> ‘to ask for the payment of a debt in payment or in kind’</text:p>
      <text:p text:style-name="Standard"><text:tab/>CEB <text:span text:style-name="T2">tiŋíl</text:span> ‘ask for payment; exact payment for what one has done’</text:p>
      <text:p text:style-name="P23">WBM <text:span text:style-name="T2">tiŋil</text:span> ‘to collect a debt’</text:p>
      <text:p text:style-name="Standard"/>
      <text:p text:style-name="Standard">293. <text:s text:c="3"/>*tipéd ‘to economize, be frugal’</text:p>
      <text:p text:style-name="Standard"/>
      <text:p text:style-name="P23">ILK <text:span text:style-name="T2">ag-tipéd</text:span> ‘to economize, be frugal’; <text:span text:style-name="T2">tipd-én </text:span>‘to conserve, use economically’</text:p>
      <text:p text:style-name="Standard"><text:tab/>TAG <text:span text:style-name="T2">tipíd</text:span> ‘conservation, avoiding waste; way of saving money, time, etc.; thrift’</text:p>
      <text:p text:style-name="Standard"><text:tab/>MAR<text:span text:style-name="T2"> tiped</text:span> ‘pay in full’; tiped-an ‘pay in full, liquidate financial obligation’</text:p>
      <text:p text:style-name="Standard"/>
      <text:p text:style-name="Standard"><text:tab/>NOTE: If they do not reflect a doublet, Casiguran Dumagat <text:span text:style-name="T2">tipíd</text:span> ‘to leave some </text:p>
      <text:p text:style-name="Standard"><text:s/><text:tab/>to spare’, Bikol <text:span text:style-name="T2">ma-tipíd</text:span> ‘thrifty, parsimonious’, Aklanon <text:span text:style-name="T2">ma-tipíd</text:span> ‘to save, be <text:s/></text:p>
      <text:p text:style-name="Standard"><text:s/><text:tab/>thrifty with’, and Agutaynen <text:span text:style-name="T2">ma-tipid </text:span>‘thrifty’ may be<text:span text:style-name="T2"> </text:span>Tagalog loans, but the </text:p>
      <text:p text:style-name="P34">comparative evidence for last-syllable schwa suggests that this is not the case for Ilokano.</text:p>
      <text:p text:style-name="P12"><text:soft-page-break/></text:p>
      <text:p text:style-name="P12">294. <text:s text:c="3"/>*tub(e)liŋ ‘to arrange in rows’</text:p>
      <text:p text:style-name="P12"/>
      <text:p text:style-name="P27">SblBt <text:span text:style-name="T2">toblíŋ</text:span> ‘to plant in rows’</text:p>
      <text:p text:style-name="P12"><text:tab/>MSK <text:span text:style-name="T2">tobliŋ</text:span> ‘to arrange in a row; put in a line’</text:p>
      <text:p text:style-name="P11"/>
      <text:p text:style-name="P11">295. <text:tab/>*tul(e)dék ‘mark made with fingertip’</text:p>
      <text:p text:style-name="P11"/>
      <text:p text:style-name="P26">ILK<text:span text:style-name="T2"> tuldék</text:span> ‘accent written over a letter; period (punctuation); point’</text:p>
      <text:p text:style-name="P26">TAG<text:span text:style-name="T2"> tuldík</text:span> ‘accent; a mark to indicate special stress’</text:p>
      <text:p text:style-name="P11"><text:tab/>BKL <text:span text:style-name="T2">mag-tuldók</text:span> ‘to prick, stick’; <text:span text:style-name="T2">ma-tuldók<text:tab/></text:span> ‘get pricked; get stuck (as by a pin)’</text:p>
      <text:p text:style-name="P11"><text:tab/>PLW<text:span text:style-name="T2"> tuldek</text:span> ‘mark of your fingertip; a spot or mark made by the fingertip; spotted </text:p>
      <text:p text:style-name="P11"><text:s/><text:tab/><text:tab/>or marked; a period (at end of sentence), or other punctuation mark’</text:p>
      <text:p text:style-name="P11"/>
      <text:p text:style-name="P36">NOTE: Also TAG <text:span text:style-name="T2">tuldók ‘</text:span>period; full stop; a dot’. <text:s/>Since this word is surely older than the introduction of literacy to the Philippines, the references to punctuation marks must be secondary developments from an original sense which was most likely something like ‘mark made with fingertip; make a mark with the fingertip’, where the fingertip was dipped in paint or another marking agent to dab small amounts onto the skin or another surface.</text:p>
      <text:p text:style-name="Standard"/>
      <text:p text:style-name="Standard">296. <text:s text:c="3"/>*tugun ‘advice, instruction’</text:p>
      <text:p text:style-name="Standard"/>
      <text:p text:style-name="P23">KLY<text:span text:style-name="T2"> tugun</text:span> ‘advice; command; to give advice’</text:p>
      <text:p text:style-name="P23">IBL togon ‘to advise s.o. with the idea of controlling him, or correcting a fault’</text:p>
      <text:p text:style-name="Standard"><text:tab/>WRY <text:span text:style-name="T2">túgon</text:span> ‘instruction; advice; message’</text:p>
      <text:p text:style-name="Standard"/>
      <text:p text:style-name="P23">NOTE: Also Itbayaten<text:span text:style-name="T2"> toyon</text:span><text:tab/>‘idea of message’. <text:s/>Apparently distinct from PPH </text:p>
      <text:p text:style-name="P23">*tugen ‘to deliver, send s.t. to s.o.’.</text:p>
      <text:p text:style-name="P23"/>
      <text:p text:style-name="Standard">297. <text:tab/>*tultul<text:tab/>‘to hit, strike hard’</text:p>
      <text:p text:style-name="Standard"/>
      <text:p text:style-name="Standard"><text:tab/>ITB <text:span text:style-name="T2">toxtox </text:span>‘idea of pounding’; <text:span text:style-name="T2">to-toxtox ‘</text:span>wooden beater (for making bark cloth)’</text:p>
      <text:p text:style-name="Standard"><text:tab/>IBT <text:span text:style-name="T2">tohtoh</text:span> ‘someone pounds something’</text:p>
      <text:p text:style-name="Standard"><text:tab/>BON<text:span text:style-name="T2"> toltól</text:span> ‘to peck, as one chicken pecking another’</text:p>
      <text:p text:style-name="Standard"><text:tab/>KLY<text:span text:style-name="T2"> tultul</text:span> ‘to strike s.t. with an instrument (as rice with pestle); to peck’</text:p>
      <text:p text:style-name="Standard"><text:tab/>IBL<text:span text:style-name="T2"> toltol </text:span>‘to peck on s.t repeatedly (as chicken in eating)’</text:p>
      <text:p text:style-name="Standard"/>
      <text:p text:style-name="Standard">298. <text:tab/>*tup(e)rá ‘saliva, spit’</text:p>
      <text:p text:style-name="Standard"/>
      <text:p text:style-name="P23">ILK <text:span text:style-name="T2">tuprá </text:span>‘saliva, spit’; <text:span text:style-name="T2">ag-tuprá</text:span> ‘to spit’</text:p>
      <text:p text:style-name="Standard"><text:tab/>WRY<text:span text:style-name="T2"> tuprá </text:span>‘saliva, sputum; the act of spitting’</text:p>
      <text:p text:style-name="Standard"/>
      <text:p text:style-name="P34">NOTE: Although this comparison is currently limited to these two languages, it is without fault, and a number of similar, but non-corresponding forms, appear in other languages of northern Luzon (McFarland 1977: Map 2).</text:p>
      <text:p text:style-name="Standard"><text:soft-page-break/></text:p>
      <text:p text:style-name="Standard">299. <text:tab/>*tustús ‘crisp, of fried food’</text:p>
      <text:p text:style-name="Standard"/>
      <text:p text:style-name="P23">ILK <text:span text:style-name="T2">tustús</text:span> ‘crust of rice that sticks to the bottom of the pot’</text:p>
      <text:p text:style-name="Standard"><text:tab/>BKL<text:span text:style-name="T2"> tustós</text:span> ‘referring to well-fried or crisply fried food’</text:p>
      <text:p text:style-name="Standard"/>
      <text:p text:style-name="Standard">300. <text:tab/>*túyuq ‘to repent, regret one’s actions, turn against oneself’</text:p>
      <text:p text:style-name="P53"/>
      <text:p text:style-name="P53"><text:tab/>KLY <text:span text:style-name="T2">tuyu </text:span>‘to change mind about s.t. and stop doing it; to repent; for a person to </text:p>
      <text:p text:style-name="P54">be sorry about s.t. he has done’</text:p>
      <text:p text:style-name="Standard"><text:tab/>IFG <text:span text:style-name="T2">(tu)túyu</text:span> ‘contrition, regret, repentance, self-condemnation’</text:p>
      <text:p text:style-name="Standard"><text:tab/>WRY<text:span text:style-name="T2"> tuyóɁ</text:span> ‘a feeling of discontentment or dissatisfaction; an ill feeling’</text:p>
      <text:p text:style-name="Standard"><text:tab/>MSK <text:span text:style-name="T2">tóyoɁ</text:span> ‘to commit suicide’</text:p>
      <text:p text:style-name="P49"/>
      <text:p text:style-name="Standard">/u/</text:p>
      <text:p text:style-name="Standard"/>
      <text:p text:style-name="Standard">301. <text:tab/>*udip<text:tab/>‘to mend, as mats, baskets, etc.’</text:p>
      <text:p text:style-name="Standard"/>
      <text:p text:style-name="P23">ILK <text:span text:style-name="T2">údip/udíp-en</text:span> ‘to mend, patch (a basket)’<text:tab/><text:tab/></text:p>
      <text:p text:style-name="Standard"><text:tab/>DgtC <text:span text:style-name="T2">óhep</text:span> ‘to repair or patch a hole in a roof’</text:p>
      <text:p text:style-name="Standard"><text:tab/>AGU <text:span text:style-name="T2">mag-orip</text:span> ‘to repair woven material, such as nipa palm shingles on a roof, a </text:p>
      <text:p text:style-name="P31">mat, or a basket’</text:p>
      <text:p text:style-name="Standard"><text:tab/>MAR <text:span text:style-name="T2">orip</text:span> ‘to reweave, patch up, repair a mat’</text:p>
      <text:p text:style-name="Standard"/>
      <text:p text:style-name="P23">NOTE: Possibly a metaphorical extension of PAN *qudip ‘life, alive’, with </text:p>
      <text:p text:style-name="P34">irregular *q- &gt; Ø, as in *qudaŋ ‘shrimp, lobster’ &gt;<text:span text:style-name="T2"> oraŋ</text:span> ‘small saltwater shrimp found close to the beach’. <text:s/>If so, this is a semantic innovation, and a highly distinctive one, as reflexes of *qudip are widespread in Austronesian languages, but are not known to refer to mending anywhere outside the Philippines. </text:p>
      <text:p text:style-name="Standard"/>
      <text:p text:style-name="P10">302. <text:s text:c="3"/>*ulit ‘to disobey, fail to follow orders’</text:p>
      <text:p text:style-name="P10"/>
      <text:p text:style-name="P10"><text:s/><text:tab/>DgtC <text:span text:style-name="T2">ulit</text:span> ‘to disobey and try to do again something that has been forbidden’</text:p>
      <text:p text:style-name="P10"><text:s/><text:tab/>AA <text:span text:style-name="T2">olit </text:span>‘hardheaded’</text:p>
      <text:p text:style-name="P10"><text:s/><text:tab/>SblBt <text:span text:style-name="T2">ólit</text:span> ‘hardheaded’; <text:span text:style-name="T2">maɁólit ka</text:span> ‘said to one who doesn't quickly obey’</text:p>
      <text:p text:style-name="P10"><text:s/><text:tab/>BKD <text:span text:style-name="T2">ulit </text:span>‘to irritate, provoke someone to anger; to frustrate someone’</text:p>
      <text:p text:style-name="P10"/>
      <text:p text:style-name="P10"><text:s/><text:tab/>NOTE: Connected with reflexes of PWMP *ulit ‘repeat’ in some sources, <text:s/></text:p>
      <text:p text:style-name="P10"><text:s/><text:tab/>presumably because one who disobeys requires repeated requests or warnings </text:p>
      <text:p text:style-name="P10"><text:s/><text:tab/>before complying. <text:s/>Also TAG <text:span text:style-name="T2">kúlit</text:span> ‘stubborn; obstinate; insistent; persistent’, </text:p>
      <text:p text:style-name="P10"><text:tab/><text:span text:style-name="T2">kulít</text:span> ‘continuously stubborn’.</text:p>
      <text:p text:style-name="Standard"/>
      <text:p text:style-name="Standard">303. <text:s text:c="3"/>*umaw<text:tab/>‘mute, dumb’ (dbl. *umel)</text:p>
      <text:p text:style-name="Standard"/>
      <text:p text:style-name="P23">PLW<text:span text:style-name="T2"> umew</text:span> ‘mute, dumb’</text:p>
      <text:p text:style-name="Standard"><text:tab/>TBL <text:span text:style-name="T2">umew</text:span> ‘mute, dumb’</text:p>
      <text:p text:style-name="Standard"><text:soft-page-break/><text:tab/>MAR<text:span text:style-name="T2"> omaw</text:span> ‘simple-minded, innocent person, dullard’</text:p>
      <text:p text:style-name="Standard"><text:tab/>TSG <text:span text:style-name="T2">umaw</text:span> ‘dumb, unable to speak’</text:p>
      <text:p text:style-name="Standard"/>
      <text:p text:style-name="Standard"><text:tab/>NOTE: Mapun <text:span text:style-name="T2">umaw</text:span> ‘mute, dumb’ is assumed to be a Tausug loan.</text:p>
      <text:p text:style-name="Standard"/>
      <text:p text:style-name="Standard">304. <text:s text:c="3"/>*úŋut ‘coconut shell drinking cup or dipper’</text:p>
      <text:p text:style-name="Standard"/>
      <text:p text:style-name="P23">ILK <text:span text:style-name="T2">úŋot </text:span>‘scoop, made of a coconut shell’; <text:span text:style-name="T2">sa-ŋa-úŋot</text:span> ‘one coconut scoopful’<text:tab/></text:p>
      <text:p text:style-name="Standard"><text:tab/>DgtC <text:span text:style-name="T2">uŋót</text:span> ‘hollow coconut shell used for a drinking container’</text:p>
      <text:p text:style-name="Standard"><text:tab/>BON <text:span text:style-name="T2">óŋot </text:span>‘a coconut shell bowl; a piece of coconut shell’</text:p>
      <text:p text:style-name="Standard"><text:tab/>IBL <text:span text:style-name="T2">oŋot </text:span>‘bowl made from a half coconut shell (today the <text:span text:style-name="T2">oŋot</text:span> bowl is mainly </text:p>
      <text:p text:style-name="Standard"><text:s/><text:tab/><text:tab/>used ceremonially in rituals)’<text:tab/></text:p>
      <text:p text:style-name="Standard"><text:tab/>AA<text:span text:style-name="T2"> oŋót </text:span>‘the fruit, meat, or juice of the coconut’<text:tab/></text:p>
      <text:p text:style-name="P23">SblBt <text:span text:style-name="T2">óŋot </text:span>‘coconut’</text:p>
      <text:p text:style-name="Standard"><text:tab/>KPG <text:span text:style-name="T2">úŋut</text:span> ‘coconut’; <text:span text:style-name="T2">uŋút-an</text:span><text:tab/>‘coconut grove, coconut plantation’</text:p>
      <text:p text:style-name="Standard"><text:tab/>HAN<text:span text:style-name="T2"> úŋut</text:span> ‘three-fourths of an empty coconut shell, used as a water dipper and </text:p>
      <text:p text:style-name="Standard"><text:s/><text:tab/><text:tab/>drinking cup’</text:p>
      <text:p text:style-name="Standard"><text:tab/>AGU<text:span text:style-name="T2"> oŋot</text:span> ‘drinking cup or dipper made from a coconut shell’<text:tab/></text:p>
      <text:p text:style-name="Standard"/>
      <text:p text:style-name="Standard">305. <text:s text:c="3"/>*urag-1 ‘sexual indulgence, orgy’</text:p>
      <text:p text:style-name="Standard"/>
      <text:p text:style-name="P23">BKL <text:span text:style-name="T2">ma-úrag</text:span> ‘virile’; <text:span text:style-name="T2">urág-on</text:span> ‘lascivious, licentious; hot (sexually)’</text:p>
      <text:p text:style-name="Standard"><text:tab/>TbwC <text:span text:style-name="T2">urag</text:span> ‘honeymoon’</text:p>
      <text:p text:style-name="Standard"><text:tab/>BtkP<text:span text:style-name="T2"> úrag</text:span> ‘semen’</text:p>
      <text:p text:style-name="Standard"><text:tab/>PLW<text:span text:style-name="T2"> urag</text:span> ‘lewd demeanor, playing at making love, acting sensuously, flirting’</text:p>
      <text:p text:style-name="Standard"><text:tab/>HAN <text:span text:style-name="T2">pa-Ɂúrag</text:span> ‘adultery’</text:p>
      <text:p text:style-name="Standard"><text:tab/>MSB <text:span text:style-name="T2">úrag</text:span> ‘lascivious, lewd, obscene, licentious, erotic’; <text:span text:style-name="T2">urág-on</text:span> ‘flirt’</text:p>
      <text:p text:style-name="P23">CEB<text:span text:style-name="T2"> úlag</text:span> ‘for animals to copulate; be in heat, crave intercourse’</text:p>
      <text:p text:style-name="Standard"/>
      <text:p text:style-name="P34">NOTE: Possibly a Central Philippine innovation that has been borrowed into Hanunóo and various languages of Palawan and the Calamian islands. <text:s/>However, the semantic variation in these forms weighs against a borrowing interpretation.</text:p>
      <text:p text:style-name="Standard"/>
      <text:p text:style-name="Standard">306. <text:s text:c="3"/>*urag-2<text:tab/> ‘hyperactive, restless’</text:p>
      <text:p text:style-name="Standard"/>
      <text:p text:style-name="Standard"><text:s/><text:tab/>DgtC <text:span text:style-name="T2">uhag</text:span> ‘mischievous, restless’</text:p>
      <text:p text:style-name="Standard"><text:s/><text:tab/>AGU<text:span text:style-name="T2"> olag</text:span> ‘somehone who jumps around a lot (as a child who can’t sit still)’</text:p>
      <text:p text:style-name="Standard"/>
      <text:p text:style-name="Standard"><text:s/><text:tab/>NOTE: Possibly identical to *urag-1, the former applying to adults and the latter </text:p>
      <text:p text:style-name="Standard"><text:s/><text:tab/>to children.</text:p>
      <text:p text:style-name="Standard"/>
      <text:p text:style-name="Standard">307. <text:s text:c="3"/>*uR(e)bún ‘baby animal’</text:p>
      <text:p text:style-name="Standard"/>
      <text:p text:style-name="Standard"><text:s/><text:tab/>ILK <text:span text:style-name="T2">urbón </text:span>‘young (of animals)’<text:tab/><text:tab/><text:tab/></text:p>
      <text:p text:style-name="Standard"><text:s/><text:tab/>DgtC <text:span text:style-name="T2">ógbun </text:span>‘baby bird’</text:p>
      <text:p text:style-name="Standard"><text:soft-page-break/><text:s/><text:tab/>AA <text:span text:style-name="T2">oybon</text:span> ‘young animal (refers to cow, carabao or horse)’</text:p>
      <text:p text:style-name="Standard"><text:s/><text:tab/>SblBt <text:span text:style-name="T2">oybón</text:span> ‘young animal, or even a child’</text:p>
      <text:p text:style-name="Standard"><text:s/><text:tab/>BKL <text:span text:style-name="T2">ugbón </text:span>‘offspring (of animals)’</text:p>
      <text:p text:style-name="Standard"><text:s/><text:tab/>HAN<text:span text:style-name="T2"> ugbún</text:span> ‘puppy’</text:p>
      <text:p text:style-name="Standard"/>
      <text:p text:style-name="P11">308. <text:tab/>*uyágak ‘to cry out in pain’</text:p>
      <text:p text:style-name="P11"/>
      <text:p text:style-name="P26">KNK <text:span text:style-name="T2">uyágak</text:span> ‘to cry, shout, scream (for pain)’</text:p>
      <text:p text:style-name="P36">CEB <text:span text:style-name="T2">uyágak</text:span> ‘for a chicken to squawk in pain; for a child to cry upon being </text:p>
      <text:p text:style-name="P32">punished’</text:p>
      <text:p text:style-name="P38"/>
      <text:p text:style-name="P36">NOTE: Also Cebuano <text:span text:style-name="T2">iyágak</text:span><text:tab/>‘for a chicken to squawk in pain; for a child to cry upon being punished’. <text:s/>With root *-gak ‘raucous, throaty sound’.</text:p>
      <text:p text:style-name="Standard"/>
      <text:p text:style-name="Standard">/w/</text:p>
      <text:p text:style-name="Standard"/>
      <text:p text:style-name="Standard">309. <text:s text:c="3"/>*wadwad ‘to display, put in clear view’</text:p>
      <text:p text:style-name="Standard"/>
      <text:p text:style-name="P23">ITB <text:span text:style-name="T2">ma-wadwad</text:span> ‘to be conspicuous, apparent, distinct’</text:p>
      <text:p text:style-name="Standard"><text:tab/>CEB <text:span text:style-name="T2">i-wadwád</text:span> ‘to take s.t. out of a container to display it’</text:p>
      <text:p text:style-name="Standard"/>
      <text:p text:style-name="Standard"><text:s/><text:tab/>NOTE: Apparenly distinct from PPH *wadwad ‘to distribute, spread out’.</text:p>
      <text:p text:style-name="Standard"/>
      <text:p text:style-name="Standard">310. <text:s text:c="3"/>*wasák<text:tab/>‘to break down (of order or structure)’</text:p>
      <text:p text:style-name="Standard"/>
      <text:p text:style-name="Standard"><text:s/><text:tab/>IBT<text:span text:style-name="T2"> wasak</text:span> ‘someone uncoils, unwinds bandage or rope’</text:p>
      <text:p text:style-name="Standard"><text:s/><text:tab/>ILK <text:span text:style-name="T2">ag-wasák-wasák<text:tab/></text:span>‘to speak extravagantly and out of order with no constraint; </text:p>
      <text:p text:style-name="P23"><text:s/><text:tab/>to intrude, trespass’</text:p>
      <text:p text:style-name="Standard"><text:s/><text:tab/>TAG<text:span text:style-name="T2"> wásak </text:span>‘ruin; destruction; very great damage’;<text:span text:style-name="T2"> wasák</text:span> ‘completely destroyed, </text:p>
      <text:p text:style-name="Standard"><text:s/><text:tab/><text:tab/>ruined’; <text:span text:style-name="T2">i-wasák</text:span> ‘to destroy; to demolish’</text:p>
      <text:p text:style-name="Standard"><text:tab/>BKL <text:span text:style-name="T2">mag-wasák</text:span> ‘to dissipate; to scatter or strew’</text:p>
      <text:p text:style-name="Standard"><text:tab/>AKL <text:span text:style-name="T2">wasák</text:span> ‘to break open and scatter; cracked, split open (and with the contents </text:p>
      <text:p text:style-name="Standard"><text:s/><text:tab/><text:tab/>out); shattered’</text:p>
      <text:p text:style-name="Standard"><text:tab/>MSK<text:span text:style-name="T2"> wasak</text:span> ‘to shatter, to destroy (as a house)’</text:p>
      <text:p text:style-name="Standard"/>
      <text:p text:style-name="Standard">/y/</text:p>
      <text:p text:style-name="Standard"/>
      <text:p text:style-name="Standard">311. <text:s text:c="3"/>*yabyáb/yapyáp ‘to winnow by fanning’ </text:p>
      <text:p text:style-name="Standard"/>
      <text:p text:style-name="Standard"><text:tab/>(a)</text:p>
      <text:p text:style-name="P23">IFG <text:span text:style-name="T2">yabyáb</text:span> ‘a fan; the act of fanning; draft, breeze, winnow’</text:p>
      <text:p text:style-name="Standard"><text:tab/>MSK<text:span text:style-name="T2"> yabyab</text:span> ‘to winnow’</text:p>
      <text:p text:style-name="Standard"><text:tab/>(b)<text:tab/><text:tab/></text:p>
      <text:p text:style-name="P23">KNK <text:span text:style-name="T2">yapyáp</text:span> ‘to fan; to winnow; the first fanning’</text:p>
      <text:p text:style-name="Standard"><text:tab/>BKL <text:span text:style-name="T2">mag-yapyáp</text:span> ‘to fan someone with a hand fan’; <text:span text:style-name="T2">paŋ-yapyáp</text:span> ‘a hand fan’</text:p>
      <text:p text:style-name="Standard"><text:tab/>WBM<text:span text:style-name="T2"> yapyap</text:span> ‘the final process in winnowing to remove the last of the chaff’</text:p>
      <text:p text:style-name="Standard"><text:soft-page-break/></text:p>
      <text:p text:style-name="Standard">312. <text:s text:c="3"/>*yadyád ‘to grate or shred foodstuffs’</text:p>
      <text:p text:style-name="Standard"><text:tab/></text:p>
      <text:p text:style-name="Standard"><text:s/><text:tab/>SblBt <text:span text:style-name="T2">yadyád </text:span>‘to shred coconut’; <text:span text:style-name="T2">yadyad-án</text:span> ‘a shredder’</text:p>
      <text:p text:style-name="Standard"><text:tab/>Bikol <text:span text:style-name="T2">mag-yadyád</text:span> ‘to grate (sweet potato, squash)’; <text:span text:style-name="T2">yadyad-án</text:span> ‘a grater’</text:p>
      <text:p text:style-name="Standard"><text:tab/></text:p>
      <text:p text:style-name="Standard">313.<text:tab/>*yakál ‘the Philippine mahogony: <text:span text:style-name="T2">Shorea</text:span> or<text:span text:style-name="T2"> Hopea</text:span> <text:tab/>sp.’</text:p>
      <text:p text:style-name="P19"/>
      <text:p text:style-name="P23">ILK <text:span text:style-name="T2">yakál</text:span> ‘species of durable hardwood: <text:span text:style-name="T2">Hopea</text:span> sp.’</text:p>
      <text:p text:style-name="P23">BON <text:span text:style-name="T2">yakál </text:span>‘a tall softwood tree, the mahogany: <text:span text:style-name="T2">Hopea</text:span> sp.’</text:p>
      <text:p text:style-name="Standard"><text:tab/>TAG <text:span text:style-name="T2">yakál </text:span>‘a tree producing lumber of the first group: <text:span text:style-name="T2">Hopea flagata</text:span>’</text:p>
      <text:p text:style-name="Standard"><text:tab/>AKL<text:span text:style-name="T2"> yakál</text:span> ‘a hardwood tree: <text:span text:style-name="T2">Shorea gisok </text:span>or<text:span text:style-name="T2"> Shorea balangeran</text:span>’</text:p>
      <text:p text:style-name="Standard"><text:tab/>WRY<text:span text:style-name="T2"> yakál</text:span> ‘a species of hardwood, the <text:span text:style-name="T2">yacal </text:span>tree: <text:span text:style-name="T2">Hopea</text:span> sp.’</text:p>
      <text:p text:style-name="Standard"><text:tab/>TSG <text:span text:style-name="T2">yakal</text:span> ‘a tree: <text:span text:style-name="T2">Shorea giso</text:span>’</text:p>
      <text:p text:style-name="Standard"/>
      <text:p text:style-name="P34">NOTE: This comparison, one of perhaps two dozen secure instances of PPH *y-, was first identified by David Zorc (p.c.), who drew my attention to my previous neglect of this section of the PPH lexicon.</text:p>
      <text:p text:style-name="Standard"/>
      <text:p text:style-name="Standard">314. <text:s text:c="3"/>*yamyám ‘to talk excessively, or in a rapid, meaningless stream’</text:p>
      <text:p text:style-name="Standard"/>
      <text:p text:style-name="P23">IfgBt <text:span text:style-name="T2">yamyám</text:span> ‘for excessive talking to tire the mouth’</text:p>
      <text:p text:style-name="Standard"><text:tab/>BKL <text:span text:style-name="T2">yamyám</text:span><text:tab/>‘blah-blah, incessant talk or chatter’; <text:span text:style-name="T2">mag-yamyám<text:tab/></text:span>to talk </text:p>
      <text:p text:style-name="Standard"><text:s/><text:tab/><text:tab/>incessantly, esp. when annoyed or angry’</text:p>
      <text:p text:style-name="Standard"><text:tab/>CEB <text:span text:style-name="T2">yamyám<text:tab/></text:span>‘to utter, articulate words rapidly and not for the purpose of </text:p>
      <text:p text:style-name="Standard"><text:s/><text:tab/><text:tab/>communicating; mumble, mutter’</text:p>
      <text:p text:style-name="Standard"><text:tab/>WBM <text:span text:style-name="T2">yamyam</text:span> ‘to say “I told you so”’</text:p>
      <text:p text:style-name="Standard"><text:tab/>BKD <text:span text:style-name="T2">yamyam</text:span><text:tab/>‘to mumble words (not for the purpose of communicating)’</text:p>
      <text:p text:style-name="Standard"/>
      <text:p text:style-name="Standard">315. <text:s text:c="3"/>*yawyaw ‘move the mouth in eating’</text:p>
      <text:p text:style-name="Standard"/>
      <text:p text:style-name="P23">ILK <text:span text:style-name="T2">yawyáw </text:span>‘colloquial term for eating’</text:p>
      <text:p text:style-name="Standard"><text:tab/>BON <text:span text:style-name="T2">yawyáw</text:span><text:tab/>‘to eat’</text:p>
      <text:p text:style-name="Standard"><text:tab/>IBL <text:span text:style-name="T2">yawyaw</text:span> ‘expression used to call someone to come and eat, i.e. Let’s eat!’</text:p>
      <text:p text:style-name="Standard"><text:tab/>WBM <text:span text:style-name="T2">yewyew</text:span> ‘to move the jaw back and forth as a sign of anger’</text:p>
      <text:p text:style-name="Standard"><text:tab/>MSK <text:span text:style-name="T2">yawyaw</text:span><text:tab/>‘to murmer, to grumble’</text:p>
      <text:p text:style-name="Standard"/>
      <text:p text:style-name="Standard">316.<text:tab/>*yegyég/yugyúg ‘to shake, as a tree to bring down the fruit’</text:p>
      <text:p text:style-name="Standard"/>
      <text:p text:style-name="Standard"><text:tab/>(a)</text:p>
      <text:p text:style-name="P23">ILK <text:span text:style-name="T2">ag-yegyég</text:span> ‘to tremble, shake, shiver, quake, shudder’<text:tab/></text:p>
      <text:p text:style-name="Standard"><text:tab/>ISG <text:span text:style-name="T2">yagyág</text:span> ‘earthquake’; <text:span text:style-name="T2">maŋ-yagyág</text:span> ‘to quake, said of the earth’</text:p>
      <text:p text:style-name="Standard"><text:tab/>PGS <text:span text:style-name="T2">yegyég</text:span> ‘tremor, earthquake’</text:p>
      <text:p text:style-name="Standard"><text:tab/>AA <text:span text:style-name="T2">yegyeg </text:span>‘to shake up and down (especially tree branches) for a short time’</text:p>
      <text:p text:style-name="Standard"><text:tab/>BKL <text:span text:style-name="T2">mag-yugyóg</text:span> ‘to shake (as a tree to bring down the fruits); to jog, to agitate’</text:p>
      <text:p text:style-name="Standard"><text:tab/>AKL<text:span text:style-name="T2"> yúgyug</text:span> ‘to shake (usually by the shoulders)’</text:p>
      <text:p text:style-name="Standard"><text:soft-page-break/><text:tab/>CEB <text:span text:style-name="T2">yugyúg</text:span> ‘to shake back and forth or up and down in short, quick </text:p>
      <text:p text:style-name="Standard"><text:s/><text:tab/><text:tab/>movements (as in rocking a hammock so a baby will soon sleep)’</text:p>
      <text:p text:style-name="Standard"><text:tab/>(b)</text:p>
      <text:p text:style-name="Standard"><text:tab/>ILK <text:span text:style-name="T2">yugyug-en</text:span> ‘to beat eggs; to shake, sway (of a tree)’</text:p>
      <text:p text:style-name="Standard"><text:tab/>PGS <text:span text:style-name="T2">i-yogyóg<text:tab/></text:span>‘to shake’</text:p>
      <text:p text:style-name="Standard"><text:tab/>TAG <text:span text:style-name="T2">y&lt;um&gt;ugyóg</text:span> ‘to shake up and down (esp. branches of trees)’</text:p>
      <text:p text:style-name="Standard"/>
      <text:p text:style-name="P34">NOTE: A variant of this comparison was first suggested to me by David Zorc.</text:p>
      <text:p text:style-name="Standard"/>
      <text:p text:style-name="Standard">317. <text:s text:c="3"/>*yekyek-1 ‘armpit</text:p>
      <text:p text:style-name="Standard"/>
      <text:p text:style-name="P23">BON <text:span text:style-name="T2">yekyek </text:span>‘armpit’</text:p>
      <text:p text:style-name="Standard"><text:tab/>BKL <text:span text:style-name="T2">yukyók</text:span> ‘armpit’</text:p>
      <text:p text:style-name="Standard"/>
      <text:p text:style-name="Standard"><text:s/><text:tab/>NOTE: Also Ifugaw <text:span text:style-name="T2">yoyók</text:span> ‘armpit’.</text:p>
      <text:p text:style-name="Standard"/>
      <text:p text:style-name="Standard">318. <text:s text:c="3"/>*yekyek-2 ‘coughing fit’</text:p>
      <text:p text:style-name="Standard"/>
      <text:p text:style-name="Standard"><text:s/><text:tab/>ILK <text:span text:style-name="T2">yekyek-én</text:span> ‘to choke, suffocate, smother, stifle (through coughing or </text:p>
      <text:p text:style-name="Standard"><text:s/><text:tab/><text:tab/>sickness); to constantly cough’<text:tab/></text:p>
      <text:p text:style-name="Standard"><text:s/><text:tab/>WBM <text:span text:style-name="T2">yekyek<text:tab/></text:span> ‘a choking cough’</text:p>
      <text:p text:style-name="Standard"><text:tab/>BKD<text:span text:style-name="T2"> yekyek</text:span> ‘heavy and prolonged cough’</text:p>
      <text:p text:style-name="Standard"/>
      <text:p text:style-name="Standard"><text:s/><text:tab/>NOTE: Also Binukid <text:span text:style-name="T2">ayekɁek </text:span>‘heavy and prolonged cough’.</text:p>
      <text:p text:style-name="Standard"/>
      <text:p text:style-name="Standard">319.<text:tab/>*yukús ‘to stoop, bend down’</text:p>
      <text:p text:style-name="Standard"/>
      <text:p text:style-name="Standard"><text:tab/>ILK<text:span text:style-name="T2"> yúkos</text:span> ‘stooping’</text:p>
      <text:p text:style-name="Standard"><text:tab/>IFG <text:span text:style-name="T2">yúku(h)</text:span> ‘to bend something as deeply as possible’</text:p>
      <text:p text:style-name="Standard"><text:tab/>TAG <text:span text:style-name="T2">yukós </text:span>‘bent (as a branch of a tree laden with fruit)’</text:p>
      <text:p text:style-name="Standard"/>
      <text:p text:style-name="Standard">320.<text:tab/>*yukyúk ‘to stab’</text:p>
      <text:p text:style-name="Standard"/>
      <text:p text:style-name="P23">ILK <text:span text:style-name="T2">yukyók</text:span> ‘stab’; <text:span text:style-name="T2">yukyuk-an</text:span> ‘to stab’</text:p>
      <text:p text:style-name="Standard"><text:tab/>SblBt <text:span text:style-name="T2">yokyok </text:span>‘to stab’</text:p>
      <text:p text:style-name="Standard"><text:tab/>CEB <text:span text:style-name="T2">yukyúk</text:span> ‘to stab and jiggle around (as in killing a pig as quickly as possible)’</text:p>
      <text:p text:style-name="Standard"/>
      <text:p text:style-name="Standard">321.<text:tab/>*yuŋyuŋ ‘to hang the head, look downward’</text:p>
      <text:p text:style-name="Standard"/>
      <text:p text:style-name="P23">BON<text:span text:style-name="T2"> yoŋyóŋ </text:span>‘bend over to look at s.t. on the ground’; <text:span text:style-name="T2">yoŋóyoŋ</text:span> ‘to hang down, as </text:p>
      <text:p text:style-name="P23"><text:s/><text:tab/>a branch laden with fruit; to walk with bowed head, as when one is sad’</text:p>
      <text:p text:style-name="Standard"><text:tab/>IfgBt <text:span text:style-name="T2">yuŋyuŋ</text:span> ‘for a person to bow down the head’</text:p>
      <text:p text:style-name="Standard"><text:tab/>RBL <text:span text:style-name="T2">yuŋyuŋ</text:span> ‘someone or something droops the head’</text:p>
      <text:p text:style-name="Standard"/>
      <text:p text:style-name="Standard"/>
      <text:p text:style-name="Standard"/>
      <text:p text:style-name="Standard"><text:soft-page-break/></text:p>
      <text:p text:style-name="Standard"/>
      <text:p text:style-name="Standard"/>
      <text:p text:style-name="P2">REFERENCES</text:p>
      <text:p text:style-name="Standard"/>
      <text:p text:style-name="Standard">Abuyen, Tomas A. 2000. <text:s/><text:span text:style-name="T2">Diksyunaryo Waray-Waray-English-Tagalog.</text:span> <text:s/>Quezon CityL </text:p>
      <text:p text:style-name="P23">Kalayaan Press.</text:p>
      <text:p text:style-name="Standard"/>
      <text:p text:style-name="Standard">Awed, Silin A., Lillian B. Underwood, and Vivian M. van Wynen. <text:s/>2004. <text:s/><text:span text:style-name="T2">Tboli-English </text:span></text:p>
      <text:p text:style-name="Standard"><text:span text:style-name="T2"><text:s/><text:tab/>dictionary. <text:s/></text:span>Manila: Summer Institute of Linguistics.</text:p>
      <text:p text:style-name="Standard"/>
      <text:p text:style-name="Standard">Ballard, Lee. <text:s/>2011. <text:s/><text:span text:style-name="T2">Ibaloy dictionary.</text:span> <text:s/>Asheville, North Carolina: Biltmore Press.</text:p>
      <text:p text:style-name="Standard"/>
      <text:p text:style-name="Standard">Benton, Richard A. <text:s/>1971. <text:s/><text:span text:style-name="T2">Pangasinan dictionary.</text:span> <text:s/>PALI Language Texts: Philippines. <text:s/></text:p>
      <text:p text:style-name="Standard"><text:s/><text:tab/>Honolulu: University of Hawai’i Press.</text:p>
      <text:p text:style-name="Standard"/>
      <text:p text:style-name="Standard">Blust, Robert. <text:s/>1987. <text:s/>Lexical reconstruction and semantic reconstruction: the case of </text:p>
      <text:p text:style-name="P31">Austronesian “house” words. <text:s/><text:span text:style-name="T4">Diachronica</text:span> 4: 79-106.</text:p>
      <text:p text:style-name="Standard"/>
      <text:p text:style-name="Standard">Blust, Robert. <text:s/>1991. The Greater Central Philippines hypothesis. <text:s/><text:span text:style-name="T2">Oceanic Linguistics</text:span> </text:p>
      <text:p text:style-name="Standard"><text:s/><text:tab/>30: 73-129.</text:p>
      <text:p text:style-name="Standard"/>
      <text:p text:style-name="P52">Blust, Robert. <text:s/>1992. <text:s/>On speech strata in Tiruray. <text:s/>In Malcolm D. Ross, ed., <text:span text:style-name="T4">Papers in</text:span></text:p>
      <text:p text:style-name="P40"><text:span text:style-name="T4">Austronesian Linguistics</text:span>, No. 2: 1-52. <text:s/>Canberra: Pacific Linguistics (PL A-82). </text:p>
      <text:p text:style-name="Standard"/>
      <text:p text:style-name="Standard">Blust, Robert. <text:s/><text:span text:style-name="T17">1998. </text:span>The position of the languages of Sabah. In Ma. Lourdes S. Bautista, </text:p>
      <text:p text:style-name="P34">ed., <text:span text:style-name="T4">Pagtanáw: Essays on language in honor of Teodoro A. Llamzon</text:span>: 29-52. Manila: Linguistic Society of the Philippines. <text:s/></text:p>
      <text:p text:style-name="Standard"/>
      <text:p text:style-name="Standard">Blust, Robert. <text:s/>2000. <text:s/>Chamorro historical phonology. <text:s/><text:span text:style-name="T2">Oceanic Linguistics</text:span> 39: 83-122.</text:p>
      <text:p text:style-name="Standard"/>
      <text:p text:style-name="Standard">Blust, Robert. <text:s/>2019. <text:s/>The resurrection of Proto-Philippines. <text:span text:style-name="T2">Oceanic Linguistics</text:span> 58:153-</text:p>
      <text:p text:style-name="Standard"><text:s/><text:tab/>256.</text:p>
      <text:p text:style-name="Standard"/>
      <text:p text:style-name="Standard">Blust, Robert. <text:s/>2020. <text:s/>Response to comments on “The resurrection of Proto-Philippines”. </text:p>
      <text:p text:style-name="P23"><text:span text:style-name="T2">Oceanic Linguistics </text:span>59.1-2: 450-479.</text:p>
      <text:p text:style-name="Standard"/>
      <text:p text:style-name="Standard">Blust, Robert. <text:s/>Under review. <text:s/><text:span text:style-name="T2">A dictionary of Austronesian monosyllabic roots </text:span></text:p>
      <text:p text:style-name="P23"><text:span text:style-name="T2">(submorphemes)</text:span>. <text:s/>Ms. , 260pp. <text:s/>Pacific Linguistics.</text:p>
      <text:p text:style-name="Standard"/>
      <text:p text:style-name="Standard">Caabay, Marilyn A., Josenita L. Edep, Gail R. Hendrickson, and Melissa A. Melvin. <text:s/></text:p>
      <text:p text:style-name="P23">2014. <text:s/><text:span text:style-name="T2">Agutaynen-English dictionary, with grammar sketch.</text:span> <text:s/>Manila: Linguistic </text:p>
      <text:p text:style-name="P23">Society of the Philippines.</text:p>
      <text:p text:style-name="Standard"/>
      <text:p text:style-name="Standard">Conklin, Harold C. <text:s/>1953. <text:s/><text:span text:style-name="T2">Hanunóo-English vocabulary.</text:span> <text:s/>University of California </text:p>
      <text:p text:style-name="Standard"><text:s/><text:tab/>Publications in Linguistics, vol, 9:1-290. <text:s/>Berkeley and Los Angeles: University </text:p>
      <text:p text:style-name="P23"><text:soft-page-break/>of California Press.</text:p>
      <text:p text:style-name="Standard"/>
      <text:p text:style-name="Standard">Dubois, Carl D. <text:s/>1976. <text:s/><text:span text:style-name="T2">Sarangani Manobo: an introductory guide</text:span>. <text:s/>Manila: Linguistic </text:p>
      <text:p text:style-name="P23">Society of the Philippines.</text:p>
      <text:p text:style-name="Standard"/>
      <text:p text:style-name="Standard">Dunnebier, W. <text:s/>1951. <text:s/><text:span text:style-name="T2">Bolaang Mongondowsch-Nederlandsch woordenboek</text:span>. <text:s/>The </text:p>
      <text:p text:style-name="P23">Hague: Nijhoff.</text:p>
      <text:p text:style-name="Standard"/>
      <text:p text:style-name="Standard">English, Leo James. <text:s/>1986. <text:s/><text:span text:style-name="T2">Tagalog-English dictionary</text:span>. <text:s/>Quezon City: Congregation of </text:p>
      <text:p text:style-name="Standard"><text:s/><text:tab/>the Most Holy Redeemer.</text:p>
      <text:p text:style-name="Standard"/>
      <text:p text:style-name="Standard">Elkins, Richard E. <text:s/>1968. <text:s text:c="2"/><text:span text:style-name="T2">Manobo-English dictionary.</text:span> <text:s/>Oceanic Linguistics Special </text:p>
      <text:p text:style-name="P23">Publication No. 3. <text:s/>Honolulu: University of Hawaii Press.</text:p>
      <text:p text:style-name="Standard"/>
      <text:p text:style-name="Standard">Forman, Michael L. <text:s/>1971. <text:s/><text:span text:style-name="T2">Kapampangan dictionary</text:span>. <text:s/>PALI Language Texts: </text:p>
      <text:p text:style-name="P23">Philippines. <text:s/>Honolulu: University of Hawaii Press.</text:p>
      <text:p text:style-name="Standard"/>
      <text:p text:style-name="Standard">Hassan, Irene U., Seyimour A. Ashley and Mary L. Ashley. <text:s/>1994. <text:s/>Tausug-English </text:p>
      <text:p text:style-name="Standard"><text:s/><text:tab/>dictionary: Kabtangan Iban Maana. <text:s/>Jolo, Sulu: Notre Dame of Jolo College, </text:p>
      <text:p text:style-name="P23">Manila: Summer Institute of Linguistics.</text:p>
      <text:p text:style-name="Standard"/>
      <text:p text:style-name="Standard">Headland, Thomas N. and Janet D. Headland. <text:s/>1974. <text:s/><text:span text:style-name="T2">A Dumagat (Casiguran)-English </text:span></text:p>
      <text:p text:style-name="Standard"><text:span text:style-name="T2"><text:s/><text:tab/>dictionary.</text:span> <text:s/>Canberra: Pacific Linguistics (PL C-28).</text:p>
      <text:p text:style-name="Standard"/>
      <text:p text:style-name="Standard">Hohulin, Richard M., E. Lou Hohulin, and Alberto K. Maddawat. <text:s/><text:span text:style-name="T2">Keley-i dictionary and </text:span></text:p>
      <text:p text:style-name="Standard"><text:span text:style-name="T2"><text:s/><text:tab/>grammar sketch. <text:s/></text:span>Manila: Linguistic Society of the Philippines.</text:p>
      <text:p text:style-name="Standard"/>
      <text:p text:style-name="Standard">Hung, Hsiao-chun, Mike T. Carson, Peter Bellwood, Fredeliza Z. Campos, Philip J. </text:p>
      <text:p text:style-name="Standard"><text:s/><text:tab/>Piper, Eusebio Dizon, Mary Jane Louise A. Bolunia, Mark Oxenham, and Zhang </text:p>
      <text:p text:style-name="P23">Chi. <text:s/>2011. <text:s/>The first settlement of Remote Oceania: the Philippines to the </text:p>
      <text:p text:style-name="P23">Marianas.<text:span text:style-name="T2"> <text:s/>Antiquity </text:span>85(329):909-926.</text:p>
      <text:p text:style-name="Standard"/>
      <text:p text:style-name="Standard">Hung, Hsiao-chun, and Peter Bellwood. <text:s/>To appear. <text:s/>Archaeological correlations for the </text:p>
      <text:p text:style-name="P23">dispersal of the Malayo-Polynesian languages of Southeast Asia, Western </text:p>
      <text:p text:style-name="P23">Micronesia and Madagascar. <text:s/>In<text:span text:style-name="T18"> Alexander Adelaar &amp; Antoinette Schapper </text:span></text:p>
      <text:p text:style-name="P23"><text:span text:style-name="T18">(eds.), </text:span><text:span text:style-name="T19">The Oxford Guide to the Malayo-Polynesian Languages of Asia and </text:span></text:p>
      <text:p text:style-name="P23"><text:span text:style-name="T19">Madagascar.</text:span><text:span text:style-name="T18"> Oxford: Oxford University Press.</text:span></text:p>
      <text:p text:style-name="P22"/>
      <text:p text:style-name="Standard">Kimoto, Yukinori. <text:s/>n.d. <text:span text:style-name="T2">A documentation and description of the Arta language</text:span>. <text:s/>Online </text:p>
      <text:p text:style-name="P23">resource. <text:s/>Record identifier: HDL2196/00-0000-0000-000F-BF53-</text:p>
      <text:p text:style-name="P23">3@format=cmdi,</text:p>
      <text:p text:style-name="Standard"/>
      <text:p text:style-name="Standard">Lambrecht, Frans Hubert. <text:s/>1978. <text:s/><text:span text:style-name="T2">Ifugaw-English dictionary</text:span>. <text:s/>Baguio City, Philippines: </text:p>
      <text:p text:style-name="P23">The Catholic Vicar Apostolic of the Mountain Province.</text:p>
      <text:p text:style-name="Standard"/>
      <text:p text:style-name="Standard">Liao, Hsiu-chuan. <text:s/>2020. <text:s/>Comment on Blust (2019). <text:s/><text:span text:style-name="T2">Oceanic Linguistics </text:span>59.1-2:426-49.</text:p>
      <text:p text:style-name="Standard"><text:soft-page-break/></text:p>
      <text:p text:style-name="Standard">Lourandos, Harry. <text:s/>1997. <text:s/><text:span text:style-name="T2">Continent of hunter-gatherers: New perspectives in Australian </text:span></text:p>
      <text:p text:style-name="P23"><text:span text:style-name="T2">prehistory.</text:span> <text:s/>Cambridge University Press.</text:p>
      <text:p text:style-name="Standard"/>
      <text:p text:style-name="Standard">Macdonald, Charles J-H. <text:s/>2011. <text:s/><text:span text:style-name="T2">Palawan-Tagalog-English dictionary</text:span> (preliminary </text:p>
      <text:p text:style-name="Standard"><text:s/><text:tab/>edition). <text:s/>Retrieved November 10, 2020 from </text:p>
      <text:p text:style-name="Standard"><text:s/><text:tab/><text:a xlink:type="simple" xlink:href="https://philippines.sil.org/resources/works%20in%20progress/palawan" text:style-name="Internet_20_link" text:visited-style-name="Visited_20_Internet_20_Link"><text:span text:style-name="Internet_20_link">https://philippines.sil.org/resources/works in progress/palawan</text:span></text:a>.</text:p>
      <text:p text:style-name="Standard"/>
      <text:p text:style-name="Standard">McFarland, Curtis D. <text:s/>1977. <text:s/><text:span text:style-name="T2">Northern Philippine linguistic geography</text:span>. <text:s/>Study of </text:p>
      <text:p text:style-name="P34">Languages &amp; Cultures of Asia &amp; Africa Monograph Series No. 9. <text:s/>Tokyo: Institute for the Study of Languages and Cultures of Asia and Africa.</text:p>
      <text:p text:style-name="Standard"/>
      <text:p text:style-name="Standard">McKaughan, Howard P., and Batua A. Macaraya. <text:s/>1967. <text:s/><text:span text:style-name="T2">A Maranao dictionary</text:span>. <text:s/></text:p>
      <text:p text:style-name="Standard"><text:s/><text:tab/>Honolulu: University of Hawaii Press.</text:p>
      <text:p text:style-name="Standard"/>
      <text:p text:style-name="Standard">Maree, Judith Y.M., Orlando R. Tomas, and Russell D. Maree. <text:s/>2012<text:span text:style-name="T2">. <text:s/>Ibatan to English </text:span></text:p>
      <text:p text:style-name="P34"><text:span text:style-name="T2">dictionary, with English, Filipino, Ilokano, Ivatan indices</text:span>. <text:s/>Manila: Summer Institute of Linguistics.</text:p>
      <text:p text:style-name="Standard"/>
      <text:p text:style-name="Standard">Miller, Helen, ed. <text:s/>1992. <text:s/><text:span text:style-name="T2">Binukid dictionary.</text:span> <text:s/>Studies in Philippine Linguistics 9.2. <text:s/></text:p>
      <text:p text:style-name="Standard"><text:s/><text:tab/>Manila: Linguistic Society of the Philippines and Summer Institute of Linguistics.</text:p>
      <text:p text:style-name="Standard"/>
      <text:p text:style-name="Standard">Minot, Harriet, Charlotte Houck, and Nida Quinsay. <text:s/>1968. <text:s/><text:span text:style-name="T2">Dictionary of Botolan </text:span></text:p>
      <text:p text:style-name="Standard"><text:span text:style-name="T2"><text:s/><text:tab/>Sambal</text:span>. <text:s/>Manila: Summer Institute of Linguistics.</text:p>
      <text:p text:style-name="Standard"/>
      <text:p text:style-name="Standard">Mintz, Malcolm Warren, and José del Rosario Britanico. <text:s/>1985. <text:s/><text:span text:style-name="T2">Bikol-English </text:span></text:p>
      <text:p text:style-name="Standard"><text:span text:style-name="T2"><text:s/><text:tab/>dictionary</text:span>. <text:s/>Quezon City: New Day Publishers</text:p>
      <text:p text:style-name="Standard"/>
      <text:p text:style-name="Standard">Motus, Cecile L. <text:s/>1971. <text:s/><text:span text:style-name="T2">Hiligaynon dictionary. <text:s/></text:span>PALI Language Texts: Philippines. <text:s/></text:p>
      <text:p text:style-name="Standard"><text:s/><text:tab/>Honolulu: University of Hawaii Press.</text:p>
      <text:p text:style-name="Standard"/>
      <text:p text:style-name="Standard">Newell, Leonard E. <text:s/>1993. <text:s/><text:span text:style-name="T2">Batad Ifugaw dictionary, with ethnographic notes</text:span>. <text:s/>Manila: </text:p>
      <text:p text:style-name="Standard"><text:s/><text:tab/>Linguistic Society of the Philippines.</text:p>
      <text:p text:style-name="Standard"/>
      <text:p text:style-name="Standard">Newell, Leonard E. <text:s/>2006. <text:s/><text:span text:style-name="T2">Romblomanon dictionary</text:span>. <text:s/>Manila: Linguistic Society of the </text:p>
      <text:p text:style-name="P23">Philippines.</text:p>
      <text:p text:style-name="Standard"/>
      <text:p text:style-name="Standard">Nickell, Tom, and Kristy Nickell. <text:s/>1987. <text:s/><text:span text:style-name="T2">Eastern Agta dictionary.</text:span> <text:s/>Ms., 267pp.</text:p>
      <text:p text:style-name="Standard"/>
      <text:p text:style-name="Standard">Pallesen, A. Kemp. <text:s/>1985. <text:s/><text:span text:style-name="T2">Culture contact and language convergence</text:span>. <text:s/>Manila: </text:p>
      <text:p text:style-name="P23">Linguistic Society of the Philippines.</text:p>
      <text:p text:style-name="Standard"/>
      <text:p text:style-name="Standard">Popper, Karl. <text:s/>1959 [1935]. <text:s/><text:span text:style-name="T2">The logic of scientific discovery</text:span>. <text:s/>Harper Torchbooks. <text:s/>New </text:p>
      <text:p text:style-name="P23">York: Harper &amp; Row (German original: <text:span text:style-name="T2">Logik der Forschung</text:span>. <text:s/>1935. <text:s/>Vienna: </text:p>
      <text:p text:style-name="P23">Springer-Verlag).</text:p>
      <text:p text:style-name="Standard"/>
      <text:p text:style-name="Standard"><text:soft-page-break/>Pugach, Irina, Alexander Hübner, Hsiao-chun Hung, Matthias Meter, Mike T. Carson and </text:p>
      <text:p text:style-name="Standard"><text:s/><text:tab/>Mark Stoneking. <text:s/>2020. <text:s/>Ancient DNA from Guam and the peopling of the </text:p>
      <text:p text:style-name="Standard"><text:s/><text:tab/>Pacific. <text:s text:c="2"/>PNAS 118.1:e2022112118.</text:p>
      <text:p text:style-name="Standard"/>
      <text:p text:style-name="Standard">Rainbird, Paul. <text:s/>2003. <text:s/><text:span text:style-name="T2">The archaeology of Micronesia.</text:span> <text:s/>Cambridge University Press.</text:p>
      <text:p text:style-name="Standard"/>
      <text:p text:style-name="Standard">Rau, D. Victoria, Maa-Neu Dong, and Ann Hui-huan Chang, with Daniel E. Rau and </text:p>
      <text:p text:style-name="Standard"><text:s/><text:tab/>Gerald A. Rau. <text:s/>2012. <text:s/><text:span text:style-name="T2">Yami (Tao) dictionary</text:span>. <text:s/>Taipei: National Taiwan </text:p>
      <text:p text:style-name="P23">University Press.</text:p>
      <text:p text:style-name="Standard"/>
      <text:p text:style-name="Standard">Reid, Lawrence A. <text:s/>1976. <text:s/><text:span text:style-name="T2">Bontok-English dictionary.</text:span> <text:s/>Canberra: Pacific Linguistics (PL </text:p>
      <text:p text:style-name="Standard"><text:s/><text:tab/>C-36).</text:p>
      <text:p text:style-name="Standard"/>
      <text:p text:style-name="Standard">Reid, Lawrence A. <text:s/>1989. <text:s/>Arta, another Philippine Negrito language. <text:s/><text:span text:style-name="T2">Oceanic </text:span></text:p>
      <text:p text:style-name="P23"><text:span text:style-name="T2">Linguistics</text:span> 28:47-74. </text:p>
      <text:p text:style-name="Standard"/>
      <text:p text:style-name="Standard">Ross, Malcolm D. <text:s/>2020. <text:s/>Comment on Blust (2019). <text:s/><text:span text:style-name="T2">Oceanic Linguistics </text:span>59.1-2:366-73.</text:p>
      <text:p text:style-name="Standard"/>
      <text:p text:style-name="Standard">Rubino, Carl Ralph Galvez. <text:s/>2000. <text:s/><text:span text:style-name="T2">Ilocano dictionary and grammar.</text:span> <text:s/>PALI Language </text:p>
      <text:p text:style-name="Standard"><text:s/><text:tab/>Texts: Philippines. <text:s/>Honolulu: University of Hawai‘i Press.</text:p>
      <text:p text:style-name="Standard"/>
      <text:p text:style-name="Standard">Scebold, Robert A. <text:s/>2003. <text:s/>Central Tagbanwa: A Philippine language on the brink of </text:p>
      <text:p text:style-name="Standard"><text:s/><text:tab/>extinction. <text:s/>Manila: Linguistic Society of the Philippines.</text:p>
      <text:p text:style-name="Standard"/>
      <text:p text:style-name="Standard">Schlegel, Stuart A. <text:s/>1971. <text:s/><text:span text:style-name="T2">Tiruray-English lexicon</text:span>. <text:s/>University of California Publications </text:p>
      <text:p text:style-name="P23">in Linguistics, 67. <text:s/>Berkeley and Los Angeles: University of California Press.</text:p>
      <text:p text:style-name="Standard"/>
      <text:p text:style-name="Standard">Schwarz, J. Alb. T. <text:s/>1908. <text:s/><text:span text:style-name="T2">Tontemboansch-Nederlandsch woordenboek</text:span>. <text:s/>Leiden: Brill.</text:p>
      <text:p text:style-name="Standard"><text:s/></text:p>
      <text:p text:style-name="Standard">Smith, Alexander D. <text:s/>2017. <text:s/>The Western Malayo-Polynesian problem. <text:s/><text:span text:style-name="T2">Oceanic </text:span></text:p>
      <text:p text:style-name="Standard"><text:span text:style-name="T2"><text:s/><text:tab/>Linguistics</text:span> 56:435-490.</text:p>
      <text:p text:style-name="Standard"/>
      <text:p text:style-name="Standard">Steller, K.G.F. and W.E. Aebersold. <text:s/>1959. <text:s/><text:span text:style-name="T2">Sangirees-Nederlands woordenboek met </text:span></text:p>
      <text:p text:style-name="P23"><text:span text:style-name="T2">Nederlands-Sangirees register. </text:span><text:s/>The Hague: Martinus Nijhoff.</text:p>
      <text:p text:style-name="Standard"><text:s/></text:p>
      <text:p text:style-name="Standard">Stone, Roger, ed. 2019. <text:s/><text:span text:style-name="T2">Ayta Abellen-English diksiyunaryo</text:span>. <text:s/>Webonary.org. <text:s/>SIL </text:p>
      <text:p text:style-name="Standard"><text:s/><text:tab/>International. <text:s/>Retrieved November 10, 2020 from</text:p>
      <text:p text:style-name="Standard"><text:s/><text:tab/><text:a xlink:type="simple" xlink:href="https://www.webonary.org/aytaabellen/overview/copyright/?lang=en" text:style-name="Internet_20_link" text:visited-style-name="Visited_20_Internet_20_Link"><text:span text:style-name="Internet_20_link">https://www.webonary.org/aytaabellen/overview/copyright/?lang=en</text:span></text:a> [Roger </text:p>
      <text:p text:style-name="Standard"><text:s/><text:tab/>Stone]</text:p>
      <text:p text:style-name="Standard"/>
      <text:p text:style-name="Standard">Svelmoe, Gordon, and Thelma Svelmoe. <text:s/>1990. <text:s/><text:span text:style-name="T2">Mansaka dictionary.</text:span> <text:s/>Language Data, </text:p>
      <text:p text:style-name="P23">Asia-Pacific Series, No. 16. <text:s/>Dallas: Summer Institute of Linguistics, Inc.</text:p>
      <text:p text:style-name="Standard"/>
      <text:p text:style-name="Standard">Tharp, James A. and Mateo C. Natividad. <text:s/>1976. <text:s/><text:span text:style-name="T2">Itawis-English wordlist, with English-</text:span></text:p>
      <text:p text:style-name="P23"><text:span text:style-name="T2">Itawis finderlist</text:span>. <text:s/>New Haven: Human Relations Area Files, Inc.</text:p>
      <text:p text:style-name="Standard"/>
      <text:p text:style-name="Standard"><text:soft-page-break/>Vanoverbergh, Morice. <text:s/>1933<text:span text:style-name="T2">. <text:s/>A dictionary of Lepanto Igorot or Kankanay, as it is </text:span></text:p>
      <text:p text:style-name="P23"><text:span text:style-name="T2">spoken at Bauco.</text:span> Linguistische Bibliothek Anthropos, vol. 12. <text:s/>Mödling bei </text:p>
      <text:p text:style-name="P34">Wien, St. Gabriel, Austria: Anthropos Institute.</text:p>
      <text:p text:style-name="Standard"/>
      <text:p text:style-name="Standard">Vanoverbergh, Morice. <text:s/>1972. <text:s/><text:span text:style-name="T2">Isneg-English vocabulary</text:span>. <text:s/>Oceanic Linguistics Special </text:p>
      <text:p text:style-name="P23">Publication No. 11. <text:s/>Honolulu: University Press of Hawaii.</text:p>
      <text:p text:style-name="Standard"/>
      <text:p text:style-name="Standard">Warren, Charles. <text:s/>1959. <text:s/><text:span text:style-name="T2">A vocabulary of the Batak of Palawan.</text:span> <text:s/>Chicago: Philippine </text:p>
      <text:p text:style-name="Standard"><text:s/><text:tab/>Studies Program, Department of Anthropology, University of Chicago.</text:p>
      <text:p text:style-name="Standard"/>
      <text:p text:style-name="Standard">Wolfenden, Elmer P. <text:s/>2001. <text:s/><text:span text:style-name="T2">A Masbatenyo-English dictionary.</text:span> <text:s/>Manila: Linguistic </text:p>
      <text:p text:style-name="P23">Society of the Philippines.</text:p>
      <text:p text:style-name="Standard"/>
      <text:p text:style-name="Standard">Wolff, John U. <text:s/>1971. <text:s/><text:span text:style-name="T2">A dictionary of Cebuano Visayan.</text:span> <text:s/>Philippine Journal of </text:p>
      <text:p text:style-name="P23">Linguistics Special Monograph No. 4. <text:s/>Manila: Linguistic Society of the </text:p>
      <text:p text:style-name="P23">Philippines.</text:p>
      <text:p text:style-name="Standard"/>
      <text:p text:style-name="Standard">Yamada, Yukihiro. <text:s/>1976. <text:s/><text:span text:style-name="T2">A preliminary dictionary of Itbayaten.</text:span> <text:s/>Typescript, 404pp.</text:p>
      <text:p text:style-name="Standard"/>
      <text:p text:style-name="Standard">Yamada, Yukihiro. <text:s/>2002. <text:s/><text:span text:style-name="T2">Itbayat-English dictionary.</text:span> <text:s/>Endangered Languages of the </text:p>
      <text:p text:style-name="P23">Pacific Rim Publication Series A3-006. <text:s/>Kyoto: Nakanishi Printing Co., Ltd.</text:p>
      <text:p text:style-name="Standard"/>
      <text:p text:style-name="Standard">Zorc, R. David. <text:s/>1969. <text:s/><text:span text:style-name="T2">A study of the Aklanon dialect, vol. 2: Aklanon to English </text:span></text:p>
      <text:p text:style-name="P23"><text:span text:style-name="T2">dictionary</text:span>. <text:s/>Kalibo, Aklan.</text:p>
      <text:p text:style-name="Standard"/>
      <text:p text:style-name="Standard">Zorc, R. David. <text:s/>1977. <text:s/><text:span text:style-name="T2">The Bisayan dialects of the Philippines: Subgrouping and </text:span></text:p>
      <text:p text:style-name="P23"><text:span text:style-name="T2">reconstruction</text:span>. <text:s/>Canberra: Pacific Linguistics (PL C44).</text:p>
      <text:p text:style-name="Standard"/>
      <text:p text:style-name="Standard">Zorc, R. David. <text:s/>2020. <text:s/>Comment on Blust (2019). <text:s/><text:span text:style-name="T2">Oceanic Linguistics </text:span>59.1-2:394-425.</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SimSun" svg:font-family="SimSun, 宋体" style:font-pitch="variable"/>
    <style:font-face style:name="Angsana New" svg:font-family="'Angsana New'"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rill" svg:font-family="Brill, Calibri" style:font-family-generic="swiss" style:font-pitch="variable"/>
    <style:font-face style:name="Calibri" svg:font-family="Calibri" style:font-family-generic="swiss" style:font-pitch="variable"/>
    <style:font-face style:name="Helvetica Neue" svg:font-family="'Helvetica Neue', Sylfaen"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language="none" fo:country="none" style:font-name-complex="Angsana New" style:font-family-complex="'Angsana New'" style:font-family-generic-complex="roman" style:font-pitch-complex="variable" style:language-complex="th" style:country-complex="TH"/>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language="none" fo:country="none" fo:font-weight="bold" style:font-weight-asian="bold" style:font-name-complex="Angsana New" style:font-family-complex="'Angsana New'" style:font-family-generic-complex="roman" style:font-pitch-complex="variable" style:language-complex="th" style:country-complex="TH"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fo:language="none" fo:country="none" fo:font-weight="bold" style:font-size-asian="14pt" style:font-weight-asian="bold" style:font-name-complex="Angsana New" style:font-family-complex="'Angsana New'" style:font-family-generic-complex="roman" style:font-pitch-complex="variable" style:language-complex="th" style:country-complex="TH"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fo:font-size="13.5pt" fo:language="none" fo:country="none" fo:font-weight="bold" style:font-size-asian="13.5pt" style:font-weight-asian="bold" style:font-name-complex="Angsana New" style:font-family-complex="'Angsana New'" style:font-family-generic-complex="roman" style:font-pitch-complex="variable" style:font-size-complex="13.5pt" style:language-complex="th" style:country-complex="TH"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Angsana New" style:font-family-complex="'Angsana New'" style:font-family-generic-complex="roman" style:font-pitch-complex="variable" style:font-size-complex="14pt" style:language-complex="th" style:country-complex="TH"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lang" style:family="paragraph" style:parent-style-name="Standard">
      <style:paragraph-properties fo:margin-top="0.1945in" fo:margin-bottom="0.1945in" loext:contextual-spacing="false"/>
    </style:style>
    <style:style style:name="Balloon_20_Text" style:display-name="Balloon Text" style:family="paragraph" style:parent-style-name="Standard">
      <style:text-properties style:font-name="Segoe UI" fo:font-family="'Segoe UI'" style:font-family-generic="swiss" style:font-pitch="variable" fo:font-size="9pt" fo:language="none" fo:country="none" style:font-size-asian="9pt" style:font-name-complex="Angsana New" style:font-family-complex="'Angsana New'" style:font-family-generic-complex="roman" style:font-pitch-complex="variable" style:font-size-complex="9pt" style:language-complex="th" style:country-complex="TH"/>
    </style:style>
    <style:style style:name="Normal_20__28_Web_29_" style:display-name="Normal (Web)" style:family="paragraph" style:parent-style-name="Standard">
      <style:paragraph-properties fo:margin-top="0.1945in" fo:margin-bottom="0.1945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setline" style:family="paragraph" style:parent-style-name="Standard">
      <style:paragraph-properties fo:margin-top="0.1945in" fo:margin-bottom="0.1945in" loext:contextual-spacing="false"/>
    </style:style>
    <style:style style:name="pidno" style:family="paragraph" style:parent-style-name="Standard">
      <style:paragraph-properties fo:margin-top="0.1945in" fo:margin-bottom="0.1945in" loext:contextual-spacing="false"/>
    </style:style>
    <style:style style:name="m_5f_-4892705519561268579ydp848301c1yiv8622732049header-phone" style:display-name="m_-4892705519561268579ydp848301c1yiv8622732049header-phone" style:family="paragraph" style:parent-style-name="Standard">
      <style:paragraph-properties fo:margin-top="0.1945in" fo:margin-bottom="0.1945in" loext:contextual-spacing="false"/>
    </style:style>
    <style:style style:name="m_5f_-2164030960730959494m_5f_4847227092543678061ydp848301c1yiv8622732049header-phone" style:display-name="m_-2164030960730959494m_4847227092543678061ydp848301c1yiv8622732049header-phone"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size-asian="10pt" style:font-name-complex="Angsana New" style:font-family-complex="'Angsana New'" style:font-family-generic-complex="roman" style:font-pitch-complex="variable" style:font-size-complex="10pt" style:language-complex="th" style:country-complex="TH"/>
    </style:style>
    <style:style style:name="Plain_20_Text" style:display-name="Plain Text" style:family="paragraph" style:parent-style-name="Standard">
      <style:text-properties style:font-name="Courier New" fo:font-family="'Courier New'" style:font-family-generic="modern" fo:font-size="10pt" fo:language="none" fo:country="none" style:font-size-asian="10pt" style:font-name-complex="Angsana New" style:font-family-complex="'Angsana New'" style:font-family-generic-complex="roman" style:font-pitch-complex="variable" style:font-size-complex="10pt" style:language-complex="th" style:country-complex="TH"/>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swiss" style:font-pitch="variable" fo:font-size="8pt" fo:language="none" fo:country="none" style:font-size-asian="8pt" style:font-name-complex="Angsana New" style:font-family-complex="'Angsana New'" style:font-family-generic-complex="roman" style:font-pitch-complex="variable" style:font-size-complex="8pt" style:language-complex="th" style:country-complex="TH"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swiss" style:font-pitch="variable" fo:font-size="8pt" fo:language="none" fo:country="none" style:font-size-asian="8pt" style:font-name-complex="Angsana New" style:font-family-complex="'Angsana New'" style:font-family-generic-complex="roman" style:font-pitch-complex="variable" style:font-size-complex="8pt" style:language-complex="th" style:country-complex="TH" text:display="none"/>
    </style:style>
    <style:style style:name="setnote" style:family="paragraph" style:parent-style-name="Standard">
      <style:paragraph-properties fo:margin-top="0.1945in" fo:margin-bottom="0.1945in" loext:contextual-spacing="false"/>
    </style:style>
    <style:style style:name="Body" style:family="paragraph">
      <style:paragraph-properties fo:orphans="2" fo:widows="2" fo:padding="0.4307in" fo:border="none"/>
      <style:text-properties fo:color="#000000" style:font-name="Helvetica Neue" fo:font-family="'Helvetica Neue', Sylfaen" style:font-family-generic="swiss" style:font-pitch="variable" fo:font-size="11pt" fo:language="en" fo:country="US" style:font-name-asian="Arial Unicode MS" style:font-family-asian="'Arial Unicode MS'" style:font-family-generic-asian="swiss" style:font-pitch-asian="variable" style:font-size-asian="11pt" style:language-asian="zh" style:country-asian="CN" style:font-name-complex="Arial Unicode MS" style:font-family-complex="'Arial Unicode MS'"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font-name-complex="Angsana New" style:font-family-complex="'Angsana New'" style:font-family-generic-complex="roman" style:font-pitch-complex="variable" style:language-complex="th" style:country-complex="TH"/>
    </style:style>
    <style:style style:name="m_5f_905926791102103237formline" style:display-name="m_905926791102103237formline" style:family="paragraph" style:parent-style-name="Standard">
      <style:paragraph-properties fo:margin-top="0.1945in" fo:margin-bottom="0.1945in" loext:contextual-spacing="false"/>
    </style:style>
    <style:style style:name="m_5f_905926791102103237plang" style:display-name="m_905926791102103237plang" style:family="paragraph" style:parent-style-name="Standard">
      <style:paragraph-properties fo:margin-top="0.1945in" fo:margin-bottom="0.1945in" loext:contextual-spacing="false"/>
    </style:style>
    <style:style style:name="List_20_Paragraph" style:display-name="List Paragraph" style:family="paragraph" style:parent-style-name="Standard">
      <style:paragraph-properties fo:margin-left="0.3335in" fo:margin-right="0in" fo:orphans="0" fo:widows="0" fo:text-indent="0in" style:auto-text-indent="false"/>
      <style:text-properties style:font-name="Calibri" fo:font-family="Calibri" style:font-family-generic="swiss" style:font-pitch="variable" style:letter-kerning="true" style:font-name-asian="PMingLiU" style:font-family-asian="PMingLiU, 新細明體" style:font-family-generic-asian="roman" style:font-pitch-asian="variable" style:language-asian="zh" style:country-asian="TW" style:font-name-complex="Calibri" style:font-family-complex="Calibri" style:font-family-generic-complex="swiss" style:font-pitch-complex="variable" style:font-size-complex="11pt"/>
    </style:style>
    <style:style style:name="Brill_20_-_20_Paragraph" style:display-name="Brill - Paragraph" style:family="paragraph" style:parent-style-name="Text_20_body">
      <style:paragraph-properties fo:margin-left="0in" fo:margin-right="0in" fo:line-height="95%" fo:text-align="justify" style:justify-single-word="false" fo:orphans="0" fo:widows="0" fo:text-indent="0.1575in" style:auto-text-indent="false" style:text-autospace="none"/>
      <style:text-properties style:font-name="Brill" fo:font-family="Brill, Calibri" style:font-family-generic="swiss" style:font-pitch="variable" fo:font-size="11pt" fo:language="en" fo:country="GB" style:font-name-asian="SimSun" style:font-family-asian="SimSun, 宋体" style:font-pitch-asian="variable" style:font-size-asian="11pt" style:font-name-complex="Brill" style:font-family-complex="Brill, Calibri" style:font-family-generic-complex="swiss" style:font-pitch-complex="variable" style:font-size-complex="11pt"/>
    </style:style>
    <style:style style:name="List_20_Bullet" style:display-name="List Bullet" style:family="paragraph" style:parent-style-name="Standard" style:list-style-name="WW8Num1">
      <style:paragraph-properties fo:margin-top="0in" fo:margin-bottom="0in" loext:contextual-spacing="true"/>
    </style:style>
    <style:style style:name="lptitlepara" style:family="paragraph" style:parent-style-name="Standard">
      <style:paragraph-properties fo:margin-top="0.1945in" fo:margin-bottom="0.1945in" loext:contextual-spacing="false"/>
    </style:style>
    <style:style style:name="lplexentrypara" style:family="paragraph" style:parent-style-name="Standard">
      <style:paragraph-properties fo:margin-top="0.1945in" fo:margin-bottom="0.1945in" loext:contextual-spacing="false"/>
    </style:style>
    <style:style style:name="lplexsubentrypara" style:family="paragraph" style:parent-style-name="Standard">
      <style:paragraph-properties fo:margin-top="0.1945in" fo:margin-bottom="0.1945in" loext:contextual-spacing="false"/>
    </style:style>
    <style:style style:name="lplexentrypara2" style:family="paragraph" style:parent-style-name="Standard">
      <style:paragraph-properties fo:margin-top="0.1945in" fo:margin-bottom="0.1945in" loext:contextual-spacing="false"/>
    </style:style>
    <style:style style:name="Footnote"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weight="bold" style:font-weight-asian="bold"/>
    </style:style>
    <style:style style:name="WW8Num28z1"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size="10pt" fo:font-weight="bold" style:font-size-asian="10pt" style:font-weight-asian="bold"/>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Page_20_Number" style:display-name="Page Number" style:family="text" style:parent-style-name="Default_20_Paragraph_20_Font"/>
    <style:style style:name="pcode" style:family="text" style:parent-style-name="Default_20_Paragraph_20_Font"/>
    <style:style style:name="lineform" style:family="text" style:parent-style-name="Default_20_Paragraph_20_Font"/>
    <style:style style:name="linegloss"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lg"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ing_20_3_20_Char" style:display-name="Heading 3 Char" style:family="text">
      <style:text-properties fo:font-size="13.5pt" fo:language="none" fo:country="none" fo:font-weight="bold" style:font-size-asian="13.5pt" style:font-weight-asian="bold" style:font-name-complex="Angsana New" style:font-family-complex="'Angsana New'" style:font-family-generic-complex="roman" style:font-pitch-complex="variable" style:font-size-complex="13.5pt" style:language-complex="th" style:country-complex="TH" style:font-weight-complex="bold"/>
    </style:style>
    <style:style style:name="Heading_20_4_20_Char" style:display-name="Heading 4 Char" style:family="text">
      <style:text-properties style:font-name="Calibri" fo:font-family="Calibri" style:font-family-generic="swiss" style:font-pitch="variable" fo:font-size="14pt" fo:language="none" fo:country="none" fo:font-weight="bold" style:font-size-asian="14pt" style:font-weight-asian="bold" style:font-name-complex="Angsana New" style:font-family-complex="'Angsana New'" style:font-family-generic-complex="roman" style:font-pitch-complex="variable" style:font-size-complex="14pt" style:language-complex="th" style:country-complex="TH" style:font-weight-complex="bold"/>
    </style:style>
    <style:style style:name="Heading_20_2_20_Char" style:display-name="Heading 2 Char" style:family="text">
      <style:text-properties fo:font-size="14pt" fo:font-weight="bold" style:font-size-asian="14pt" style:font-weight-asian="bold" style:font-size-complex="12pt" style:font-weight-complex="bold"/>
    </style:style>
    <style:style style:name="asa" style:family="text"/>
    <style:style style:name="adl" style:family="text"/>
    <style:style style:name="ts" style:family="text"/>
    <style:style style:name="ho" style:family="text"/>
    <style:style style:name="gd" style:family="text"/>
    <style:style style:name="g3" style:family="text"/>
    <style:style style:name="hb" style:family="text"/>
    <style:style style:name="g2" style:family="text"/>
    <style:style style:name="key" style:family="text"/>
    <style:style style:name="setline1" style:family="text"/>
    <style:style style:name="qu" style:family="text"/>
    <style:style style:name="go" style:family="text"/>
    <style:style style:name="wd" style:family="text"/>
    <style:style style:name="pwd" style:family="text"/>
    <style:style style:name="fam" style:family="text"/>
    <style:style style:name="m_5f_7582113456351125857m_5f_8108385033781615980m_5f_4048000036940700990m_5f_-6038039703705949192m_5f_7015505921761381398m_5f_-2598190773061709073m_5f_-6691036791952525188m_5f_745505155888370343m_5f_-7394144485049268130m_5f_6494172032746145317m_5f_8845115509436326304m_5f_44047451126564401" style:display-name="m_7582113456351125857m_8108385033781615980m_4048000036940700990m_-6038039703705949192m_7015505921761381398m_-2598190773061709073m_-6691036791952525188m_745505155888370343m_-7394144485049268130m_6494172032746145317m_8845115509436326304m_44047451126564401" style:family="text"/>
    <style:style style:name="m_5f_7582113456351125857m_5f_8108385033781615980m_5f_4048000036940700990m_5f_-6038039703705949192gmail-m_5f_7015505921761381398m_5f_-2598190773061709073m_5f_-6691036791952525188m_5f_745505155888370343m_5f_-7394144485049268130m_5f_6494172032746145317m_5f_8845115509436326304m_5f_44047451126" style:display-name="m_7582113456351125857m_8108385033781615980m_4048000036940700990m_-6038039703705949192gmail-m_7015505921761381398m_-2598190773061709073m_-6691036791952525188m_745505155888370343m_-7394144485049268130m_6494172032746145317m_8845115509436326304m_44047451126" style:family="text"/>
    <style:style style:name="nowrap" style:family="text"/>
    <style:style style:name="Strong_20_Emphasis" style:display-name="Strong Emphasis" style:family="text">
      <style:text-properties fo:font-weight="bold" style:font-weight-asian="bold" style:font-weight-complex="bold"/>
    </style:style>
    <style:style style:name="Heading_20_1_20_Char" style:display-name="Heading 1 Char" style:family="text">
      <style:text-properties fo:font-size="12pt" fo:font-weight="bold" style:font-size-asian="12pt" style:font-weight-asian="bold" style:font-size-complex="12pt" style:font-weight-complex="bold"/>
    </style:style>
    <style:style style:name="axp" style:family="text"/>
    <style:style style:name="note" style:family="text"/>
    <style:style style:name="bib" style:family="text"/>
    <style:style style:name="dj" style:family="text"/>
    <style:style style:name="yp" style:family="text"/>
    <style:style style:name="bog" style:family="text"/>
    <style:style style:name="y2" style:family="text"/>
    <style:style style:name="zt" style:family="text"/>
    <style:style style:name="bzb" style:family="text"/>
    <style:style style:name="brg" style:family="text"/>
    <style:style style:name="l8" style:family="text"/>
    <style:style style:name="HTML_20_Preformatted_20_Char" style:display-name="HTML Preformatted Char" style:family="text">
      <style:text-properties style:font-name="Courier New" fo:font-family="'Courier New'" style:font-family-generic="modern" fo:language="none" fo:country="none" style:font-name-complex="Angsana New" style:font-family-complex="'Angsana New'" style:font-family-generic-complex="roman" style:font-pitch-complex="variable" style:language-complex="th" style:country-complex="TH"/>
    </style:style>
    <style:style style:name="Plain_20_Text_20_Char" style:display-name="Plain Text Char" style:family="text">
      <style:text-properties style:font-name="Courier New" fo:font-family="'Courier New'" style:font-family-generic="modern" fo:language="none" fo:country="none" style:font-name-complex="Angsana New" style:font-family-complex="'Angsana New'" style:font-family-generic-complex="roman" style:font-pitch-complex="variable" style:language-complex="th" style:country-complex="TH"/>
    </style:style>
    <style:style style:name="a" style:family="text"/>
    <style:style style:name="w" style:family="text"/>
    <style:style style:name="l" style:family="text"/>
    <style:style style:name="l6" style:family="text"/>
    <style:style style:name="w6" style:family="text"/>
    <style:style style:name="w8" style:family="text"/>
    <style:style style:name="w7" style:family="text"/>
    <style:style style:name="w9" style:family="text"/>
    <style:style style:name="l7" style:family="text"/>
    <style:style style:name="g" style:family="text"/>
    <style:style style:name="l9" style:family="text"/>
    <style:style style:name="w10" style:family="text"/>
    <style:style style:name="w12" style:family="text"/>
    <style:style style:name="w11" style:family="text"/>
    <style:style style:name="l10" style:family="text"/>
    <style:style style:name="u-verticalalignmiddle" style:family="text"/>
    <style:style style:name="Visited_20_Internet_20_Link" style:display-name="Visited Internet Link" style:family="text">
      <style:text-properties fo:color="#800080" style:text-underline-style="solid" style:text-underline-width="auto" style:text-underline-color="font-color"/>
    </style:style>
    <style:style style:name="js-author-card-bio" style:family="text"/>
    <style:style style:name="u-clickable" style:family="text"/>
    <style:style style:name="fa" style:family="text"/>
    <style:style style:name="selectable" style:family="text"/>
    <style:style style:name="js-sidebar-work-card--download-3404642" style:family="text"/>
    <style:style style:name="z-Top_20_of_20_Form_20_Char" style:display-name="z-Top of Form Char" style:family="text">
      <style:text-properties style:font-name="Arial" fo:font-family="Arial" style:font-family-generic="swiss" style:font-pitch="variable" fo:font-size="8pt" fo:language="none" fo:country="none" style:font-size-asian="8pt" style:font-name-complex="Angsana New" style:font-family-complex="'Angsana New'" style:font-family-generic-complex="roman" style:font-pitch-complex="variable" style:font-size-complex="8pt" style:language-complex="th" style:country-complex="TH" text:display="none"/>
    </style:style>
    <style:style style:name="bulk-download-right-rail--form-row-copy" style:family="text"/>
    <style:style style:name="z-Bottom_20_of_20_Form_20_Char" style:display-name="z-Bottom of Form Char" style:family="text">
      <style:text-properties style:font-name="Arial" fo:font-family="Arial" style:font-family-generic="swiss" style:font-pitch="variable" fo:font-size="8pt" fo:language="none" fo:country="none" style:font-size-asian="8pt" style:font-name-complex="Angsana New" style:font-family-complex="'Angsana New'" style:font-family-generic-complex="roman" style:font-pitch-complex="variable" style:font-size-complex="8pt" style:language-complex="th" style:country-complex="TH" text:display="none"/>
    </style:style>
    <style:style style:name="js-sidebar-work-card--download-27026878" style:family="text"/>
    <style:style style:name="js-sidebar-work-card--download-12410933" style:family="text"/>
    <style:style style:name="js-sidebar-work-card--download-12383649" style:family="text"/>
    <style:style style:name="js-sidebar-work-card--download-3582219" style:family="text"/>
    <style:style style:name="js-sidebar-work-card--download-32434247" style:family="text"/>
    <style:style style:name="js-sidebar-work-card--download-32434214" style:family="text"/>
    <style:style style:name="js-sidebar-work-card--download-7928396" style:family="text"/>
    <style:style style:name="js-sidebar-work-card--download-16429718" style:family="text"/>
    <style:style style:name="js-sidebar-work-card--download-3693931" style:family="text"/>
    <style:style style:name="js-sidebar-work-card--download-36066231" style:family="text"/>
    <style:style style:name="js-sidebar-work-card--download-4381696" style:family="text"/>
    <style:style style:name="js-sidebar-work-card--download-30503106" style:family="text"/>
    <style:style style:name="js-sidebar-work-card--download-3259607" style:family="text"/>
    <style:style style:name="js-sidebar-work-card--download-15250153" style:family="text"/>
    <style:style style:name="js-sidebar-work-card--download-2460124" style:family="text"/>
    <style:style style:name="js-sidebar-work-card--download-3404500" style:family="text"/>
    <style:style style:name="js-sidebar-work-card--download-10371567" style:family="text"/>
    <style:style style:name="js-sidebar-work-card--download-11753816" style:family="text"/>
    <style:style style:name="js-sidebar-work-card--download-8412725" style:family="text"/>
    <style:style style:name="js-sidebar-work-card--download-27026826" style:family="text"/>
    <style:style style:name="keyloan" style:family="text"/>
    <style:style style:name="a-size-small" style:family="text"/>
    <style:style style:name="a-color-secondary" style:family="text"/>
    <style:style style:name="p13n-sc-price" style:family="text"/>
    <style:style style:name="plg" style:family="text"/>
    <style:style style:name="Body_20_Text_20_Char" style:display-name="Body Text Char" style:family="text">
      <style:text-properties fo:font-size="12pt" fo:language="none" fo:country="none" style:font-size-asian="12pt" style:font-name-complex="Angsana New" style:font-family-complex="'Angsana New'" style:font-family-generic-complex="roman" style:font-pitch-complex="variable" style:font-size-complex="12pt" style:language-complex="th" style:country-complex="TH"/>
    </style:style>
    <style:style style:name="gmail_5f_default" style:display-name="gmail_default" style:family="text"/>
    <style:style style:name="met" style:family="text"/>
    <style:style style:name="Header_20_Char" style:display-name="Header Char" style:family="text">
      <style:text-properties fo:font-size="12pt" fo:language="none" fo:country="none" style:font-size-asian="12pt" style:font-name-complex="Angsana New" style:font-family-complex="'Angsana New'" style:font-family-generic-complex="roman" style:font-pitch-complex="variable" style:font-size-complex="12pt" style:language-complex="th" style:country-complex="TH"/>
    </style:style>
    <style:style style:name="m_5f_905926791102103237formdef" style:display-name="m_905926791102103237formdef" style:family="text"/>
    <style:style style:name="m_5f_905926791102103237pcode" style:display-name="m_905926791102103237pcode" style:family="text"/>
    <style:style style:name="m_5f_905926791102103237lineform" style:display-name="m_905926791102103237lineform" style:family="text"/>
    <style:style style:name="dbl" style:family="text"/>
    <style:style style:name="azo" style:family="text"/>
    <style:style style:name="a3i" style:family="text"/>
    <style:style style:name="av3" style:family="text"/>
    <style:style style:name="ams" style:family="text"/>
    <style:style style:name="Emphasis" style:family="text">
      <style:text-properties fo:font-style="italic" style:font-style-asian="italic" style:font-style-complex="italic"/>
    </style:style>
    <style:style style:name="srchbl" style:family="text"/>
    <style:style style:name="nu" style:family="text"/>
    <style:style style:name="lplexentryname" style:family="text"/>
    <style:style style:name="lpspafterentryname" style:family="text"/>
    <style:style style:name="lppartofspeech" style:family="text"/>
    <style:style style:name="lpglossenglish" style:family="text"/>
    <style:style style:name="lpglosstagalog" style:family="text"/>
    <style:style style:name="lpexample" style:family="text"/>
    <style:style style:name="lppunctuation" style:family="text"/>
    <style:style style:name="lpminiheading" style:family="text"/>
    <style:style style:name="lpmaincrossref" style:family="text"/>
    <style:style style:name="lplexicalfunction" style:family="text"/>
    <style:style style:name="lpnotes_5f_general" style:display-name="lpnotes_general" style:family="text"/>
    <style:style style:name="lpsensenumber" style:family="text"/>
    <style:style style:name="lpnotes_5f_anthropology" style:display-name="lpnotes_anthropology" style:family="text"/>
    <style:style style:name="vc_5f_tta-title-text" style:display-name="vc_tta-title-text" style:family="text"/>
    <style:style style:name="a-size-extra-large" style:family="text"/>
    <style:style style:name="toctogglespan" style:family="text"/>
    <style:style style:name="tocnumber" style:family="text"/>
    <style:style style:name="toctext" style:family="text"/>
    <style:style style:name="mw-headline" style:family="text"/>
    <style:style style:name="mw-editsection" style:family="text"/>
    <style:style style:name="mw-editsection-bracket" style:family="text"/>
    <style:style style:name="HTML_20_Cite" style:display-name="HTML Cite" style:family="text">
      <style:text-properties fo:font-style="italic" style:font-style-asian="italic" style:font-style-complex="italic"/>
    </style:style>
    <style:style style:name="z3988" style:family="text"/>
    <style:style style:name="cs1-format" style:family="text"/>
    <style:style style:name="mw-cite-backlink" style:family="text"/>
    <style:style style:name="reference-text" style:family="text"/>
    <style:style style:name="reference-accessdate" style:family="text"/>
    <style:style style:name="cite-accessibility-label" style:family="text"/>
    <style:style style:name="cs1-ws-icon" style:family="text"/>
    <style:style style:name="sep" style:family="text"/>
    <style:style style:name="Unresolved_20_Mention" style:display-name="Unresolved Mention" style:family="text">
      <style:text-properties fo:color="#605e5c" fo:background-color="#e1dfdd"/>
    </style:style>
    <style:style style:name="HTML_20_Acronym" style:display-name="HTML Acronym" style:family="text"/>
    <style:style style:name="fieldmediumtext" style:family="text"/>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pid-label-badge" style:family="text"/>
    <style:style style:name="pid-label-link"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text:start-value="0">
        <style:list-level-properties text:list-level-position-and-space-mode="label-alignment">
          <style:list-level-label-alignment text:label-followed-by="listtab" fo:text-indent="-0.3335in" fo:margin-left="0.583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0">
        <style:list-level-properties text:list-level-position-and-space-mode="label-alignment">
          <style:list-level-label-alignment text:label-followed-by="listtab" fo:text-indent="-0.4583in" fo:margin-left="0.7083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text:start-value="15">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text:start-value="0">
        <style:list-level-properties text:list-level-position-and-space-mode="label-alignment">
          <style:list-level-label-alignment text:label-followed-by="listtab" fo:text-indent="-0.5in" fo:margin-left="0.7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28z1"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8Num28z1"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WW8Num28z1"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WW8Num28z1"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WW8Num28z1"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WW8Num28z1"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WW8Num28z1"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text:start-value="0">
        <style:list-level-properties text:list-level-position-and-space-mode="label-alignment">
          <style:list-level-label-alignment text:label-followed-by="listtab" fo:text-indent="-0.2917in" fo:margin-left="0.5417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text:start-value="0">
        <style:list-level-properties text:list-level-position-and-space-mode="label-alignment">
          <style:list-level-label-alignment text:label-followed-by="listtab" fo:text-indent="-0.2917in" fo:margin-left="0.5417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draw:frame draw:style-name="Mfr1" draw:name="Frame1" text:anchor-type="paragraph" svg:y="0.0008in" draw:z-index="80"><draw:text-box fo:min-height="0.0228in" fo:min-width="0in"><text:p text:style-name="Footer"><text:span text:style-name="Page_20_Number"><text:page-number text:select-page="current">79</text:page-number></text:span></text:p></draw:text-box></draw:frame></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ddenda to ACD, vol</dc:title>
    <dc:subject/>
    <meta:keyword/>
    <dc:description/>
    <meta:initial-creator>Robert A. Blust</meta:initial-creator>
    <meta:creation-date>2021-09-04T03:27:00</meta:creation-date>
    <dc:creator>Robert Blust</dc:creator>
    <dc:date>2021-09-04T03:27:00</dc:date>
    <meta:print-date>2020-11-03T08:43:00</meta:print-date>
    <meta:editing-cycles>2</meta:editing-cycles>
    <meta:document-statistic meta:table-count="0" meta:image-count="0" meta:object-count="0" meta:page-count="82" meta:paragraph-count="2355" meta:word-count="26938" meta:character-count="166050" meta:non-whitespace-character-count="138198"/>
    <meta:generator>LibreOffice/6.4.7.2$Linux_X86_64 LibreOffice_project/40$Build-2</meta:generator>
  </office:meta>
</office:document-meta>
</file>